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ext_20_body">
      <style:text-properties officeooo:rsid="04a39f1e" officeooo:paragraph-rsid="04a39f1e"/>
    </style:style>
    <style:style style:name="P145" style:family="paragraph" style:parent-style-name="Text_20_body">
      <style:paragraph-properties fo:text-align="justify" style:justify-single-word="false"/>
      <style:text-properties officeooo:rsid="04a5391e" officeooo:paragraph-rsid="04a5391e"/>
    </style:style>
    <style:style style:name="P146" style:family="paragraph" style:parent-style-name="Text_20_body">
      <style:paragraph-properties fo:text-align="justify" style:justify-single-word="false"/>
      <style:text-properties officeooo:rsid="04a784e2" officeooo:paragraph-rsid="04aad0f7"/>
    </style:style>
    <style:style style:name="P147" style:family="paragraph" style:parent-style-name="Text_20_body">
      <style:text-properties officeooo:rsid="04b2b6bf" officeooo:paragraph-rsid="04b2b6bf"/>
    </style:style>
    <style:style style:name="P148" style:family="paragraph" style:parent-style-name="Table_20_Contents">
      <style:text-properties style:font-name="Linux Libertine G" fo:font-size="8pt" style:font-size-asian="8pt" style:font-size-complex="8pt"/>
    </style:style>
    <style:style style:name="P149" style:family="paragraph" style:parent-style-name="Table_20_Contents">
      <style:text-properties style:font-name="Linux Libertine G" fo:font-size="8pt" officeooo:rsid="02033d40" officeooo:paragraph-rsid="02033d40" style:font-size-asian="8pt" style:font-size-complex="8pt"/>
    </style:style>
    <style:style style:name="P150" style:family="paragraph" style:parent-style-name="Table_20_Contents">
      <style:text-properties style:font-name="Linux Libertine G" fo:font-size="8pt" officeooo:rsid="02033d40" officeooo:paragraph-rsid="020a6f8c" style:font-size-asian="8pt" style:font-size-complex="8pt"/>
    </style:style>
    <style:style style:name="P151" style:family="paragraph" style:parent-style-name="Table_20_Contents">
      <style:text-properties style:font-name="Linux Libertine G" fo:font-size="8pt" officeooo:rsid="02041133" officeooo:paragraph-rsid="02041133" style:font-size-asian="8pt" style:font-size-complex="8pt"/>
    </style:style>
    <style:style style:name="P15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4" style:family="paragraph" style:parent-style-name="Table_20_Contents">
      <style:text-properties style:font-name="Linux Libertine G" fo:font-size="8pt" officeooo:rsid="02073bc9" officeooo:paragraph-rsid="02073bc9" style:font-size-asian="8pt" style:font-size-complex="8pt"/>
    </style:style>
    <style:style style:name="P15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6" style:family="paragraph" style:parent-style-name="Table_20_Contents">
      <style:text-properties style:font-name="Linux Libertine G" fo:font-size="8pt" officeooo:rsid="02073bc9" officeooo:paragraph-rsid="020a6f8c" style:font-size-asian="8pt" style:font-size-complex="8pt"/>
    </style:style>
    <style:style style:name="P157"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8"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9" style:family="paragraph" style:parent-style-name="Table_20_Contents">
      <style:text-properties style:font-name="Linux Libertine G" fo:font-size="8pt" officeooo:rsid="020a66c6" officeooo:paragraph-rsid="020a66c6" style:font-size-asian="8pt" style:font-size-complex="8pt"/>
    </style:style>
    <style:style style:name="P160"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61" style:family="paragraph" style:parent-style-name="Table_20_Contents">
      <style:text-properties style:font-name="Linux Libertine G" fo:font-size="8pt" officeooo:rsid="020a6f8c" officeooo:paragraph-rsid="020a6f8c" style:font-size-asian="8pt" style:font-size-complex="8pt"/>
    </style:style>
    <style:style style:name="P162" style:family="paragraph" style:parent-style-name="Table_20_Contents">
      <style:text-properties style:font-name="Linux Libertine G" fo:font-size="8pt" officeooo:rsid="020a6f8c" officeooo:paragraph-rsid="020ee91f"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4" style:family="paragraph" style:parent-style-name="Table_20_Contents">
      <style:text-properties style:font-name="Linux Libertine G" fo:font-size="8pt" officeooo:rsid="020ee91f" officeooo:paragraph-rsid="020ee91f"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7"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8" style:family="paragraph" style:parent-style-name="Table_20_Contents">
      <style:text-properties style:font-name="Linux Libertine G" fo:font-size="8pt" officeooo:rsid="02158889" officeooo:paragraph-rsid="02158889"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70"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71" style:family="paragraph" style:parent-style-name="Table_20_Contents">
      <style:text-properties style:font-name="Linux Libertine G" fo:font-size="8pt" officeooo:rsid="02158889" officeooo:paragraph-rsid="028bdce6" style:font-size-asian="8pt" style:font-size-complex="8pt"/>
    </style:style>
    <style:style style:name="P172" style:family="paragraph" style:parent-style-name="Table_20_Contents">
      <style:text-properties style:font-name="Linux Libertine G" fo:font-size="8pt" officeooo:rsid="023ba391" officeooo:paragraph-rsid="023ba391" style:font-size-asian="8pt" style:font-size-complex="8pt"/>
    </style:style>
    <style:style style:name="P173"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4" style:family="paragraph" style:parent-style-name="Table_20_Contents">
      <style:text-properties style:font-name="Linux Libertine G" fo:font-size="8pt" officeooo:rsid="02cde534" officeooo:paragraph-rsid="02cde534" style:font-size-asian="8pt" style:font-size-complex="8pt"/>
    </style:style>
    <style:style style:name="P175" style:family="paragraph" style:parent-style-name="Table_20_Contents">
      <style:text-properties style:font-name="Linux Libertine G" fo:font-size="8pt" officeooo:rsid="033a1bda" officeooo:paragraph-rsid="033a1bda" style:font-size-asian="8pt" style:font-size-complex="8pt"/>
    </style:style>
    <style:style style:name="P176" style:family="paragraph" style:parent-style-name="Table_20_Contents">
      <style:text-properties style:font-name="Linux Libertine G" fo:font-size="8pt" officeooo:rsid="0386b7c3" officeooo:paragraph-rsid="0386b7c3" style:font-size-asian="8pt" style:font-size-complex="8pt"/>
    </style:style>
    <style:style style:name="P177" style:family="paragraph" style:parent-style-name="Table_20_Contents">
      <style:text-properties style:font-name="Linux Libertine G" fo:font-size="8pt" officeooo:rsid="0387981b" officeooo:paragraph-rsid="0387981b" style:font-size-asian="8pt" style:font-size-complex="8pt"/>
    </style:style>
    <style:style style:name="P178" style:family="paragraph" style:parent-style-name="Table_20_Contents">
      <style:text-properties style:font-name="Linux Libertine G" fo:font-size="8pt" officeooo:rsid="046be7bb" officeooo:paragraph-rsid="046be7bb" style:font-size-asian="8pt" style:font-size-complex="8pt"/>
    </style:style>
    <style:style style:name="P17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8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8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8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8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9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9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9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7"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8"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9"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10"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11" style:family="paragraph" style:parent-style-name="Table_20_Contents">
      <style:text-properties style:font-name="Linux Libertine G" fo:font-size="6pt" officeooo:rsid="02a3888c"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13"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4"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5"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6"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7"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8" style:family="paragraph" style:parent-style-name="Table_20_Contents">
      <style:text-properties style:font-name="Linux Libertine G" fo:font-size="11pt" officeooo:rsid="0412f64e" officeooo:paragraph-rsid="0412f64e" style:font-size-asian="10.5pt"/>
    </style:style>
    <style:style style:name="P219"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20"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22" style:family="paragraph" style:parent-style-name="Table_20_Contents">
      <style:text-properties fo:color="#0000ff" style:font-name="Linux Libertine G" fo:font-size="8pt" officeooo:rsid="02033d40" officeooo:paragraph-rsid="020a6f8c"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5" style:family="paragraph" style:parent-style-name="Table_20_Contents">
      <style:text-properties fo:color="#0000ff" style:font-name="Linux Libertine G" fo:font-size="8pt" officeooo:rsid="02073bc9" officeooo:paragraph-rsid="020a6f8c"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8" style:family="paragraph" style:parent-style-name="Table_20_Contents">
      <style:text-properties fo:color="#0000ff" style:font-name="Linux Libertine G" fo:font-size="8pt" officeooo:rsid="020a6f8c" officeooo:paragraph-rsid="020a6f8c" style:font-size-asian="8pt" style:font-size-complex="8pt"/>
    </style:style>
    <style:style style:name="P229" style:family="paragraph" style:parent-style-name="Table_20_Contents">
      <style:text-properties fo:color="#0000ff" style:font-name="Linux Libertine G" fo:font-size="8pt" officeooo:rsid="02158889" officeooo:paragraph-rsid="0215888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31"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33"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5" style:family="paragraph" style:parent-style-name="Table_20_Contents">
      <style:text-properties fo:color="#0000ff" style:font-name="Linux Libertine G" fo:font-size="8pt" officeooo:rsid="029931fc" officeooo:paragraph-rsid="029931fc"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7" style:family="paragraph" style:parent-style-name="Table_20_Contents">
      <style:text-properties fo:color="#0000ff" style:font-name="Linux Libertine G" fo:font-size="8pt" officeooo:rsid="0386b7c3" officeooo:paragraph-rsid="0386b7c3"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9" style:family="paragraph" style:parent-style-name="Table_20_Contents">
      <style:text-properties fo:color="#0000ff" style:font-name="Linux Libertine G" fo:font-size="8pt" officeooo:rsid="0387981b" officeooo:paragraph-rsid="0387981b"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42"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4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5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51"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5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5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60"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61"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6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81"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8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83"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4"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5"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9"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90"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91" style:family="paragraph" style:parent-style-name="Table_20_Contents">
      <style:text-properties officeooo:rsid="02415c4c" officeooo:paragraph-rsid="02415c4c" fo:background-color="transparent"/>
    </style:style>
    <style:style style:name="P292" style:family="paragraph" style:parent-style-name="Table_20_Contents">
      <style:text-properties officeooo:paragraph-rsid="0250fac9" fo:background-color="transparent"/>
    </style:style>
    <style:style style:name="P293" style:family="paragraph" style:parent-style-name="Table_20_Contents">
      <style:text-properties officeooo:paragraph-rsid="02415c4c"/>
    </style:style>
    <style:style style:name="P29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30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30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5"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7"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8"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9"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4"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5"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6"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7"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8"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9"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21"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7"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8"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9"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30"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31"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32"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33"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4"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5"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9"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40"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4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4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4"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5"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7"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8"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9"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50"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62"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63"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4"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5"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6"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7"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8"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9"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70"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71"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72"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73"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4"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83"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4"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7"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8"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9"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90"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91" style:family="paragraph" style:parent-style-name="Footnote">
      <style:text-properties officeooo:rsid="020394fb" officeooo:paragraph-rsid="020394fb"/>
    </style:style>
    <style:style style:name="P392" style:family="paragraph" style:parent-style-name="Footnote">
      <style:text-properties officeooo:rsid="02041133" officeooo:paragraph-rsid="02041133"/>
    </style:style>
    <style:style style:name="P393" style:family="paragraph" style:parent-style-name="Footnote">
      <style:text-properties officeooo:rsid="02041133" officeooo:paragraph-rsid="0205caee"/>
    </style:style>
    <style:style style:name="P394" style:family="paragraph" style:parent-style-name="Footnote">
      <style:text-properties officeooo:rsid="02041133" officeooo:paragraph-rsid="029931fc"/>
    </style:style>
    <style:style style:name="P395" style:family="paragraph" style:parent-style-name="Footnote">
      <style:text-properties officeooo:rsid="0205caee" officeooo:paragraph-rsid="0205caee"/>
    </style:style>
    <style:style style:name="P396" style:family="paragraph" style:parent-style-name="Footnote">
      <style:text-properties officeooo:rsid="0206ec09" officeooo:paragraph-rsid="0206ec09"/>
    </style:style>
    <style:style style:name="P397" style:family="paragraph" style:parent-style-name="Footnote">
      <style:text-properties officeooo:rsid="02073bc9" officeooo:paragraph-rsid="02073bc9"/>
    </style:style>
    <style:style style:name="P398" style:family="paragraph" style:parent-style-name="Footnote">
      <style:text-properties officeooo:rsid="02088cde" officeooo:paragraph-rsid="02088cde"/>
    </style:style>
    <style:style style:name="P399" style:family="paragraph" style:parent-style-name="Footnote">
      <style:text-properties officeooo:rsid="020a66c6" officeooo:paragraph-rsid="020a6f8c"/>
    </style:style>
    <style:style style:name="P400" style:family="paragraph" style:parent-style-name="Footnote">
      <style:text-properties officeooo:rsid="020a6f8c" officeooo:paragraph-rsid="020a6f8c"/>
    </style:style>
    <style:style style:name="P401" style:family="paragraph" style:parent-style-name="Footnote">
      <style:text-properties officeooo:rsid="020ee91f" officeooo:paragraph-rsid="020ee91f"/>
    </style:style>
    <style:style style:name="P402" style:family="paragraph" style:parent-style-name="Footnote">
      <style:text-properties officeooo:rsid="02158889" officeooo:paragraph-rsid="02158889"/>
    </style:style>
    <style:style style:name="P403" style:family="paragraph" style:parent-style-name="Footnote">
      <style:text-properties officeooo:rsid="021adb2d" officeooo:paragraph-rsid="021b974d"/>
    </style:style>
    <style:style style:name="P404" style:family="paragraph" style:parent-style-name="Footnote">
      <style:text-properties officeooo:rsid="023ba391" officeooo:paragraph-rsid="023ba391"/>
    </style:style>
    <style:style style:name="P405" style:family="paragraph" style:parent-style-name="Footnote">
      <style:text-properties officeooo:rsid="023d70e8" officeooo:paragraph-rsid="023d70e8"/>
    </style:style>
    <style:style style:name="P406" style:family="paragraph" style:parent-style-name="Footnote">
      <style:text-properties officeooo:rsid="023d8207" officeooo:paragraph-rsid="023d8207"/>
    </style:style>
    <style:style style:name="P407" style:family="paragraph" style:parent-style-name="Footnote">
      <style:text-properties officeooo:rsid="024a360c" officeooo:paragraph-rsid="024a360c"/>
    </style:style>
    <style:style style:name="P408" style:family="paragraph" style:parent-style-name="Footnote">
      <style:text-properties officeooo:rsid="0250fac9" officeooo:paragraph-rsid="0250fac9"/>
    </style:style>
    <style:style style:name="P409" style:family="paragraph" style:parent-style-name="Footnote">
      <style:text-properties officeooo:rsid="023e91e8" officeooo:paragraph-rsid="025b201b"/>
    </style:style>
    <style:style style:name="P410" style:family="paragraph" style:parent-style-name="Footnote">
      <style:text-properties officeooo:rsid="025fde96" officeooo:paragraph-rsid="025fde96"/>
    </style:style>
    <style:style style:name="P411" style:family="paragraph" style:parent-style-name="Footnote">
      <style:text-properties officeooo:rsid="0265403f" officeooo:paragraph-rsid="0265403f"/>
    </style:style>
    <style:style style:name="P412" style:family="paragraph" style:parent-style-name="Footnote">
      <style:text-properties officeooo:rsid="026b936d" officeooo:paragraph-rsid="026b936d"/>
    </style:style>
    <style:style style:name="P413" style:family="paragraph" style:parent-style-name="Footnote">
      <style:text-properties officeooo:rsid="026b936d" officeooo:paragraph-rsid="026d7e11"/>
    </style:style>
    <style:style style:name="P414" style:family="paragraph" style:parent-style-name="Footnote">
      <style:text-properties officeooo:rsid="026bc08a" officeooo:paragraph-rsid="026bc08a"/>
    </style:style>
    <style:style style:name="P415" style:family="paragraph" style:parent-style-name="Footnote">
      <style:text-properties officeooo:rsid="026dd964" officeooo:paragraph-rsid="026dd964"/>
    </style:style>
    <style:style style:name="P416" style:family="paragraph" style:parent-style-name="Footnote">
      <style:text-properties officeooo:rsid="026dd964" officeooo:paragraph-rsid="038bdbc4"/>
    </style:style>
    <style:style style:name="P417" style:family="paragraph" style:parent-style-name="Footnote">
      <style:text-properties officeooo:rsid="026ed200" officeooo:paragraph-rsid="026ed200"/>
    </style:style>
    <style:style style:name="P418" style:family="paragraph" style:parent-style-name="Footnote">
      <style:text-properties officeooo:rsid="026fa809" officeooo:paragraph-rsid="026fa809"/>
    </style:style>
    <style:style style:name="P419" style:family="paragraph" style:parent-style-name="Footnote">
      <style:text-properties officeooo:rsid="02701875" officeooo:paragraph-rsid="02701875"/>
    </style:style>
    <style:style style:name="P420" style:family="paragraph" style:parent-style-name="Footnote">
      <style:text-properties officeooo:rsid="02772362" officeooo:paragraph-rsid="02772362"/>
    </style:style>
    <style:style style:name="P421" style:family="paragraph" style:parent-style-name="Footnote">
      <style:text-properties officeooo:rsid="027bd3f0" officeooo:paragraph-rsid="027bd3f0"/>
    </style:style>
    <style:style style:name="P422" style:family="paragraph" style:parent-style-name="Footnote">
      <style:text-properties officeooo:rsid="027e9c5b" officeooo:paragraph-rsid="027e9c5b"/>
    </style:style>
    <style:style style:name="P423" style:family="paragraph" style:parent-style-name="Footnote">
      <style:text-properties officeooo:rsid="02033d40" officeooo:paragraph-rsid="02033d40"/>
    </style:style>
    <style:style style:name="P424" style:family="paragraph" style:parent-style-name="Footnote">
      <style:text-properties officeooo:rsid="02907d04" officeooo:paragraph-rsid="02907d04"/>
    </style:style>
    <style:style style:name="P425" style:family="paragraph" style:parent-style-name="Footnote">
      <style:text-properties officeooo:rsid="0290a0a4" officeooo:paragraph-rsid="0290a0a4"/>
    </style:style>
    <style:style style:name="P426" style:family="paragraph" style:parent-style-name="Footnote">
      <style:text-properties officeooo:rsid="02982b17" officeooo:paragraph-rsid="02982b17"/>
    </style:style>
    <style:style style:name="P427" style:family="paragraph" style:parent-style-name="Footnote">
      <style:text-properties officeooo:rsid="0266b130" officeooo:paragraph-rsid="0266b130" fo:background-color="transparent"/>
    </style:style>
    <style:style style:name="P428" style:family="paragraph" style:parent-style-name="Footnote">
      <style:text-properties officeooo:rsid="0258d416" officeooo:paragraph-rsid="0258d416" fo:background-color="transparent"/>
    </style:style>
    <style:style style:name="P429" style:family="paragraph" style:parent-style-name="Footnote">
      <style:text-properties officeooo:rsid="02ebfda8" officeooo:paragraph-rsid="02ebfda8"/>
    </style:style>
    <style:style style:name="P430" style:family="paragraph" style:parent-style-name="Footnote">
      <style:text-properties officeooo:rsid="02eef664" officeooo:paragraph-rsid="02eef664"/>
    </style:style>
    <style:style style:name="P431" style:family="paragraph" style:parent-style-name="Footnote">
      <style:text-properties officeooo:rsid="02f40f21" officeooo:paragraph-rsid="02f40f21"/>
    </style:style>
    <style:style style:name="P432" style:family="paragraph" style:parent-style-name="Footnote">
      <style:text-properties officeooo:rsid="02f933d3" officeooo:paragraph-rsid="02f933d3"/>
    </style:style>
    <style:style style:name="P433" style:family="paragraph" style:parent-style-name="Footnote">
      <style:text-properties officeooo:rsid="03024a10" officeooo:paragraph-rsid="03024a10"/>
    </style:style>
    <style:style style:name="P434" style:family="paragraph" style:parent-style-name="Footnote">
      <style:text-properties officeooo:rsid="030f110d" officeooo:paragraph-rsid="030f110d"/>
    </style:style>
    <style:style style:name="P435" style:family="paragraph" style:parent-style-name="Footnote">
      <style:text-properties officeooo:rsid="032900e4" officeooo:paragraph-rsid="032900e4"/>
    </style:style>
    <style:style style:name="P436" style:family="paragraph" style:parent-style-name="Footnote">
      <style:text-properties officeooo:rsid="0330e4d2" officeooo:paragraph-rsid="0330e4d2"/>
    </style:style>
    <style:style style:name="P437" style:family="paragraph" style:parent-style-name="Footnote">
      <style:text-properties officeooo:rsid="0333e993" officeooo:paragraph-rsid="0333e993"/>
    </style:style>
    <style:style style:name="P438" style:family="paragraph" style:parent-style-name="Footnote">
      <style:text-properties officeooo:rsid="0337444e" officeooo:paragraph-rsid="0337444e"/>
    </style:style>
    <style:style style:name="P439" style:family="paragraph" style:parent-style-name="Footnote">
      <style:text-properties officeooo:rsid="0337ac50" officeooo:paragraph-rsid="0337ac50"/>
    </style:style>
    <style:style style:name="P440" style:family="paragraph" style:parent-style-name="Footnote">
      <style:text-properties officeooo:rsid="034889ae" officeooo:paragraph-rsid="034889ae"/>
    </style:style>
    <style:style style:name="P441" style:family="paragraph" style:parent-style-name="Footnote">
      <style:text-properties officeooo:rsid="0348eae2" officeooo:paragraph-rsid="0348eae2"/>
    </style:style>
    <style:style style:name="P442" style:family="paragraph" style:parent-style-name="Footnote">
      <style:text-properties officeooo:rsid="034adc39" officeooo:paragraph-rsid="034b50c4"/>
    </style:style>
    <style:style style:name="P443" style:family="paragraph" style:parent-style-name="Footnote">
      <style:text-properties officeooo:rsid="03572597" officeooo:paragraph-rsid="03572597"/>
    </style:style>
    <style:style style:name="P444" style:family="paragraph" style:parent-style-name="Footnote">
      <style:text-properties officeooo:rsid="0367f89f" officeooo:paragraph-rsid="0367f89f"/>
    </style:style>
    <style:style style:name="P445" style:family="paragraph" style:parent-style-name="Footnote">
      <style:text-properties officeooo:rsid="0344ac48" officeooo:paragraph-rsid="0344ac48"/>
    </style:style>
    <style:style style:name="P446" style:family="paragraph" style:parent-style-name="Footnote">
      <style:text-properties officeooo:rsid="02939678" officeooo:paragraph-rsid="02939678"/>
    </style:style>
    <style:style style:name="P447" style:family="paragraph" style:parent-style-name="Footnote">
      <style:text-properties officeooo:rsid="038c996a" officeooo:paragraph-rsid="038c996a"/>
    </style:style>
    <style:style style:name="P448" style:family="paragraph" style:parent-style-name="Footnote">
      <style:text-properties officeooo:rsid="039afc75" officeooo:paragraph-rsid="039afc75"/>
    </style:style>
    <style:style style:name="P449" style:family="paragraph" style:parent-style-name="Footnote">
      <style:text-properties officeooo:rsid="03a6c302" officeooo:paragraph-rsid="03a6c302"/>
    </style:style>
    <style:style style:name="P450" style:family="paragraph" style:parent-style-name="Footnote">
      <style:text-properties officeooo:rsid="02fbcc86" officeooo:paragraph-rsid="03b5a487"/>
    </style:style>
    <style:style style:name="P451" style:family="paragraph" style:parent-style-name="Footnote">
      <style:text-properties officeooo:rsid="03bafdf1" officeooo:paragraph-rsid="03bafdf1"/>
    </style:style>
    <style:style style:name="P452" style:family="paragraph" style:parent-style-name="Footnote">
      <style:text-properties officeooo:rsid="03bafdf1" officeooo:paragraph-rsid="03c614e4"/>
    </style:style>
    <style:style style:name="P453" style:family="paragraph" style:parent-style-name="Footnote">
      <style:text-properties officeooo:rsid="03bc0653" officeooo:paragraph-rsid="03bc6f88"/>
    </style:style>
    <style:style style:name="P454" style:family="paragraph" style:parent-style-name="Footnote">
      <style:text-properties officeooo:rsid="03be3be7" officeooo:paragraph-rsid="03be3be7"/>
    </style:style>
    <style:style style:name="P455" style:family="paragraph" style:parent-style-name="Footnote">
      <style:text-properties officeooo:rsid="03c320ac" officeooo:paragraph-rsid="03c320ac"/>
    </style:style>
    <style:style style:name="P456" style:family="paragraph" style:parent-style-name="Footnote">
      <style:text-properties officeooo:rsid="03c681bd" officeooo:paragraph-rsid="03c681bd"/>
    </style:style>
    <style:style style:name="P457" style:family="paragraph" style:parent-style-name="Footnote">
      <style:text-properties officeooo:rsid="03c681bd" officeooo:paragraph-rsid="03c6dee7"/>
    </style:style>
    <style:style style:name="P458" style:family="paragraph" style:parent-style-name="Footnote">
      <style:text-properties officeooo:rsid="03f49d0e" officeooo:paragraph-rsid="03f49d0e"/>
    </style:style>
    <style:style style:name="P459" style:family="paragraph" style:parent-style-name="Footnote">
      <style:text-properties officeooo:rsid="03f8f547" officeooo:paragraph-rsid="03f8f547"/>
    </style:style>
    <style:style style:name="P460" style:family="paragraph" style:parent-style-name="Footnote">
      <style:text-properties officeooo:rsid="03fdecde" officeooo:paragraph-rsid="03fdecde"/>
    </style:style>
    <style:style style:name="P461" style:family="paragraph" style:parent-style-name="Footnote">
      <style:text-properties officeooo:rsid="04010ac3" officeooo:paragraph-rsid="04010ac3"/>
    </style:style>
    <style:style style:name="P462" style:family="paragraph" style:parent-style-name="Footnote">
      <style:text-properties officeooo:rsid="040b2414" officeooo:paragraph-rsid="040b2414"/>
    </style:style>
    <style:style style:name="P463" style:family="paragraph" style:parent-style-name="Footnote">
      <style:text-properties officeooo:rsid="040b2414" officeooo:paragraph-rsid="040b80be"/>
    </style:style>
    <style:style style:name="P464" style:family="paragraph" style:parent-style-name="Footnote">
      <style:text-properties officeooo:rsid="040b80be" officeooo:paragraph-rsid="040b80be"/>
    </style:style>
    <style:style style:name="P465" style:family="paragraph" style:parent-style-name="Footnote">
      <style:text-properties officeooo:rsid="0410016e" officeooo:paragraph-rsid="041179f4"/>
    </style:style>
    <style:style style:name="P466" style:family="paragraph" style:parent-style-name="Footnote">
      <style:text-properties officeooo:rsid="04408ab9" officeooo:paragraph-rsid="04408ab9"/>
    </style:style>
    <style:style style:name="P467" style:family="paragraph" style:parent-style-name="Footnote">
      <style:text-properties officeooo:rsid="0444cd9f" officeooo:paragraph-rsid="0444cd9f"/>
    </style:style>
    <style:style style:name="P468" style:family="paragraph" style:parent-style-name="Footnote">
      <style:text-properties officeooo:rsid="044ba956" officeooo:paragraph-rsid="044ba956"/>
    </style:style>
    <style:style style:name="P469" style:family="paragraph" style:parent-style-name="Footnote">
      <style:text-properties officeooo:rsid="04503c41" officeooo:paragraph-rsid="04503c41"/>
    </style:style>
    <style:style style:name="P470" style:family="paragraph" style:parent-style-name="Footnote">
      <style:text-properties officeooo:rsid="04599112" officeooo:paragraph-rsid="04599112"/>
    </style:style>
    <style:style style:name="P471" style:family="paragraph" style:parent-style-name="Footnote">
      <style:text-properties officeooo:rsid="045b535b" officeooo:paragraph-rsid="045b535b"/>
    </style:style>
    <style:style style:name="P472" style:family="paragraph" style:parent-style-name="Footnote">
      <style:text-properties officeooo:rsid="04905af8" officeooo:paragraph-rsid="04964d52"/>
    </style:style>
    <style:style style:name="P473" style:family="paragraph" style:parent-style-name="Footnote">
      <style:text-properties officeooo:rsid="04a5bba0" officeooo:paragraph-rsid="04a5bba0"/>
    </style:style>
    <style:style style:name="P474" style:family="paragraph" style:parent-style-name="Footnote">
      <style:text-properties officeooo:rsid="04ae8fd2" officeooo:paragraph-rsid="04ae8fd2"/>
    </style:style>
    <style:style style:name="P475" style:family="paragraph" style:parent-style-name="Footnote">
      <style:text-properties officeooo:rsid="04b06395" officeooo:paragraph-rsid="04b81ed9"/>
    </style:style>
    <style:style style:name="P476" style:family="paragraph" style:parent-style-name="Code_5f_paragraph">
      <style:text-properties officeooo:rsid="0337444e" officeooo:paragraph-rsid="0337444e"/>
    </style:style>
    <style:style style:name="P477" style:family="paragraph" style:parent-style-name="Code_5f_paragraph">
      <style:text-properties officeooo:paragraph-rsid="0375e218"/>
    </style:style>
    <style:style style:name="P478" style:family="paragraph" style:parent-style-name="Code_5f_paragraph">
      <style:text-properties officeooo:rsid="03d41cba" officeooo:paragraph-rsid="03d41cba"/>
    </style:style>
    <style:style style:name="P479" style:family="paragraph" style:parent-style-name="Code_5f_paragraph">
      <style:text-properties officeooo:paragraph-rsid="03d41cba"/>
    </style:style>
    <style:style style:name="P480" style:family="paragraph" style:parent-style-name="Code_5f_paragraph">
      <style:text-properties fo:font-weight="bold" officeooo:rsid="03d41cba" officeooo:paragraph-rsid="03d41cba" style:font-weight-asian="bold" style:font-weight-complex="bold"/>
    </style:style>
    <style:style style:name="P481" style:family="paragraph" style:parent-style-name="Code_5f_paragraph">
      <style:text-properties officeooo:paragraph-rsid="04509230"/>
    </style:style>
    <style:style style:name="P482" style:family="paragraph" style:parent-style-name="Code_5f_paragraph">
      <style:text-properties officeooo:rsid="04509230" officeooo:paragraph-rsid="04509230"/>
    </style:style>
    <style:style style:name="P483" style:family="paragraph" style:parent-style-name="Code_5f_paragraph">
      <style:paragraph-properties fo:text-align="justify" style:justify-single-word="false"/>
      <style:text-properties officeooo:rsid="04599112" officeooo:paragraph-rsid="04599112"/>
    </style:style>
    <style:style style:name="P484" style:family="paragraph" style:parent-style-name="Code_5f_paragraph">
      <style:text-properties fo:background-color="transparent"/>
    </style:style>
    <style:style style:name="P485" style:family="paragraph" style:parent-style-name="Code_5f_paragraph">
      <style:text-properties officeooo:rsid="045294e3" officeooo:paragraph-rsid="045294e3" fo:background-color="transparent"/>
    </style:style>
    <style:style style:name="P486" style:family="paragraph" style:parent-style-name="Code_5f_paragraph">
      <style:text-properties officeooo:rsid="045b535b" officeooo:paragraph-rsid="045b535b"/>
    </style:style>
    <style:style style:name="P487" style:family="paragraph" style:parent-style-name="Code_5f_paragraph">
      <style:paragraph-properties fo:text-align="justify" style:justify-single-word="false"/>
      <style:text-properties officeooo:rsid="045d592e" officeooo:paragraph-rsid="045d592e"/>
    </style:style>
    <style:style style:name="P488" style:family="paragraph" style:parent-style-name="Code_5f_paragraph">
      <style:text-properties officeooo:paragraph-rsid="049ac12b"/>
    </style:style>
    <style:style style:name="P489" style:family="paragraph" style:parent-style-name="Code_5f_paragraph">
      <style:text-properties fo:color="#0000ff" fo:font-weight="bold" style:font-weight-asian="bold" style:font-weight-complex="bold"/>
    </style:style>
    <style:style style:name="P490" style:family="paragraph" style:parent-style-name="Standard">
      <style:text-properties officeooo:rsid="03562a70" officeooo:paragraph-rsid="0375e218" fo:background-color="#ffff00"/>
    </style:style>
    <style:style style:name="P491" style:family="paragraph" style:parent-style-name="Standard">
      <style:text-properties officeooo:rsid="04257b24" officeooo:paragraph-rsid="042f0a0c" fo:background-color="#ffff00"/>
    </style:style>
    <style:style style:name="P492" style:family="paragraph" style:parent-style-name="Standard">
      <style:text-properties officeooo:rsid="04257b24" officeooo:paragraph-rsid="04257b24" fo:background-color="#ffff00"/>
    </style:style>
    <style:style style:name="P493" style:family="paragraph" style:parent-style-name="Standard">
      <style:text-properties officeooo:rsid="035a13bd" officeooo:paragraph-rsid="0375e218"/>
    </style:style>
    <style:style style:name="P494" style:family="paragraph" style:parent-style-name="Standard">
      <style:text-properties officeooo:rsid="0421f7c0" officeooo:paragraph-rsid="0421f7c0"/>
    </style:style>
    <style:style style:name="P495" style:family="paragraph" style:parent-style-name="Standard">
      <style:text-properties officeooo:rsid="04267da3" officeooo:paragraph-rsid="04267da3"/>
    </style:style>
    <style:style style:name="P496"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97"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8"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9"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15"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16"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17"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8"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9"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20"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21"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22"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2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2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25"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26"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27"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8"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9"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30"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31"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32"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33"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34" style:family="paragraph" style:parent-style-name="Contents_20_1">
      <style:paragraph-properties>
        <style:tab-stops>
          <style:tab-stop style:position="17cm" style:type="right" style:leader-style="dotted" style:leader-text="."/>
        </style:tab-stops>
      </style:paragraph-properties>
    </style:style>
    <style:style style:name="P535" style:family="paragraph" style:parent-style-name="Contents_20_3">
      <style:paragraph-properties>
        <style:tab-stops>
          <style:tab-stop style:position="17cm" style:type="right" style:leader-style="dotted" style:leader-text="."/>
        </style:tab-stops>
      </style:paragraph-properties>
    </style:style>
    <style:style style:name="P536" style:family="paragraph" style:parent-style-name="Contents_20_2">
      <style:paragraph-properties>
        <style:tab-stops>
          <style:tab-stop style:position="17cm" style:type="right" style:leader-style="dotted" style:leader-text="."/>
        </style:tab-stops>
      </style:paragraph-properties>
    </style:style>
    <style:style style:name="P537" style:family="paragraph" style:parent-style-name="Heading_20_4">
      <style:text-properties fo:background-color="transparent"/>
    </style:style>
    <style:style style:name="P538" style:family="paragraph" style:parent-style-name="Heading_20_4">
      <style:text-properties officeooo:rsid="04c52d93" officeooo:paragraph-rsid="04c52d93"/>
    </style:style>
    <style:style style:name="P539" style:family="paragraph" style:parent-style-name="Standard" style:list-style-name="L15">
      <style:text-properties officeooo:rsid="043a336d" officeooo:paragraph-rsid="043a336d"/>
    </style:style>
    <style:style style:name="P540" style:family="paragraph" style:parent-style-name="Standard" style:list-style-name="L15">
      <style:text-properties officeooo:rsid="04267da3" officeooo:paragraph-rsid="04267da3"/>
    </style:style>
    <style:style style:name="P541" style:family="paragraph" style:parent-style-name="Standard" style:list-style-name="L15">
      <style:text-properties officeooo:rsid="042d5264" officeooo:paragraph-rsid="042d5264"/>
    </style:style>
    <style:style style:name="P542"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543"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544"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545"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546"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547"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548"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9"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50"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5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52"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53"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54" style:family="paragraph" style:parent-style-name="Text_20_body" style:list-style-name="L1">
      <style:text-properties officeooo:rsid="03572597" officeooo:paragraph-rsid="03572597"/>
    </style:style>
    <style:style style:name="P555" style:family="paragraph" style:parent-style-name="Text_20_body" style:list-style-name="L2">
      <style:text-properties officeooo:paragraph-rsid="0362d337"/>
    </style:style>
    <style:style style:name="P556" style:family="paragraph" style:parent-style-name="Text_20_body" style:list-style-name="L2">
      <style:text-properties officeooo:paragraph-rsid="041fdbbb"/>
    </style:style>
    <style:style style:name="P557" style:family="paragraph" style:parent-style-name="Text_20_body" style:list-style-name="L3">
      <style:text-properties officeooo:rsid="0362d337" officeooo:paragraph-rsid="0362d337"/>
    </style:style>
    <style:style style:name="P558" style:family="paragraph" style:parent-style-name="Text_20_body" style:list-style-name="L4">
      <style:text-properties officeooo:rsid="02fbb596" officeooo:paragraph-rsid="0375e218"/>
    </style:style>
    <style:style style:name="P559" style:family="paragraph" style:parent-style-name="Text_20_body" style:list-style-name="L12">
      <style:text-properties officeooo:rsid="02fbb596" officeooo:paragraph-rsid="0375e218"/>
    </style:style>
    <style:style style:name="P560" style:family="paragraph" style:parent-style-name="Text_20_body" style:list-style-name="L12">
      <style:text-properties officeooo:rsid="02f9d4dc" officeooo:paragraph-rsid="0375e218"/>
    </style:style>
    <style:style style:name="P561" style:family="paragraph" style:parent-style-name="Text_20_body" style:list-style-name="L13">
      <style:text-properties officeooo:rsid="03946deb" officeooo:paragraph-rsid="0396f7d8"/>
    </style:style>
    <style:style style:name="P562" style:family="paragraph" style:parent-style-name="Text_20_body" style:list-style-name="L13">
      <style:text-properties officeooo:rsid="03999fdb" officeooo:paragraph-rsid="03999fdb"/>
    </style:style>
    <style:style style:name="P563" style:family="paragraph" style:parent-style-name="Text_20_body" style:list-style-name="L13">
      <style:text-properties fo:font-style="normal" officeooo:rsid="03946deb" officeooo:paragraph-rsid="039ebd73" style:font-style-asian="normal" style:font-style-complex="normal"/>
    </style:style>
    <style:style style:name="P564" style:family="paragraph" style:parent-style-name="Text_20_body" style:list-style-name="L13">
      <style:text-properties fo:font-style="normal" officeooo:rsid="039d623e" officeooo:paragraph-rsid="039d623e" style:font-style-asian="normal" style:font-style-complex="normal"/>
    </style:style>
    <style:style style:name="P565" style:family="paragraph" style:parent-style-name="Text_20_body" style:list-style-name="L13">
      <style:text-properties fo:font-style="normal" officeooo:rsid="03f6ddf8" officeooo:paragraph-rsid="03f6ddf8" style:font-style-asian="normal" style:font-style-complex="normal"/>
    </style:style>
    <style:style style:name="P566" style:family="paragraph" style:parent-style-name="Text_20_body" style:list-style-name="L22">
      <style:text-properties fo:font-style="normal" officeooo:rsid="0315cbd8" officeooo:paragraph-rsid="0315cbd8" style:font-style-asian="normal" style:font-style-complex="normal"/>
    </style:style>
    <style:style style:name="P567" style:family="paragraph" style:parent-style-name="Text_20_body" style:list-style-name="L22">
      <style:text-properties fo:font-style="normal" officeooo:rsid="031c31ec" officeooo:paragraph-rsid="031c31ec" style:font-style-asian="normal" style:font-style-complex="normal"/>
    </style:style>
    <style:style style:name="P568"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9"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70"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71"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72" style:family="paragraph" style:parent-style-name="Text_20_body" style:list-style-name="L14">
      <style:text-properties officeooo:rsid="041ffe98" officeooo:paragraph-rsid="041ffe98"/>
    </style:style>
    <style:style style:name="P573" style:family="paragraph" style:parent-style-name="Text_20_body" style:list-style-name="L14">
      <style:text-properties officeooo:rsid="042ee619" officeooo:paragraph-rsid="042ee619"/>
    </style:style>
    <style:style style:name="P574" style:family="paragraph" style:parent-style-name="Text_20_body" style:list-style-name="L14">
      <style:text-properties officeooo:rsid="0421f7c0" officeooo:paragraph-rsid="0421f7c0" fo:background-color="transparent"/>
    </style:style>
    <style:style style:name="P575" style:family="paragraph" style:parent-style-name="Text_20_body" style:list-style-name="L16">
      <style:text-properties officeooo:rsid="04408ab9" officeooo:paragraph-rsid="04408ab9" fo:background-color="transparent"/>
    </style:style>
    <style:style style:name="P576" style:family="paragraph" style:parent-style-name="Text_20_body" style:list-style-name="L16">
      <style:text-properties officeooo:rsid="0444cd9f" officeooo:paragraph-rsid="0444cd9f" fo:background-color="transparent"/>
    </style:style>
    <style:style style:name="P577"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78"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9"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80"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81"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82"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83"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84" style:family="paragraph" style:parent-style-name="Text_20_body" style:list-style-name="L23">
      <style:text-properties officeooo:paragraph-rsid="0331f143" fo:background-color="transparent"/>
    </style:style>
    <style:style style:name="P585" style:family="paragraph" style:parent-style-name="Text_20_body" style:list-style-name="List_20_1">
      <style:text-properties officeooo:rsid="03c320ac" officeooo:paragraph-rsid="03c681bd" fo:background-color="transparent"/>
    </style:style>
    <style:style style:name="P586" style:family="paragraph" style:parent-style-name="Text_20_body" style:list-style-name="List_20_1">
      <style:text-properties officeooo:rsid="03bf7008" officeooo:paragraph-rsid="03c8d16b" fo:background-color="transparent"/>
    </style:style>
    <style:style style:name="P587" style:family="paragraph" style:parent-style-name="Text_20_body" style:list-style-name="List_20_1">
      <style:text-properties officeooo:rsid="040b2414" officeooo:paragraph-rsid="040e5df7" fo:background-color="transparent"/>
    </style:style>
    <style:style style:name="P588" style:family="paragraph" style:parent-style-name="Text_20_body" style:list-style-name="L14">
      <style:text-properties officeooo:rsid="0421f7c0" officeooo:paragraph-rsid="0421f7c0"/>
    </style:style>
    <style:style style:name="P589" style:family="paragraph" style:parent-style-name="Text_20_body" style:list-style-name="L14">
      <style:text-properties officeooo:rsid="04261a4a" officeooo:paragraph-rsid="04261a4a"/>
    </style:style>
    <style:style style:name="P590" style:family="paragraph" style:parent-style-name="Text_20_body" style:list-style-name="L17">
      <style:text-properties officeooo:paragraph-rsid="02939678"/>
    </style:style>
    <style:style style:name="P591" style:family="paragraph" style:parent-style-name="Text_20_body" style:list-style-name="L17">
      <style:text-properties officeooo:rsid="02939678" officeooo:paragraph-rsid="02939678"/>
    </style:style>
    <style:style style:name="P592" style:family="paragraph" style:parent-style-name="Text_20_body" style:list-style-name="L21">
      <style:text-properties officeooo:paragraph-rsid="02f40f21"/>
    </style:style>
    <style:style style:name="P593" style:family="paragraph" style:parent-style-name="Text_20_body" style:list-style-name="L21">
      <style:text-properties officeooo:rsid="02f40f21" officeooo:paragraph-rsid="03b8189f"/>
    </style:style>
    <style:style style:name="P594" style:family="paragraph" style:parent-style-name="Text_20_body" style:list-style-name="L21">
      <style:text-properties officeooo:rsid="02f933d3" officeooo:paragraph-rsid="02f933d3"/>
    </style:style>
    <style:style style:name="P595" style:family="paragraph" style:parent-style-name="Text_20_body" style:list-style-name="L22">
      <style:text-properties officeooo:rsid="03024a10" officeooo:paragraph-rsid="03061e10"/>
    </style:style>
    <style:style style:name="P596" style:family="paragraph" style:parent-style-name="Text_20_body" style:list-style-name="L22">
      <style:text-properties officeooo:rsid="03024a10" officeooo:paragraph-rsid="03024a10"/>
    </style:style>
    <style:style style:name="P597" style:family="paragraph" style:parent-style-name="Text_20_body" style:list-style-name="L22">
      <style:text-properties officeooo:rsid="03061e10" officeooo:paragraph-rsid="03061e10"/>
    </style:style>
    <style:style style:name="P598" style:family="paragraph" style:parent-style-name="Text_20_body" style:list-style-name="L22">
      <style:text-properties officeooo:rsid="03061e10" officeooo:paragraph-rsid="037e7ea6"/>
    </style:style>
    <style:style style:name="P599" style:family="paragraph" style:parent-style-name="Text_20_body" style:list-style-name="L22">
      <style:text-properties officeooo:rsid="0307fa80" officeooo:paragraph-rsid="0307fa80"/>
    </style:style>
    <style:style style:name="P600" style:family="paragraph" style:parent-style-name="Text_20_body" style:list-style-name="L22">
      <style:text-properties officeooo:rsid="037e7ea6" officeooo:paragraph-rsid="0386a763"/>
    </style:style>
    <style:style style:name="P601" style:family="paragraph" style:parent-style-name="Text_20_body" style:list-style-name="L22">
      <style:text-properties officeooo:rsid="030f110d" officeooo:paragraph-rsid="030f110d"/>
    </style:style>
    <style:style style:name="P602" style:family="paragraph" style:parent-style-name="Text_20_body" style:list-style-name="L22">
      <style:text-properties officeooo:rsid="030f110d" officeooo:paragraph-rsid="0315cbd8"/>
    </style:style>
    <style:style style:name="P603" style:family="paragraph" style:parent-style-name="Text_20_body" style:list-style-name="L22">
      <style:text-properties officeooo:rsid="0315cbd8" officeooo:paragraph-rsid="0315cbd8"/>
    </style:style>
    <style:style style:name="P604" style:family="paragraph" style:parent-style-name="Text_20_body" style:list-style-name="L23">
      <style:text-properties officeooo:paragraph-rsid="0331f143"/>
    </style:style>
    <style:style style:name="P605" style:family="paragraph" style:parent-style-name="Text_20_body" style:list-style-name="L25">
      <style:paragraph-properties fo:text-align="justify" style:justify-single-word="false"/>
      <style:text-properties officeooo:rsid="04ada461" officeooo:paragraph-rsid="04ada461"/>
    </style:style>
    <style:style style:name="P606" style:family="paragraph" style:parent-style-name="Text_20_body" style:list-style-name="L26">
      <style:text-properties officeooo:rsid="04b2b6bf" officeooo:paragraph-rsid="04b81ed9"/>
    </style:style>
    <style:style style:name="P607" style:family="paragraph" style:parent-style-name="Text_20_body" style:list-style-name="L26">
      <style:text-properties officeooo:rsid="04b2b6bf" officeooo:paragraph-rsid="04b2b6bf"/>
    </style:style>
    <style:style style:name="P608" style:family="paragraph" style:parent-style-name="Text_20_body" style:list-style-name="L27">
      <style:paragraph-properties fo:text-align="justify" style:justify-single-word="false"/>
      <style:text-properties officeooo:rsid="04b06395" officeooo:paragraph-rsid="04b06395"/>
    </style:style>
    <style:style style:name="P609" style:family="paragraph" style:parent-style-name="Text_20_body" style:list-style-name="L27">
      <style:paragraph-properties fo:text-align="justify" style:justify-single-word="false"/>
      <style:text-properties officeooo:rsid="04ae8fd2" officeooo:paragraph-rsid="04ae8fd2"/>
    </style:style>
    <style:style style:name="P610" style:family="paragraph" style:parent-style-name="Text_20_body" style:list-style-name="List_20_1">
      <style:text-properties officeooo:paragraph-rsid="03fdecde"/>
    </style:style>
    <style:style style:name="P611" style:family="paragraph" style:parent-style-name="Text_20_body" style:list-style-name="List_20_1">
      <style:paragraph-properties>
        <style:tab-stops/>
      </style:paragraph-properties>
      <style:text-properties officeooo:rsid="01facd8b" officeooo:paragraph-rsid="01facd8b"/>
    </style:style>
    <style:style style:name="P612" style:family="paragraph" style:parent-style-name="Text_20_body" style:list-style-name="List_20_1">
      <style:text-properties officeooo:rsid="01facd8b" officeooo:paragraph-rsid="01facd8b"/>
    </style:style>
    <style:style style:name="P613" style:family="paragraph" style:parent-style-name="Text_20_body" style:list-style-name="List_20_1">
      <style:text-properties style:font-name="Linux Libertine G" fo:font-size="11pt" officeooo:rsid="01facd8b" officeooo:paragraph-rsid="01facd8b" style:font-size-asian="10.5pt"/>
    </style:style>
    <style:style style:name="P614" style:family="paragraph" style:parent-style-name="Text_20_body" style:list-style-name="List_20_1">
      <style:text-properties officeooo:rsid="01fcc402" officeooo:paragraph-rsid="01fcc402"/>
    </style:style>
    <style:style style:name="P615" style:family="paragraph" style:parent-style-name="Text_20_body" style:list-style-name="List_20_1">
      <style:text-properties officeooo:rsid="028838bc" officeooo:paragraph-rsid="028838bc"/>
    </style:style>
    <style:style style:name="P616" style:family="paragraph" style:parent-style-name="Text_20_body" style:list-style-name="List_20_1">
      <style:paragraph-properties fo:text-align="start" style:justify-single-word="false"/>
      <style:text-properties officeooo:rsid="028911e1" officeooo:paragraph-rsid="028911e1"/>
    </style:style>
    <style:style style:name="P617" style:family="paragraph" style:parent-style-name="Text_20_body" style:list-style-name="List_20_1">
      <style:paragraph-properties fo:text-align="start" style:justify-single-word="false"/>
      <style:text-properties officeooo:rsid="02982474" officeooo:paragraph-rsid="02982474"/>
    </style:style>
    <style:style style:name="P618" style:family="paragraph" style:parent-style-name="Text_20_body" style:list-style-name="List_20_1">
      <style:text-properties officeooo:rsid="029444ce" officeooo:paragraph-rsid="029444ce"/>
    </style:style>
    <style:style style:name="P619" style:family="paragraph" style:parent-style-name="Text_20_body" style:list-style-name="List_20_1">
      <style:text-properties officeooo:rsid="02d3878f" officeooo:paragraph-rsid="02d3878f"/>
    </style:style>
    <style:style style:name="P620" style:family="paragraph" style:parent-style-name="Text_20_body" style:list-style-name="List_20_1">
      <style:text-properties officeooo:rsid="02fbcc86" officeooo:paragraph-rsid="02fbcc86"/>
    </style:style>
    <style:style style:name="P621" style:family="paragraph" style:parent-style-name="Text_20_body" style:list-style-name="List_20_1">
      <style:text-properties fo:font-weight="normal" officeooo:rsid="030e962c" officeooo:paragraph-rsid="030e962c" style:font-weight-asian="normal" style:font-weight-complex="normal"/>
    </style:style>
    <style:style style:name="P622" style:family="paragraph" style:parent-style-name="Text_20_body" style:list-style-name="List_20_1">
      <style:text-properties fo:font-weight="normal" officeooo:rsid="0366ee09" officeooo:paragraph-rsid="0366ee09" style:font-weight-asian="normal" style:font-weight-complex="normal"/>
    </style:style>
    <style:style style:name="P623" style:family="paragraph" style:parent-style-name="Text_20_body" style:list-style-name="List_20_1">
      <style:text-properties fo:font-weight="normal" officeooo:rsid="036a6baa" officeooo:paragraph-rsid="036a6baa" style:font-weight-asian="normal" style:font-weight-complex="normal"/>
    </style:style>
    <style:style style:name="P624" style:family="paragraph" style:parent-style-name="Text_20_body" style:list-style-name="List_20_1">
      <style:text-properties fo:font-weight="normal" officeooo:rsid="036a0443" officeooo:paragraph-rsid="036a0443" style:font-weight-asian="normal" style:font-weight-complex="normal"/>
    </style:style>
    <style:style style:name="P625" style:family="paragraph" style:parent-style-name="Text_20_body" style:list-style-name="List_20_1">
      <style:text-properties fo:font-weight="normal" officeooo:rsid="0370f1b2" officeooo:paragraph-rsid="0370f1b2" style:font-weight-asian="normal" style:font-weight-complex="normal"/>
    </style:style>
    <style:style style:name="P626" style:family="paragraph" style:parent-style-name="Text_20_body" style:list-style-name="List_20_1">
      <style:text-properties fo:font-weight="normal" officeooo:rsid="03a6c2e2" officeooo:paragraph-rsid="03a6c2e2" style:font-weight-asian="normal" style:font-weight-complex="normal"/>
    </style:style>
    <style:style style:name="P627" style:family="paragraph" style:parent-style-name="Text_20_body" style:list-style-name="List_20_1">
      <style:text-properties fo:font-weight="normal" officeooo:rsid="03a8f99f" officeooo:paragraph-rsid="03ae3096" style:font-weight-asian="normal" style:font-weight-complex="normal"/>
    </style:style>
    <style:style style:name="P628" style:family="paragraph" style:parent-style-name="Text_20_body" style:list-style-name="List_20_1">
      <style:text-properties fo:font-weight="normal" officeooo:rsid="03b7060c" officeooo:paragraph-rsid="03b7060c" style:font-weight-asian="normal" style:font-weight-complex="normal"/>
    </style:style>
    <style:style style:name="P629" style:family="paragraph" style:parent-style-name="Text_20_body" style:list-style-name="List_20_1">
      <style:text-properties fo:font-weight="normal" officeooo:rsid="03b66404" officeooo:paragraph-rsid="03bf7008" style:font-weight-asian="normal" style:font-weight-complex="normal"/>
    </style:style>
    <style:style style:name="P630" style:family="paragraph" style:parent-style-name="Text_20_body" style:list-style-name="List_20_1">
      <style:text-properties fo:font-weight="normal" officeooo:rsid="03c1442f" officeooo:paragraph-rsid="03c1442f" style:font-weight-asian="normal" style:font-weight-complex="normal"/>
    </style:style>
    <style:style style:name="P631"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32"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33"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34"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35"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36"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37"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38"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39"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40"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41" style:family="paragraph" style:parent-style-name="Text_20_body" style:list-style-name="List_20_1">
      <style:text-properties officeooo:rsid="03ab3383" officeooo:paragraph-rsid="03c5d3aa"/>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50"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51"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52"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53"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54"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55"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56"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57"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58"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59"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60"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61"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62"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63"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5436" officeooo:paragraph-rsid="04a25436" fo:background-color="#ffffff" style:font-weight-asian="bold" style:font-weight-complex="bold"/>
    </style:style>
    <style:style style:name="P664"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65"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b99998" officeooo:paragraph-rsid="04b99998" fo:background-color="#ffffff" style:font-weight-asian="bold" style:font-weight-complex="bold"/>
    </style:style>
    <style:style style:name="P666"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0be5f" officeooo:paragraph-rsid="04c0be5f" fo:background-color="#ffffff" style:font-weight-asian="normal" style:font-weight-complex="normal"/>
    </style:style>
    <style:style style:name="P667"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26036" officeooo:paragraph-rsid="04c26036" fo:background-color="#ffffff" style:font-weight-asian="normal" style:font-weight-complex="normal"/>
    </style:style>
    <style:style style:name="P668"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3c9e2" officeooo:paragraph-rsid="04c3c9e2" fo:background-color="#ffffff" style:font-weight-asian="normal" style:font-weight-complex="normal"/>
    </style:style>
    <style:style style:name="P669"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f198" officeooo:paragraph-rsid="04c5f198" fo:background-color="#ffffff" style:font-weight-asian="normal" style:font-weight-complex="normal"/>
    </style:style>
    <style:style style:name="P670"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52d93" officeooo:paragraph-rsid="04c52d93" fo:background-color="#ffffff" style:font-weight-asian="normal" style:font-weight-complex="normal"/>
    </style:style>
    <style:style style:name="P671"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c698" officeooo:paragraph-rsid="04c8c698" fo:background-color="#ffffff" style:font-weight-asian="normal" style:font-weight-complex="normal"/>
    </style:style>
    <style:style style:name="P672" style:family="paragraph" style:parent-style-name="Text_20_body" style:list-style-name="List_20_1">
      <style:paragraph-properties fo:text-align="start" style:justify-single-word="false"/>
      <style:text-properties fo:font-variant="normal" fo:text-transform="none" fo:color="#333333" fo:letter-spacing="normal" fo:font-weight="normal" officeooo:rsid="04c8da56" officeooo:paragraph-rsid="04c8da56" fo:background-color="#ffffff" style:font-weight-asian="normal" style:font-weight-complex="normal"/>
    </style:style>
    <style:style style:name="P673" style:family="paragraph" style:parent-style-name="Text_20_body" style:list-style-name="L28">
      <style:text-properties officeooo:rsid="049e1838" officeooo:paragraph-rsid="049e1838" fo:background-color="#ffff00"/>
    </style:style>
    <style:style style:name="P674" style:family="paragraph" style:parent-style-name="Text_20_body" style:list-style-name="L13">
      <style:paragraph-properties fo:margin-top="0cm" fo:margin-bottom="0cm" loext:contextual-spacing="false"/>
      <style:text-properties officeooo:rsid="03946deb" officeooo:paragraph-rsid="0396f7d8"/>
    </style:style>
    <style:style style:name="P675" style:family="paragraph" style:parent-style-name="List" style:list-style-name="List_20_1"/>
    <style:style style:name="P676" style:family="paragraph" style:parent-style-name="Heading_20_1">
      <style:text-properties officeooo:rsid="01facd8b" officeooo:paragraph-rsid="01facd8b"/>
    </style:style>
    <style:style style:name="P677" style:family="paragraph" style:parent-style-name="Heading_20_1" style:list-style-name="">
      <style:paragraph-properties fo:text-align="justify" style:justify-single-word="false"/>
    </style:style>
    <style:style style:name="P678"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79" style:family="paragraph" style:parent-style-name="Heading_20_1" style:list-style-name="">
      <style:paragraph-properties fo:text-align="justify" style:justify-single-word="false"/>
      <style:text-properties officeooo:rsid="02fbb596" officeooo:paragraph-rsid="0375e218"/>
    </style:style>
    <style:style style:name="P680" style:family="paragraph" style:parent-style-name="Heading_20_1" style:list-style-name="">
      <style:paragraph-properties fo:text-align="justify" style:justify-single-word="false"/>
      <style:text-properties officeooo:rsid="02fbb596" officeooo:paragraph-rsid="02cec5dc"/>
    </style:style>
    <style:style style:name="P681" style:family="paragraph" style:parent-style-name="Heading_20_1" style:list-style-name="">
      <style:paragraph-properties fo:text-align="justify" style:justify-single-word="false"/>
      <style:text-properties officeooo:rsid="02f9d4dc" officeooo:paragraph-rsid="0375e218"/>
    </style:style>
    <style:style style:name="P682" style:family="paragraph" style:parent-style-name="Heading_20_1">
      <style:text-properties officeooo:paragraph-rsid="043fd801"/>
    </style:style>
    <style:style style:name="P683" style:family="paragraph" style:parent-style-name="Heading_20_1" style:list-style-name="">
      <style:paragraph-properties fo:text-align="justify" style:justify-single-word="false"/>
      <style:text-properties officeooo:rsid="029f77e7" officeooo:paragraph-rsid="035a13bd"/>
    </style:style>
    <style:style style:name="P684" style:family="paragraph" style:parent-style-name="Heading_20_1" style:list-style-name="">
      <style:paragraph-properties fo:text-align="justify" style:justify-single-word="false"/>
      <style:text-properties officeooo:rsid="02033d40" officeooo:paragraph-rsid="030ce189"/>
    </style:style>
    <style:style style:name="P685" style:family="paragraph" style:parent-style-name="Heading_20_1" style:list-style-name="">
      <style:paragraph-properties fo:text-align="justify" style:justify-single-word="false"/>
      <style:text-properties officeooo:rsid="030052dc" officeooo:paragraph-rsid="02f9d4dc"/>
    </style:style>
    <style:style style:name="P686" style:family="paragraph" style:parent-style-name="Heading_20_1" style:list-style-name="">
      <style:paragraph-properties fo:text-align="justify" style:justify-single-word="false"/>
      <style:text-properties officeooo:rsid="033a1bda" officeooo:paragraph-rsid="033a1bda"/>
    </style:style>
    <style:style style:name="P687" style:family="paragraph" style:parent-style-name="Heading_20_1" style:list-style-name="">
      <style:paragraph-properties fo:text-align="justify" style:justify-single-word="false"/>
      <style:text-properties officeooo:rsid="02cde534" officeooo:paragraph-rsid="033a1bda"/>
    </style:style>
    <style:style style:name="P688" style:family="paragraph" style:parent-style-name="Heading_20_1" style:list-style-name="">
      <style:paragraph-properties fo:text-align="justify" style:justify-single-word="false"/>
      <style:text-properties officeooo:rsid="02e379e9" officeooo:paragraph-rsid="02e379e9"/>
    </style:style>
    <style:style style:name="P689" style:family="paragraph" style:parent-style-name="Heading_20_1">
      <style:text-properties officeooo:rsid="02dfa066" officeooo:paragraph-rsid="03788180"/>
    </style:style>
    <style:style style:name="P690" style:family="paragraph" style:parent-style-name="Heading_20_1">
      <style:paragraph-properties fo:break-before="page"/>
    </style:style>
    <style:style style:name="P691" style:family="paragraph" style:parent-style-name="Heading_20_1">
      <style:paragraph-properties fo:break-before="page"/>
      <style:text-properties officeooo:rsid="03562a70" officeooo:paragraph-rsid="03562a70"/>
    </style:style>
    <style:style style:name="P692" style:family="paragraph" style:parent-style-name="Heading_20_1">
      <style:paragraph-properties fo:break-before="page"/>
      <style:text-properties officeooo:rsid="0363ce0b" officeooo:paragraph-rsid="0375e218"/>
    </style:style>
    <style:style style:name="P693" style:family="paragraph" style:parent-style-name="Heading_20_1">
      <style:paragraph-properties fo:break-before="page"/>
      <style:text-properties officeooo:rsid="02f9d4dc" officeooo:paragraph-rsid="0375e218"/>
    </style:style>
    <style:style style:name="P694" style:family="paragraph" style:parent-style-name="Heading_20_1">
      <style:paragraph-properties fo:break-before="page"/>
      <style:text-properties officeooo:paragraph-rsid="0375e218"/>
    </style:style>
    <style:style style:name="P695" style:family="paragraph" style:parent-style-name="Heading_20_1">
      <style:paragraph-properties fo:break-before="page"/>
      <style:text-properties officeooo:rsid="043fd801" officeooo:paragraph-rsid="043fd801"/>
    </style:style>
    <style:style style:name="P696" style:family="paragraph" style:parent-style-name="Heading_20_1">
      <style:paragraph-properties fo:break-before="page"/>
      <style:text-properties officeooo:rsid="02033d40" officeooo:paragraph-rsid="03239c8c"/>
    </style:style>
    <style:style style:name="P697" style:family="paragraph" style:parent-style-name="Heading_20_1">
      <style:paragraph-properties fo:break-before="page"/>
      <style:text-properties officeooo:rsid="033a1bda" officeooo:paragraph-rsid="033a1bda"/>
    </style:style>
    <style:style style:name="P698" style:family="paragraph" style:parent-style-name="Heading_20_1">
      <style:paragraph-properties fo:break-before="page"/>
      <style:text-properties officeooo:rsid="02cde534" officeooo:paragraph-rsid="033a1bda"/>
    </style:style>
    <style:style style:name="P699" style:family="paragraph" style:parent-style-name="Heading_20_1">
      <style:paragraph-properties fo:break-before="page"/>
      <style:text-properties officeooo:rsid="02e379e9" officeooo:paragraph-rsid="02e379e9"/>
    </style:style>
    <style:style style:name="P700" style:family="paragraph" style:parent-style-name="Heading_20_1">
      <style:paragraph-properties fo:break-before="page"/>
      <style:text-properties officeooo:paragraph-rsid="02e379e9"/>
    </style:style>
    <style:style style:name="P701" style:family="paragraph" style:parent-style-name="Heading_20_2">
      <style:text-properties officeooo:rsid="0357c4d4" officeooo:paragraph-rsid="0357c4d4"/>
    </style:style>
    <style:style style:name="P702" style:family="paragraph" style:parent-style-name="Heading_20_2">
      <style:text-properties officeooo:paragraph-rsid="0357c4d4"/>
    </style:style>
    <style:style style:name="P703" style:family="paragraph" style:parent-style-name="Heading_20_2">
      <style:text-properties fo:background-color="transparent"/>
    </style:style>
    <style:style style:name="P704" style:family="paragraph" style:parent-style-name="Heading_20_2">
      <style:text-properties officeooo:paragraph-rsid="03584a48" fo:background-color="transparent"/>
    </style:style>
    <style:style style:name="P705" style:family="paragraph" style:parent-style-name="Heading_20_2">
      <style:text-properties officeooo:paragraph-rsid="0375e218"/>
    </style:style>
    <style:style style:name="P706" style:family="paragraph" style:parent-style-name="Heading_20_2" style:list-style-name="">
      <style:paragraph-properties fo:text-align="justify" style:justify-single-word="false"/>
      <style:text-properties officeooo:paragraph-rsid="0375e218"/>
    </style:style>
    <style:style style:name="P707" style:family="paragraph" style:parent-style-name="Heading_20_2">
      <style:text-properties officeooo:paragraph-rsid="03a6c302"/>
    </style:style>
    <style:style style:name="P708" style:family="paragraph" style:parent-style-name="Heading_20_2">
      <style:text-properties officeooo:paragraph-rsid="046b62bb"/>
    </style:style>
    <style:style style:name="P709"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710" style:family="paragraph" style:parent-style-name="Heading_20_2">
      <style:text-properties officeooo:paragraph-rsid="03915c03"/>
    </style:style>
    <style:style style:name="P711" style:family="paragraph" style:parent-style-name="Heading_20_2">
      <style:text-properties officeooo:rsid="0370492f" officeooo:paragraph-rsid="0370492f"/>
    </style:style>
    <style:style style:name="P712" style:family="paragraph" style:parent-style-name="Heading_20_2">
      <style:text-properties officeooo:rsid="04a39f1e" officeooo:paragraph-rsid="04a39f1e"/>
    </style:style>
    <style:style style:name="P713" style:family="paragraph" style:parent-style-name="Heading_20_2">
      <style:text-properties officeooo:rsid="02f40f21" officeooo:paragraph-rsid="02f40f21"/>
    </style:style>
    <style:style style:name="P714" style:family="paragraph" style:parent-style-name="Heading_20_2">
      <style:text-properties officeooo:paragraph-rsid="02f24203"/>
    </style:style>
    <style:style style:name="P715" style:family="paragraph" style:parent-style-name="Heading_20_2">
      <style:text-properties officeooo:rsid="03024a10" officeooo:paragraph-rsid="03024a10"/>
    </style:style>
    <style:style style:name="P716" style:family="paragraph" style:parent-style-name="Heading_20_2">
      <style:text-properties officeooo:rsid="03024a10" officeooo:paragraph-rsid="0386ab83"/>
    </style:style>
    <style:style style:name="P717" style:family="paragraph" style:parent-style-name="Heading_20_2">
      <style:text-properties officeooo:rsid="0386ab83" officeooo:paragraph-rsid="0386ab83"/>
    </style:style>
    <style:style style:name="P718" style:family="paragraph" style:parent-style-name="Heading_20_2">
      <style:paragraph-properties fo:text-align="start" style:justify-single-word="false"/>
      <style:text-properties officeooo:rsid="03f8f547" officeooo:paragraph-rsid="03f8f547"/>
    </style:style>
    <style:style style:name="P719" style:family="paragraph" style:parent-style-name="Heading_20_2">
      <style:text-properties officeooo:rsid="043ca87a" officeooo:paragraph-rsid="043ca87a"/>
    </style:style>
    <style:style style:name="P720" style:family="paragraph" style:parent-style-name="Heading_20_2">
      <style:paragraph-properties fo:break-before="page"/>
      <style:text-properties officeooo:paragraph-rsid="0375e218"/>
    </style:style>
    <style:style style:name="P721"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2"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23"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24"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officeooo:rsid="04b81ed9" style:font-weight-asian="bold" style:font-weight-complex="bold"/>
    </style:style>
    <style:style style:name="T65" style:family="text">
      <style:text-properties fo:font-weight="bold" fo:background-color="transparent" loext:char-shading-value="0" style:font-weight-asian="bold" style:font-weight-complex="bold"/>
    </style:style>
    <style:style style:name="T66" style:family="text">
      <style:text-properties fo:font-weight="bold" officeooo:rsid="02eef664" fo:background-color="transparent" loext:char-shading-value="0" style:font-weight-asian="bold" style:font-weight-complex="bold"/>
    </style:style>
    <style:style style:name="T67" style:family="text">
      <style:text-properties fo:font-weight="bold" officeooo:rsid="0357c4d4" fo:background-color="transparent" loext:char-shading-value="0" style:font-weight-asian="bold" style:font-weight-complex="bold"/>
    </style:style>
    <style:style style:name="T68" style:family="text">
      <style:text-properties fo:font-weight="bold" officeooo:rsid="035f421a" fo:background-color="transparent" loext:char-shading-value="0" style:font-weight-asian="bold" style:font-weight-complex="bold"/>
    </style:style>
    <style:style style:name="T69" style:family="text">
      <style:text-properties fo:font-weight="bold" officeooo:rsid="0362d337" fo:background-color="transparent" loext:char-shading-value="0" style:font-weight-asian="bold" style:font-weight-complex="bold"/>
    </style:style>
    <style:style style:name="T70" style:family="text">
      <style:text-properties fo:font-weight="bold" officeooo:rsid="03a2fa7d" fo:background-color="transparent" loext:char-shading-value="0" style:font-weight-asian="bold" style:font-weight-complex="bold"/>
    </style:style>
    <style:style style:name="T71" style:family="text">
      <style:text-properties fo:font-weight="bold" officeooo:rsid="03a6c302" fo:background-color="transparent" loext:char-shading-value="0" style:font-weight-asian="bold" style:font-weight-complex="bold"/>
    </style:style>
    <style:style style:name="T72" style:family="text">
      <style:text-properties fo:font-weight="bold" officeooo:rsid="03f6ddf8" fo:background-color="transparent" loext:char-shading-value="0" style:font-weight-asian="bold" style:font-weight-complex="bold"/>
    </style:style>
    <style:style style:name="T73" style:family="text">
      <style:text-properties fo:font-weight="bold" officeooo:rsid="0423bd08" fo:background-color="transparent" loext:char-shading-value="0" style:font-weight-asian="bold" style:font-weight-complex="bold"/>
    </style:style>
    <style:style style:name="T74" style:family="text">
      <style:text-properties fo:font-weight="bold" officeooo:rsid="03562a70" fo:background-color="#ffff00" loext:char-shading-value="0" style:font-weight-asian="bold" style:font-weight-complex="bold"/>
    </style:style>
    <style:style style:name="T75" style:family="text">
      <style:text-properties fo:font-weight="bold" fo:background-color="#ffffff" loext:char-shading-value="0" style:font-weight-asian="bold" style:font-weight-complex="bold"/>
    </style:style>
    <style:style style:name="T76" style:family="text">
      <style:text-properties fo:font-weight="bold" officeooo:rsid="04bd0f40"/>
    </style:style>
    <style:style style:name="T77" style:family="text">
      <style:text-properties fo:font-weight="bold" officeooo:rsid="04bd4709"/>
    </style:style>
    <style:style style:name="T78" style:family="text">
      <style:text-properties officeooo:rsid="0205caee"/>
    </style:style>
    <style:style style:name="T79" style:family="text">
      <style:text-properties fo:font-weight="normal" style:font-weight-asian="normal" style:font-weight-complex="normal"/>
    </style:style>
    <style:style style:name="T80" style:family="text">
      <style:text-properties fo:font-weight="normal" officeooo:rsid="0205caee" style:font-weight-asian="normal" style:font-weight-complex="normal"/>
    </style:style>
    <style:style style:name="T81" style:family="text">
      <style:text-properties fo:font-weight="normal" officeooo:rsid="020a6f8c" style:font-weight-asian="normal" style:font-weight-complex="normal"/>
    </style:style>
    <style:style style:name="T82" style:family="text">
      <style:text-properties fo:font-weight="normal" officeooo:rsid="02088cde" style:font-weight-asian="normal" style:font-weight-complex="normal"/>
    </style:style>
    <style:style style:name="T83" style:family="text">
      <style:text-properties fo:font-weight="normal" officeooo:rsid="020f678c" style:font-weight-asian="normal" style:font-weight-complex="normal"/>
    </style:style>
    <style:style style:name="T84" style:family="text">
      <style:text-properties fo:font-weight="normal" officeooo:rsid="02188d13" style:font-weight-asian="normal" style:font-weight-complex="normal"/>
    </style:style>
    <style:style style:name="T85" style:family="text">
      <style:text-properties fo:font-weight="normal" officeooo:rsid="021adb2d" style:font-weight-asian="normal" style:font-weight-complex="normal"/>
    </style:style>
    <style:style style:name="T86" style:family="text">
      <style:text-properties fo:font-weight="normal" officeooo:rsid="021b974d" style:font-weight-asian="normal" style:font-weight-complex="normal"/>
    </style:style>
    <style:style style:name="T87" style:family="text">
      <style:text-properties fo:font-weight="normal" officeooo:rsid="021f72f5" style:font-weight-asian="normal" style:font-weight-complex="normal"/>
    </style:style>
    <style:style style:name="T88" style:family="text">
      <style:text-properties fo:font-weight="normal" officeooo:rsid="020cdff5" style:font-weight-asian="normal" style:font-weight-complex="normal"/>
    </style:style>
    <style:style style:name="T89" style:family="text">
      <style:text-properties fo:font-weight="normal" officeooo:rsid="02298af1" style:font-weight-asian="normal" style:font-weight-complex="normal"/>
    </style:style>
    <style:style style:name="T90" style:family="text">
      <style:text-properties fo:font-weight="normal" officeooo:rsid="024e3361" style:font-weight-asian="normal" style:font-weight-complex="normal"/>
    </style:style>
    <style:style style:name="T91" style:family="text">
      <style:text-properties fo:font-weight="normal" officeooo:rsid="024efae8" style:font-weight-asian="normal" style:font-weight-complex="normal"/>
    </style:style>
    <style:style style:name="T92" style:family="text">
      <style:text-properties fo:font-weight="normal" officeooo:rsid="026dd964" style:font-weight-asian="normal" style:font-weight-complex="normal"/>
    </style:style>
    <style:style style:name="T93" style:family="text">
      <style:text-properties fo:font-weight="normal" officeooo:rsid="027542a8" style:font-weight-asian="normal" style:font-weight-complex="normal"/>
    </style:style>
    <style:style style:name="T94" style:family="text">
      <style:text-properties fo:font-weight="normal" officeooo:rsid="027bd3f0" style:font-weight-asian="normal" style:font-weight-complex="normal"/>
    </style:style>
    <style:style style:name="T95" style:family="text">
      <style:text-properties fo:font-weight="normal" officeooo:rsid="027eed26" style:font-weight-asian="normal" style:font-weight-complex="normal"/>
    </style:style>
    <style:style style:name="T96" style:family="text">
      <style:text-properties fo:font-weight="normal" officeooo:rsid="028e2aef" style:font-weight-asian="normal" style:font-weight-complex="normal"/>
    </style:style>
    <style:style style:name="T97" style:family="text">
      <style:text-properties fo:font-weight="normal" officeooo:rsid="02939678" style:font-weight-asian="normal" style:font-weight-complex="normal"/>
    </style:style>
    <style:style style:name="T98" style:family="text">
      <style:text-properties fo:font-weight="normal" officeooo:rsid="029931fc" style:font-weight-asian="normal" style:font-weight-complex="normal"/>
    </style:style>
    <style:style style:name="T99" style:family="text">
      <style:text-properties fo:font-weight="normal" officeooo:rsid="029dd6c7" style:font-weight-asian="normal" style:font-weight-complex="normal"/>
    </style:style>
    <style:style style:name="T100" style:family="text">
      <style:text-properties fo:font-weight="normal" officeooo:rsid="02828078" style:font-weight-asian="normal" style:font-weight-complex="normal"/>
    </style:style>
    <style:style style:name="T101" style:family="text">
      <style:text-properties fo:font-weight="normal" officeooo:rsid="02b8af26" style:font-weight-asian="normal" style:font-weight-complex="normal"/>
    </style:style>
    <style:style style:name="T102" style:family="text">
      <style:text-properties fo:font-weight="normal" officeooo:rsid="02bb0304" style:font-weight-asian="normal" style:font-weight-complex="normal"/>
    </style:style>
    <style:style style:name="T103" style:family="text">
      <style:text-properties fo:font-weight="normal" officeooo:rsid="02bc4659" style:font-weight-asian="normal" style:font-weight-complex="normal"/>
    </style:style>
    <style:style style:name="T104" style:family="text">
      <style:text-properties fo:font-weight="normal" officeooo:rsid="02c71d29" style:font-weight-asian="normal" style:font-weight-complex="normal"/>
    </style:style>
    <style:style style:name="T105" style:family="text">
      <style:text-properties fo:font-weight="normal" officeooo:rsid="02d6459a" style:font-weight-asian="normal" style:font-weight-complex="normal"/>
    </style:style>
    <style:style style:name="T106" style:family="text">
      <style:text-properties fo:font-weight="normal" officeooo:rsid="02db9ef6" style:font-weight-asian="normal" style:font-weight-complex="normal"/>
    </style:style>
    <style:style style:name="T107" style:family="text">
      <style:text-properties fo:font-weight="normal" officeooo:rsid="02ebfda8" style:font-weight-asian="normal" style:font-weight-complex="normal"/>
    </style:style>
    <style:style style:name="T108" style:family="text">
      <style:text-properties fo:font-weight="normal" officeooo:rsid="02eef664" style:font-weight-asian="normal" style:font-weight-complex="normal"/>
    </style:style>
    <style:style style:name="T109" style:family="text">
      <style:text-properties fo:font-weight="normal" officeooo:rsid="0344ac48" style:font-weight-asian="normal" style:font-weight-complex="normal"/>
    </style:style>
    <style:style style:name="T110" style:family="text">
      <style:text-properties fo:font-weight="normal" officeooo:rsid="0387981b" style:font-weight-asian="normal" style:font-weight-complex="normal"/>
    </style:style>
    <style:style style:name="T111" style:family="text">
      <style:text-properties fo:font-weight="normal" officeooo:rsid="038bdbc4" style:font-weight-asian="normal" style:font-weight-complex="normal"/>
    </style:style>
    <style:style style:name="T112" style:family="text">
      <style:text-properties fo:font-weight="normal" officeooo:rsid="03b12482" style:font-weight-asian="normal" style:font-weight-complex="normal"/>
    </style:style>
    <style:style style:name="T113" style:family="text">
      <style:text-properties fo:font-weight="normal" officeooo:rsid="03c681bd" style:font-weight-asian="normal" style:font-weight-complex="normal"/>
    </style:style>
    <style:style style:name="T114" style:family="text">
      <style:text-properties fo:font-weight="normal" officeooo:rsid="03c6dee7" style:font-weight-asian="normal" style:font-weight-complex="normal"/>
    </style:style>
    <style:style style:name="T115" style:family="text">
      <style:text-properties fo:font-weight="normal" officeooo:rsid="03c76abc" style:font-weight-asian="normal" style:font-weight-complex="normal"/>
    </style:style>
    <style:style style:name="T116" style:family="text">
      <style:text-properties fo:font-weight="normal" officeooo:rsid="03c79373" style:font-weight-asian="normal" style:font-weight-complex="normal"/>
    </style:style>
    <style:style style:name="T117" style:family="text">
      <style:text-properties fo:font-weight="normal" officeooo:rsid="03c7f8b5" style:font-weight-asian="normal" style:font-weight-complex="normal"/>
    </style:style>
    <style:style style:name="T118" style:family="text">
      <style:text-properties fo:font-weight="normal" officeooo:rsid="03c8d16b" style:font-weight-asian="normal" style:font-weight-complex="normal"/>
    </style:style>
    <style:style style:name="T119" style:family="text">
      <style:text-properties fo:font-weight="normal" officeooo:rsid="041c9b43" style:font-weight-asian="normal" style:font-weight-complex="normal"/>
    </style:style>
    <style:style style:name="T120" style:family="text">
      <style:text-properties fo:font-weight="normal" officeooo:rsid="044d5bd5" style:font-weight-asian="normal" style:font-weight-complex="normal"/>
    </style:style>
    <style:style style:name="T121" style:family="text">
      <style:text-properties fo:font-weight="normal" officeooo:rsid="04b81ed9" style:font-weight-asian="normal" style:font-weight-complex="normal"/>
    </style:style>
    <style:style style:name="T122" style:family="text">
      <style:text-properties fo:font-weight="normal" officeooo:rsid="04bba3aa" style:font-weight-asian="normal" style:font-weight-complex="normal"/>
    </style:style>
    <style:style style:name="T123" style:family="text">
      <style:text-properties fo:font-weight="normal" officeooo:rsid="04bd0f40" style:font-weight-asian="normal" style:font-weight-complex="normal"/>
    </style:style>
    <style:style style:name="T124" style:family="text">
      <style:text-properties fo:font-weight="normal" officeooo:rsid="04bd4709" style:font-weight-asian="normal" style:font-weight-complex="normal"/>
    </style:style>
    <style:style style:name="T125" style:family="text">
      <style:text-properties fo:font-weight="normal" officeooo:rsid="04c0be5f" style:font-weight-asian="normal" style:font-weight-complex="normal"/>
    </style:style>
    <style:style style:name="T126" style:family="text">
      <style:text-properties fo:font-weight="normal" fo:background-color="transparent" loext:char-shading-value="0" style:font-weight-asian="normal" style:font-weight-complex="normal"/>
    </style:style>
    <style:style style:name="T127" style:family="text">
      <style:text-properties fo:font-weight="normal" officeooo:rsid="0214cb14" fo:background-color="transparent" loext:char-shading-value="0" style:font-weight-asian="normal" style:font-weight-complex="normal"/>
    </style:style>
    <style:style style:name="T128" style:family="text">
      <style:text-properties fo:font-weight="normal" officeooo:rsid="028bdce6" fo:background-color="transparent" loext:char-shading-value="0" style:font-weight-asian="normal" style:font-weight-complex="normal"/>
    </style:style>
    <style:style style:name="T129" style:family="text">
      <style:text-properties fo:font-weight="normal" officeooo:rsid="02eef664" fo:background-color="transparent" loext:char-shading-value="0" style:font-weight-asian="normal" style:font-weight-complex="normal"/>
    </style:style>
    <style:style style:name="T130" style:family="text">
      <style:text-properties fo:font-weight="normal" officeooo:rsid="02f0e544" fo:background-color="transparent" loext:char-shading-value="0" style:font-weight-asian="normal" style:font-weight-complex="normal"/>
    </style:style>
    <style:style style:name="T131" style:family="text">
      <style:text-properties fo:font-weight="normal" officeooo:rsid="03930581" fo:background-color="transparent" loext:char-shading-value="0" style:font-weight-asian="normal" style:font-weight-complex="normal"/>
    </style:style>
    <style:style style:name="T132" style:family="text">
      <style:text-properties fo:font-weight="normal" officeooo:rsid="03fdecde" fo:background-color="transparent" loext:char-shading-value="0" style:font-weight-asian="normal" style:font-weight-complex="normal"/>
    </style:style>
    <style:style style:name="T133" style:family="text">
      <style:text-properties officeooo:rsid="0206ec09"/>
    </style:style>
    <style:style style:name="T134" style:family="text">
      <style:text-properties officeooo:rsid="02073bc9"/>
    </style:style>
    <style:style style:name="T135" style:family="text">
      <style:text-properties officeooo:rsid="02088cde"/>
    </style:style>
    <style:style style:name="T136" style:family="text">
      <style:text-properties officeooo:rsid="020a6f8c"/>
    </style:style>
    <style:style style:name="T137" style:family="text">
      <style:text-properties officeooo:rsid="020bb611"/>
    </style:style>
    <style:style style:name="T138" style:family="text">
      <style:text-properties officeooo:rsid="020cdff5"/>
    </style:style>
    <style:style style:name="T139" style:family="text">
      <style:text-properties fo:background-color="transparent" loext:char-shading-value="0"/>
    </style:style>
    <style:style style:name="T140" style:family="text">
      <style:text-properties officeooo:rsid="02d0afbb" fo:background-color="transparent" loext:char-shading-value="0"/>
    </style:style>
    <style:style style:name="T141" style:family="text">
      <style:text-properties officeooo:rsid="0331f143" fo:background-color="transparent" loext:char-shading-value="0"/>
    </style:style>
    <style:style style:name="T142" style:family="text">
      <style:text-properties officeooo:rsid="03354757" fo:background-color="transparent" loext:char-shading-value="0"/>
    </style:style>
    <style:style style:name="T143" style:family="text">
      <style:text-properties officeooo:rsid="03364389" fo:background-color="transparent" loext:char-shading-value="0"/>
    </style:style>
    <style:style style:name="T144" style:family="text">
      <style:text-properties officeooo:rsid="0357c4d4" fo:background-color="transparent" loext:char-shading-value="0"/>
    </style:style>
    <style:style style:name="T145" style:family="text">
      <style:text-properties officeooo:rsid="0361beb7" fo:background-color="transparent" loext:char-shading-value="0"/>
    </style:style>
    <style:style style:name="T146" style:family="text">
      <style:text-properties officeooo:rsid="0362d337" fo:background-color="transparent" loext:char-shading-value="0"/>
    </style:style>
    <style:style style:name="T147" style:family="text">
      <style:text-properties officeooo:rsid="038c996a" fo:background-color="transparent" loext:char-shading-value="0"/>
    </style:style>
    <style:style style:name="T148" style:family="text">
      <style:text-properties fo:background-color="transparent" loext:char-shading-value="0" style:font-weight-asian="normal" style:font-weight-complex="normal"/>
    </style:style>
    <style:style style:name="T149" style:family="text">
      <style:text-properties officeooo:rsid="038bdbc4" fo:background-color="transparent" loext:char-shading-value="0" style:font-weight-asian="normal" style:font-weight-complex="normal"/>
    </style:style>
    <style:style style:name="T150" style:family="text">
      <style:text-properties officeooo:rsid="038eacb4" fo:background-color="transparent" loext:char-shading-value="0"/>
    </style:style>
    <style:style style:name="T151" style:family="text">
      <style:text-properties officeooo:rsid="03915c03" fo:background-color="transparent" loext:char-shading-value="0"/>
    </style:style>
    <style:style style:name="T152" style:family="text">
      <style:text-properties fo:background-color="transparent" loext:char-shading-value="0" style:font-weight-asian="bold" style:font-weight-complex="bold"/>
    </style:style>
    <style:style style:name="T153" style:family="text">
      <style:text-properties officeooo:rsid="03a2fa7d" fo:background-color="transparent" loext:char-shading-value="0"/>
    </style:style>
    <style:style style:name="T154" style:family="text">
      <style:text-properties officeooo:rsid="03a6c302" fo:background-color="transparent" loext:char-shading-value="0"/>
    </style:style>
    <style:style style:name="T155" style:family="text">
      <style:text-properties officeooo:rsid="03f1b939" fo:background-color="transparent" loext:char-shading-value="0"/>
    </style:style>
    <style:style style:name="T156" style:family="text">
      <style:text-properties officeooo:rsid="041fdbbb" fo:background-color="transparent" loext:char-shading-value="0"/>
    </style:style>
    <style:style style:name="T157" style:family="text">
      <style:text-properties officeooo:rsid="0423bd08" fo:background-color="transparent" loext:char-shading-value="0"/>
    </style:style>
    <style:style style:name="T158" style:family="text">
      <style:text-properties officeooo:rsid="042f0a0c" fo:background-color="transparent" loext:char-shading-value="0"/>
    </style:style>
    <style:style style:name="T159" style:family="text">
      <style:text-properties officeooo:rsid="0453f4d6" fo:background-color="transparent" loext:char-shading-value="0"/>
    </style:style>
    <style:style style:name="T160" style:family="text">
      <style:text-properties officeooo:rsid="02147c73"/>
    </style:style>
    <style:style style:name="T161" style:family="text">
      <style:text-properties officeooo:rsid="021570b7"/>
    </style:style>
    <style:style style:name="T162" style:family="text">
      <style:text-properties officeooo:rsid="02188d13"/>
    </style:style>
    <style:style style:name="T163" style:family="text">
      <style:text-properties officeooo:rsid="021adb2d"/>
    </style:style>
    <style:style style:name="T164" style:family="text">
      <style:text-properties officeooo:rsid="021b974d"/>
    </style:style>
    <style:style style:name="T165" style:family="text">
      <style:text-properties officeooo:rsid="02341370"/>
    </style:style>
    <style:style style:name="T166" style:family="text">
      <style:text-properties officeooo:rsid="02378f4d"/>
    </style:style>
    <style:style style:name="T167" style:family="text">
      <style:text-properties style:font-name="Linux Libertine G" fo:font-size="8pt" style:font-size-asian="8pt" style:font-size-complex="8pt"/>
    </style:style>
    <style:style style:name="T168" style:family="text">
      <style:text-properties style:font-name="Linux Libertine G" fo:font-size="8pt" officeooo:rsid="023ba391" style:font-size-asian="8pt" style:font-size-complex="8pt"/>
    </style:style>
    <style:style style:name="T169" style:family="text">
      <style:text-properties style:font-name="Linux Libertine G" fo:font-size="8pt" officeooo:rsid="023d8207" style:font-size-asian="8pt" style:font-size-complex="8pt"/>
    </style:style>
    <style:style style:name="T170" style:family="text">
      <style:text-properties style:font-name="Linux Libertine G" fo:font-size="8pt" officeooo:rsid="023d70e8" style:font-size-asian="8pt" style:font-size-complex="8pt"/>
    </style:style>
    <style:style style:name="T171" style:family="text">
      <style:text-properties style:font-name="Linux Libertine G" fo:font-size="8pt" officeooo:rsid="02415c4c" style:font-size-asian="8pt" style:font-size-complex="8pt"/>
    </style:style>
    <style:style style:name="T172" style:family="text">
      <style:text-properties style:font-name="Linux Libertine G" fo:font-size="8pt" officeooo:rsid="02432253" style:font-size-asian="8pt" style:font-size-complex="8pt"/>
    </style:style>
    <style:style style:name="T173" style:family="text">
      <style:text-properties style:font-name="Linux Libertine G" fo:font-size="8pt" officeooo:rsid="024419c2" style:font-size-asian="8pt" style:font-size-complex="8pt"/>
    </style:style>
    <style:style style:name="T174" style:family="text">
      <style:text-properties style:font-name="Linux Libertine G" fo:font-size="8pt" officeooo:rsid="0250fac9" style:font-size-asian="8pt" style:font-size-complex="8pt"/>
    </style:style>
    <style:style style:name="T175" style:family="text">
      <style:text-properties style:font-name="Linux Libertine G" fo:font-size="8pt" officeooo:rsid="02529d8d" style:font-size-asian="8pt" style:font-size-complex="8pt"/>
    </style:style>
    <style:style style:name="T176" style:family="text">
      <style:text-properties style:font-name="Linux Libertine G" fo:font-size="8pt" officeooo:rsid="023d8207" fo:background-color="transparent" loext:char-shading-value="0" style:font-size-asian="8pt" style:font-size-complex="8pt"/>
    </style:style>
    <style:style style:name="T177" style:family="text">
      <style:text-properties style:font-name="Linux Libertine G" fo:font-size="8pt" officeooo:rsid="023d70e8" fo:background-color="transparent" loext:char-shading-value="0" style:font-size-asian="8pt" style:font-size-complex="8pt"/>
    </style:style>
    <style:style style:name="T178" style:family="text">
      <style:text-properties style:font-name="Linux Libertine G" fo:font-size="8pt" officeooo:rsid="02415c4c" fo:background-color="transparent" loext:char-shading-value="0" style:font-size-asian="8pt" style:font-size-complex="8pt"/>
    </style:style>
    <style:style style:name="T179" style:family="text">
      <style:text-properties style:font-name="Linux Libertine G" fo:font-size="8pt" fo:font-weight="bold" officeooo:rsid="0248bbf5" style:font-size-asian="8pt" style:font-weight-asian="bold" style:font-size-complex="8pt" style:font-weight-complex="bold"/>
    </style:style>
    <style:style style:name="T180" style:family="text">
      <style:text-properties style:font-name="Linux Libertine G" fo:font-size="8pt" fo:font-weight="bold" officeooo:rsid="02529d8d" style:font-size-asian="8pt" style:font-weight-asian="bold" style:font-size-complex="8pt" style:font-weight-complex="bold"/>
    </style:style>
    <style:style style:name="T181" style:family="text">
      <style:text-properties style:font-name="Linux Libertine G" fo:font-size="8pt" fo:font-weight="bold" officeooo:rsid="0265403f" style:font-size-asian="8pt" style:font-weight-asian="bold" style:font-size-complex="8pt" style:font-weight-complex="bold"/>
    </style:style>
    <style:style style:name="T182" style:family="text">
      <style:text-properties style:font-name="Linux Libertine G" fo:font-size="8pt" fo:font-weight="bold" officeooo:rsid="033b01e8" style:font-size-asian="8pt" style:font-weight-asian="bold" style:font-size-complex="8pt" style:font-weight-complex="bold"/>
    </style:style>
    <style:style style:name="T183" style:family="text">
      <style:text-properties style:font-name="Linux Libertine G" fo:font-size="8pt" fo:font-weight="normal" officeooo:rsid="0248bbf5" style:font-size-asian="8pt" style:font-weight-asian="normal" style:font-size-complex="8pt" style:font-weight-complex="normal"/>
    </style:style>
    <style:style style:name="T184" style:family="text">
      <style:text-properties style:font-name="Linux Libertine G" fo:font-size="8pt" fo:font-weight="normal" officeooo:rsid="02496dbe" style:font-size-asian="8pt" style:font-weight-asian="normal" style:font-size-complex="8pt" style:font-weight-complex="normal"/>
    </style:style>
    <style:style style:name="T185" style:family="text">
      <style:text-properties style:font-name="Linux Libertine G" fo:font-size="8pt" fo:font-weight="normal" officeooo:rsid="02529d8d" style:font-size-asian="8pt" style:font-weight-asian="normal" style:font-size-complex="8pt" style:font-weight-complex="normal"/>
    </style:style>
    <style:style style:name="T186" style:family="text">
      <style:text-properties style:font-name="Linux Libertine G" fo:font-size="8pt" fo:font-weight="normal" officeooo:rsid="0265403f" style:font-size-asian="8pt" style:font-weight-asian="normal" style:font-size-complex="8pt" style:font-weight-complex="normal"/>
    </style:style>
    <style:style style:name="T187" style:family="text">
      <style:text-properties style:font-name="Linux Libertine G" fo:font-size="8pt" fo:font-weight="normal" officeooo:rsid="033b01e8" style:font-size-asian="8pt" style:font-weight-asian="normal" style:font-size-complex="8pt" style:font-weight-complex="normal"/>
    </style:style>
    <style:style style:name="T188" style:family="text">
      <style:text-properties style:font-name="Linux Libertine G" fo:font-size="8pt" fo:font-weight="normal" officeooo:rsid="033ca76b" style:font-size-asian="8pt" style:font-weight-asian="normal" style:font-size-complex="8pt" style:font-weight-complex="normal"/>
    </style:style>
    <style:style style:name="T189" style:family="text">
      <style:text-properties officeooo:rsid="023e91e8"/>
    </style:style>
    <style:style style:name="T190" style:family="text">
      <style:text-properties officeooo:rsid="02432253"/>
    </style:style>
    <style:style style:name="T191" style:family="text">
      <style:text-properties officeooo:rsid="024efae8"/>
    </style:style>
    <style:style style:name="T192" style:family="text">
      <style:text-properties officeooo:rsid="024c08ef"/>
    </style:style>
    <style:style style:name="T193" style:family="text">
      <style:text-properties officeooo:rsid="02553737"/>
    </style:style>
    <style:style style:name="T194" style:family="text">
      <style:text-properties officeooo:rsid="0258d416"/>
    </style:style>
    <style:style style:name="T195" style:family="text">
      <style:text-properties officeooo:rsid="025ad9bb"/>
    </style:style>
    <style:style style:name="T196" style:family="text">
      <style:text-properties officeooo:rsid="025b201b"/>
    </style:style>
    <style:style style:name="T197" style:family="text">
      <style:text-properties officeooo:rsid="025fde96"/>
    </style:style>
    <style:style style:name="T198" style:family="text">
      <style:text-properties officeooo:rsid="026b936d"/>
    </style:style>
    <style:style style:name="T199" style:family="text">
      <style:text-properties officeooo:rsid="026d7e11"/>
    </style:style>
    <style:style style:name="T200" style:family="text">
      <style:text-properties officeooo:rsid="026dd964"/>
    </style:style>
    <style:style style:name="T201" style:family="text">
      <style:text-properties officeooo:rsid="026ed200"/>
    </style:style>
    <style:style style:name="T202" style:family="text">
      <style:text-properties style:font-name="Linux Libertine G3" officeooo:rsid="026ed200" style:font-name-asian="Linux Libertine G3" style:font-name-complex="Linux Libertine G3"/>
    </style:style>
    <style:style style:name="T203" style:family="text">
      <style:text-properties style:font-name="Linux Libertine G3" officeooo:rsid="026fa809" style:font-name-asian="Linux Libertine G3" style:font-name-complex="Linux Libertine G3"/>
    </style:style>
    <style:style style:name="T204" style:family="text">
      <style:text-properties style:font-name="Linux Libertine G3" officeooo:rsid="02703713" style:font-name-asian="Linux Libertine G3" style:font-name-complex="Linux Libertine G3"/>
    </style:style>
    <style:style style:name="T205" style:family="text">
      <style:text-properties officeooo:rsid="02701875"/>
    </style:style>
    <style:style style:name="T206" style:family="text">
      <style:text-properties officeooo:rsid="0273a603"/>
    </style:style>
    <style:style style:name="T207" style:family="text">
      <style:text-properties officeooo:rsid="02772362"/>
    </style:style>
    <style:style style:name="T208" style:family="text">
      <style:text-properties officeooo:rsid="02793b29"/>
    </style:style>
    <style:style style:name="T209" style:family="text">
      <style:text-properties fo:background-color="#ffffff" loext:char-shading-value="0"/>
    </style:style>
    <style:style style:name="T210" style:family="text">
      <style:text-properties officeooo:rsid="02793b29" fo:background-color="#ffffff" loext:char-shading-value="0"/>
    </style:style>
    <style:style style:name="T211" style:family="text">
      <style:text-properties officeooo:rsid="027b99cd" fo:background-color="#ffffff" loext:char-shading-value="0"/>
    </style:style>
    <style:style style:name="T212" style:family="text">
      <style:text-properties officeooo:rsid="04849e8c" fo:background-color="#ffffff" loext:char-shading-value="0"/>
    </style:style>
    <style:style style:name="T213" style:family="text">
      <style:text-properties officeooo:rsid="027b99cd"/>
    </style:style>
    <style:style style:name="T214" style:family="text">
      <style:text-properties fo:font-variant="normal" fo:text-transform="none" fo:color="#333333" fo:letter-spacing="normal"/>
    </style:style>
    <style:style style:name="T215" style:family="text">
      <style:text-properties fo:font-variant="normal" fo:text-transform="none" fo:color="#333333" fo:letter-spacing="normal" fo:font-style="normal" fo:font-weight="normal"/>
    </style:style>
    <style:style style:name="T216" style:family="text">
      <style:text-properties fo:font-variant="normal" fo:text-transform="none" fo:color="#333333" fo:letter-spacing="normal" fo:font-style="normal" officeooo:rsid="03fdecde" style:font-style-asian="normal" style:font-style-complex="normal"/>
    </style:style>
    <style:style style:name="T217" style:family="text">
      <style:text-properties fo:font-variant="normal" fo:text-transform="none" fo:color="#333333" fo:letter-spacing="normal" officeooo:rsid="03fdecde"/>
    </style:style>
    <style:style style:name="T218" style:family="text">
      <style:text-properties fo:font-variant="normal" fo:text-transform="none" fo:color="#333333" fo:letter-spacing="normal" fo:font-style="italic" officeooo:rsid="03fdecde" style:font-style-asian="italic" style:font-style-complex="italic"/>
    </style:style>
    <style:style style:name="T219" style:family="text">
      <style:text-properties fo:font-variant="normal" fo:text-transform="none" fo:color="#333333" fo:letter-spacing="normal" officeooo:rsid="03ff826c"/>
    </style:style>
    <style:style style:name="T220" style:family="text">
      <style:text-properties fo:font-variant="normal" fo:text-transform="none" fo:color="#000000" fo:letter-spacing="normal" fo:font-style="normal" fo:background-color="transparent" loext:char-shading-value="0" style:font-weight-asian="normal" style:font-weight-complex="normal"/>
    </style:style>
    <style:style style:name="T221"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22"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23"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24"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25" style:family="text">
      <style:text-properties officeooo:rsid="0280cc24"/>
    </style:style>
    <style:style style:name="T226" style:family="text">
      <style:text-properties officeooo:rsid="02878964"/>
    </style:style>
    <style:style style:name="T227" style:family="text">
      <style:text-properties fo:font-style="normal" style:font-style-asian="normal" style:font-style-complex="normal"/>
    </style:style>
    <style:style style:name="T228" style:family="text">
      <style:text-properties fo:font-style="normal" officeooo:rsid="02033d40" style:font-style-asian="normal" style:font-style-complex="normal"/>
    </style:style>
    <style:style style:name="T229" style:family="text">
      <style:text-properties fo:font-style="normal" officeooo:rsid="0206ec09" style:font-style-asian="normal" style:font-style-complex="normal"/>
    </style:style>
    <style:style style:name="T230" style:family="text">
      <style:text-properties fo:font-style="normal" officeooo:rsid="020394fb" style:font-style-asian="normal" style:font-style-complex="normal"/>
    </style:style>
    <style:style style:name="T231" style:family="text">
      <style:text-properties fo:font-style="normal" officeooo:rsid="02ab5073" style:font-style-asian="normal" style:font-style-complex="normal"/>
    </style:style>
    <style:style style:name="T232" style:family="text">
      <style:text-properties fo:font-style="normal" officeooo:rsid="0310c7f5" style:font-style-asian="normal" style:font-style-complex="normal"/>
    </style:style>
    <style:style style:name="T233" style:family="text">
      <style:text-properties fo:font-style="normal" officeooo:rsid="03127b97" style:font-style-asian="normal" style:font-style-complex="normal"/>
    </style:style>
    <style:style style:name="T234" style:family="text">
      <style:text-properties fo:font-style="normal" officeooo:rsid="03135329" style:font-style-asian="normal" style:font-style-complex="normal"/>
    </style:style>
    <style:style style:name="T235" style:family="text">
      <style:text-properties fo:font-style="normal" officeooo:rsid="0313f084" style:font-style-asian="normal" style:font-style-complex="normal"/>
    </style:style>
    <style:style style:name="T236" style:family="text">
      <style:text-properties fo:font-style="normal" officeooo:rsid="0308ee4f" style:font-style-asian="normal" style:font-style-complex="normal"/>
    </style:style>
    <style:style style:name="T237" style:family="text">
      <style:text-properties fo:font-style="normal" officeooo:rsid="03190d92" style:font-style-asian="normal" style:font-style-complex="normal"/>
    </style:style>
    <style:style style:name="T238" style:family="text">
      <style:text-properties fo:font-style="normal" officeooo:rsid="031dc2ca" style:font-style-asian="normal" style:font-style-complex="normal"/>
    </style:style>
    <style:style style:name="T239" style:family="text">
      <style:text-properties fo:font-style="normal" officeooo:rsid="0329309c" style:font-style-asian="normal" style:font-style-complex="normal"/>
    </style:style>
    <style:style style:name="T240" style:family="text">
      <style:text-properties fo:font-style="normal" officeooo:rsid="0330e4d2" style:font-style-asian="normal" style:font-style-complex="normal"/>
    </style:style>
    <style:style style:name="T241" style:family="text">
      <style:text-properties fo:font-style="normal" officeooo:rsid="034be32f" style:font-style-asian="normal" style:font-style-complex="normal"/>
    </style:style>
    <style:style style:name="T242" style:family="text">
      <style:text-properties fo:font-style="normal" officeooo:rsid="034d590c" style:font-style-asian="normal" style:font-style-complex="normal"/>
    </style:style>
    <style:style style:name="T243" style:family="text">
      <style:text-properties fo:font-style="normal" officeooo:rsid="03954371" style:font-style-asian="normal" style:font-style-complex="normal"/>
    </style:style>
    <style:style style:name="T244" style:family="text">
      <style:text-properties fo:font-style="normal" officeooo:rsid="0396f7d8" style:font-style-asian="normal" style:font-style-complex="normal"/>
    </style:style>
    <style:style style:name="T245" style:family="text">
      <style:text-properties fo:font-style="normal" officeooo:rsid="03a2fa7d" style:font-style-asian="normal" style:font-style-complex="normal"/>
    </style:style>
    <style:style style:name="T246" style:family="text">
      <style:text-properties fo:font-style="normal" officeooo:rsid="03ce9f37" style:font-style-asian="normal" style:font-style-complex="normal"/>
    </style:style>
    <style:style style:name="T247" style:family="text">
      <style:text-properties fo:font-style="normal" officeooo:rsid="03dc8b45" style:font-style-asian="normal" style:font-style-complex="normal"/>
    </style:style>
    <style:style style:name="T248" style:family="text">
      <style:text-properties fo:font-style="normal" officeooo:rsid="03e7f6f8" style:font-style-asian="normal" style:font-style-complex="normal"/>
    </style:style>
    <style:style style:name="T249" style:family="text">
      <style:text-properties fo:font-style="normal" officeooo:rsid="03d41cba" style:font-style-asian="normal" style:font-style-complex="normal"/>
    </style:style>
    <style:style style:name="T250" style:family="text">
      <style:text-properties fo:font-style="normal" officeooo:rsid="03eb5ad1" style:font-style-asian="normal" style:font-style-complex="normal"/>
    </style:style>
    <style:style style:name="T251" style:family="text">
      <style:text-properties fo:font-style="normal" officeooo:rsid="03f49d0e" style:font-style-asian="normal" style:font-style-complex="normal"/>
    </style:style>
    <style:style style:name="T252" style:family="text">
      <style:text-properties fo:font-style="normal" officeooo:rsid="03f4f685" style:font-style-asian="normal" style:font-style-complex="normal"/>
    </style:style>
    <style:style style:name="T253" style:family="text">
      <style:text-properties fo:font-style="normal" officeooo:rsid="043b0982" style:font-style-asian="normal" style:font-style-complex="normal"/>
    </style:style>
    <style:style style:name="T254" style:family="text">
      <style:text-properties fo:font-style="normal" officeooo:rsid="04410a10" style:font-style-asian="normal" style:font-style-complex="normal"/>
    </style:style>
    <style:style style:name="T255" style:family="text">
      <style:text-properties fo:font-style="normal" officeooo:rsid="0444cd9f" style:font-style-asian="normal" style:font-style-complex="normal"/>
    </style:style>
    <style:style style:name="T256" style:family="text">
      <style:text-properties fo:font-style="normal" officeooo:rsid="04453610" style:font-style-asian="normal" style:font-style-complex="normal"/>
    </style:style>
    <style:style style:name="T257" style:family="text">
      <style:text-properties fo:font-style="normal" officeooo:rsid="0447488d" style:font-style-asian="normal" style:font-style-complex="normal"/>
    </style:style>
    <style:style style:name="T258" style:family="text">
      <style:text-properties fo:font-style="normal" officeooo:rsid="048f655e" style:font-style-asian="normal"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2b8af26" style:font-style-asian="normal" style:font-weight-asian="normal" style:font-style-complex="normal" style:font-weight-complex="normal"/>
    </style:style>
    <style:style style:name="T261" style:family="text">
      <style:text-properties fo:font-style="normal" fo:font-weight="normal" officeooo:rsid="02cabc63" style:font-style-asian="normal" style:font-weight-asian="normal" style:font-style-complex="normal" style:font-weight-complex="normal"/>
    </style:style>
    <style:style style:name="T262" style:family="text">
      <style:text-properties fo:font-style="normal" fo:font-weight="normal" officeooo:rsid="02c76cf6" style:font-style-asian="normal" style:font-weight-asian="normal" style:font-style-complex="normal" style:font-weight-complex="normal"/>
    </style:style>
    <style:style style:name="T263" style:family="text">
      <style:text-properties fo:font-style="normal" fo:font-weight="normal" officeooo:rsid="02ebfda8" style:font-style-asian="normal" style:font-weight-asian="normal" style:font-style-complex="normal" style:font-weight-complex="normal"/>
    </style:style>
    <style:style style:name="T264" style:family="text">
      <style:text-properties fo:font-style="normal" fo:font-weight="normal" officeooo:rsid="03c39c37" style:font-style-asian="normal" style:font-weight-asian="normal" style:font-style-complex="normal" style:font-weight-complex="normal"/>
    </style:style>
    <style:style style:name="T265" style:family="text">
      <style:text-properties fo:font-style="normal" fo:font-weight="normal" officeooo:rsid="03c5d3aa" style:font-style-asian="normal" style:font-weight-asian="normal" style:font-style-complex="normal" style:font-weight-complex="normal"/>
    </style:style>
    <style:style style:name="T266" style:family="text">
      <style:text-properties fo:font-style="normal" fo:font-weight="normal" officeooo:rsid="03f49d0e" style:font-style-asian="normal" style:font-weight-asian="normal" style:font-style-complex="normal" style:font-weight-complex="normal"/>
    </style:style>
    <style:style style:name="T267" style:family="text">
      <style:text-properties fo:font-style="normal" fo:font-weight="bold" fo:background-color="transparent" loext:char-shading-value="0" style:font-style-asian="normal" style:font-weight-asian="bold" style:font-style-complex="normal" style:font-weight-complex="bold"/>
    </style:style>
    <style:style style:name="T26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9" style:family="text">
      <style:text-properties fo:font-style="normal" fo:font-weight="bold" style:font-style-asian="normal" style:font-weight-asian="bold" style:font-style-complex="normal" style:font-weight-complex="bold"/>
    </style:style>
    <style:style style:name="T270" style:family="text">
      <style:text-properties fo:font-style="normal" style:text-underline-style="solid" style:text-underline-width="auto" style:text-underline-color="font-color" style:font-style-asian="normal" style:font-style-complex="normal"/>
    </style:style>
    <style:style style:name="T271" style:family="text">
      <style:text-properties fo:font-style="normal" style:text-underline-style="solid" style:text-underline-width="auto" style:text-underline-color="font-color" officeooo:rsid="03f49d0e" style:font-style-asian="normal" style:font-style-complex="normal"/>
    </style:style>
    <style:style style:name="T272" style:family="text">
      <style:text-properties fo:font-style="normal" style:text-underline-style="none" style:font-style-asian="normal" style:font-style-complex="normal"/>
    </style:style>
    <style:style style:name="T273" style:family="text">
      <style:text-properties officeooo:rsid="02907d04"/>
    </style:style>
    <style:style style:name="T274" style:family="text">
      <style:text-properties officeooo:rsid="0290a0a4"/>
    </style:style>
    <style:style style:name="T275" style:family="text">
      <style:text-properties officeooo:rsid="02940b23"/>
    </style:style>
    <style:style style:name="T276" style:family="text">
      <style:text-properties officeooo:rsid="029931fc"/>
    </style:style>
    <style:style style:name="T277" style:family="text">
      <style:text-properties officeooo:rsid="029ce29e"/>
    </style:style>
    <style:style style:name="T278" style:family="text">
      <style:text-properties officeooo:rsid="029e59ad"/>
    </style:style>
    <style:style style:name="T279" style:family="text">
      <style:text-properties style:font-name="Liberation Mono"/>
    </style:style>
    <style:style style:name="T280" style:family="text">
      <style:text-properties style:font-name="Liberation Mono" officeooo:rsid="02e8dd8e"/>
    </style:style>
    <style:style style:name="T281" style:family="text">
      <style:text-properties officeooo:rsid="02a48dfd"/>
    </style:style>
    <style:style style:name="T282" style:family="text">
      <style:text-properties officeooo:rsid="02a7a67a"/>
    </style:style>
    <style:style style:name="T283" style:family="text">
      <style:text-properties officeooo:rsid="02a7cb24"/>
    </style:style>
    <style:style style:name="T284" style:family="text">
      <style:text-properties officeooo:rsid="02a97bd6"/>
    </style:style>
    <style:style style:name="T285" style:family="text">
      <style:text-properties officeooo:rsid="02ab5073"/>
    </style:style>
    <style:style style:name="T286" style:family="text">
      <style:text-properties style:font-name="Linux Libertine G2"/>
    </style:style>
    <style:style style:name="T287" style:family="text">
      <style:text-properties style:font-name="Linux Libertine G2" fo:font-style="italic" style:font-style-asian="italic" style:font-style-complex="italic"/>
    </style:style>
    <style:style style:name="T288" style:family="text">
      <style:text-properties style:font-name="Linux Libertine G2" fo:font-style="italic" officeooo:rsid="02e8dd8e" style:font-style-asian="italic" style:font-style-complex="italic"/>
    </style:style>
    <style:style style:name="T289" style:family="text">
      <style:text-properties style:font-name="Linux Libertine G2" fo:font-size="11pt" fo:font-style="normal" style:font-size-asian="11pt" style:font-style-asian="normal" style:font-size-complex="11pt" style:font-style-complex="normal"/>
    </style:style>
    <style:style style:name="T290" style:family="text">
      <style:text-properties officeooo:rsid="02af6f6d"/>
    </style:style>
    <style:style style:name="T291" style:family="text">
      <style:text-properties officeooo:rsid="02b17471"/>
    </style:style>
    <style:style style:name="T292" style:family="text">
      <style:text-properties officeooo:rsid="02b5d4a6"/>
    </style:style>
    <style:style style:name="T293" style:family="text">
      <style:text-properties officeooo:rsid="02b9273c"/>
    </style:style>
    <style:style style:name="T294" style:family="text">
      <style:text-properties officeooo:rsid="02bb0304"/>
    </style:style>
    <style:style style:name="T295" style:family="text">
      <style:text-properties officeooo:rsid="02bc4659"/>
    </style:style>
    <style:style style:name="T296" style:family="text">
      <style:text-properties officeooo:rsid="024a360c"/>
    </style:style>
    <style:style style:name="T297" style:family="text">
      <style:text-properties officeooo:rsid="02bf10f6"/>
    </style:style>
    <style:style style:name="T298" style:family="text">
      <style:text-properties officeooo:rsid="02c0a971"/>
    </style:style>
    <style:style style:name="T299" style:family="text">
      <style:text-properties officeooo:rsid="02c28b76"/>
    </style:style>
    <style:style style:name="T300" style:family="text">
      <style:text-properties fo:color="#0000ff"/>
    </style:style>
    <style:style style:name="T301" style:family="text">
      <style:text-properties fo:color="#0000ff" fo:font-weight="bold" style:font-weight-asian="bold" style:font-weight-complex="bold"/>
    </style:style>
    <style:style style:name="T302" style:family="text">
      <style:text-properties fo:color="#0000ff" fo:font-weight="bold" officeooo:rsid="02adbdac" style:font-weight-asian="bold" style:font-weight-complex="bold"/>
    </style:style>
    <style:style style:name="T303" style:family="text">
      <style:text-properties fo:color="#0000ff" fo:font-weight="normal" style:font-weight-asian="normal" style:font-weight-complex="normal"/>
    </style:style>
    <style:style style:name="T304" style:family="text">
      <style:text-properties fo:color="#0000ff" fo:font-style="italic" fo:font-weight="normal" officeooo:rsid="03ae3096" style:font-style-asian="italic" style:font-weight-asian="normal" style:font-style-complex="italic" style:font-weight-complex="normal"/>
    </style:style>
    <style:style style:name="T305" style:family="text">
      <style:text-properties fo:color="#0000ff" fo:font-style="italic" fo:font-weight="normal" officeooo:rsid="03b2e4d2" style:font-style-asian="italic" style:font-weight-asian="normal" style:font-style-complex="italic" style:font-weight-complex="normal"/>
    </style:style>
    <style:style style:name="T306" style:family="text">
      <style:text-properties fo:color="#0000ff" fo:font-style="italic" fo:font-weight="normal" officeooo:rsid="03b42454" style:font-style-asian="italic" style:font-weight-asian="normal" style:font-style-complex="italic" style:font-weight-complex="normal"/>
    </style:style>
    <style:style style:name="T307" style:family="text">
      <style:text-properties officeooo:rsid="02cadc8b"/>
    </style:style>
    <style:style style:name="T308" style:family="text">
      <style:text-properties officeooo:rsid="02cfbfd8"/>
    </style:style>
    <style:style style:name="T309" style:family="text">
      <style:text-properties officeooo:rsid="02d59558"/>
    </style:style>
    <style:style style:name="T310" style:family="text">
      <style:text-properties officeooo:rsid="02d7a2ff"/>
    </style:style>
    <style:style style:name="T311" style:family="text">
      <style:text-properties officeooo:rsid="02dc38f3"/>
    </style:style>
    <style:style style:name="T312" style:family="text">
      <style:text-properties officeooo:rsid="02de0879"/>
    </style:style>
    <style:style style:name="T313" style:family="text">
      <style:text-properties officeooo:rsid="02e8dd8e"/>
    </style:style>
    <style:style style:name="T314" style:family="text">
      <style:text-properties officeooo:rsid="02ebfda8"/>
    </style:style>
    <style:style style:name="T315" style:family="text">
      <style:text-properties officeooo:rsid="02f0e544"/>
    </style:style>
    <style:style style:name="T316" style:family="text">
      <style:text-properties officeooo:rsid="02f10278"/>
    </style:style>
    <style:style style:name="T317" style:family="text">
      <style:text-properties officeooo:rsid="02f24203"/>
    </style:style>
    <style:style style:name="T318" style:family="text">
      <style:text-properties officeooo:rsid="02f40f21"/>
    </style:style>
    <style:style style:name="T319" style:family="text">
      <style:text-properties officeooo:rsid="02f7c2c4"/>
    </style:style>
    <style:style style:name="T320" style:family="text">
      <style:text-properties officeooo:rsid="02f88b09"/>
    </style:style>
    <style:style style:name="T321" style:family="text">
      <style:text-properties officeooo:rsid="02fbb596"/>
    </style:style>
    <style:style style:name="T322" style:family="text">
      <style:text-properties officeooo:rsid="02fbcc86"/>
    </style:style>
    <style:style style:name="T323" style:family="text">
      <style:text-properties style:font-name="Inconsolata-dz2"/>
    </style:style>
    <style:style style:name="T324" style:family="text">
      <style:text-properties style:font-name="Inconsolata-dz2" fo:font-style="normal" fo:font-weight="normal" style:font-style-asian="normal" style:font-weight-asian="normal" style:font-style-complex="normal" style:font-weight-complex="normal"/>
    </style:style>
    <style:style style:name="T325" style:family="text">
      <style:text-properties style:font-name="Inconsolata-dz2" fo:font-style="normal" fo:font-weight="normal" officeooo:rsid="02c76cf6" style:font-style-asian="normal" style:font-weight-asian="normal" style:font-style-complex="normal" style:font-weight-complex="normal"/>
    </style:style>
    <style:style style:name="T326" style:family="text">
      <style:text-properties style:font-name="Inconsolata-dz2" fo:font-style="normal" fo:font-weight="normal" officeooo:rsid="02cabc63" style:font-style-asian="normal" style:font-weight-asian="normal" style:font-style-complex="normal" style:font-weight-complex="normal"/>
    </style:style>
    <style:style style:name="T327" style:family="text">
      <style:text-properties style:font-name="Inconsolata-dz2" fo:font-style="normal" style:font-style-asian="normal" style:font-style-complex="normal"/>
    </style:style>
    <style:style style:name="T328" style:family="text">
      <style:text-properties style:font-name="Inconsolata-dz2" fo:font-style="normal" officeooo:rsid="02e8dd8e" style:font-style-asian="normal" style:font-style-complex="normal"/>
    </style:style>
    <style:style style:name="T329" style:family="text">
      <style:text-properties style:font-name="Inconsolata-dz2" officeooo:rsid="02e8dd8e"/>
    </style:style>
    <style:style style:name="T330" style:family="text">
      <style:text-properties style:font-name="Inconsolata-dz2" officeooo:rsid="02a97bd6"/>
    </style:style>
    <style:style style:name="T331" style:family="text">
      <style:text-properties style:font-name="Inconsolata-dz2" officeooo:rsid="02ac0852"/>
    </style:style>
    <style:style style:name="T332" style:family="text">
      <style:text-properties style:font-name="Inconsolata-dz2" officeooo:rsid="03a6c302"/>
    </style:style>
    <style:style style:name="T333" style:family="text">
      <style:text-properties style:font-name="Inconsolata-dz2" fo:font-size="6pt" officeooo:rsid="044e24a3" style:font-size-asian="6pt" style:font-size-complex="6pt"/>
    </style:style>
    <style:style style:name="T334" style:family="text">
      <style:text-properties style:font-weight-asian="bold" style:font-weight-complex="bold"/>
    </style:style>
    <style:style style:name="T335" style:family="text">
      <style:text-properties officeooo:rsid="02fecdba"/>
    </style:style>
    <style:style style:name="T336" style:family="text">
      <style:text-properties officeooo:rsid="030052dc"/>
    </style:style>
    <style:style style:name="T337" style:family="text">
      <style:text-properties officeooo:rsid="03061e10"/>
    </style:style>
    <style:style style:name="T338" style:family="text">
      <style:text-properties officeooo:rsid="03024a10"/>
    </style:style>
    <style:style style:name="T339" style:family="text">
      <style:text-properties officeooo:rsid="0308ee4f"/>
    </style:style>
    <style:style style:name="T340" style:family="text">
      <style:text-properties officeooo:rsid="0309ba7d"/>
    </style:style>
    <style:style style:name="T341" style:family="text">
      <style:text-properties officeooo:rsid="030a1f76"/>
    </style:style>
    <style:style style:name="T342" style:family="text">
      <style:text-properties officeooo:rsid="030f110d"/>
    </style:style>
    <style:style style:name="T343" style:family="text">
      <style:text-properties style:font-name="Inconsolata-dz3" fo:font-style="normal" style:font-style-asian="normal" style:font-style-complex="normal"/>
    </style:style>
    <style:style style:name="T344" style:family="text">
      <style:text-properties style:font-name="Inconsolata-dz3" fo:font-style="normal" officeooo:rsid="0313f084" style:font-style-asian="normal" style:font-style-complex="normal"/>
    </style:style>
    <style:style style:name="T345" style:family="text">
      <style:text-properties style:font-name="Inconsolata-dz3" officeooo:rsid="033f9584"/>
    </style:style>
    <style:style style:name="T346" style:family="text">
      <style:text-properties officeooo:rsid="03110f95"/>
    </style:style>
    <style:style style:name="T347" style:family="text">
      <style:text-properties officeooo:rsid="0311c924"/>
    </style:style>
    <style:style style:name="T348" style:family="text">
      <style:text-properties officeooo:rsid="03239c8c"/>
    </style:style>
    <style:style style:name="T349" style:family="text">
      <style:text-properties officeooo:rsid="03247c52"/>
    </style:style>
    <style:style style:name="T350" style:family="text">
      <style:text-properties officeooo:rsid="032900e4"/>
    </style:style>
    <style:style style:name="T351" style:family="text">
      <style:text-properties officeooo:rsid="032e5d5b"/>
    </style:style>
    <style:style style:name="T352" style:family="text">
      <style:text-properties officeooo:rsid="0331f143"/>
    </style:style>
    <style:style style:name="T353" style:family="text">
      <style:text-properties officeooo:rsid="0337f979"/>
    </style:style>
    <style:style style:name="T354" style:family="text">
      <style:text-properties officeooo:rsid="0339dc25"/>
    </style:style>
    <style:style style:name="T355" style:family="text">
      <style:text-properties officeooo:rsid="033db87b"/>
    </style:style>
    <style:style style:name="T356" style:family="text">
      <style:text-properties officeooo:rsid="033f9584"/>
    </style:style>
    <style:style style:name="T357" style:family="text">
      <style:text-properties officeooo:rsid="0342c402"/>
    </style:style>
    <style:style style:name="T358" style:family="text">
      <style:text-properties officeooo:rsid="0344ac48"/>
    </style:style>
    <style:style style:name="T359" style:family="text">
      <style:text-properties officeooo:rsid="034adc39"/>
    </style:style>
    <style:style style:name="T360" style:family="text">
      <style:text-properties officeooo:rsid="034b50c4"/>
    </style:style>
    <style:style style:name="T361" style:family="text">
      <style:text-properties officeooo:rsid="0353051b"/>
    </style:style>
    <style:style style:name="T362" style:family="text">
      <style:text-properties style:font-weight-asian="normal" style:font-weight-complex="normal"/>
    </style:style>
    <style:style style:name="T363" style:family="text">
      <style:text-properties officeooo:rsid="03c79373" style:font-weight-asian="normal" style:font-weight-complex="normal"/>
    </style:style>
    <style:style style:name="T364" style:family="text">
      <style:text-properties officeooo:rsid="035a13bd"/>
    </style:style>
    <style:style style:name="T365" style:family="text">
      <style:text-properties style:font-name="Times New Roman" fo:font-size="11pt" fo:font-weight="bold" officeooo:rsid="0363ce0b" style:font-size-asian="11pt" style:font-weight-asian="bold" style:font-size-complex="11pt" style:font-weight-complex="bold"/>
    </style:style>
    <style:style style:name="T366" style:family="text">
      <style:text-properties style:font-name="Times New Roman" fo:font-size="11pt" fo:font-weight="bold" officeooo:rsid="0375e218" style:font-size-asian="11pt" style:font-weight-asian="bold" style:font-size-complex="11pt" style:font-weight-complex="bold"/>
    </style:style>
    <style:style style:name="T367" style:family="text">
      <style:text-properties style:font-name="Times New Roman" fo:font-size="11pt" fo:font-weight="normal" style:font-size-asian="11pt" style:font-weight-asian="normal" style:font-size-complex="11pt" style:font-weight-complex="normal"/>
    </style:style>
    <style:style style:name="T368" style:family="text">
      <style:text-properties officeooo:rsid="035cad31"/>
    </style:style>
    <style:style style:name="T369" style:family="text">
      <style:text-properties officeooo:rsid="0361beb7"/>
    </style:style>
    <style:style style:name="T370" style:family="text">
      <style:text-properties officeooo:rsid="0362d337"/>
    </style:style>
    <style:style style:name="T371" style:family="text">
      <style:text-properties officeooo:rsid="0363ce0b"/>
    </style:style>
    <style:style style:name="T372" style:family="text">
      <style:text-properties officeooo:rsid="0366ee09"/>
    </style:style>
    <style:style style:name="T373" style:family="text">
      <style:text-properties fo:color="#000000" style:font-name="DejaVu Sans Mono" fo:font-size="7.59999990463257pt" fo:font-weight="bold" style:font-weight-asian="bold" style:font-weight-complex="bold"/>
    </style:style>
    <style:style style:name="T374" style:family="text">
      <style:text-properties fo:color="#000000" style:font-name="DejaVu Sans Mono" fo:font-size="7.59999990463257pt" fo:font-weight="normal" style:font-weight-asian="normal" style:font-weight-complex="normal"/>
    </style:style>
    <style:style style:name="T375" style:family="text">
      <style:text-properties officeooo:rsid="0375e218"/>
    </style:style>
    <style:style style:name="T376" style:family="text">
      <style:text-properties officeooo:rsid="03788180"/>
    </style:style>
    <style:style style:name="T377" style:family="text">
      <style:text-properties officeooo:rsid="0379e8b7"/>
    </style:style>
    <style:style style:name="T378" style:family="text">
      <style:text-properties officeooo:rsid="0386a763"/>
    </style:style>
    <style:style style:name="T379" style:family="text">
      <style:text-properties officeooo:rsid="0387981b"/>
    </style:style>
    <style:style style:name="T380" style:family="text">
      <style:text-properties officeooo:rsid="028e2aef"/>
    </style:style>
    <style:style style:name="T381" style:family="text">
      <style:text-properties officeooo:rsid="038c996a"/>
    </style:style>
    <style:style style:name="T382" style:family="text">
      <style:text-properties officeooo:rsid="038dc5f1"/>
    </style:style>
    <style:style style:name="T383" style:family="text">
      <style:text-properties officeooo:rsid="038eacb4"/>
    </style:style>
    <style:style style:name="T384" style:family="text">
      <style:text-properties officeooo:rsid="03915c03"/>
    </style:style>
    <style:style style:name="T385" style:family="text">
      <style:text-properties officeooo:rsid="0396f7d8"/>
    </style:style>
    <style:style style:name="T386" style:family="text">
      <style:text-properties officeooo:rsid="039a83c7"/>
    </style:style>
    <style:style style:name="T387" style:family="text">
      <style:text-properties officeooo:rsid="039bf55c"/>
    </style:style>
    <style:style style:name="T388" style:family="text">
      <style:text-properties officeooo:rsid="03a2fa7d"/>
    </style:style>
    <style:style style:name="T389" style:family="text">
      <style:text-properties officeooo:rsid="03a41be1"/>
    </style:style>
    <style:style style:name="T390" style:family="text">
      <style:text-properties officeooo:rsid="03a598b4"/>
    </style:style>
    <style:style style:name="T391" style:family="text">
      <style:text-properties officeooo:rsid="03a6c242"/>
    </style:style>
    <style:style style:name="T392" style:family="text">
      <style:text-properties officeooo:rsid="03a6c2e2"/>
    </style:style>
    <style:style style:name="T393" style:family="text">
      <style:text-properties officeooo:rsid="03a6c302"/>
    </style:style>
    <style:style style:name="T394" style:family="text">
      <style:text-properties officeooo:rsid="03b5a487"/>
    </style:style>
    <style:style style:name="T395" style:family="text">
      <style:text-properties officeooo:rsid="03b7060c"/>
    </style:style>
    <style:style style:name="T396" style:family="text">
      <style:text-properties officeooo:rsid="03b9b7a8"/>
    </style:style>
    <style:style style:name="T397" style:family="text">
      <style:text-properties officeooo:rsid="03bafdf1"/>
    </style:style>
    <style:style style:name="T398" style:family="text">
      <style:text-properties officeooo:rsid="03bc6f88"/>
    </style:style>
    <style:style style:name="T399" style:family="text">
      <style:text-properties officeooo:rsid="03c5d3aa"/>
    </style:style>
    <style:style style:name="T400" style:family="text">
      <style:text-properties officeooo:rsid="03c614e4"/>
    </style:style>
    <style:style style:name="T401" style:family="text">
      <style:text-properties officeooo:rsid="03c6dee7"/>
    </style:style>
    <style:style style:name="T402" style:family="text">
      <style:text-properties officeooo:rsid="03c7f8b5"/>
    </style:style>
    <style:style style:name="T403" style:family="text">
      <style:text-properties officeooo:rsid="03c9fea0"/>
    </style:style>
    <style:style style:name="T404" style:family="text">
      <style:text-properties officeooo:rsid="03ce9f37"/>
    </style:style>
    <style:style style:name="T405" style:family="text">
      <style:text-properties officeooo:rsid="03d41cba"/>
    </style:style>
    <style:style style:name="T406" style:family="text">
      <style:text-properties officeooo:rsid="03d7805f"/>
    </style:style>
    <style:style style:name="T407" style:family="text">
      <style:text-properties officeooo:rsid="03dcf691"/>
    </style:style>
    <style:style style:name="T408" style:family="text">
      <style:text-properties officeooo:rsid="03dedc87"/>
    </style:style>
    <style:style style:name="T409" style:family="text">
      <style:text-properties officeooo:rsid="03df6600"/>
    </style:style>
    <style:style style:name="T410" style:family="text">
      <style:text-properties officeooo:rsid="03e0f527"/>
    </style:style>
    <style:style style:name="T411" style:family="text">
      <style:text-properties officeooo:rsid="03e255f8"/>
    </style:style>
    <style:style style:name="T412" style:family="text">
      <style:text-properties officeooo:rsid="03e39dc0"/>
    </style:style>
    <style:style style:name="T413" style:family="text">
      <style:text-properties officeooo:rsid="03e58fdd"/>
    </style:style>
    <style:style style:name="T414" style:family="text">
      <style:text-properties officeooo:rsid="03eb5ad1"/>
    </style:style>
    <style:style style:name="T415" style:family="text">
      <style:text-properties officeooo:rsid="03ecc64c"/>
    </style:style>
    <style:style style:name="T416" style:family="text">
      <style:text-properties officeooo:rsid="03eeb137"/>
    </style:style>
    <style:style style:name="T417" style:family="text">
      <style:text-properties officeooo:rsid="03eee7df"/>
    </style:style>
    <style:style style:name="T418" style:family="text">
      <style:text-properties officeooo:rsid="03f184b1"/>
    </style:style>
    <style:style style:name="T419" style:family="text">
      <style:text-properties officeooo:rsid="03f1b939"/>
    </style:style>
    <style:style style:name="T420" style:family="text">
      <style:text-properties officeooo:rsid="03f49d0e"/>
    </style:style>
    <style:style style:name="T421" style:family="text">
      <style:text-properties officeooo:rsid="03f6ddf8"/>
    </style:style>
    <style:style style:name="T422" style:family="text">
      <style:text-properties officeooo:rsid="03fa3b45"/>
    </style:style>
    <style:style style:name="T423" style:family="text">
      <style:text-properties officeooo:rsid="04010ac3"/>
    </style:style>
    <style:style style:name="T424" style:family="text">
      <style:text-properties officeooo:rsid="04022433"/>
    </style:style>
    <style:style style:name="T425" style:family="text">
      <style:text-properties officeooo:rsid="040ade14"/>
    </style:style>
    <style:style style:name="T426" style:family="text">
      <style:text-properties officeooo:rsid="040b80be"/>
    </style:style>
    <style:style style:name="T427" style:family="text">
      <style:text-properties style:font-name="DejaVu Sans1" officeooo:rsid="040b80be"/>
    </style:style>
    <style:style style:name="T428" style:family="text">
      <style:text-properties officeooo:rsid="040cb411"/>
    </style:style>
    <style:style style:name="T429" style:family="text">
      <style:text-properties officeooo:rsid="040cfe12"/>
    </style:style>
    <style:style style:name="T430" style:family="text">
      <style:text-properties officeooo:rsid="040e5df7"/>
    </style:style>
    <style:style style:name="T431" style:family="text">
      <style:text-properties officeooo:rsid="041179f4"/>
    </style:style>
    <style:style style:name="T432" style:family="text">
      <style:text-properties officeooo:rsid="0412f64e"/>
    </style:style>
    <style:style style:name="T433" style:family="text">
      <style:text-properties officeooo:rsid="04155810"/>
    </style:style>
    <style:style style:name="T434" style:family="text">
      <style:text-properties officeooo:rsid="0417e8c9"/>
    </style:style>
    <style:style style:name="T435" style:family="text">
      <style:text-properties officeooo:rsid="04182342"/>
    </style:style>
    <style:style style:name="T436" style:family="text">
      <style:text-properties officeooo:rsid="041c9b43"/>
    </style:style>
    <style:style style:name="T437" style:family="text">
      <style:text-properties fo:font-size="6pt" officeooo:rsid="041c9b43" style:font-size-asian="6pt" style:font-weight-asian="normal" style:font-weight-complex="normal"/>
    </style:style>
    <style:style style:name="T438" style:family="text">
      <style:text-properties officeooo:rsid="041fdbbb"/>
    </style:style>
    <style:style style:name="T439" style:family="text">
      <style:text-properties officeooo:rsid="0421f7c0"/>
    </style:style>
    <style:style style:name="T440" style:family="text">
      <style:text-properties officeooo:rsid="0423bd08"/>
    </style:style>
    <style:style style:name="T441" style:family="text">
      <style:text-properties officeooo:rsid="04257b24"/>
    </style:style>
    <style:style style:name="T442" style:family="text">
      <style:text-properties officeooo:rsid="04271984"/>
    </style:style>
    <style:style style:name="T443" style:family="text">
      <style:text-properties officeooo:rsid="04329af4"/>
    </style:style>
    <style:style style:name="T444" style:family="text">
      <style:text-properties officeooo:rsid="043567d0"/>
    </style:style>
    <style:style style:name="T445" style:family="text">
      <style:text-properties officeooo:rsid="04372633"/>
    </style:style>
    <style:style style:name="T446" style:family="text">
      <style:text-properties officeooo:rsid="04387b59"/>
    </style:style>
    <style:style style:name="T447" style:family="text">
      <style:text-properties officeooo:rsid="043ec24b"/>
    </style:style>
    <style:style style:name="T448"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9" style:family="text">
      <style:text-properties officeooo:rsid="04408656"/>
    </style:style>
    <style:style style:name="T450" style:family="text">
      <style:text-properties officeooo:rsid="04410a10"/>
    </style:style>
    <style:style style:name="T451" style:family="text">
      <style:text-properties officeooo:rsid="04487cf0"/>
    </style:style>
    <style:style style:name="T452" style:family="text">
      <style:text-properties officeooo:rsid="044ba956"/>
    </style:style>
    <style:style style:name="T453" style:family="text">
      <style:text-properties officeooo:rsid="044ccc60"/>
    </style:style>
    <style:style style:name="T454" style:family="text">
      <style:text-properties officeooo:rsid="044e24a3"/>
    </style:style>
    <style:style style:name="T455" style:family="text">
      <style:text-properties officeooo:rsid="04599112"/>
    </style:style>
    <style:style style:name="T456" style:family="text">
      <style:text-properties officeooo:rsid="045cfa45"/>
    </style:style>
    <style:style style:name="T457" style:family="text">
      <style:text-properties officeooo:rsid="045d592e"/>
    </style:style>
    <style:style style:name="T458" style:family="text">
      <style:text-properties officeooo:rsid="046265a2"/>
    </style:style>
    <style:style style:name="T459" style:family="text">
      <style:text-properties officeooo:rsid="04680555"/>
    </style:style>
    <style:style style:name="T460" style:family="text">
      <style:text-properties officeooo:rsid="04692c81"/>
    </style:style>
    <style:style style:name="T461" style:family="text">
      <style:text-properties officeooo:rsid="046b62bb"/>
    </style:style>
    <style:style style:name="T462" style:family="text">
      <style:text-properties officeooo:rsid="046be7bb"/>
    </style:style>
    <style:style style:name="T463" style:family="text">
      <style:text-properties officeooo:rsid="046c0f1f"/>
    </style:style>
    <style:style style:name="T464" style:family="text">
      <style:text-properties officeooo:rsid="046f0def"/>
    </style:style>
    <style:style style:name="T465" style:family="text">
      <style:text-properties officeooo:rsid="047bcfd8"/>
    </style:style>
    <style:style style:name="T466" style:family="text">
      <style:text-properties officeooo:rsid="047ce031"/>
    </style:style>
    <style:style style:name="T467" style:family="text">
      <style:text-properties officeooo:rsid="04804722"/>
    </style:style>
    <style:style style:name="T468" style:family="text">
      <style:text-properties officeooo:rsid="04805578"/>
    </style:style>
    <style:style style:name="T469" style:family="text">
      <style:text-properties officeooo:rsid="04829ffe"/>
    </style:style>
    <style:style style:name="T470" style:family="text">
      <style:text-properties officeooo:rsid="048500d3"/>
    </style:style>
    <style:style style:name="T471" style:family="text">
      <style:text-properties officeooo:rsid="0488dcdb"/>
    </style:style>
    <style:style style:name="T472" style:family="text">
      <style:text-properties officeooo:rsid="048ad9f2"/>
    </style:style>
    <style:style style:name="T473" style:family="text">
      <style:text-properties officeooo:rsid="048b533d"/>
    </style:style>
    <style:style style:name="T474" style:family="text">
      <style:text-properties officeooo:rsid="0492d56d"/>
    </style:style>
    <style:style style:name="T475" style:family="text">
      <style:text-properties officeooo:rsid="049c2808"/>
    </style:style>
    <style:style style:name="T476" style:family="text">
      <style:text-properties officeooo:rsid="049f919e"/>
    </style:style>
    <style:style style:name="T477" style:family="text">
      <style:text-properties officeooo:rsid="04a3bd40"/>
    </style:style>
    <style:style style:name="T478" style:family="text">
      <style:text-properties officeooo:rsid="04a15f9e" fo:background-color="#ffff00" loext:char-shading-value="0"/>
    </style:style>
    <style:style style:name="T479" style:family="text">
      <style:text-properties officeooo:rsid="04aad0f7"/>
    </style:style>
    <style:style style:name="T480" style:family="text">
      <style:text-properties officeooo:rsid="04ab910f"/>
    </style:style>
    <style:style style:name="T481" style:family="text">
      <style:text-properties officeooo:rsid="04ae38e6"/>
    </style:style>
    <style:style style:name="T482" style:family="text">
      <style:text-properties officeooo:rsid="04ae8fd2"/>
    </style:style>
    <style:style style:name="T483" style:family="text">
      <style:text-properties officeooo:rsid="04b18f78"/>
    </style:style>
    <style:style style:name="T484" style:family="text">
      <style:text-properties officeooo:rsid="04b06395"/>
    </style:style>
    <style:style style:name="T485" style:family="text">
      <style:text-properties officeooo:rsid="04b81ed9"/>
    </style:style>
    <style:style style:name="T486" style:family="text">
      <style:text-properties officeooo:rsid="04bc7a10"/>
    </style:style>
    <style:style style:name="T487" style:family="text">
      <style:text-properties officeooo:rsid="04c743c6"/>
    </style:style>
    <style:style style:name="T488" style:family="text">
      <style:text-properties officeooo:rsid="04c8da56"/>
    </style:style>
    <style:style style:name="T489" style:family="text">
      <style:text-properties officeooo:rsid="04c95cc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4"><text:a xlink:type="simple" xlink:href="#__RefHeading___Toc6216_1570332519" text:style-name="Index_20_Link" text:visited-style-name="Index_20_Link">1.CRATE: Clinical records anonymisation and text extraction<text:tab/>1</text:a></text:p>
          <text:p text:style-name="P534"><text:a xlink:type="simple" xlink:href="#__RefHeading___Toc6218_1570332519" text:style-name="Index_20_Link" text:visited-style-name="Index_20_Link">2.Overview<text:tab/>4</text:a></text:p>
          <text:p text:style-name="P534"><text:a xlink:type="simple" xlink:href="#__RefHeading___Toc6220_1570332519" text:style-name="Index_20_Link" text:visited-style-name="Index_20_Link">3.Package elements in brief<text:tab/>6</text:a></text:p>
          <text:p text:style-name="P536"><text:a xlink:type="simple" xlink:href="#__RefHeading___Toc6222_1570332519" text:style-name="Index_20_Link" text:visited-style-name="Index_20_Link">3.1.Terminology<text:tab/>6</text:a></text:p>
          <text:p text:style-name="P536"><text:a xlink:type="simple" xlink:href="#__RefHeading___Toc22216_1898371605" text:style-name="Index_20_Link" text:visited-style-name="Index_20_Link">3.2.Database connections<text:tab/>6</text:a></text:p>
          <text:p text:style-name="P536"><text:a xlink:type="simple" xlink:href="#__RefHeading___Toc7125_1912352588" text:style-name="Index_20_Link" text:visited-style-name="Index_20_Link">3.3.Preprocessing<text:tab/>6</text:a></text:p>
          <text:p text:style-name="P536"><text:a xlink:type="simple" xlink:href="#__RefHeading___Toc6224_1570332519" text:style-name="Index_20_Link" text:visited-style-name="Index_20_Link">3.4.Data dictionary generation and editing<text:tab/>6</text:a></text:p>
          <text:p text:style-name="P536"><text:a xlink:type="simple" xlink:href="#__RefHeading___Toc6226_1570332519" text:style-name="Index_20_Link" text:visited-style-name="Index_20_Link">3.5.Anonymisation<text:tab/>6</text:a></text:p>
          <text:p text:style-name="P536"><text:a xlink:type="simple" xlink:href="#__RefHeading___Toc6228_1570332519" text:style-name="Index_20_Link" text:visited-style-name="Index_20_Link">3.6.Natural language processing (NLP)<text:tab/>7</text:a></text:p>
          <text:p text:style-name="P536"><text:a xlink:type="simple" xlink:href="#__RefHeading___Toc6230_1570332519" text:style-name="Index_20_Link" text:visited-style-name="Index_20_Link">3.7.Web front end<text:tab/>7</text:a></text:p>
          <text:p text:style-name="P536"><text:a xlink:type="simple" xlink:href="#__RefHeading___Toc8668_111518022" text:style-name="Index_20_Link" text:visited-style-name="Index_20_Link">3.8.Testing and additional tools<text:tab/>7</text:a></text:p>
          <text:p text:style-name="P534"><text:a xlink:type="simple" xlink:href="#__RefHeading___Toc7165_1912352588" text:style-name="Index_20_Link" text:visited-style-name="Index_20_Link">4.Installation<text:tab/>8</text:a></text:p>
          <text:p text:style-name="P536"><text:a xlink:type="simple" xlink:href="#__RefHeading___Toc8670_111518022" text:style-name="Index_20_Link" text:visited-style-name="Index_20_Link">4.1.URLs for CRATE source code<text:tab/>8</text:a></text:p>
          <text:p text:style-name="P536"><text:a xlink:type="simple" xlink:href="#__RefHeading___Toc6234_1570332519" text:style-name="Index_20_Link" text:visited-style-name="Index_20_Link">4.2.Ubuntu installation from Debian package<text:tab/>8</text:a></text:p>
          <text:p text:style-name="P536"><text:a xlink:type="simple" xlink:href="#__RefHeading___Toc6236_1570332519" text:style-name="Index_20_Link" text:visited-style-name="Index_20_Link">4.3.Installation for any OS<text:tab/>8</text:a></text:p>
          <text:p text:style-name="P534"><text:a xlink:type="simple" xlink:href="#__RefHeading___Toc6254_1570332519" text:style-name="Index_20_Link" text:visited-style-name="Index_20_Link">5.Data and database prerequisites<text:tab/>11</text:a></text:p>
          <text:p text:style-name="P536"><text:a xlink:type="simple" xlink:href="#__RefHeading___Toc22218_1898371605" text:style-name="Index_20_Link" text:visited-style-name="Index_20_Link">5.1.Source database(s)<text:tab/>11</text:a></text:p>
          <text:p text:style-name="P536"><text:a xlink:type="simple" xlink:href="#__RefHeading___Toc22220_1898371605" text:style-name="Index_20_Link" text:visited-style-name="Index_20_Link">5.2.Destination database(s)<text:tab/>11</text:a></text:p>
          <text:p text:style-name="P536"><text:a xlink:type="simple" xlink:href="#__RefHeading___Toc22222_1898371605" text:style-name="Index_20_Link" text:visited-style-name="Index_20_Link">5.3.Secret administrative database(s)<text:tab/>11</text:a></text:p>
          <text:p text:style-name="P536"><text:a xlink:type="simple" xlink:href="#__RefHeading___Toc22224_1898371605" text:style-name="Index_20_Link" text:visited-style-name="Index_20_Link">5.4.Web site administrative database<text:tab/>11</text:a></text:p>
          <text:p text:style-name="P534"><text:a xlink:type="simple" xlink:href="#__RefHeading___Toc8819_1172218664" text:style-name="Index_20_Link" text:visited-style-name="Index_20_Link">6.The preprocessing tools<text:tab/>12</text:a></text:p>
          <text:p text:style-name="P536"><text:a xlink:type="simple" xlink:href="#__RefHeading___Toc7127_1912352588" text:style-name="Index_20_Link" text:visited-style-name="Index_20_Link">6.1.Command-line options: crate_postcodes<text:tab/>12</text:a></text:p>
          <text:p text:style-name="P536"><text:a xlink:type="simple" xlink:href="#__RefHeading___Toc7129_1912352588" text:style-name="Index_20_Link" text:visited-style-name="Index_20_Link">6.2.Command-line options: crate_preprocess_rio<text:tab/>13</text:a></text:p>
          <text:p text:style-name="P534"><text:a xlink:type="simple" xlink:href="#__RefHeading___Toc8821_1172218664" text:style-name="Index_20_Link" text:visited-style-name="Index_20_Link">7.The anonymiser<text:tab/>15</text:a></text:p>
          <text:p text:style-name="P536"><text:a xlink:type="simple" xlink:href="#__RefHeading___Toc6238_1570332519" text:style-name="Index_20_Link" text:visited-style-name="Index_20_Link">7.1.Configuring the anonymiser<text:tab/>15</text:a></text:p>
          <text:p text:style-name="P536"><text:a xlink:type="simple" xlink:href="#__RefHeading___Toc8823_1172218664" text:style-name="Index_20_Link" text:visited-style-name="Index_20_Link">7.2.Specimen anonymiser config<text:tab/>15</text:a></text:p>
          <text:p text:style-name="P536"><text:a xlink:type="simple" xlink:href="#__RefHeading___Toc7131_1912352588" text:style-name="Index_20_Link" text:visited-style-name="Index_20_Link">7.3.Command-line options: crate_anonymise<text:tab/>30</text:a></text:p>
          <text:p text:style-name="P536"><text:a xlink:type="simple" xlink:href="#__RefHeading___Toc7133_1912352588" text:style-name="Index_20_Link" text:visited-style-name="Index_20_Link">7.4.Command-line options: crate_anonymise_multiprocess<text:tab/>31</text:a></text:p>
          <text:p text:style-name="P534"><text:a xlink:type="simple" xlink:href="#__RefHeading___Toc8825_1172218664" text:style-name="Index_20_Link" text:visited-style-name="Index_20_Link">8.The NLP manager<text:tab/>32</text:a></text:p>
          <text:p text:style-name="P536"><text:a xlink:type="simple" xlink:href="#__RefHeading___Toc6242_1570332519" text:style-name="Index_20_Link" text:visited-style-name="Index_20_Link">8.1.Configuring the NLP manager<text:tab/>32</text:a></text:p>
          <text:p text:style-name="P536"><text:a xlink:type="simple" xlink:href="#__RefHeading___Toc22226_1898371605" text:style-name="Index_20_Link" text:visited-style-name="Index_20_Link">8.2.Detail<text:tab/>32</text:a></text:p>
          <text:p text:style-name="P536"><text:a xlink:type="simple" xlink:href="#__RefHeading___Toc22228_1898371605" text:style-name="Index_20_Link" text:visited-style-name="Index_20_Link">8.3.GATE handling<text:tab/>33</text:a></text:p>
          <text:p text:style-name="P536"><text:a xlink:type="simple" xlink:href="#__RefHeading___Toc22230_1898371605" text:style-name="Index_20_Link" text:visited-style-name="Index_20_Link">8.4.MedEx-UIMA handling<text:tab/>33</text:a></text:p>
          <text:p text:style-name="P536"><text:a xlink:type="simple" xlink:href="#__RefHeading___Toc22232_1898371605" text:style-name="Index_20_Link" text:visited-style-name="Index_20_Link">8.5.Built-in regular expression NLP processors<text:tab/>33</text:a></text:p>
          <text:p text:style-name="P536"><text:a xlink:type="simple" xlink:href="#__RefHeading___Toc22234_1898371605" text:style-name="Index_20_Link" text:visited-style-name="Index_20_Link">8.6.Multiple simultaneous NLP processors<text:tab/>35</text:a></text:p>
          <text:p text:style-name="P536"><text:a xlink:type="simple" xlink:href="#__RefHeading___Toc6244_1570332519" text:style-name="Index_20_Link" text:visited-style-name="Index_20_Link">8.7.Specimen NLP config file<text:tab/>35</text:a></text:p>
          <text:p text:style-name="P536"><text:a xlink:type="simple" xlink:href="#__RefHeading___Toc7145_1912352588" text:style-name="Index_20_Link" text:visited-style-name="Index_20_Link">8.8.Command-line options: crate_nlp_build_gate_java_interface<text:tab/>44</text:a></text:p>
          <text:p text:style-name="P536"><text:a xlink:type="simple" xlink:href="#__RefHeading___Toc22236_1898371605" text:style-name="Index_20_Link" text:visited-style-name="Index_20_Link">8.9.Command-line options: crate_nlp_build_medex_java_interface<text:tab/>45</text:a></text:p>
          <text:p text:style-name="P536"><text:a xlink:type="simple" xlink:href="#__RefHeading___Toc22238_1898371605" text:style-name="Index_20_Link" text:visited-style-name="Index_20_Link">8.10.Command-line options: crate_nlp_build_medex_itself<text:tab/>45</text:a></text:p>
          <text:p text:style-name="P536"><text:a xlink:type="simple" xlink:href="#__RefHeading___Toc7135_1912352588" text:style-name="Index_20_Link" text:visited-style-name="Index_20_Link">8.11.Command-line options: crate_nlp<text:tab/>45</text:a></text:p>
          <text:p text:style-name="P536"><text:a xlink:type="simple" xlink:href="#__RefHeading___Toc7137_1912352588" text:style-name="Index_20_Link" text:visited-style-name="Index_20_Link">8.12.Command-line options: crate_nlp_multiprocess<text:tab/>48</text:a></text:p>
          <text:p text:style-name="P534"><text:a xlink:type="simple" xlink:href="#__RefHeading___Toc8827_1172218664" text:style-name="Index_20_Link" text:visited-style-name="Index_20_Link">9.Administering the web site<text:tab/>49</text:a></text:p>
          <text:p text:style-name="P536"><text:a xlink:type="simple" xlink:href="#__RefHeading___Toc6246_1570332519" text:style-name="Index_20_Link" text:visited-style-name="Index_20_Link">9.1.Configuring the web front end<text:tab/>49</text:a></text:p>
          <text:p text:style-name="P536"><text:a xlink:type="simple" xlink:href="#__RefHeading___Toc7161_1912352588" text:style-name="Index_20_Link" text:visited-style-name="Index_20_Link">9.2.Command-line options: crate_print_demo_crateweb_config<text:tab/>49</text:a></text:p>
          <text:p text:style-name="P536"><text:a xlink:type="simple" xlink:href="#__RefHeading___Toc6248_1570332519" text:style-name="Index_20_Link" text:visited-style-name="Index_20_Link">9.3.Specimen web front end config file<text:tab/>49</text:a></text:p>
          <text:p text:style-name="P536"><text:soft-page-break/><text:a xlink:type="simple" xlink:href="#__RefHeading___Toc7147_1912352588" text:style-name="Index_20_Link" text:visited-style-name="Index_20_Link">9.4.Command-line options: crate_generate_new_django_secret_key<text:tab/>56</text:a></text:p>
          <text:p text:style-name="P536"><text:a xlink:type="simple" xlink:href="#__RefHeading___Toc7151_1912352588" text:style-name="Index_20_Link" text:visited-style-name="Index_20_Link">9.5.Command-line options: crate_django_manage<text:tab/>56</text:a></text:p>
          <text:p text:style-name="P536"><text:a xlink:type="simple" xlink:href="#__RefHeading___Toc7153_1912352588" text:style-name="Index_20_Link" text:visited-style-name="Index_20_Link">9.6.Command-line options: crate_launch_django_server<text:tab/>57</text:a></text:p>
          <text:p text:style-name="P536"><text:a xlink:type="simple" xlink:href="#__RefHeading___Toc7155_1912352588" text:style-name="Index_20_Link" text:visited-style-name="Index_20_Link">9.7.Command-line options: crate_launch_cherrypy_server<text:tab/>58</text:a></text:p>
          <text:p text:style-name="P536"><text:a xlink:type="simple" xlink:href="#__RefHeading___Toc7157_1912352588" text:style-name="Index_20_Link" text:visited-style-name="Index_20_Link">9.8.Command-line options: crate_launch_celery<text:tab/>59</text:a></text:p>
          <text:p text:style-name="P536"><text:a xlink:type="simple" xlink:href="#__RefHeading___Toc7159_1912352588" text:style-name="Index_20_Link" text:visited-style-name="Index_20_Link">9.9.Command-line options: crate_launch_flower<text:tab/>59</text:a></text:p>
          <text:p text:style-name="P536"><text:a xlink:type="simple" xlink:href="#__RefHeading___Toc7163_1912352588" text:style-name="Index_20_Link" text:visited-style-name="Index_20_Link">9.10.Command-line options: crate_windows_service<text:tab/>59</text:a></text:p>
          <text:p text:style-name="P536"><text:a xlink:type="simple" xlink:href="#__RefHeading___Toc22240_1898371605" text:style-name="Index_20_Link" text:visited-style-name="Index_20_Link">9.11.Configuring for Apache<text:tab/>59</text:a></text:p>
          <text:p text:style-name="P534"><text:a xlink:type="simple" xlink:href="#__RefHeading___Toc8829_1172218664" text:style-name="Index_20_Link" text:visited-style-name="Index_20_Link">10.Using the web site<text:tab/>62</text:a></text:p>
          <text:p text:style-name="P536"><text:a xlink:type="simple" xlink:href="#__RefHeading___Toc22242_1898371605" text:style-name="Index_20_Link" text:visited-style-name="Index_20_Link">10.1.Research queries<text:tab/>62</text:a></text:p>
          <text:p text:style-name="P535"><text:a xlink:type="simple" xlink:href="#__RefHeading___Toc22244_1898371605" text:style-name="Index_20_Link" text:visited-style-name="Index_20_Link">10.1.1.Raw SQL mode<text:tab/>62</text:a></text:p>
          <text:p text:style-name="P535"><text:a xlink:type="simple" xlink:href="#__RefHeading___Toc22246_1898371605" text:style-name="Index_20_Link" text:visited-style-name="Index_20_Link">10.1.2.Query builder<text:tab/>62</text:a></text:p>
          <text:p text:style-name="P535"><text:a xlink:type="simple" xlink:href="#__RefHeading___Toc22248_1898371605" text:style-name="Index_20_Link" text:visited-style-name="Index_20_Link">10.1.3.Patient finder<text:tab/>62</text:a></text:p>
          <text:p text:style-name="P534"><text:a xlink:type="simple" xlink:href="#__RefHeading___Toc22250_1898371605" text:style-name="Index_20_Link" text:visited-style-name="Index_20_Link">11.Ancillary tools<text:tab/>63</text:a></text:p>
          <text:p text:style-name="P536"><text:a xlink:type="simple" xlink:href="#__RefHeading___Toc7139_1912352588" text:style-name="Index_20_Link" text:visited-style-name="Index_20_Link">11.1.Command-line options: crate_make_demo_database<text:tab/>63</text:a></text:p>
          <text:p text:style-name="P536"><text:a xlink:type="simple" xlink:href="#__RefHeading___Toc7143_1912352588" text:style-name="Index_20_Link" text:visited-style-name="Index_20_Link">11.2.Command-line options: crate_test_anonymisation<text:tab/>63</text:a></text:p>
          <text:p text:style-name="P536"><text:a xlink:type="simple" xlink:href="#__RefHeading___Toc7149_1912352588" text:style-name="Index_20_Link" text:visited-style-name="Index_20_Link">11.3.Command-line options: crate_estimate_mysql_memory_usage<text:tab/>64</text:a></text:p>
          <text:p text:style-name="P534"><text:a xlink:type="simple" xlink:href="#__RefHeading___Toc6250_1570332519" text:style-name="Index_20_Link" text:visited-style-name="Index_20_Link">12.Internal database interfaces<text:tab/>65</text:a></text:p>
          <text:p text:style-name="P536"><text:a xlink:type="simple" xlink:href="#__RefHeading___Toc22252_1898371605" text:style-name="Index_20_Link" text:visited-style-name="Index_20_Link">12.1.FreeTDS<text:tab/>69</text:a></text:p>
          <text:p text:style-name="P536"><text:a xlink:type="simple" xlink:href="#__RefHeading___Toc6252_1570332519" text:style-name="Index_20_Link" text:visited-style-name="Index_20_Link">12.2.Summary<text:tab/>71</text:a></text:p>
          <text:p text:style-name="P534"><text:a xlink:type="simple" xlink:href="#__RefHeading___Toc6256_1570332519" text:style-name="Index_20_Link" text:visited-style-name="Index_20_Link">13.Reminder of common TCP/IP ports<text:tab/>72</text:a></text:p>
          <text:p text:style-name="P534"><text:a xlink:type="simple" xlink:href="#__RefHeading___Toc6258_1570332519" text:style-name="Index_20_Link" text:visited-style-name="Index_20_Link">14.Technical notes<text:tab/>73</text:a></text:p>
          <text:p text:style-name="P536"><text:a xlink:type="simple" xlink:href="#__RefHeading___Toc6260_1570332519" text:style-name="Index_20_Link" text:visited-style-name="Index_20_Link">14.1.Cross-platform hosting<text:tab/>73</text:a></text:p>
          <text:p text:style-name="P536"><text:a xlink:type="simple" xlink:href="#__RefHeading___Toc6262_1570332519" text:style-name="Index_20_Link" text:visited-style-name="Index_20_Link">14.2.Converting to SQLAlchemy<text:tab/>74</text:a></text:p>
          <text:p text:style-name="P536"><text:a xlink:type="simple" xlink:href="#__RefHeading___Toc8745_1172218664" text:style-name="Index_20_Link" text:visited-style-name="Index_20_Link">14.3.Installing Python 3.4 on Ubuntu 16.04<text:tab/>75</text:a></text:p>
          <text:p text:style-name="P534"><text:a xlink:type="simple" xlink:href="#__RefHeading___Toc6266_1570332519" text:style-name="Index_20_Link" text:visited-style-name="Index_20_Link">15.Troubleshooting<text:tab/>77</text:a></text:p>
          <text:p text:style-name="P536"><text:a xlink:type="simple" xlink:href="#__RefHeading___Toc6268_1570332519" text:style-name="Index_20_Link" text:visited-style-name="Index_20_Link">15.1.Can’t connect to MySQL, even manually<text:tab/>77</text:a></text:p>
          <text:p text:style-name="P536"><text:a xlink:type="simple" xlink:href="#__RefHeading___Toc6270_1570332519" text:style-name="Index_20_Link" text:visited-style-name="Index_20_Link">15.2.ImportError: No module named ‘{mysqldb, pyodbc, ...}’<text:tab/>77</text:a></text:p>
          <text:p text:style-name="P536"><text:a xlink:type="simple" xlink:href="#__RefHeading___Toc6272_1570332519" text:style-name="Index_20_Link" text:visited-style-name="Index_20_Link">15.3.[…] “Connection is busy with results for another command” […]<text:tab/>77</text:a></text:p>
          <text:p text:style-name="P536"><text:a xlink:type="simple" xlink:href="#__RefHeading___Toc6274_1570332519" text:style-name="Index_20_Link" text:visited-style-name="Index_20_Link">15.4.How do I reconfigure MySQL?<text:tab/>77</text:a></text:p>
          <text:p text:style-name="P536"><text:a xlink:type="simple" xlink:href="#__RefHeading___Toc6276_1570332519" text:style-name="Index_20_Link" text:visited-style-name="Index_20_Link">15.5.I can’t restart the CRATE Windows Service cleanly<text:tab/>78</text:a></text:p>
          <text:p text:style-name="P536"><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36"><text:a xlink:type="simple" xlink:href="#__RefHeading___Toc6278_1570332519" text:style-name="Index_20_Link" text:visited-style-name="Index_20_Link">15.7.403 Forbidden: CSRF verification failed<text:tab/>79</text:a></text:p>
          <text:p text:style-name="P536"><text:a xlink:type="simple" xlink:href="#__RefHeading___Toc6280_1570332519" text:style-name="Index_20_Link" text:visited-style-name="Index_20_Link">15.8.Under Windows Server: OSError(“Port 443 not free on ‘127.0.0.1’”)<text:tab/>79</text:a></text:p>
          <text:p text:style-name="P536"><text:a xlink:type="simple" xlink:href="#__RefHeading___Toc6282_1570332519" text:style-name="Index_20_Link" text:visited-style-name="Index_20_Link">15.9.crate_launch_cherrypy_server can’t find its config files<text:tab/>79</text:a></text:p>
          <text:p text:style-name="P536"><text:a xlink:type="simple" xlink:href="#__RefHeading___Toc6284_1570332519" text:style-name="Index_20_Link" text:visited-style-name="Index_20_Link">15.10.“Your connection is not private...” browser error<text:tab/>79</text:a></text:p>
          <text:p text:style-name="P536"><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36"><text:a xlink:type="simple" xlink:href="#__RefHeading___Toc8747_1172218664" text:style-name="Index_20_Link" text:visited-style-name="Index_20_Link">15.12.Table names are always lower case using MySQL under Windows<text:tab/>80</text:a></text:p>
          <text:p text:style-name="P536"><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36"><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36"><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36"><text:a xlink:type="simple" xlink:href="#__RefHeading___Toc22262_1898371605" text:style-name="Index_20_Link" text:visited-style-name="Index_20_Link">15.16.From the front end: “No connection could be made because the target machine actively refused it”<text:tab/>80</text:a></text:p>
          <text:p text:style-name="P536"><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36"><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36"><text:a xlink:type="simple" xlink:href="#__RefHeading___Toc50624_1042973175" text:style-name="Index_20_Link" text:visited-style-name="Index_20_Link">15.19.From Windows: messages like “UnRtf: … has stopped working”<text:tab/>82</text:a></text:p>
          <text:p text:style-name="P536"><text:a xlink:type="simple" xlink:href="#__RefHeading___Toc50626_1042973175" text:style-name="Index_20_Link" text:visited-style-name="Index_20_Link">15.20.Control Panel looks blank in Windows 2008 Server<text:tab/>83</text:a></text:p>
          <text:p text:style-name="P534"><text:a xlink:type="simple" xlink:href="#__RefHeading___Toc6288_1570332519" text:style-name="Index_20_Link" text:visited-style-name="Index_20_Link">16.Change history<text:tab/>84</text:a></text:p>
          <text:p text:style-name="P534"><text:a xlink:type="simple" xlink:href="#__RefHeading___Toc6264_1570332519" text:style-name="Index_20_Link" text:visited-style-name="Index_20_Link">17.To do<text:tab/>89</text:a></text:p>
        </text:index-body>
      </text:table-of-content>
      <text:p text:style-name="P51"/>
      <text:h text:style-name="P677" text:outline-level="1"/>
      <text:h text:style-name="P690" text:outline-level="1"><text:bookmark-start text:name="__RefHeading___Toc6218_1570332519"/>Overview<text:bookmark-end text:name="__RefHeading___Toc6218_1570332519"/></text:h>
      <text:p text:style-name="P36">A description is provided in Cardinal (<text:span text:style-name="T468">2017</text:span>) “<text:span text:style-name="T468">Clinical records anonymisation and text extraction (CRATE): an open-source software system”, </text:span><text:span text:style-name="T23">BMC Medical Informatics and Decision Making </text:span><text:span text:style-name="T468">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91"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701"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702"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43">https://en.wikipedia.org/wiki/Database_normalization</text:p></text:note-body></text:note> and you want to de-normalize it to make life easier for your researchers.</text:p>
      <text:p text:style-name="P49">CRATE provides the following optional pre-processing steps:</text:p>
      <text:list xml:id="list6187049095605903937" text:style-name="L1">
        <text:list-item>
          <text:p text:style-name="P554"><text:span text:style-name="Code_5f_inline"><text:span text:style-name="T29">crate_postcodes</text:span></text:span>: takes a downloaded UK ONS Postcode Database (ONS PD) file and inserts it into a database, for later linking to your source data.</text:p>
        </text:list-item>
        <text:list-item>
          <text:p text:style-name="P554"><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9">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9">which is essentially a spreadsheet with one row for every column in the source database.</text:span></text:p>
      <text:p text:style-name="P52"><text:span text:style-name="T79">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9"> to start a data dictionary, or </text:span><text:span text:style-name="Code_5f_inline"><text:span text:style-name="T29">crate_anonymise --incrementaldd</text:span></text:span><text:span text:style-name="T79">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9">in the form of options named ‘ddgen...’.</text:span></text:p>
      <text:p text:style-name="P52"><text:span text:style-name="T79">To be more helpful, preprocessors (including </text:span><text:span text:style-name="Code_5f_inline"><text:span text:style-name="T362">crate_preprocess_rio</text:span></text:span><text:span text:style-name="T79">) can create these options for you; see the </text:span><text:span text:style-name="Code_5f_inline"><text:span text:style-name="T362">--settings-filename</text:span></text:span><text:span text:style-name="T79">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7">crate_</text:span></text:span><text:span text:style-name="Code_5f_inline"><text:span text:style-name="T72">anonymise --democonfig</text:span></text:span> to generate <text:soft-page-break/>a demonstration file. <text:span text:style-name="T371">(For some database, like RiO, you can mix in the suggested options from </text:span><text:span text:style-name="Code_5f_inline"><text:span text:style-name="T57">crate_preprocess_rio</text:span></text:span><text:span text:style-name="T371">.)</text:span></text:p>
      <text:h text:style-name="Heading_20_2" text:outline-level="2"><text:bookmark-start text:name="__RefHeading___Toc6228_1570332519"/>Natural language processing <text:span text:style-name="T369">(NLP)</text:span><text:bookmark-end text:name="__RefHeading___Toc6228_1570332519"/></text:h>
      <text:p text:style-name="P57"><text:span text:style-name="T144">You can use the </text:span><text:bookmark-start text:name="__DdeLink__8655_111518022"/><text:span text:style-name="Code_5f_inline"><text:span text:style-name="T67">crate_</text:span></text:span><text:span text:style-name="Code_5f_inline"><text:span text:style-name="T68">nlp</text:span></text:span><text:bookmark-end text:name="__DdeLink__8655_111518022"/><text:span text:style-name="T144"> (or </text:span><text:span text:style-name="Code_5f_inline"><text:span text:style-name="T67">crate_</text:span></text:span><text:span text:style-name="Code_5f_inline"><text:span text:style-name="T68">nlp</text:span></text:span><text:span text:style-name="Code_5f_inline"><text:span text:style-name="T67">_multiprocess</text:span></text:span><text:span text:style-name="T144">) commands to pass text from one or more databases/tables/columns, to an external NLP tool, and the structured data back to a database table.</text:span></text:p>
      <text:p text:style-name="P108"><text:span text:style-name="T144">C</text:span><text:span text:style-name="T139">RATE includes some built-in natural language tools, including regular expression (regex) parsers for numerical results.</text:span></text:p>
      <text:p text:style-name="P57"><text:span text:style-name="T145">The GATE NLP 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gate_java_interface</text:span></text:span><text:span text:style-name="T145"> to </text:span><text:span text:style-name="T146">build this before you use it for the first time.</text:span></text:p>
      <text:p text:style-name="P109"><text:span text:style-name="T145">The </text:span><text:span text:style-name="T154">MedEx-UIMA </text:span><text:span text:style-name="T145">system is </text:span><text:span text:style-name="T153">also </text:span><text:span text:style-name="T145">supported, </text:span><text:span text:style-name="T146">via a Java program. Use </text:span><text:span text:style-name="Code_5f_inline"><text:span text:style-name="T67">crate_</text:span></text:span><text:span text:style-name="Code_5f_inline"><text:span text:style-name="T69">nlp_build</text:span></text:span><text:span text:style-name="Code_5f_inline"><text:span text:style-name="T71">_medex_java_interface</text:span></text:span><text:span text:style-name="T145"> to </text:span><text:span text:style-name="T146">build this before you use it for the first time.</text:span></text:p>
      <text:p text:style-name="P56"><text:span text:style-name="T145">This tool uses a configuration file that you create and edit. Use </text:span><text:span text:style-name="Code_5f_inline"><text:span text:style-name="T67">crate_</text:span></text:span><text:span text:style-name="Code_5f_inline"><text:span text:style-name="T72">nlp --democonfig</text:span></text:span><text:span text:style-name="T145"> to generate a demonstration file.</text:span></text:p>
      <text:h text:style-name="P704" text:outline-level="2"><text:bookmark-start text:name="__RefHeading___Toc6230_1570332519"/>Web front end<text:bookmark-end text:name="__RefHeading___Toc6230_1570332519"/></text:h>
      <text:p text:style-name="P18">CRATE offers a web front end that supports researcher access to the data, <text:span text:style-name="T370">and allows managers to operate a specific consent-to-contact process.</text:span></text:p>
      <text:p text:style-name="P47"><text:span text:style-name="T139">It uses a configuration file. Use </text:span><text:bookmark-start text:name="__DdeLink__11867_631349966"/><text:span text:style-name="Code_5f_inline"><text:span text:style-name="T65">crate_print_demo_crateweb_config</text:span></text:span><text:bookmark-end text:name="__DdeLink__11867_631349966"/><text:span text:style-name="T139"> to create a starting config that you can edit, and </text:span><text:span text:style-name="Code_5f_inline"><text:span text:style-name="T67">crate_</text:span></text:span><text:span text:style-name="Code_5f_inline"><text:span text:style-name="T65">generate_new_django_secret_key</text:span></text:span><text:span text:style-name="T139"> to generate a random secret key for your site (which goes into the config).</text:span></text:p>
      <text:p text:style-name="P47"><text:span text:style-name="T139">The </text:span><text:span text:style-name="Code_5f_inline"><text:span text:style-name="T67">crate_</text:span></text:span><text:span text:style-name="Code_5f_inline"><text:span text:style-name="T65">django_manage</text:span></text:span><text:span text:style-name="T139"> command provides options for building the structure of the admin database (migrate); collecting statically served files (</text:span><text:span text:style-name="Code_5f_inline"><text:span text:style-name="T65">collectstatic</text:span></text:span><text:span text:style-name="T139">); creating a superuser (</text:span><text:span text:style-name="Code_5f_inline"><text:span text:style-name="T65">createsuperuser</text:span></text:span><text:span text:style-name="T139">); manually changing a password (</text:span><text:span text:style-name="Code_5f_inline"><text:span text:style-name="T65">changepassword</text:span></text:span><text:span text:style-name="T139">); populating a consent database (</text:span><text:span text:style-name="Code_5f_inline"><text:span text:style-name="T65">populate</text:span></text:span><text:span text:style-name="T139">); testing the back-end messaging system by sending an e-mail (</text:span><text:span text:style-name="Code_5f_inline"><text:span text:style-name="T65">test_email</text:span></text:span><text:span text:style-name="T139">); and a few other things that other scripts provide more convenient interfaces to.</text:span></text:p>
      <text:p text:style-name="P19">Other scripts include:</text:p>
      <text:list xml:id="list5256644544896205628" text:style-name="L2">
        <text:list-item>
          <text:p text:style-name="P555"><text:span text:style-name="Code_5f_inline"><text:span text:style-name="T69">crate_launch_django_server</text:span></text:span><text:span text:style-name="T146"> for a test Django server;</text:span></text:p>
        </text:list-item>
        <text:list-item>
          <text:p text:style-name="P555"><text:span text:style-name="Code_5f_inline"><text:span text:style-name="T69">crate_launch_cherrypy_server</text:span></text:span><text:span text:style-name="T146"> to launch a production-grade CherryPy server;</text:span></text:p>
        </text:list-item>
        <text:list-item>
          <text:p text:style-name="P555"><text:span text:style-name="Code_5f_inline"><text:span text:style-name="T69">crate_launch_celery</text:span></text:span><text:span text:style-name="T146"> to launch the Celery message-handling backend;</text:span></text:p>
        </text:list-item>
        <text:list-item>
          <text:p text:style-name="P555"><text:span text:style-name="Code_5f_inline"><text:span text:style-name="T69">crate_launch_flower</text:span></text:span><text:span text:style-name="T146"> for the Flower tool to monitor the Celery/RabbitMQ backend;</text:span></text:p>
        </text:list-item>
        <text:list-item>
          <text:p text:style-name="P556"><text:span text:style-name="Code_5f_inline"><text:span text:style-name="T69">crate_windows_service</text:span></text:span><text:span text:style-name="T146"> to set up or test a Windows service for the web server system. </text:span><text:span text:style-name="T156">(The CRATE Windows service does the equivalent of running both </text:span><text:span text:style-name="Code_5f_inline"><text:span text:style-name="T438">crate_launch_cherrypy_server</text:span></text:span><text:span text:style-name="T156"> and </text:span><text:span text:style-name="Code_5f_inline"><text:span text:style-name="T438">crate_launch_celery</text:span></text:span><text:span text:style-name="T156">, in the background.)</text:span></text:p>
        </text:list-item>
      </text:list>
      <text:h text:style-name="P703" text:outline-level="2"><text:bookmark-start text:name="__RefHeading___Toc8668_111518022"/>Testing and additional tools<text:bookmark-end text:name="__RefHeading___Toc8668_111518022"/></text:h>
      <text:p text:style-name="P19">Other tools include:</text:p>
      <text:list xml:id="list8540075824888062317" text:style-name="L3">
        <text:list-item>
          <text:p text:style-name="P557"><text:span text:style-name="Code_5f_inline"><text:span text:style-name="T67">crate_</text:span></text:span><text:span text:style-name="Code_5f_inline"><text:span text:style-name="T65">make_demo_database</text:span></text:span><text:span text:style-name="T139">: creates a demonstration database for testing.</text:span></text:p>
        </text:list-item>
        <text:list-item>
          <text:p text:style-name="P557"><text:span text:style-name="Code_5f_inline"><text:span text:style-name="T67">crate_</text:span></text:span><text:span text:style-name="Code_5f_inline"><text:span text:style-name="T65">test_anonymisation</text:span></text:span><text:span text:style-name="T139">: fetches raw and anonymised data (from a source and a destination database), for a human to compare with a tool like Meld to verify the accuracy of anonymisation.</text:span></text:p>
        </text:list-item>
        <text:list-item>
          <text:p text:style-name="P557"><text:span text:style-name="Code_5f_inline"><text:span text:style-name="T67">crate_</text:span></text:span><text:span text:style-name="Code_5f_inline"><text:span text:style-name="T65">estimate_mysql_memory_usage</text:span></text:span><text:span text:style-name="T139">: estimates the memory footprint of MySQL.</text:span></text:p>
        </text:list-item>
      </text:list>
      <text:h text:style-name="P678" text:outline-level="1"/>
      <text:h text:style-name="P679" text:outline-level="1"/>
      <text:h text:style-name="P692" text:outline-level="1"><text:bookmark-start text:name="__RefHeading___Toc7165_1912352588"/>Installation<text:bookmark-end text:name="__RefHeading___Toc7165_1912352588"/></text:h>
      <text:h text:style-name="P705" text:outline-level="2"><text:bookmark-start text:name="__RefHeading___Toc8670_111518022"/>URLs <text:span text:style-name="T364">for CRATE source code</text:span><text:bookmark-end text:name="__RefHeading___Toc8670_111518022"/></text:h>
      <text:list xml:id="list1062990138222070103" text:style-name="L4">
        <text:list-item>
          <text:p text:style-name="P558">https://github.com/RudolfCardinal/crate (for source)</text:p>
        </text:list-item>
        <text:list-item>
          <text:p text:style-name="P558">https://pypi.io/project/crate-anon/ (for <text:span text:style-name="Code_5f_inline">pip install crate-anon</text:span>)</text:p>
        </text:list-item>
      </text:list>
      <text:h text:style-name="P705"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7"><text:span text:style-name="T279"><text:tab/></text:span><text:span text:style-name="T323">sudo gdebi crate-</text:span><text:span text:style-name="T287">version</text:span><text:span text:style-name="T327">.deb</text:span></text:p>
      <text:p text:style-name="P22">(If you don’t have gdebi, install it with <text:span text:style-name="Code_5f_inline">sudo apt-get install gdebi</text:span>.)</text:p>
      <text:h text:style-name="P705" text:outline-level="2"><text:bookmark-start text:name="__RefHeading___Toc6236_1570332519"/>Installation <text:span text:style-name="T278">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10">Step</text:p>
          </table:table-cell>
          <table:table-cell table:style-name="Table6.A1" office:value-type="string">
            <text:p text:style-name="P211">Ubuntu Linux <text:span text:style-name="T302">(but: you shouldn’t need to do any of this; use the Debian package, as above)</text:span></text:p>
          </table:table-cell>
          <table:table-cell table:style-name="Table6.C1" office:value-type="string">
            <text:p text:style-name="P211">Windows</text:p>
          </table:table-cell>
        </table:table-row>
        <table:table-row>
          <table:table-cell table:style-name="Table6.A2" office:value-type="string">
            <text:p text:style-name="P210">Install Python 3.4</text:p>
          </table:table-cell>
          <table:table-cell table:style-name="Table6.A2" office:value-type="string">
            <text:p text:style-name="P210">Built in, <text:span text:style-name="T284">or: </text:span><text:span text:style-name="T323">sudo apt-get install </text:span><text:span text:style-name="T330">python3.4-dev</text:span></text:p>
          </table:table-cell>
          <table:table-cell table:style-name="Table6.C2" office:value-type="string">
            <text:p text:style-name="P210">https://www.python.org/ → Downloads</text:p>
          </table:table-cell>
        </table:table-row>
        <table:table-row>
          <table:table-cell table:style-name="Table6.A2" office:value-type="string">
            <text:p text:style-name="P210">Install RabbitMQ</text:p>
          </table:table-cell>
          <table:table-cell table:style-name="Table6.A2" office:value-type="string">
            <text:p text:style-name="P374">sudo apt-get install rabbitmq</text:p>
            <text:p text:style-name="P375">Check it’s working: sudo rabbitmqctl status</text:p>
          </table:table-cell>
          <table:table-cell table:style-name="Table6.C2" office:value-type="string">
            <text:p text:style-name="P210">Download/install Erlang from http://www.erlang.org/downloads. <text:span text:style-name="T291">The 32-bit Windows download (Erlang/OTP 18.3) does not work on Windows XP, so everything that follows has been tested on </text:span><text:span text:style-name="T47">Windows 10, </text:span><text:span text:style-name="T48">64-bit</text:span><text:span text:style-name="T47">.</text:span></text:p>
            <text:p text:style-name="P210"/>
            <text:p text:style-name="P210">Download/install RabbitMQ from https://www.rabbitmq.com/ →<text:span text:style-name="T290"> Download. (If you use the default installer, it will find Erlang automatically.)</text:span></text:p>
            <text:p text:style-name="P212"/>
            <text:p text:style-name="P212">Check it’s working: <text:span text:style-name="T5">Start → RabbitMQ Server → RabbitMQ Command Prompt (sbin dir)</text:span>. Then type <text:span text:style-name="T331">rabbitmqctl status</text:span>. <text:span text:style-name="T292">It’s helpful to do this, because you need to tell Windows to allow the various bits of RabbitMQ/Erlang to communicate over internal networks, and (under Windows 10) this triggers the appropriate prompts.</text:span></text:p>
            <text:p text:style-name="P212"/>
            <text:p text:style-name="P213">For additional RabbitMQ help see https://cmatskas.com/getting-started-with-rabbitmq-on-windows/.</text:p>
          </table:table-cell>
        </table:table-row>
        <table:table-row>
          <table:table-cell table:style-name="Table6.A2" office:value-type="string">
            <text:p text:style-name="P214">Install a Java development kit, to compile support for GATE NLP.</text:p>
          </table:table-cell>
          <table:table-cell table:style-name="Table6.A2" office:value-type="string">
            <text:p text:style-name="P214">Usually built in.</text:p>
          </table:table-cell>
          <table:table-cell table:style-name="Table6.C2" office:value-type="string">
            <text:p text:style-name="P214">Download/run the Java Development Kit installer from Oracle.</text:p>
          </table:table-cell>
        </table:table-row>
        <table:table-row>
          <table:table-cell table:style-name="Table6.A2" office:value-type="string">
            <text:p text:style-name="P215">Install GATE.</text:p>
          </table:table-cell>
          <table:table-cell table:style-name="Table6.C2" table:number-columns-spanned="2" office:value-type="string">
            <text:p text:style-name="P215">Download and install GATE from https://gate.ac.uk/download/</text:p>
          </table:table-cell>
          <table:covered-table-cell/>
        </table:table-row>
        <table:table-row>
          <table:table-cell table:style-name="Table6.A2" office:value-type="string">
            <text:p text:style-name="P210">Create a Python virtual environment <text:span text:style-name="T283">(an isolated set of Python programs that won’t interfere with any other Python things) </text:span>and install CRATE. <text:span text:style-name="T281">Choose your own directory name (replace the bits in bold).</text:span></text:p>
          </table:table-cell>
          <table:table-cell table:style-name="Table6.A2" office:value-type="string">
            <text:p text:style-name="P376">python3.4 -m virtualenv <text:span text:style-name="T29">~/venvs/crate</text:span></text:p>
            <text:p text:style-name="P376"><text:span text:style-name="T79">source </text:span><text:span text:style-name="T29">~/venvs/crate</text:span><text:span text:style-name="T79">/bin/activate</text:span></text:p>
            <text:p text:style-name="P386">python -m pip install --upgrade pip</text:p>
            <text:p text:style-name="P386">pip install crate-anon</text:p>
          </table:table-cell>
          <table:table-cell table:style-name="Table6.C2" office:value-type="string">
            <text:p text:style-name="P377">C:\Python34\python.exe -m ensurepip</text:p>
            <text:p text:style-name="P377">C:\Python34\python.exe -m pip install --upgrade pip</text:p>
            <text:p text:style-name="P377">C:\Python34\python.exe -m pip install --upgrade virtualenv</text:p>
            <text:p text:style-name="P377">C:\Python34\python.exe -m virtualenv <text:span text:style-name="T29">C:\venvs\crate</text:span></text:p>
            <text:p text:style-name="P387">C:\venvs\crate<text:span text:style-name="T79">\Scripts\activate</text:span></text:p>
            <text:p text:style-name="P386">pip install crate-anon</text:p>
          </table:table-cell>
        </table:table-row>
        <table:table-row>
          <table:table-cell table:style-name="Table6.A2" office:value-type="string">
            <text:p text:style-name="P200">Ensure any necessary third-party text extractor tools are installed and on the PATH. </text:p>
          </table:table-cell>
          <table:table-cell table:style-name="Table6.C2" table:number-columns-spanned="2" office:value-type="string">
            <text:p text:style-name="P369">Good extractors are built in for:</text:p>
            <text:list xml:id="list7708752913739469712" text:style-name="L5">
              <text:list-item>
                <text:p text:style-name="P542"><text:span text:style-name="T312">Office Open XML (</text:span>DOCX, DOCM<text:span text:style-name="T312">), for Microsoft Word 2007 onwards;</text:span></text:p>
              </text:list-item>
              <text:list-item>
                <text:p text:style-name="P542">HTM(L), XML;</text:p>
              </text:list-item>
              <text:list-item>
                <text:p text:style-name="P542"><text:span text:style-name="T312">Open Document text format (</text:span>ODT<text:span text:style-name="T312">), for OpenOffice/LibreOffice;</text:span></text:p>
              </text:list-item>
              <text:list-item>
                <text:p text:style-name="P542">plain text (LOG, TXT).</text:p>
              </text:list-item>
            </text:list>
            <text:p text:style-name="P351">For some, there is a fallback converter built in, but third-party tools are faster:</text:p>
            <text:list xml:id="list190729591376875" text:continue-numbering="true" text:style-name="L5">
              <text:list-item>
                <text:p text:style-name="P542">PDF: speed improves by installing <text:span text:style-name="T29">pdftotext</text:span><text:span text:style-name="T79"> (Ubuntu: sudo apt-get install poppler-utils; for Windows see http://blog.alivate.com.au/poppler-windows/, then install it and add it to the PATH).</text:span></text:p>
              </text:list-item>
              <text:list-item>
                <text:p text:style-name="P542"><text:span text:style-name="T312">Rich Text Format (</text:span>RTF<text:span text:style-name="T312">)</text:span>: speed improves by installing <text:span text:style-name="T29">unrtf</text:span><text:span text:style-name="T79"> (Ubuntu: sudo apt-get install unrtf; for Windows see http://gnuwin32.sourceforge.net/packages/unrtf.htm, then install it and add it to the PATH).</text:span></text:p>
              </text:list-item>
            </text:list>
            <text:p text:style-name="P351">For some, you will need an external tool:</text:p>
            <text:list xml:id="list190729107147106" text:continue-numbering="true" text:style-name="L5">
              <text:list-item>
                <text:p text:style-name="P542">For <text:span text:style-name="T312">Microsoft Word 2–2003 binary (</text:span>DOC<text:span text:style-name="T312">)</text:span> files, you will need <text:span text:style-name="T29">antiword</text:span><text:span text:style-name="T79"> (Ubuntu: sudo apt-get install antiword; for Windows see http://www.winfield.demon.nl/, then install it and add it to the PATH).</text:span></text:p>
              </text:list-item>
              <text:list-item>
                <text:p text:style-name="P542"><text:span text:style-name="T79">As a fallback tool (“extract text from anything”), CRATE will use </text:span><text:span text:style-name="T29">strings</text:span><text:span text:style-name="T79"> or </text:span><text:span text:style-name="T29">strings2</text:span><text:span text:style-name="T79">, whichever it finds first. The </text:span><text:span text:style-name="T29">strings</text:span><text:span text:style-name="T79"> is part of Linux by default; for Windows, see </text:span><text:span text:style-name="T105">https://technet.microsoft.com/en-us/sysinternals/strings.aspx or </text:span><text:span text:style-name="T79">http://split-code.com/strings2.html (then install it and add it to the PATH).</text:span></text:p>
              </text:list-item>
            </text:list>
            <text:p text:style-name="P370">If you install any manually, check they run.</text:p>
          </table:table-cell>
          <table:covered-table-cell/>
        </table:table-row>
        <table:table-row>
          <table:table-cell table:style-name="Table6.A2" office:value-type="string">
            <text:p text:style-name="P201">Check that your text extractors are available and visible to CRATE via the PATH. Pass any extensions <text:span text:style-name="T310">for which </text:span>you want to see a report.</text:p>
          </table:table-cell>
          <table:table-cell table:style-name="Table6.C2" table:number-columns-spanned="2" office:value-type="string">
            <text:p text:style-name="P378">crate_anonymise --<text:span text:style-name="T309">checkextractor</text:span> .doc .docx .odt .pdf .<text:span text:style-name="T309">rtf </text:span>.txt None</text:p>
          </table:table-cell>
          <table:covered-table-cell/>
        </table:table-row>
        <table:table-row>
          <table:table-cell table:style-name="Table6.A2" office:value-type="string">
            <text:p text:style-name="P202"><text:span text:style-name="T29">Optional.</text:span> If you want to install C-based Python libraries, you’ll need a C/C++ compiler for Python 3.4.</text:p>
          </table:table-cell>
          <table:table-cell table:style-name="Table6.A2" office:value-type="string">
            <text:p text:style-name="P354">Built in.</text:p>
          </table:table-cell>
          <table:table-cell table:style-name="Table6.C2" office:value-type="string">
            <text:p text:style-name="P354"><text:span text:style-name="T311">Tricky as t</text:span>he official compiler for Python 3.4 is Visual Studio 2010 (VC++ 10.0; MSC_VER=1600; see http://stackoverflow.com/questions/29909330). To map Visual C++/Studio versions to compiler numbers, see http://stackoverflow.com/questions/2676763. <text:span text:style-name="T311">For more detail see </text:span>http://stackoverflow.com/questions/2817869 . <text:span text:style-name="T311">Essentially, this can be hard (e.g. on 64-bit Windows or with later compilers).</text:span></text:p>
            <text:p text:style-name="P372"/>
            <text:p text:style-name="P354"><text:span text:style-name="T29">FUTURE PLANS: </text:span><text:span text:style-name="T79">use Python 3.5, which supports Visual C++ 14.0 = Visual Studio 2015 (MSC_VER=1900). </text:span><text:span text:style-name="T106">At present the necessary dependencies do not work cleanly.</text:span></text:p>
          </table:table-cell>
        </table:table-row>
        <table:table-row>
          <table:table-cell table:style-name="Table6.A2" office:value-type="string">
            <text:p text:style-name="P216">Optional. <text:span text:style-name="T79">Install OS prerequisites for some database drivers, required for the next step.</text:span></text:p>
          </table:table-cell>
          <table:table-cell table:style-name="Table6.A2" office:value-type="string">
            <text:p text:style-name="P355">For MySQLdb (mysql-python):</text:p>
            <text:list xml:id="list2424424349982658780" text:style-name="L6">
              <text:list-item>
                <text:p text:style-name="P549">sudo apt-get install mysql</text:p>
              </text:list-item>
            </text:list>
          </table:table-cell>
          <table:table-cell table:style-name="Table6.C2" office:value-type="string">
            <text:p text:style-name="P356">For MySQLdb (mysql-python), <text:span text:style-name="T282">mysqlclient, or any other Python 3.4 module that needs to build itself from C/C++ source:</text:span></text:p>
            <text:list xml:id="list190728575080669" text:continue-list="list190729107147106" text:style-name="L5">
              <text:list-item>
                <text:p text:style-name="P543"><text:span text:style-name="T282">I</text:span>nstall Microsoft Visual Studio 2010 (Visual C++ 10.0) or Visual C++ Express 2010. Under 64-bit Windows, <text:span text:style-name="T282">or if you have a later version of Visual Studio, </text:span>see also http://stackoverflow.com/questions/28251314; you’ll need to se the VS100COMNTOOLS environment variable.</text:p>
              </text:list-item>
            </text:list>
            <text:p text:style-name="P352"><text:soft-page-break/>For psycopg2:</text:p>
            <text:list xml:id="list2447015288216784867" text:style-name="L7">
              <text:list-item>
                <text:p text:style-name="P544">Install PostgreSQL.</text:p>
              </text:list-item>
            </text:list>
          </table:table-cell>
        </table:table-row>
        <table:table-row>
          <table:table-cell table:style-name="Table6.A2" office:value-type="string">
            <text:p text:style-name="P210"><text:span text:style-name="T29">Optional. </text:span>Install Python drivers for the databases you wish to use. <text:span text:style-name="T285">You probably only need </text:span><text:span text:style-name="T9">one</text:span><text:span text:style-name="T231"> set of drivers for each database!</text:span></text:p>
          </table:table-cell>
          <table:table-cell table:style-name="Table6.C2" table:number-columns-spanned="2" office:value-type="string">
            <text:p text:style-name="P217">MySQL</text:p>
            <text:list xml:id="list7204410474154716166" text:style-name="L8">
              <text:list-item>
                <text:p text:style-name="P550">pip install mysql-python</text:p>
              </text:list-item>
              <text:list-item>
                <text:p text:style-name="P550">pip install mysqlclient</text:p>
              </text:list-item>
              <text:list-item>
                <text:p text:style-name="P551">Install MySQL Connector/Python from http://dev.mysql.com/downloads/connector/python/, <text:span text:style-name="T335">or use pip to install as per the URL for the version you’d like at https://pypi.python.org/pypi/mysql-connector-python</text:span></text:p>
              </text:list-item>
              <text:list-item>
                <text:p text:style-name="P550">pip install pymysql</text:p>
              </text:list-item>
            </text:list>
            <text:p text:style-name="P217">SQL Server <text:span text:style-name="T428">under Windows</text:span></text:p>
            <text:list xml:id="list8517173665067025526" text:style-name="L9">
              <text:list-item>
                <text:p text:style-name="P721"><text:span text:style-name="T452"># </text:span>pip install pymssql django-pymssql</text:p>
              </text:list-item>
              <text:list-item>
                <text:p text:style-name="P721"><text:span text:style-name="T452"># </text:span>pip install django-pyodbc-azure</text:p>
              </text:list-item>
              <text:list-item>
                <text:p text:style-name="P724">pip install pyodbc <text:s/># probably best for SQLAlchemy, via ODBC</text:p>
              </text:list-item>
              <text:list-item>
                <text:p text:style-name="P724">pip install django-mssql <text:s/># probably best for Django, via ADO</text:p>
              </text:list-item>
            </text:list>
            <text:p text:style-name="P217"><text:bookmark-start text:name="__DdeLink__12470_641545525"/>PostgreSQL</text:p>
            <text:list xml:id="list5624074116746318588" text:style-name="L10">
              <text:list-item>
                <text:p text:style-name="P722">pip install psycopg2<text:bookmark-end text:name="__DdeLink__12470_641545525"/></text:p>
              </text:list-item>
            </text:list>
          </table:table-cell>
          <table:covered-table-cell/>
        </table:table-row>
        <table:table-row>
          <table:table-cell table:style-name="Table6.A2" office:value-type="string">
            <text:p text:style-name="P209">Optional</text:p>
          </table:table-cell>
          <table:table-cell table:style-name="Table6.C2" table:number-columns-spanned="2" office:value-type="string">
            <text:p text:style-name="P209">Make things faster:</text:p>
            <text:list xml:id="list190728371228735" text:continue-numbering="true" text:style-name="L10">
              <text:list-item>
                <text:p text:style-name="P723"><text:span text:style-name="T333">pip install </text:span><text:span text:style-name="T454">mmh3 <text:s/># C version of MurmurHash3</text:span></text:p>
              </text:list-item>
            </text:list>
          </table:table-cell>
          <table:covered-table-cell/>
        </table:table-row>
        <table:table-row>
          <table:table-cell table:style-name="Table6.A2" office:value-type="string">
            <text:p text:style-name="P203">Build the CRATE NLP interface to your GATE system</text:p>
          </table:table-cell>
          <table:table-cell table:style-name="Table6.C2" table:number-columns-spanned="2" office:value-type="string">
            <text:p text:style-name="P379">crate_nlp_build<text:span text:style-name="T393">_gate_</text:span>java<text:span text:style-name="T393">_interface</text:span> --help</text:p>
            <text:p text:style-name="P390"><text:span text:style-name="T329">crate_nlp_build</text:span><text:span text:style-name="T332">_gate_</text:span><text:span text:style-name="T329">java</text:span><text:span text:style-name="T332">_interface</text:span><text:span text:style-name="T329"> --javac</text:span><text:span text:style-name="T313"> </text:span><text:span text:style-name="T288">java_compiler_filename</text:span><text:span text:style-name="T10"> </text:span><text:span text:style-name="T328">--gatedir</text:span><text:span text:style-name="T10"> </text:span><text:span text:style-name="T288">GATE_DIRECTORY</text:span></text:p>
            <text:p text:style-name="P366"/>
            <text:p text:style-name="P367">For example, on Windows:</text:p>
            <text:p text:style-name="P367"/>
            <text:p text:style-name="P380">crate_nlp_build<text:span text:style-name="T393">_gate_</text:span>java<text:span text:style-name="T393">_interface</text:span> --javac "C:\Program Files\Java\jdk1.8.0_91\bin\javac.exe" --gatedir "C:\Program Files\GATE_Developer_8.1"</text:p>
            <text:p text:style-name="P366"/>
            <text:p text:style-name="P368">Once built, you can run the script again with an additional <text:span text:style-name="T280">--</text:span><text:span text:style-name="T279">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4">Configure the various parts of CRATE for your system.</text:p>
          </table:table-cell>
          <table:table-cell table:style-name="Table6.C2" table:number-columns-spanned="2" office:value-type="string">
            <text:p text:style-name="P357"><text:span text:style-name="T103">The anonymiser and NLP manager are run on an ad-hoc or regularly scheduled basis, and do not need to be kept running continuously. </text:span><text:span text:style-name="T102">For the <text:s/></text:span><text:span text:style-name="T50">anonymiser, </text:span><text:span text:style-name="T102">you will need a .INI-style configuration file that the </text:span><text:span text:style-name="T50">CRATE_ANON_CONFIG</text:span><text:span text:style-name="T102"> environment variable points to when the anonymiser is run (and a .TSV format data dictionary that the configuration file points to). For the </text:span><text:span text:style-name="T50">NLP manager, </text:span><text:span text:style-name="T102">you will need </text:span><text:span text:style-name="T103">another .INI-style configuration file that the </text:span><text:span text:style-name="T51">CRATE_NLP_CONFIG </text:span><text:span text:style-name="T103">environment variable points to when the NLP manager is run.</text:span></text:p>
            <text:p text:style-name="P371"/>
            <text:p text:style-name="P358"><text:span text:style-name="T294">For the </text:span><text:span text:style-name="T50">web service, </text:span><text:span text:style-name="T103">which you will want to run continuously, </text:span><text:span text:style-name="T102">you will need a Python </text:span><text:span text:style-name="T103">(Django) </text:span><text:span text:style-name="T102">configuration file that the </text:span><text:span text:style-name="T50">CRATE_WEB_LOCAL_SETTINGS</text:span><text:span text:style-name="T102"> environment variable points to when the web server processes are run. </text:span><text:span text:style-name="T119">Use </text:span><text:span text:style-name="Code_5f_inline"><text:span text:style-name="T437">crate_print_demo_crateweb_config</text:span></text:span><text:span text:style-name="T119"> to make a new one, and edit it for your own settings.</text:span></text:p>
            <text:p text:style-name="P371"/>
            <text:p text:style-name="P359"><text:span text:style-name="T29">See below</text:span><text:span text:style-name="T79"> for details of these configuration files.</text:span></text:p>
          </table:table-cell>
          <table:covered-table-cell/>
        </table:table-row>
        <table:table-row>
          <table:table-cell table:style-name="Table6.A2" office:value-type="string">
            <text:p text:style-name="P205">Build the admin database for the web interface. <text:span text:style-name="T299">Set up static files for service. </text:span>Create a superuser.</text:p>
          </table:table-cell>
          <table:table-cell table:style-name="Table6.C2" table:number-columns-spanned="2" office:value-type="string">
            <text:p text:style-name="P360">Create the database yourself using your normal database management tool. Make sure that the config file pointed to by the CRATE_WEB_LOCAL_SETTINGS environment variable is <text:span text:style-name="T436">set up to point </text:span>to <text:span text:style-name="T436">the database</text:span>. From the activated virtual environment:</text:p>
            <text:p text:style-name="P360"/>
            <text:p text:style-name="P381">crate_django_manage migrate</text:p>
            <text:p text:style-name="P381"><text:bookmark-start text:name="__DdeLink__13261_967511998"/>crate_django_manage collectstatic<text:bookmark-end text:name="__DdeLink__13261_967511998"/></text:p>
            <text:p text:style-name="P382">crate_django_manage <text:span text:style-name="T463">populate</text:span></text:p>
            <text:p text:style-name="P381">crate_django_manage createsuperuser</text:p>
          </table:table-cell>
          <table:covered-table-cell/>
        </table:table-row>
        <table:table-row>
          <table:table-cell table:style-name="Table6.A2" office:value-type="string">
            <text:p text:style-name="P206">Test the web server and message queue</text:p>
          </table:table-cell>
          <table:table-cell table:style-name="Table6.C2" table:number-columns-spanned="2" office:value-type="string">
            <text:p text:style-name="P361">In two separate command windows, with the virtual environment activated in each, run the following two programs:</text:p>
            <text:p text:style-name="P361"/>
            <text:p text:style-name="P383">crate_launch_cherrypy_server</text:p>
            <text:p text:style-name="P383"/>
            <text:p text:style-name="P383">crate_launch_celery --<text:span text:style-name="T307">debug</text:span></text:p>
            <text:p text:style-name="P353"/>
            <text:p text:style-name="P353">Browse to the web site. Choose <text:span text:style-name="T29">‘Test message queue by sending an e-mail to the RDBM’.</text:span><text:span text:style-name="T79"> If an e-mail arrives, that’s good. </text:span><text:span text:style-name="T104">If you can’t see the web site, there’s a configuration problem. If you can see the web site but no e-mail arrives, </text:span><text:span text:style-name="T79">check:</text:span></text:p>
            <text:list xml:id="list5486643619913719684" text:style-name="L11">
              <text:list-item>
                <text:p text:style-name="P545"><text:span text:style-name="T79">that e-mail </text:span><text:span text:style-name="T27">server</text:span><text:span text:style-name="T259"> and the RDBM e-mail </text:span><text:span text:style-name="T27">destination</text:span><text:span text:style-name="T259"> are correctly configured in the Django config file (as per CRATE_WEB_LOCAL_SETTINGS);</text:span></text:p>
              </text:list-item>
              <text:list-item>
                <text:p text:style-name="P548">check the Django log;</text:p>
              </text:list-item>
              <text:list-item>
                <text:p text:style-name="P548">check the Celery log;</text:p>
              </text:list-item>
              <text:list-item>
                <text:p text:style-name="P546"><text:span text:style-name="T259">from the RabbitMQ administrative command prompt, run </text:span><text:span text:style-name="T325">rabbitmqctl list_queues </text:span><text:span text:style-name="T326">name messages consumers</text:span><text:span text:style-name="T262">; </text:span><text:span text:style-name="T261">this shows each queue’s name along with the number of messages in the queue and the number of consumers. If the number of messages is stuck at &gt;0, they’re not being consumed properly.</text:span></text:p>
              </text:list-item>
              <text:list-item>
                <text:p text:style-name="P547"><text:span text:style-name="T261">r</text:span><text:span text:style-name="T259">un </text:span><text:span text:style-name="T324">crate_launch_flower</text:span><text:span text:style-name="T259"> and browse to http://localhost:5555/ to explore the messaging system.</text:span></text:p>
              </text:list-item>
            </text:list>
          </table:table-cell>
          <table:covered-table-cell/>
        </table:table-row>
        <table:table-row>
          <table:table-cell table:style-name="Table6.A2" office:value-type="string">
            <text:p text:style-name="P207">Configure the web service (Django + Celery) parts of CRATE to run automatically.</text:p>
          </table:table-cell>
          <table:table-cell table:style-name="Table6.A2" office:value-type="string">
            <text:p text:style-name="P362">Try to avoid managing this by hand! That’s what the .deb file is there for.</text:p>
          </table:table-cell>
          <table:table-cell table:style-name="Table6.C2" office:value-type="string">
            <text:p text:style-name="P373">SERVICE METHOD</text:p>
            <text:p text:style-name="P363"/>
            <text:p text:style-name="P363">Using a <text:span text:style-name="T29">privileged</text:span><text:span text:style-name="T79"> command prompt </text:span><text:span text:style-name="T101">[</text:span><text:span text:style-name="T79">e.g. on Windows 10: Winkey+X → </text:span><text:span text:style-name="T27">Command Prompt (Admin)</text:span><text:span text:style-name="T260">]</text:span><text:span text:style-name="T259"> activate the virtual environment and install the service:</text:span></text:p>
            <text:p text:style-name="P388"/>
            <text:p text:style-name="P384"><text:span text:style-name="T49">C:\venvs\crate</text:span><text:span text:style-name="T100">\Scripts\activate</text:span></text:p>
            <text:p text:style-name="P384">crate_windows_service install</text:p>
            <text:p text:style-name="P362"/>
            <text:p text:style-name="P362">Set the system (not user!) environment variable CRATE_WINSERVICE_LOGDIR to a writable directory. <text:span text:style-name="T293">In older versions of Windows you had to r</text:span>eboot or the service manager <text:span text:style-name="T293">wouldn’t </text:span>see it, <text:span text:style-name="T293">but Windows 10 seems to cope happily.</text:span> You can start the CRATE service manually, or configure it to start automatically on boot, <text:span text:style-name="T358">with the </text:span><text:span text:style-name="T56">Automatic </text:span><text:span text:style-name="T358">or </text:span><text:span text:style-name="T56">Automatic (Delayed Start) </text:span><text:span text:style-name="T109">option</text:span>,<text:note text:id="ftn2" text:note-class="footnote"><text:note-citation>2</text:note-citation><text:note-body><text:p text:style-name="P445">http://stackoverflow.com/questions/11015189/automatic-vs-automatic-delayed-start</text:p></text:note-body></text:note> or (with the virtual environment activated) with <text:span text:style-name="T323">crate_windows_service start</text:span>. <text:span text:style-name="T357">Any messages will appear in the Windows ‘Application’ event log.</text:span></text:p>
            <text:p text:style-name="P362"/>
            <text:p text:style-name="P373">TASK SCHEDULER METHOD</text:p>
            <text:p text:style-name="P364"/>
            <text:p text:style-name="P364">In principle you could also run the scripts via the Windows Task Scheduler, rather than as a service; see https://www.calazan.com/windows-tip-run-applications-in-the-background-using-task-scheduler/, e.g. with tasks like</text:p>
            <text:p text:style-name="P364"/>
            <text:p text:style-name="P385">cmd /c C:\venvs\crate\Scripts\crate_launch_cherrypy_server <text:soft-page-break/>&gt;&gt;C:\crate_logs\djangolog.txt 2&gt;&amp;1</text:p>
            <text:p text:style-name="P385"/>
            <text:p text:style-name="P385">cmd /c C:\venvs\crate\Scripts\crate_launch_celery &gt;&gt;C:\crate_logs\celerylog.txt 2&gt;&amp;1</text:p>
            <text:p text:style-name="P389"/>
            <text:p text:style-name="P364">… but I’ve not bothered to test this, as the Service method works fine.</text:p>
          </table:table-cell>
        </table:table-row>
        <table:table-row>
          <table:table-cell table:style-name="Table6.A2" office:value-type="string">
            <text:p text:style-name="P208">Retest the web server and message queue.</text:p>
          </table:table-cell>
          <table:table-cell table:style-name="Table6.C2" table:number-columns-spanned="2" office:value-type="string">
            <text:p text:style-name="P365">Going to a “behind-the-scenes” mode of operation has the potential to go wrong, so retest that the web server and the e-mail transmission task work.</text:p>
          </table:table-cell>
          <table:covered-table-cell/>
        </table:table-row>
      </table:table>
      <text:p text:style-name="P21"/>
      <text:h text:style-name="P681" text:outline-level="1"/>
      <text:h text:style-name="P693" text:outline-level="1"><text:bookmark-start text:name="__RefHeading___Toc6254_1570332519"/>Data <text:span text:style-name="T432">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3551594161669556921" text:style-name="L12">
        <text:list-item>
          <text:p text:style-name="P560">There should be a database-wide integer patient ID field, present in every table (or view, if you need to add it) containing patient-identifiable data. <text:span text:style-name="T321">Tables should have an index on this field, for speed.</text:span></text:p>
        </text:list-item>
        <text:list-item>
          <text:p text:style-name="P559">For non-patient tables, it is usually faster to have an integer primary key <text:span text:style-name="T336">(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27">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8">Source database</text:p>
          </table:table-cell>
          <table:table-cell table:style-name="Table15.A1" office:value-type="string">
            <text:p text:style-name="P218">PID</text:p>
          </table:table-cell>
          <table:table-cell table:style-name="Table15.A1" office:value-type="string">
            <text:p text:style-name="P218">MPID</text:p>
          </table:table-cell>
          <table:table-cell table:style-name="Table15.D1" office:value-type="string">
            <text:p text:style-name="P218">Destination database</text:p>
          </table:table-cell>
        </table:table-row>
        <table:table-row>
          <table:table-cell table:style-name="Table15.A2" office:value-type="string">
            <text:p text:style-name="P219">Brand X EMR</text:p>
          </table:table-cell>
          <table:table-cell table:style-name="Table15.A2" office:value-type="string">
            <text:p text:style-name="P218">Brand X number</text:p>
          </table:table-cell>
          <table:table-cell table:style-name="Table15.A2" office:value-type="string">
            <text:p text:style-name="P218">NHS number</text:p>
          </table:table-cell>
          <table:table-cell table:style-name="Table15.D2" office:value-type="string">
            <text:p text:style-name="P218">Destination database A</text:p>
          </table:table-cell>
        </table:table-row>
        <table:table-row>
          <table:table-cell table:style-name="Table15.A2" office:value-type="string">
            <text:p text:style-name="P218">Legacy hospital system 1</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Legacy hospital system 2</text:p>
          </table:table-cell>
          <table:table-cell table:style-name="Table15.A2" office:value-type="string">
            <text:p text:style-name="P218">Trust ‘M’ number</text:p>
          </table:table-cell>
          <table:table-cell table:style-name="Table15.A2" office:value-type="string">
            <text:p text:style-name="P218">NHS number</text:p>
          </table:table-cell>
          <table:table-cell table:style-name="Table15.D2" office:value-type="string">
            <text:p text:style-name="P218">Destination database B</text:p>
          </table:table-cell>
        </table:table-row>
        <table:table-row>
          <table:table-cell table:style-name="Table15.A2" office:value-type="string">
            <text:p text:style-name="P218">Brand Y IAPT EMR</text:p>
          </table:table-cell>
          <table:table-cell table:style-name="Table15.A2" office:value-type="string">
            <text:p text:style-name="P218">IAPT reference number</text:p>
          </table:table-cell>
          <table:table-cell table:style-name="Table15.A2" office:value-type="string">
            <text:p text:style-name="P218">NHS number</text:p>
          </table:table-cell>
          <table:table-cell table:style-name="Table15.D2" office:value-type="string">
            <text:p text:style-name="P218">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32">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90" text:outline-level="1"><text:bookmark-start text:name="__RefHeading___Toc8819_1172218664"/>The preprocess<text:span text:style-name="T375">ing tools</text:span><text:bookmark-end text:name="__RefHeading___Toc8819_1172218664"/></text:h>
      <text:p text:style-name="P81"/>
      <text:h text:style-name="P705" text:outline-level="2"><text:bookmark-start text:name="__RefHeading___Toc7127_1912352588"/><text:span text:style-name="T375">Command-line options: </text:span>crate_postcodes<text:bookmark-end text:name="__RefHeading___Toc7127_1912352588"/></text:h>
      <text:p text:style-name="P111">Options as of 201<text:span text:style-name="T460">7</text:span>-0<text:span text:style-name="T460">2</text:span>-2<text:span text:style-name="T460">8</text:span>:</text:p>
      <table:table table:name="Table8" table:style-name="Table8">
        <table:table-column table:style-name="Table8.A"/>
        <table:table-row>
          <table:table-cell table:style-name="Table8.A1" office:value-type="string">
            <text:p text:style-name="P496">usage: crate_postcodes [-h] [--dir DIR] [--url URL] [--echo]</text:p>
            <text:p text:style-name="P496"><text:s text:c="23"/>[--reportevery REPORTEVERY] [--commitevery COMMITEVERY]</text:p>
            <text:p text:style-name="P496"><text:s text:c="23"/>[--startswith STARTSWITH [STARTSWITH ...]] [--replace]</text:p>
            <text:p text:style-name="P496"><text:s text:c="23"/>[--skiplookup]</text:p>
            <text:p text:style-name="P496"><text:s text:c="23"/>[--specific_lookup_tables [SPECIFIC_LOOKUP_TABLES [SPECIFIC_LOOKUP_TABLES ...]]]</text:p>
            <text:p text:style-name="P496"><text:s text:c="23"/>[--list_lookup_tables] [--skippostcodes] [--docsonly]</text:p>
            <text:p text:style-name="P496"><text:s text:c="23"/>[-v]</text:p>
            <text:p text:style-name="P496"/>
            <text:p text:style-name="P496">- <text:s text:c="2"/>This program reads data from the UK Office of National Statistics Postcode</text:p>
            <text:p text:style-name="P496"><text:s text:c="4"/>Database (ONSPD) and inserts it into a database.</text:p>
            <text:p text:style-name="P496"/>
            <text:p text:style-name="P496">- <text:s text:c="2"/>You will need to download the ONSPD from</text:p>
            <text:p text:style-name="P496"><text:s text:c="8"/>https://geoportal.statistics.gov.uk/geoportal/catalog/content/filelist.page</text:p>
            <text:p text:style-name="P496"><text:s text:c="4"/>e.g. ONSPD_MAY_2016_csv.zip (79 Mb), and unzip it (&gt;1.4 Gb) to a directory.</text:p>
            <text:p text:style-name="P496"><text:s text:c="4"/>Tell this program which directory you used.</text:p>
            <text:p text:style-name="P496"/>
            <text:p text:style-name="P496">- <text:s text:c="2"/>Specify your database as an SQLAlchemy connection URL: see</text:p>
            <text:p text:style-name="P496"><text:s text:c="8"/>http://docs.sqlalchemy.org/en/latest/core/engines.html</text:p>
            <text:p text:style-name="P496"><text:s text:c="4"/>The general format is:</text:p>
            <text:p text:style-name="P496"><text:s text:c="8"/>dialect[+driver]://username:password@host[:port]/database[?key=value...]</text:p>
            <text:p text:style-name="P496"/>
            <text:p text:style-name="P496">- <text:s text:c="2"/>If you get an error like:</text:p>
            <text:p text:style-name="P496"><text:s text:c="8"/>UnicodeEncodeError: 'latin-1' codec can't encode character '\u2019' in</text:p>
            <text:p text:style-name="P496"><text:s text:c="8"/>position 33: ordinal not in range(256)</text:p>
            <text:p text:style-name="P496"><text:s text:c="4"/>then try appending "?charset=utf8" to the connection URL.</text:p>
            <text:p text:style-name="P496"/>
            <text:p text:style-name="P496">- <text:s text:c="2"/>ONS POSTCODE DATABASE LICENSE.</text:p>
            <text:p text:style-name="P496"><text:s text:c="4"/>Output using this program must add the following attribution statements:</text:p>
            <text:p text:style-name="P496"/>
            <text:p text:style-name="P496"><text:s text:c="4"/>Contains OS data © Crown copyright and database right [year]</text:p>
            <text:p text:style-name="P496"><text:s text:c="4"/>Contains Royal Mail data © Royal Mail copyright and database right [year]</text:p>
            <text:p text:style-name="P496"><text:s text:c="4"/>Contains National Statistics data © Crown copyright and database right [year]</text:p>
            <text:p text:style-name="P496"/>
            <text:p text:style-name="P496"><text:s text:c="4"/>See http://www.ons.gov.uk/methodology/geography/licences</text:p>
            <text:p text:style-name="P496"><text:s text:c="4"/></text:p>
            <text:p text:style-name="P496"/>
            <text:p text:style-name="P496">optional arguments:</text:p>
            <text:p text:style-name="P496"><text:s text:c="2"/>-h, --help <text:s text:c="11"/>show this help message and exit</text:p>
            <text:p text:style-name="P496"><text:s text:c="2"/>--dir DIR <text:s text:c="12"/>Root directory of unzipped ONSPD download (default:</text:p>
            <text:p text:style-name="P496"><text:s text:c="24"/>/home/rudolf/dev/onspd)</text:p>
            <text:p text:style-name="P496"><text:s text:c="2"/>--url URL <text:s text:c="12"/>SQLAlchemy database URL</text:p>
            <text:p text:style-name="P496"><text:s text:c="2"/>--echo <text:s text:c="15"/>Echo SQL</text:p>
            <text:p text:style-name="P496"><text:s text:c="2"/>--reportevery REPORTEVERY</text:p>
            <text:p text:style-name="P496"><text:s text:c="24"/>Report every n rows (default: 1000)</text:p>
            <text:p text:style-name="P496"><text:s text:c="2"/>--commitevery COMMITEVERY</text:p>
            <text:p text:style-name="P496"><text:s text:c="24"/>Commit every n rows (default: 10000). If you make this</text:p>
            <text:p text:style-name="P496"><text:s text:c="24"/>too large (relative e.g. to your MySQL</text:p>
            <text:p text:style-name="P496"><text:s text:c="24"/>max_allowed_packet setting, you may get crashes with</text:p>
            <text:p text:style-name="P496"><text:s text:c="24"/>errors like 'MySQL has gone away'.</text:p>
            <text:p text:style-name="P496"><text:s text:c="2"/>--startswith STARTSWITH [STARTSWITH ...]</text:p>
            <text:p text:style-name="P496"><text:s text:c="24"/>Restrict to postcodes that start with one of these</text:p>
            <text:p text:style-name="P496"><text:s text:c="24"/>strings</text:p>
            <text:p text:style-name="P496"><text:s text:c="2"/>--replace <text:s text:c="12"/>Replace tables even if they exist (default: skip</text:p>
            <text:p text:style-name="P496"><text:s text:c="24"/>existing tables)</text:p>
            <text:p text:style-name="P496"><text:s text:c="2"/>--skiplookup <text:s text:c="9"/>Skip generation of code lookup tables</text:p>
            <text:p text:style-name="P496"><text:s text:c="2"/>--specific_lookup_tables [SPECIFIC_LOOKUP_TABLES [SPECIFIC_LOOKUP_TABLES ...]]</text:p>
            <text:p text:style-name="P496"><text:s text:c="24"/>Within the lookup tables, process only specific named</text:p>
            <text:p text:style-name="P496"><text:s text:c="24"/>tables</text:p>
            <text:p text:style-name="P496"><text:s text:c="2"/>--list_lookup_tables <text:s/>List all possible lookup tables, then stop</text:p>
            <text:p text:style-name="P496"><text:s text:c="2"/>--skippostcodes <text:s text:c="6"/>Skip generation of main (large) postcode table</text:p>
            <text:p text:style-name="P496"><text:s text:c="2"/>--docsonly <text:s text:c="11"/>Show help for postcode table then stop</text:p>
            <text:p text:style-name="P496"><text:soft-page-break/><text:s text:c="2"/>-v, --verbose <text:s text:c="8"/>Verbose</text:p>
          </table:table-cell>
        </table:table-row>
      </table:table>
      <text:p text:style-name="P50"><text:span text:style-name="Code_5f_inline"><text:span text:style-name="T29"/></text:span></text:p>
      <text:h text:style-name="P705" text:outline-level="2"><text:bookmark-start text:name="__RefHeading___Toc7129_1912352588"/><text:span text:style-name="T375">Command-line options: </text:span>crate_<text:span text:style-name="T364">preprocess_rio</text:span><text:bookmark-end text:name="__RefHeading___Toc7129_1912352588"/></text:h>
      <text:p text:style-name="P111">Options as of 201<text:span text:style-name="T460">7</text:span>-0<text:span text:style-name="T460">2</text:span>-2<text:span text:style-name="T460">8</text:span>:</text:p>
      <table:table table:name="Table9" table:style-name="Table9">
        <table:table-column table:style-name="Table9.A"/>
        <table:table-row>
          <table:table-cell table:style-name="Table9.A1" office:value-type="string">
            <text:p text:style-name="P497">usage: crate_preprocess_rio [-h] --url URL [-v] [--print] [--echo] [--rcep]</text:p>
            <text:p text:style-name="P497"><text:s text:c="28"/>[--drop-danger-drop] [--cpft] [--debug-skiptables]</text:p>
            <text:p text:style-name="P497"><text:s text:c="28"/>[--prognotes-current-only | --prognotes-all]</text:p>
            <text:p text:style-name="P497"><text:s text:c="28"/>[--clindocs-current-only | --clindocs-all]</text:p>
            <text:p text:style-name="P497"><text:s text:c="28"/>[--allergies-current-only | --allergies-all]</text:p>
            <text:p text:style-name="P497"><text:s text:c="28"/>[--audit-info | --no-audit-info]</text:p>
            <text:p text:style-name="P497"><text:s text:c="28"/>[--postcodedb POSTCODEDB]</text:p>
            <text:p text:style-name="P497"><text:s text:c="28"/>[--geogcols [GEOGCOLS [GEOGCOLS ...]]]</text:p>
            <text:p text:style-name="P497"><text:s text:c="28"/>[--settings-filename SETTINGS_FILENAME]</text:p>
            <text:p text:style-name="P497"/>
            <text:p text:style-name="P497">* <text:s text:c="2"/>Alters a RiO database to be suitable for CRATE.</text:p>
            <text:p text:style-name="P497"/>
            <text:p text:style-name="P497">* <text:s text:c="2"/>By default, this treats the source database as being a copy of a RiO</text:p>
            <text:p text:style-name="P497"><text:s text:c="4"/>database (slightly later than version 6.2; exact version unclear).</text:p>
            <text:p text:style-name="P497"><text:s text:c="4"/>Use the "--rcep" (+/- "--cpft") switch(es) to treat it as a</text:p>
            <text:p text:style-name="P497"><text:s text:c="4"/>Servelec RiO CRIS Extract Program (RCEP) v2 output database.</text:p>
            <text:p text:style-name="P497"><text:s text:c="4"/></text:p>
            <text:p text:style-name="P497"/>
            <text:p text:style-name="P497">optional arguments:</text:p>
            <text:p text:style-name="P497"><text:s text:c="2"/>-h, --help <text:s text:c="11"/>show this help message and exit</text:p>
            <text:p text:style-name="P497"><text:s text:c="2"/>--url URL <text:s text:c="12"/>SQLAlchemy database URL</text:p>
            <text:p text:style-name="P497"><text:s text:c="2"/>-v, --verbose <text:s text:c="8"/>Verbose</text:p>
            <text:p text:style-name="P497"><text:s text:c="2"/>--print <text:s text:c="14"/>Print SQL but do not execute it. (You can redirect the</text:p>
            <text:p text:style-name="P497"><text:s text:c="24"/>printed output to create an SQL script.</text:p>
            <text:p text:style-name="P497"><text:s text:c="2"/>--echo <text:s text:c="15"/>Echo SQL</text:p>
            <text:p text:style-name="P497"><text:s text:c="2"/>--rcep <text:s text:c="15"/>Treat the source database as the product of Servelec's</text:p>
            <text:p text:style-name="P497"><text:s text:c="24"/>RiO CRIS Extract Program v2 (instead of raw RiO)</text:p>
            <text:p text:style-name="P497"><text:s text:c="2"/>--drop-danger-drop <text:s text:c="3"/>REMOVES new columns and indexes, rather than creating</text:p>
            <text:p text:style-name="P497"><text:s text:c="24"/>them. (There's not very much danger; no real</text:p>
            <text:p text:style-name="P497"><text:s text:c="24"/>information is lost, but it might take a while to</text:p>
            <text:p text:style-name="P497"><text:s text:c="24"/>recalculate it.)</text:p>
            <text:p text:style-name="P497"><text:s text:c="2"/>--cpft <text:s text:c="15"/>Apply hacks for Cambridgeshire &amp; Peterborough NHS</text:p>
            <text:p text:style-name="P497"><text:s text:c="24"/>Foundation Trust (CPFT) RCEP database. Only appicable</text:p>
            <text:p text:style-name="P497"><text:s text:c="24"/>with --rcep</text:p>
            <text:p text:style-name="P497"><text:s text:c="2"/>--debug-skiptables <text:s text:c="3"/>DEBUG-ONLY OPTION. Skip tables (view creation only)</text:p>
            <text:p text:style-name="P497"><text:s text:c="2"/>--prognotes-current-only</text:p>
            <text:p text:style-name="P497"><text:s text:c="24"/>Progress_Notes view restricted to current versions</text:p>
            <text:p text:style-name="P497"><text:s text:c="24"/>only (* default)</text:p>
            <text:p text:style-name="P497"><text:s text:c="2"/>--prognotes-all <text:s text:c="6"/>Progress_Notes view shows old versions too</text:p>
            <text:p text:style-name="P497"><text:s text:c="2"/>--clindocs-current-only</text:p>
            <text:p text:style-name="P497"><text:s text:c="24"/>Clinical_Documents view restricted to current versions</text:p>
            <text:p text:style-name="P497"><text:s text:c="24"/>only (*)</text:p>
            <text:p text:style-name="P497"><text:s text:c="2"/>--clindocs-all <text:s text:c="7"/>Clinical_Documents view shows old versions too</text:p>
            <text:p text:style-name="P497"><text:s text:c="2"/>--allergies-current-only</text:p>
            <text:p text:style-name="P497"><text:s text:c="24"/>Client_Allergies view restricted to current info only</text:p>
            <text:p text:style-name="P497"><text:s text:c="2"/>--allergies-all <text:s text:c="6"/>Client_Allergies view shows deleted allergies too (*)</text:p>
            <text:p text:style-name="P497"><text:s text:c="2"/>--audit-info <text:s text:c="9"/>Audit information (creation/update times) added to</text:p>
            <text:p text:style-name="P497"><text:s text:c="24"/>views</text:p>
            <text:p text:style-name="P497"><text:s text:c="2"/>--no-audit-info <text:s text:c="6"/>No audit information added (*)</text:p>
            <text:p text:style-name="P497"><text:s text:c="2"/>--postcodedb POSTCODEDB</text:p>
            <text:p text:style-name="P497"><text:s text:c="24"/>Specify database (schema) name for ONS Postcode</text:p>
            <text:p text:style-name="P497"><text:s text:c="24"/>Database (as imported by CRATE) to link to addresses</text:p>
            <text:p text:style-name="P497"><text:s text:c="24"/>as a view. With SQL Server, you will have to specify</text:p>
            <text:p text:style-name="P497"><text:s text:c="24"/>the schema as well as the database; e.g. "--postcodedb</text:p>
            <text:p text:style-name="P497"><text:s text:c="24"/>ONS_PD.dbo"</text:p>
            <text:p text:style-name="P497"><text:s text:c="2"/>--geogcols [GEOGCOLS [GEOGCOLS ...]]</text:p>
            <text:p text:style-name="P497"><text:s text:c="24"/>List of geographical information columns to link in</text:p>
            <text:p text:style-name="P497"><text:s text:c="24"/>from ONS Postcode Database. BEWARE that you do not</text:p>
            <text:p text:style-name="P497"><text:s text:c="24"/>specify anything too identifying. Default: pcon pct</text:p>
            <text:p text:style-name="P497"><text:s text:c="24"/>nuts lea statsward casward lsoa01 msoa01 ur01ind oac01</text:p>
            <text:p text:style-name="P497"><text:s text:c="24"/>lsoa11 msoa11 parish bua11 buasd11 ru11ind oac11 imd</text:p>
            <text:p text:style-name="P497"><text:s text:c="2"/>--settings-filename SETTINGS_FILENAME</text:p>
            <text:p text:style-name="P497"><text:s text:c="24"/>Specify filename to write draft ddgen_* settings to,</text:p>
            <text:p text:style-name="P497"><text:soft-page-break/><text:s text:c="24"/>for use in a CRATE anonymiser configuration file.</text:p>
          </table:table-cell>
        </table:table-row>
      </table:table>
      <text:p text:style-name="P490"><text:span text:style-name="Code_5f_inline"><text:span text:style-name="T74"/></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27"> and </text:span><text:span text:style-name="T5">views</text:span><text:span text:style-name="T227">.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27"><text:tab/></text:span><text:span text:style-name="Code_5f_inline"><text:span text:style-name="T227">_Resp_Clinician_</text:span></text:span><text:span text:style-name="T227"><text:tab/>… Responsible Clinician</text:span></text:p>
      <text:p text:style-name="P64"/>
      <text:p text:style-name="P23"/>
      <text:h text:style-name="P694"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21">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7"><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86">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7"><text:tab/>crate_anonymise --full</text:p>
      <text:p text:style-name="P477"><text:tab/><text:span text:style-name="T308">crate_anonymise --incremental</text:span></text:p>
      <text:p text:style-name="P477"><text:tab/><text:span text:style-name="T308">crate_anonymise_multiprocess --full</text:span></text:p>
      <text:p text:style-name="P477"><text:tab/><text:span text:style-name="T308">crate_anonymise_multiprocess --incremental</text:span></text:p>
      <text:p text:style-name="P25">Get more help with</text:p>
      <text:p text:style-name="P477"><text:tab/>crate_anonymise --help</text:p>
      <text:h text:style-name="P705" text:outline-level="2"><text:bookmark-start text:name="__RefHeading___Toc8823_1172218664"/>Specimen anonymiser config<text:bookmark-end text:name="__RefHeading___Toc8823_1172218664"/></text:h>
      <text:p text:style-name="P65">Last updated 201<text:span text:style-name="T461">7</text:span>-<text:span text:style-name="T461">04</text:span>-<text:span text:style-name="T461">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27"># Configuration file for CRATE anonymiser (crate_anonymise).</text:p>
            <text:p text:style-name="P527"># Version 0.18.<text:span text:style-name="T471">22</text:span> (2017-04-2<text:span text:style-name="T471">9</text:span>).</text:p>
            <text:p text:style-name="P527">#</text:p>
            <text:p text:style-name="P527"># Boolean values can be 0/1, Y/N, T/F, True/False.</text:p>
            <text:p text:style-name="P527"/>
            <text:p text:style-name="P527"># =============================================================================</text:p>
            <text:p text:style-name="P527"># Main settings</text:p>
            <text:p text:style-name="P527"># =============================================================================</text:p>
            <text:p text:style-name="P527"/>
            <text:p text:style-name="P527">[main]</text:p>
            <text:p text:style-name="P527"/>
            <text:p text:style-name="P527"># -----------------------------------------------------------------------------</text:p>
            <text:p text:style-name="P527"># Data dictionary</text:p>
            <text:p text:style-name="P527"># -----------------------------------------------------------------------------</text:p>
            <text:p text:style-name="P527"># Specify a data dictionary in TSV (tab-separated value) format, with a header</text:p>
            <text:p text:style-name="P527"># row.</text:p>
            <text:p text:style-name="P527"># Columns in the data dictionary (which can be in any order as long as the</text:p>
            <text:p text:style-name="P527"># header row matches the data):</text:p>
            <text:p text:style-name="P527">#</text:p>
            <text:p text:style-name="P527"># src_db</text:p>
            <text:p text:style-name="P527"># <text:s text:c="4"/>Specify the source database.</text:p>
            <text:p text:style-name="P527"># <text:s text:c="4"/>Database names are those used in source_databases list below; they</text:p>
            <text:p text:style-name="P527"># <text:s text:c="4"/>don't have to be SQL database names.</text:p>
            <text:p text:style-name="P527"># src_table</text:p>
            <text:p text:style-name="P527"># <text:s text:c="4"/>Table name in source database.</text:p>
            <text:p text:style-name="P527"># src_field</text:p>
            <text:p text:style-name="P527"># <text:s text:c="4"/>Field name in source database.</text:p>
            <text:p text:style-name="P527"># src_datatype</text:p>
            <text:p text:style-name="P527"># <text:s text:c="4"/>SQL data type in source database, e.g. INT, VARCHAR(50).</text:p>
            <text:p text:style-name="P527">#</text:p>
            <text:p text:style-name="P527"># src_flags</text:p>
            <text:p text:style-name="P527"># <text:s text:c="4"/>One or more of the following characters:</text:p>
            <text:p text:style-name="P527">#</text:p>
            <text:p text:style-name="P527"># <text:s text:c="4"/>K</text:p>
            <text:p text:style-name="P527"># <text:s text:c="8"/>PK</text:p>
            <text:p text:style-name="P527"># <text:s text:c="8"/>This field is the primary key (PK) for the table it's in.</text:p>
            <text:p text:style-name="P527"><text:soft-page-break/>#</text:p>
            <text:p text:style-name="P527"># <text:s text:c="4"/>H</text:p>
            <text:p text:style-name="P527"># <text:s text:c="8"/>ADD SOURCE HASH</text:p>
            <text:p text:style-name="P527"># <text:s text:c="8"/>Add source hash of the record, for incremental updates?</text:p>
            <text:p text:style-name="P527"># <text:s text:c="8"/>- This flag may only be set for src_pk fields (which cannot then be</text:p>
            <text:p text:style-name="P527"># <text:s text:c="10"/>omitted in the destination, and which require the index=U</text:p>
            <text:p text:style-name="P527"># <text:s text:c="10"/>setting, so that a unique index is created for this field).</text:p>
            <text:p text:style-name="P527"># <text:s text:c="8"/>- If set, a field is added to the destination table, with field</text:p>
            <text:p text:style-name="P527"># <text:s text:c="10"/>name as set by the config's source_hash_fieldname variable,</text:p>
            <text:p text:style-name="P527"># <text:s text:c="10"/>containing a hash of the contents of the source record -- all</text:p>
            <text:p text:style-name="P527"># <text:s text:c="10"/>fields that are not omitted, OR contain scrubbing information</text:p>
            <text:p text:style-name="P527"># <text:s text:c="10"/>(scrub_src). The field is of type VARCHAR and its length is</text:p>
            <text:p text:style-name="P527"># <text:s text:c="10"/>determined by the hash_method parameter (see below).</text:p>
            <text:p text:style-name="P527"># <text:s text:c="8"/>- This table is then capable of incremental updates.</text:p>
            <text:p text:style-name="P527">#</text:p>
            <text:p text:style-name="P527"># <text:s text:c="4"/>C</text:p>
            <text:p text:style-name="P527"># <text:s text:c="8"/>CONSTANT</text:p>
            <text:p text:style-name="P527"># <text:s text:c="8"/>Record contents are constant (will not change) for a given PK.</text:p>
            <text:p text:style-name="P527"># <text:s text:c="8"/>- An alternative to 'H'. Can't be used with it.</text:p>
            <text:p text:style-name="P527"># <text:s text:c="8"/>- The flag can be set only on src_pk fields, which can't be omitted</text:p>
            <text:p text:style-name="P527"># <text:s text:c="10"/>in the destination, and which have the same index requirements as</text:p>
            <text:p text:style-name="P527"># <text:s text:c="10"/>the 'H' flag.</text:p>
            <text:p text:style-name="P527"># <text:s text:c="8"/>- If set, no hash is added to the destination, but the destination</text:p>
            <text:p text:style-name="P527"># <text:s text:c="10"/>contents are assumed to exist and not to have changed.</text:p>
            <text:p text:style-name="P527"># <text:s text:c="8"/>- Be CAUTIOUS with this flag, i.e. certain that the contents will</text:p>
            <text:p text:style-name="P527"># <text:s text:c="10"/>not change.</text:p>
            <text:p text:style-name="P527"># <text:s text:c="8"/>- Intended for very data-intensive fields, such as BLOB fields</text:p>
            <text:p text:style-name="P527"># <text:s text:c="10"/>containing binary documents, where hashing would be quite slow</text:p>
            <text:p text:style-name="P527"># <text:s text:c="10"/>over many gigabytes of data.</text:p>
            <text:p text:style-name="P527"># <text:s text:c="8"/>- Does not imply that the whole table cannot change!</text:p>
            <text:p text:style-name="P527">#</text:p>
            <text:p text:style-name="P527"># <text:s text:c="4"/>A</text:p>
            <text:p text:style-name="P527"># <text:s text:c="8"/>ADDITION ONLY</text:p>
            <text:p text:style-name="P527"># <text:s text:c="8"/>Addition only. It is assumed that records can only be added, not</text:p>
            <text:p text:style-name="P527"># <text:s text:c="8"/>deleted.</text:p>
            <text:p text:style-name="P527">#</text:p>
            <text:p text:style-name="P527"># <text:s text:c="4"/>P</text:p>
            <text:p text:style-name="P527"># <text:s text:c="8"/>PRIMARY PID</text:p>
            <text:p text:style-name="P527"># <text:s text:c="8"/>Primary patient ID field. If set,</text:p>
            <text:p text:style-name="P527"># <text:s text:c="8"/>(a) This field will be used to link records for the same patient</text:p>
            <text:p text:style-name="P527"># <text:s text:c="12"/>across all tables. It must therefore be present, and marked in</text:p>
            <text:p text:style-name="P527"># <text:s text:c="12"/>the data dictionary, for ALL tables that contain patient-</text:p>
            <text:p text:style-name="P527"># <text:s text:c="12"/>identifiable information.</text:p>
            <text:p text:style-name="P527"># <text:s text:c="8"/>(b) If the field is not omitted: the field will be hashed as the</text:p>
            <text:p text:style-name="P527"># <text:s text:c="12"/>primary ID (database patient primary key) in the destination,</text:p>
            <text:p text:style-name="P527"># <text:s text:c="12"/>and a transient research ID (TRID) also added.</text:p>
            <text:p text:style-name="P527">#</text:p>
            <text:p text:style-name="P527"># <text:s text:c="4"/>*</text:p>
            <text:p text:style-name="P527"># <text:s text:c="8"/>DEFINES PRIMARY PIDS.</text:p>
            <text:p text:style-name="P527"># <text:s text:c="8"/>This field *defines* primary PIDs. If set, this row will be used to</text:p>
            <text:p text:style-name="P527"># <text:s text:c="8"/>search for all patient IDs, and will define them for this database.</text:p>
            <text:p text:style-name="P527"># <text:s text:c="8"/>Only those patients will be processed (for all tables containing</text:p>
            <text:p text:style-name="P527"># <text:s text:c="8"/>patient info). Typically, this flag is applied to a SINGLE field in a</text:p>
            <text:p text:style-name="P527"># <text:s text:c="8"/>SINGLE table, usually the principal patient registration/demographics</text:p>
            <text:p text:style-name="P527"># <text:s text:c="8"/>table.</text:p>
            <text:p text:style-name="P527">#</text:p>
            <text:p text:style-name="P527"># <text:s text:c="4"/>M</text:p>
            <text:p text:style-name="P527"># <text:s text:c="8"/>MASTER PID</text:p>
            <text:p text:style-name="P527"># <text:s text:c="8"/>Master ID (e.g. NHS number).</text:p>
            <text:p text:style-name="P527"># <text:s text:c="8"/>The field will be hashed with the master PID hasher.</text:p>
            <text:p text:style-name="P527">#</text:p>
            <text:p text:style-name="P527"># <text:s text:c="4"/>!</text:p>
            <text:p text:style-name="P527"># <text:s text:c="8"/>OPT OUT</text:p>
            <text:p text:style-name="P527"># <text:s text:c="8"/>This field is used to mark that the patient wishes to opt out</text:p>
            <text:p text:style-name="P527"># <text:s text:c="8"/>entirely. It must be in a table that also has a primary patient ID</text:p>
            <text:p text:style-name="P527"># <text:s text:c="8"/>field (because that's the ID that will be omitted). If the opt-out</text:p>
            <text:p text:style-name="P527"># <text:s text:c="8"/>field contains a value that's defined in the optout_col_values</text:p>
            <text:p text:style-name="P527"># <text:s text:c="8"/>setting (see below), that patient will be opted out entirely from</text:p>
            <text:p text:style-name="P527"># <text:s text:c="8"/>the anonymised database.</text:p>
            <text:p text:style-name="P527">#</text:p>
            <text:p text:style-name="P527"><text:soft-page-break/># <text:s text:c="4"/>R</text:p>
            <text:p text:style-name="P527"># <text:s text:c="8"/>REQUIRED SCRUBBER</text:p>
            <text:p text:style-name="P527"># <text:s text:c="8"/>If this field is a scrub_src field (see below), and this flag is set,</text:p>
            <text:p text:style-name="P527"># <text:s text:c="8"/>then at least one non-NULL value for this field must be present for</text:p>
            <text:p text:style-name="P527"># <text:s text:c="8"/>each patient, or no information will be processed for this patient.</text:p>
            <text:p text:style-name="P527"># <text:s text:c="8"/>(Typical use: where you have a master patient index separate from the</text:p>
            <text:p text:style-name="P527"># <text:s text:c="8"/>patient name table, and data might have been brought across</text:p>
            <text:p text:style-name="P527"># <text:s text:c="8"/>partially, so there are some missing names. In this situation, text</text:p>
            <text:p text:style-name="P527"># <text:s text:c="8"/>might go unscrubbed because the names are missing. Setting this flag</text:p>
            <text:p text:style-name="P527"># <text:s text:c="8"/>for the name field will prevent this.)</text:p>
            <text:p text:style-name="P527">#</text:p>
            <text:p text:style-name="P527"># scrub_src</text:p>
            <text:p text:style-name="P527"># <text:s text:c="4"/>One of:</text:p>
            <text:p text:style-name="P527"># <text:s text:c="10"/>"patient",</text:p>
            <text:p text:style-name="P527"># <text:s text:c="10"/>"thirdparty",</text:p>
            <text:p text:style-name="P527"># <text:s text:c="10"/>"thirdparty_xref_pid",</text:p>
            <text:p text:style-name="P527"># <text:s text:c="10"/>or blank.</text:p>
            <text:p text:style-name="P527"># <text:s text:c="4"/>Explanations:</text:p>
            <text:p text:style-name="P527"># <text:s text:c="4"/>- "patient":</text:p>
            <text:p text:style-name="P527"># <text:s text:c="6"/>Contains patient-identifiable information that must be removed from</text:p>
            <text:p text:style-name="P527"># <text:s text:c="6"/>"scrub_in" fields.</text:p>
            <text:p text:style-name="P527"># <text:s text:c="4"/>- "thirdparty":</text:p>
            <text:p text:style-name="P527"># <text:s text:c="6"/>Contains identifiable information about carer/family/other third party,</text:p>
            <text:p text:style-name="P527"># <text:s text:c="6"/>which must be removed from "scrub_in" fields.</text:p>
            <text:p text:style-name="P527"># <text:s text:c="4"/>- "thirdparty_xref_pid":</text:p>
            <text:p text:style-name="P527"># <text:s text:c="6"/>This field is a patient identifier for ANOTHER patient (such as a</text:p>
            <text:p text:style-name="P527"># <text:s text:c="6"/>relative). The scrubber should recursively include THAT patient's</text:p>
            <text:p text:style-name="P527"># <text:s text:c="6"/>identifying information as third-party information for THIS patient.</text:p>
            <text:p text:style-name="P527">#</text:p>
            <text:p text:style-name="P527"># scrub_method</text:p>
            <text:p text:style-name="P527"># <text:s text:c="4"/>Applicable to scrub_src fields. Manner in which this field should be</text:p>
            <text:p text:style-name="P527"># <text:s text:c="4"/>treated for scrubbing.</text:p>
            <text:p text:style-name="P527"># <text:s text:c="4"/>Options:</text:p>
            <text:p text:style-name="P527">#</text:p>
            <text:p text:style-name="P527"># <text:s text:c="4"/>- "words"</text:p>
            <text:p text:style-name="P527"># <text:s text:c="6"/>Treat as a set of textual words. This is the default for all textual</text:p>
            <text:p text:style-name="P527"># <text:s text:c="6"/>fields (e.g. CHAR, VARCHAR, TEXT). Typically used for names.</text:p>
            <text:p text:style-name="P527"># <text:s text:c="6"/>Also OK for e-mail addresses.</text:p>
            <text:p text:style-name="P527">#</text:p>
            <text:p text:style-name="P527"># <text:s text:c="4"/>- "phrase"</text:p>
            <text:p text:style-name="P527"># <text:s text:c="6"/>Treat as a textual phrase (a sequence of words to be replaced only when</text:p>
            <text:p text:style-name="P527"># <text:s text:c="6"/>they occur in sequence). Typically used for address components.</text:p>
            <text:p text:style-name="P527">#</text:p>
            <text:p text:style-name="P527"># <text:s text:c="4"/>- "number"</text:p>
            <text:p text:style-name="P527"># <text:s text:c="6"/>Treat as a number. This is the default for all numeric fields (e.g.</text:p>
            <text:p text:style-name="P527"># <text:s text:c="6"/>INTEGER, FLOAT). If you have a phone number in a text field, use this</text:p>
            <text:p text:style-name="P527"># <text:s text:c="6"/>method; it will be scrubbed regardless of spacing/punctuation.</text:p>
            <text:p text:style-name="P527">#</text:p>
            <text:p text:style-name="P527"># <text:s text:c="4"/>- "code"</text:p>
            <text:p text:style-name="P527"># <text:s text:c="6"/>Teat as an alphanumeric code. Suited to postcodes. Very like the</text:p>
            <text:p text:style-name="P527"># <text:s text:c="6"/>numeric method, but permits non-digits.</text:p>
            <text:p text:style-name="P527">#</text:p>
            <text:p text:style-name="P527"># <text:s text:c="4"/>- "date"</text:p>
            <text:p text:style-name="P527"># <text:s text:c="6"/>Treat as a date. This is the default for all DATE/DATETIME fields.</text:p>
            <text:p text:style-name="P527">#</text:p>
            <text:p text:style-name="P527"># decision</text:p>
            <text:p text:style-name="P527"># <text:s text:c="4"/>One of:</text:p>
            <text:p text:style-name="P527"># <text:s text:c="4"/>- "OMIT": omit the field from the output entirely;</text:p>
            <text:p text:style-name="P527"># <text:s text:c="4"/>- "include": include it.</text:p>
            <text:p text:style-name="P527"># <text:s text:c="4"/>This is case sensitive, for safety.</text:p>
            <text:p text:style-name="P527">#</text:p>
            <text:p text:style-name="P527"># inclusion_values</text:p>
            <text:p text:style-name="P527"># <text:s text:c="4"/>- Either blank, or an expression that evaluates to a Python iterable</text:p>
            <text:p text:style-name="P527"># <text:s text:c="6"/>(e.g. list or tuple) with Python's ast.literal_eval() function (see</text:p>
            <text:p text:style-name="P527"># <text:s text:c="6"/>https://docs.python.org/3.4/library/ast.html).</text:p>
            <text:p text:style-name="P527"># <text:s text:c="4"/>- Examples:</text:p>
            <text:p text:style-name="P527"># <text:s text:c="10"/>[None, 0]</text:p>
            <text:p text:style-name="P527"># <text:s text:c="10"/>[True, 1, 'yes', 'true', 'Yes', 'True']</text:p>
            <text:p text:style-name="P527"># <text:s text:c="4"/>- If this is not blank/None, then it serves as a ROW INCLUSION LIST -</text:p>
            <text:p text:style-name="P527"># <text:s text:c="6"/>the source row will only be processed if the field's value is one of</text:p>
            <text:p text:style-name="P527"><text:soft-page-break/># <text:s text:c="6"/>the inclusion values.</text:p>
            <text:p text:style-name="P527"># <text:s text:c="4"/>- It applies to the raw value from the database (before any</text:p>
            <text:p text:style-name="P527"># <text:s text:c="6"/>transformation via alter_method).</text:p>
            <text:p text:style-name="P527"># <text:s text:c="4"/>- This is not applied to scrub_src fields (which contribute to the</text:p>
            <text:p text:style-name="P527"># <text:s text:c="6"/>scrubber regardless.</text:p>
            <text:p text:style-name="P527"># <text:s text:c="4"/>- Note that "[None]" is a list with one member, None, whereas "None"</text:p>
            <text:p text:style-name="P527"># <text:s text:c="6"/>is equivalent to leaving the field blank.</text:p>
            <text:p text:style-name="P527">#</text:p>
            <text:p text:style-name="P527"># exclusion_values</text:p>
            <text:p text:style-name="P527"># <text:s text:c="4"/>- As for inclusion_values, but the row is excluded if the field's value</text:p>
            <text:p text:style-name="P527"># <text:s text:c="6"/>is in the exclusion_values list.</text:p>
            <text:p text:style-name="P527">#</text:p>
            <text:p text:style-name="P527"># alter_method</text:p>
            <text:p text:style-name="P527"># <text:s text:c="4"/>Manner in which to alter the data. Blank, or one or more of:</text:p>
            <text:p text:style-name="P527">#</text:p>
            <text:p text:style-name="P527"># <text:s text:c="4"/>- "scrub"</text:p>
            <text:p text:style-name="P527"># <text:s text:c="6"/>Scrub in. Applies to text fields only. The field will have its contents</text:p>
            <text:p text:style-name="P527"># <text:s text:c="6"/>anonymised (using information from other fields). Use this for any</text:p>
            <text:p text:style-name="P527"># <text:s text:c="6"/>text field that end users might store free-text comments in.</text:p>
            <text:p text:style-name="P527">#</text:p>
            <text:p text:style-name="P527"># <text:s text:c="4"/>- "truncate_date"</text:p>
            <text:p text:style-name="P527"># <text:s text:c="6"/>Truncate this date to the first of the month. Applicable to text or</text:p>
            <text:p text:style-name="P527"># <text:s text:c="6"/>date-as-text fields.</text:p>
            <text:p text:style-name="P527">#</text:p>
            <text:p text:style-name="P527"># <text:s text:c="4"/>- "binary_to_text=EXTFIELDNAME"</text:p>
            <text:p text:style-name="P527"># <text:s text:c="6"/>Convert a binary field (e.g. VARBINARY, BLOB) to text (e.g. LONGTEXT).</text:p>
            <text:p text:style-name="P527"># <text:s text:c="6"/>The binary data is taken to be the representation of a document.</text:p>
            <text:p text:style-name="P527"># <text:s text:c="6"/>The field EXTFIELDNAME, which must be in the same source table, must</text:p>
            <text:p text:style-name="P527"># <text:s text:c="6"/>contain the file extension (e.g. "pdf", ".pdf") or a filename with that</text:p>
            <text:p text:style-name="P527"># <text:s text:c="6"/>extension (e.g. "/some/path/mything.pdf"), so that the anonymiser knows</text:p>
            <text:p text:style-name="P527"># <text:s text:c="6"/>how to treat the binary data to extract text from it.</text:p>
            <text:p text:style-name="P527">#</text:p>
            <text:p text:style-name="P527"># <text:s text:c="4"/>- "filename_to_text"</text:p>
            <text:p text:style-name="P527"># <text:s text:c="6"/>As for the binary-to-text option, but the field contains a filename</text:p>
            <text:p text:style-name="P527"># <text:s text:c="6"/>(the contents of which is converted to text), rather than containing</text:p>
            <text:p text:style-name="P527"># <text:s text:c="6"/>binary data directly.</text:p>
            <text:p text:style-name="P527">#</text:p>
            <text:p text:style-name="P527"># <text:s text:c="4"/>- "filename_format_to_text=SOMEFORMAT"</text:p>
            <text:p text:style-name="P527"># <text:s text:c="6"/>A more powerful way of specifying a filename that can be created using</text:p>
            <text:p text:style-name="P528"># <text:s text:c="6"/>data from this table. The SOMEFORMAT parameter is a<text:span text:style-name="T469">n unquoted</text:span> Python</text:p>
            <text:p text:style-name="P528"><text:span text:style-name="T469"># <text:s text:c="6"/></text:span>str.format() string; see </text:p>
            <text:p text:style-name="P527"># <text:s text:c="6"/>https://docs.python.org/3.4/library/stdtypes.html#str.format .</text:p>
            <text:p text:style-name="P528"># <text:s text:c="6"/>The dictionary passed <text:span text:style-name="T469">to format()</text:span> is created from all fields in the </text:p>
            <text:p text:style-name="P528"><text:span text:style-name="T469"># <text:s text:c="6"/></text:span>row.</text:p>
            <text:p text:style-name="P529">#</text:p>
            <text:p text:style-name="P528"><text:span text:style-name="T469"># <text:s text:c="6"/></text:span>Using an example from RiO: if your ClientDocuments table contains a </text:p>
            <text:p text:style-name="P528"><text:span text:style-name="T469"># <text:s text:c="6"/></text:span>ClientID column (e.g. '999999') and a Path column (e.g. </text:p>
            <text:p text:style-name="P527"># <text:s text:c="6"/>'appointment_letter.pdf'), and you know that the actual file will then</text:p>
            <text:p text:style-name="P527"># <text:s text:c="6"/>be found at 'C:\some\path\999999\docs\appointment_letter.pdf', then you</text:p>
            <text:p text:style-name="P527"># <text:s text:c="6"/>can specify this with</text:p>
            <text:p text:style-name="P527"># <text:s text:c="10"/>filename_format_to_text=C:\some\path\{ClientID}\docs\{Path}</text:p>
            <text:p text:style-name="P527"># <text:s text:c="6"/>You probably want to apply this alter_method to the Path column in this</text:p>
            <text:p text:style-name="P527"># <text:s text:c="6"/>example, though that's not mandatory.</text:p>
            <text:p text:style-name="P527">#</text:p>
            <text:p text:style-name="P527"># <text:s text:c="4"/>- "skip_if_extract_fails"</text:p>
            <text:p text:style-name="P527"># <text:s text:c="6"/>If one of the text extraction methods is specified, and this flag is</text:p>
            <text:p text:style-name="P527"># <text:s text:c="6"/>also specified, then the data row will be skipped if text extrcation</text:p>
            <text:p text:style-name="P527"># <text:s text:c="6"/>fails (rather than inserted with a NULL value for the text). This is</text:p>
            <text:p text:style-name="P527"># <text:s text:c="6"/>helpful, for example, if your text-processing pipeline breaks; the</text:p>
            <text:p text:style-name="P527"># <text:s text:c="6"/>option prevents rows being created erroneously with NULL text values,</text:p>
            <text:p text:style-name="P527"># <text:s text:c="6"/>so that a subsequent incremental update will fix the problems once</text:p>
            <text:p text:style-name="P527"># <text:s text:c="6"/>you've fixed your text extraction tools.</text:p>
            <text:p text:style-name="P527">#</text:p>
            <text:p text:style-name="P527"># <text:s text:c="4"/>- "html_unescape"</text:p>
            <text:p text:style-name="P527"># <text:s text:c="6"/>HTML encoding is removed, e.g. convert "&amp;amp;" to "&amp;" and "&amp;lt;" to "&lt;"</text:p>
            <text:p text:style-name="P527">#</text:p>
            <text:p text:style-name="P527"># <text:s text:c="4"/>- "html_untag"</text:p>
            <text:p text:style-name="P527"># <text:s text:c="6"/>HTML tags are removed, e.g. from</text:p>
            <text:p text:style-name="P527"># <text:s text:c="10"/>&lt;a href="http://somewhere"&gt;see link&lt;/a&gt;</text:p>
            <text:p text:style-name="P527"># <text:s text:c="6"/>to</text:p>
            <text:p text:style-name="P527"><text:soft-page-break/># <text:s text:c="10"/>see link</text:p>
            <text:p text:style-name="P527">#</text:p>
            <text:p text:style-name="P527"># <text:s text:c="4"/>You can specify multiple options separated by commas.</text:p>
            <text:p text:style-name="P529"># <text:s text:c="4"/>If</text:p>
            <text:p text:style-name="P527"># <text:s text:c="4"/>Not all are compatible (e.g. scrubbing is for text; date truncation is</text:p>
            <text:p text:style-name="P527"># <text:s text:c="4"/>for dates).</text:p>
            <text:p text:style-name="P527"># <text:s text:c="4"/>If there's more than one, text extraction from BLOBs/files is performed</text:p>
            <text:p text:style-name="P527"># <text:s text:c="4"/>first. After that, they are executed in sequence. (The position of the</text:p>
            <text:p text:style-name="P527"># <text:s text:c="4"/>skip-if-text-extraction-fails flag is immaterial.)</text:p>
            <text:p text:style-name="P527"># <text:s text:c="4"/>A typical combination might be:</text:p>
            <text:p text:style-name="P527"># <text:s text:c="10"/>filename_to_text,skip_if_extract_fails,scrub</text:p>
            <text:p text:style-name="P527"># <text:s text:c="4"/>or:</text:p>
            <text:p text:style-name="P527"># <text:s text:c="10"/>html_untag,html_unescape,scrub</text:p>
            <text:p text:style-name="P527">#</text:p>
            <text:p text:style-name="P527"># dest_table</text:p>
            <text:p text:style-name="P527"># <text:s text:c="4"/>Table name in destination database.</text:p>
            <text:p text:style-name="P527"># dest_field</text:p>
            <text:p text:style-name="P527"># <text:s text:c="4"/>Field name in destination database.</text:p>
            <text:p text:style-name="P527"># dest_datatype</text:p>
            <text:p text:style-name="P527"># <text:s text:c="4"/>SQL data type in destination database.</text:p>
            <text:p text:style-name="P527"># <text:s text:c="4"/>If omitted, the source SQL data type is translated appropriately.</text:p>
            <text:p text:style-name="P527"># index</text:p>
            <text:p text:style-name="P527"># <text:s text:c="4"/>One of:</text:p>
            <text:p text:style-name="P527"># <text:s text:c="4"/>- blank: no index.</text:p>
            <text:p text:style-name="P527"># <text:s text:c="4"/>- "I"</text:p>
            <text:p text:style-name="P527"># <text:s text:c="6"/>... create a normal index on the destination field.</text:p>
            <text:p text:style-name="P527"># <text:s text:c="4"/>- "U"</text:p>
            <text:p text:style-name="P527"># <text:s text:c="6"/>... create a unique index on the destination field.</text:p>
            <text:p text:style-name="P527"># <text:s text:c="4"/>- "F"</text:p>
            <text:p text:style-name="P527"># <text:s text:c="6"/>... create a FULLTEXT index, for rapid searching within long text</text:p>
            <text:p text:style-name="P527"># <text:s text:c="6"/>fields. Only applicable to one field per table.</text:p>
            <text:p text:style-name="P527"># indexlen</text:p>
            <text:p text:style-name="P527"># <text:s text:c="4"/>Integer. Can be blank. If not, sets the prefix length of the index.</text:p>
            <text:p text:style-name="P527"># <text:s text:c="4"/>Mandatory in MySQL if you apply a normal (+/- unique) index to a TEXT</text:p>
            <text:p text:style-name="P527"># <text:s text:c="4"/>or BLOB field. Not required for FULLTEXT indexes.</text:p>
            <text:p text:style-name="P527"># comment</text:p>
            <text:p text:style-name="P527"># <text:s text:c="4"/>Field comment, stored in destination database.</text:p>
            <text:p text:style-name="P527"/>
            <text:p text:style-name="P527">data_dictionary_filename = testdd.tsv</text:p>
            <text:p text:style-name="P527"/>
            <text:p text:style-name="P527"># -----------------------------------------------------------------------------</text:p>
            <text:p text:style-name="P527"># Encryption phrases/passwords</text:p>
            <text:p text:style-name="P527"># -----------------------------------------------------------------------------</text:p>
            <text:p text:style-name="P527"/>
            <text:p text:style-name="P527"><text:s text:c="4"/># PID-to-RID hashing method. Options are:</text:p>
            <text:p text:style-name="P527"><text:s text:c="4"/># - HMAC_MD5 - produces a 32-character digest</text:p>
            <text:p text:style-name="P527"><text:s text:c="4"/># - HMAC_SHA256 - produces a 64-character digest</text:p>
            <text:p text:style-name="P527"><text:s text:c="4"/># - HMAC_SHA512 - produces a 128-character digest</text:p>
            <text:p text:style-name="P527">hash_method = HMAC_MD5</text:p>
            <text:p text:style-name="P527"/>
            <text:p text:style-name="P527">per_table_patient_id_encryption_phrase = SOME_PASSPHRASE_REPLACE_ME</text:p>
            <text:p text:style-name="P527"/>
            <text:p text:style-name="P527">master_patient_id_encryption_phrase = SOME_OTHER_PASSPHRASE_REPLACE_ME</text:p>
            <text:p text:style-name="P527"/>
            <text:p text:style-name="P527">change_detection_encryption_phrase = YETANOTHER</text:p>
            <text:p text:style-name="P527"/>
            <text:p text:style-name="P527"># -----------------------------------------------------------------------------</text:p>
            <text:p text:style-name="P527"># Text extraction</text:p>
            <text:p text:style-name="P527"># -----------------------------------------------------------------------------</text:p>
            <text:p text:style-name="P527"/>
            <text:p text:style-name="P530"><text:s text:c="4"/># extract_text_extensions_permitted and extract_text_extensions_prohibited</text:p>
            <text:p text:style-name="P530"><text:s text:c="4"/># govern what kinds of files are accepted for text extraction. It is very</text:p>
            <text:p text:style-name="P530"><text:s text:c="4"/># likely that you'll want to apply such restrictions; for example, if your</text:p>
            <text:p text:style-name="P530"><text:s text:c="4"/># database contains .jpg</text:p>
            <text:p text:style-name="P530"><text:s text:c="4"/># - The "permitted" and "prohibited" settings are both lists of strings.</text:p>
            <text:p text:style-name="P530"><text:s text:c="4"/># - If the "permitted" list is not empty then a file will be processed</text:p>
            <text:p text:style-name="P530"><text:s text:c="4"/># <text:s text:c="2"/>only if its extension is in the permitted list. Otherwise, it will be</text:p>
            <text:p text:style-name="P530"><text:s text:c="4"/># <text:s text:c="2"/>processed only if it is not in the prohibited list.</text:p>
            <text:p text:style-name="P530"><text:s text:c="4"/># - The extensions must include the "." prefix.</text:p>
            <text:p text:style-name="P530"><text:s text:c="4"/># - Case sensitivity is controlled by the extra flag.</text:p>
            <text:p text:style-name="P530"><text:soft-page-break/></text:p>
            <text:p text:style-name="P530">extract_text_extensions_case_sensitive = False</text:p>
            <text:p text:style-name="P530">extract_text_extensions_permitted =</text:p>
            <text:p text:style-name="P530">extract_text_extensions_prohibited =</text:p>
            <text:p text:style-name="P527"/>
            <text:p text:style-name="P527"><text:s text:c="4"/># Use the plainest possible layout for text extraction?</text:p>
            <text:p text:style-name="P527"><text:s text:c="4"/># False = better for human layout. Table example from DOCX:</text:p>
            <text:p text:style-name="P527"><text:s text:c="4"/># <text:s text:c="4"/>+---------+---------+</text:p>
            <text:p text:style-name="P527"><text:s text:c="4"/># <text:s text:c="4"/>| AAA AAA | BBB BBB |</text:p>
            <text:p text:style-name="P527"><text:s text:c="4"/># <text:s text:c="4"/>| AAA AAA | BBB BBB |</text:p>
            <text:p text:style-name="P527"><text:s text:c="4"/># <text:s text:c="4"/>+---------+---------+</text:p>
            <text:p text:style-name="P527"><text:s text:c="4"/># True = good for natural language processing. Table example from DOCX:</text:p>
            <text:p text:style-name="P527"><text:s text:c="4"/># <text:s text:c="4"/>---------------------</text:p>
            <text:p text:style-name="P527"><text:s text:c="4"/># <text:s text:c="6"/>AAA AAA</text:p>
            <text:p text:style-name="P527"><text:s text:c="4"/># <text:s text:c="6"/>AAA AAA</text:p>
            <text:p text:style-name="P527"><text:s text:c="4"/># <text:s text:c="4"/>---------------------</text:p>
            <text:p text:style-name="P527"><text:s text:c="4"/># <text:s text:c="16"/>BBB BBB</text:p>
            <text:p text:style-name="P527"><text:s text:c="4"/># <text:s text:c="16"/>BBB BBB</text:p>
            <text:p text:style-name="P527"><text:s text:c="4"/># <text:s text:c="4"/>---------------------</text:p>
            <text:p text:style-name="P527"><text:s text:c="4"/># ... note the absence of vertical interruptions, and that text from one</text:p>
            <text:p text:style-name="P527"><text:s text:c="4"/># cell remains contiguous.</text:p>
            <text:p text:style-name="P527">extract_text_plain = False</text:p>
            <text:p text:style-name="P527"/>
            <text:p text:style-name="P527"><text:s text:c="4"/># Default width to word-wrap extracted text to</text:p>
            <text:p text:style-name="P527">extract_text_width = 80</text:p>
            <text:p text:style-name="P527"/>
            <text:p text:style-name="P527"># -----------------------------------------------------------------------------</text:p>
            <text:p text:style-name="P527"># Anonymisation</text:p>
            <text:p text:style-name="P527"># -----------------------------------------------------------------------------</text:p>
            <text:p text:style-name="P527"/>
            <text:p text:style-name="P527"><text:s text:c="4"/># Patient information will be replaced with this. For example, XXXXXX or</text:p>
            <text:p text:style-name="P527"><text:s text:c="4"/># [___] or [__PPP__] or [__ZZZ__]; the bracketed forms can be a bit easier</text:p>
            <text:p text:style-name="P527"><text:s text:c="4"/># to spot, and work better if they directly abut other text.</text:p>
            <text:p text:style-name="P527">replace_patient_info_with = [__PPP__]</text:p>
            <text:p text:style-name="P527"/>
            <text:p text:style-name="P527"><text:s text:c="4"/># Third-party information will be replaced by this.</text:p>
            <text:p text:style-name="P527"><text:s text:c="4"/># For example, YYYYYY or [...] or [__TTT__] or [__QQQ__].</text:p>
            <text:p text:style-name="P527">replace_third_party_info_with = [__TTT__]</text:p>
            <text:p text:style-name="P527"/>
            <text:p text:style-name="P527"><text:s text:c="4"/># For fields marked as scrub_src = thirdparty_xref_pid,</text:p>
            <text:p text:style-name="P527"><text:s text:c="4"/># how deep should we recurse? The default is 1. Beware making this too</text:p>
            <text:p text:style-name="P527"><text:s text:c="4"/># large; the recursion trawls a lot of information (and also uses an</text:p>
            <text:p text:style-name="P527"><text:s text:c="4"/># extra simultaneous database cursor for each recursion).</text:p>
            <text:p text:style-name="P527">thirdparty_xref_max_depth = 1</text:p>
            <text:p text:style-name="P527"/>
            <text:p text:style-name="P527"><text:s text:c="4"/># Things to be removed irrespective of patient-specific information will be</text:p>
            <text:p text:style-name="P527"><text:s text:c="4"/># replaced by this (for example, if you opt to remove all things looking</text:p>
            <text:p text:style-name="P527"><text:s text:c="4"/># like telephone numbers). For example, ZZZZZZ or [~~~].</text:p>
            <text:p text:style-name="P527">replace_nonspecific_info_with = [~~~]</text:p>
            <text:p text:style-name="P527"/>
            <text:p text:style-name="P527"><text:s text:c="4"/># Strings to append to every "scrub from" string.</text:p>
            <text:p text:style-name="P527"><text:s text:c="4"/># For example, include "s" if you want to scrub "Roberts" whenever you</text:p>
            <text:p text:style-name="P527"><text:s text:c="4"/># scrub "Robert".</text:p>
            <text:p text:style-name="P527"><text:s text:c="4"/># Applies to words, but not to phrase.</text:p>
            <text:p text:style-name="P527"><text:s text:c="4"/># Multiline field: https://docs.python.org/2/library/configparser.html</text:p>
            <text:p text:style-name="P527">scrub_string_suffixes =</text:p>
            <text:p text:style-name="P527"><text:s text:c="4"/>s</text:p>
            <text:p text:style-name="P527"/>
            <text:p text:style-name="P527"><text:s text:c="4"/># Specify maximum number of errors (insertions, deletions, substitutions)</text:p>
            <text:p text:style-name="P527"><text:s text:c="4"/># in string regex matching. Beware using a high number! Suggest 1-2.</text:p>
            <text:p text:style-name="P527">string_max_regex_errors = 1</text:p>
            <text:p text:style-name="P527"/>
            <text:p text:style-name="P527"><text:s text:c="4"/># Is there a minimum length to apply string_max_regex_errors? For example,</text:p>
            <text:p text:style-name="P527"><text:s text:c="4"/># if you allow one typo and someone is called Ian, all instances of 'in' or</text:p>
            <text:p text:style-name="P527"><text:s text:c="4"/># 'an' will be wiped. Note that this apply to scrub-source data.</text:p>
            <text:p text:style-name="P527">min_string_length_for_errors = 4</text:p>
            <text:p text:style-name="P527"/>
            <text:p text:style-name="P527"><text:s text:c="4"/># Is there a minimum length of string to scrub WITH? For example, if you</text:p>
            <text:p text:style-name="P527"><text:s text:c="4"/># specify 2, you allow two-letter names such as Al to be scrubbed, but you</text:p>
            <text:p text:style-name="P527"><text:s text:c="4"/># allow initials through, and therefore prevent e.g. 'A' from being</text:p>
            <text:p text:style-name="P527"><text:soft-page-break/><text:s text:c="4"/># scrubbed from the destination. Note that this applies to scrub-source</text:p>
            <text:p text:style-name="P527"><text:s text:c="4"/># data.</text:p>
            <text:p text:style-name="P527">min_string_length_to_scrub_with = 2</text:p>
            <text:p text:style-name="P527"/>
            <text:p text:style-name="P527"><text:s text:c="4"/># WHITELIST.</text:p>
            <text:p text:style-name="P527"><text:s text:c="4"/># Are there any words not to scrub? For example, "the", "road", "street"</text:p>
            <text:p text:style-name="P527"><text:s text:c="4"/># often appear in addresses, but you might not want them removed. Be</text:p>
            <text:p text:style-name="P527"><text:s text:c="4"/># careful in case these could be names (e.g. "Lane").</text:p>
            <text:p text:style-name="P527"><text:s text:c="4"/># Specify these as a list of FILENAMES, where the files contain words; e.g.</text:p>
            <text:p text:style-name="P527"><text:s text:c="4"/>#</text:p>
            <text:p text:style-name="P527"><text:s text:c="4"/># whitelist_filenames = /some/path/short_english_words.txt</text:p>
            <text:p text:style-name="P527"><text:s text:c="4"/>#</text:p>
            <text:p text:style-name="P527"><text:s text:c="4"/># Here's a suggestion for some of the sorts of words you might include:</text:p>
            <text:p text:style-name="P527"><text:s text:c="4"/># <text:s text:c="4"/>am</text:p>
            <text:p text:style-name="P527"><text:s text:c="4"/># <text:s text:c="4"/>an</text:p>
            <text:p text:style-name="P527"><text:s text:c="4"/># <text:s text:c="4"/>as</text:p>
            <text:p text:style-name="P527"><text:s text:c="4"/># <text:s text:c="4"/>at</text:p>
            <text:p text:style-name="P527"><text:s text:c="4"/># <text:s text:c="4"/>bd</text:p>
            <text:p text:style-name="P527"><text:s text:c="4"/># <text:s text:c="4"/>by</text:p>
            <text:p text:style-name="P527"><text:s text:c="4"/># <text:s text:c="4"/>he</text:p>
            <text:p text:style-name="P527"><text:s text:c="4"/># <text:s text:c="4"/>if</text:p>
            <text:p text:style-name="P527"><text:s text:c="4"/># <text:s text:c="4"/>is</text:p>
            <text:p text:style-name="P527"><text:s text:c="4"/># <text:s text:c="4"/>it</text:p>
            <text:p text:style-name="P527"><text:s text:c="4"/># <text:s text:c="4"/>me</text:p>
            <text:p text:style-name="P527"><text:s text:c="4"/># <text:s text:c="4"/>mg</text:p>
            <text:p text:style-name="P527"><text:s text:c="4"/># <text:s text:c="4"/>od</text:p>
            <text:p text:style-name="P527"><text:s text:c="4"/># <text:s text:c="4"/>of</text:p>
            <text:p text:style-name="P527"><text:s text:c="4"/># <text:s text:c="4"/>on</text:p>
            <text:p text:style-name="P527"><text:s text:c="4"/># <text:s text:c="4"/>or</text:p>
            <text:p text:style-name="P527"><text:s text:c="4"/># <text:s text:c="4"/>re</text:p>
            <text:p text:style-name="P527"><text:s text:c="4"/># <text:s text:c="4"/>so</text:p>
            <text:p text:style-name="P527"><text:s text:c="4"/># <text:s text:c="4"/>to</text:p>
            <text:p text:style-name="P527"><text:s text:c="4"/># <text:s text:c="4"/>us</text:p>
            <text:p text:style-name="P527"><text:s text:c="4"/># <text:s text:c="4"/>we</text:p>
            <text:p text:style-name="P527"><text:s text:c="4"/># <text:s text:c="4"/>her</text:p>
            <text:p text:style-name="P527"><text:s text:c="4"/># <text:s text:c="4"/>him</text:p>
            <text:p text:style-name="P527"><text:s text:c="4"/># <text:s text:c="4"/>tds</text:p>
            <text:p text:style-name="P527"><text:s text:c="4"/># <text:s text:c="4"/>she</text:p>
            <text:p text:style-name="P527"><text:s text:c="4"/># <text:s text:c="4"/>the</text:p>
            <text:p text:style-name="P527"><text:s text:c="4"/># <text:s text:c="4"/>you</text:p>
            <text:p text:style-name="P527"><text:s text:c="4"/># <text:s text:c="4"/>road</text:p>
            <text:p text:style-name="P527"><text:s text:c="4"/># <text:s text:c="4"/>street</text:p>
            <text:p text:style-name="P527">whitelist_filenames =</text:p>
            <text:p text:style-name="P527"/>
            <text:p text:style-name="P527"><text:s text:c="4"/># BLACKLIST</text:p>
            <text:p text:style-name="P527"><text:s text:c="4"/># Are there any words you always want to remove?</text:p>
            <text:p text:style-name="P527"><text:s text:c="4"/># Specify these as a list of filenames, e.g</text:p>
            <text:p text:style-name="P527"><text:s text:c="4"/>#</text:p>
            <text:p text:style-name="P527"><text:s text:c="4"/># blacklist_filenames = /some/path/boy_names.txt</text:p>
            <text:p text:style-name="P527"><text:s text:c="4"/># <text:s text:c="4"/>/some/path/girl_names.txt</text:p>
            <text:p text:style-name="P527"><text:s text:c="4"/># <text:s text:c="4"/>/some/path/common_surnames.txt</text:p>
            <text:p text:style-name="P527">blacklist_filenames =</text:p>
            <text:p text:style-name="P527"/>
            <text:p text:style-name="P527"><text:s text:c="4"/># Nonspecific scrubbing of numbers of a certain length?</text:p>
            <text:p text:style-name="P527"><text:s text:c="4"/># For example, scrubbing all 11-digit numbers will remove modern UK</text:p>
            <text:p text:style-name="P527"><text:s text:c="4"/># telephone numbers in conventional format. To do this, specify</text:p>
            <text:p text:style-name="P527"><text:s text:c="4"/># scrub_all_numbers_of_n_digits = 11. You could scrub both 10- and 11-digit</text:p>
            <text:p text:style-name="P527"><text:s text:c="4"/># numbers by specifying both numbers (in multiline format, as above);</text:p>
            <text:p text:style-name="P527"><text:s text:c="4"/># 10-digit numbers would include all NHS numbers. Avoid using this for</text:p>
            <text:p text:style-name="P527"><text:s text:c="4"/># short numbers; you may lose valuable numeric data!</text:p>
            <text:p text:style-name="P527">scrub_all_numbers_of_n_digits =</text:p>
            <text:p text:style-name="P527"/>
            <text:p text:style-name="P527"><text:s text:c="4"/># Nonspecific scrubbing of UK postcodes?</text:p>
            <text:p text:style-name="P527"><text:s text:c="4"/># See https://www.mrs.org.uk/pdf/postcodeformat.pdf ; these can look like</text:p>
            <text:p text:style-name="P527"><text:s text:c="4"/># FORMAT <text:s text:c="3"/>EXAMPLE</text:p>
            <text:p text:style-name="P527"><text:s text:c="4"/># AN NAA <text:s text:c="3"/>M1 1AA</text:p>
            <text:p text:style-name="P527"><text:s text:c="4"/># ANN NAA <text:s text:c="2"/>M60 1NW</text:p>
            <text:p text:style-name="P527"><text:s text:c="4"/># AAN NAA <text:s text:c="2"/>CR2 6XH</text:p>
            <text:p text:style-name="P527"><text:s text:c="4"/># AANN NAA <text:s/>DN55 1PT</text:p>
            <text:p text:style-name="P527"><text:s text:c="4"/># ANA NAA <text:s text:c="2"/>W1A 1HQ</text:p>
            <text:p text:style-name="P527"><text:soft-page-break/><text:s text:c="4"/># AANA NAA <text:s/>EC1A 1BB</text:p>
            <text:p text:style-name="P527">scrub_all_uk_postcodes = False</text:p>
            <text:p text:style-name="P527"/>
            <text:p text:style-name="P527"><text:s text:c="4"/># Anonymise at word boundaries? True is more conservative; False is more</text:p>
            <text:p text:style-name="P527"><text:s text:c="4"/># liberal and will deal with accidental word concatenation. With ID</text:p>
            <text:p text:style-name="P527"><text:s text:c="4"/># numbers, beware if you use a prefix, e.g. if people write 'M123456' or</text:p>
            <text:p text:style-name="P527"><text:s text:c="4"/># 'R123456'; in that case you will need</text:p>
            <text:p text:style-name="P527"><text:s text:c="4"/># <text:s text:c="6"/>anonymise_numbers_at_word_boundaries_only = False.</text:p>
            <text:p text:style-name="P527">anonymise_codes_at_word_boundaries_only = True</text:p>
            <text:p text:style-name="P527"><text:s text:c="4"/># ... applies to code</text:p>
            <text:p text:style-name="P527">anonymise_dates_at_word_boundaries_only = True</text:p>
            <text:p text:style-name="P527"><text:s text:c="4"/># ... applies to date</text:p>
            <text:p text:style-name="P527">anonymise_numbers_at_word_boundaries_only = False</text:p>
            <text:p text:style-name="P527"><text:s text:c="4"/># ... applies to number</text:p>
            <text:p text:style-name="P527">anonymise_numbers_at_numeric_boundaries_only = True</text:p>
            <text:p text:style-name="P527"><text:s text:c="4"/># ... applies to number</text:p>
            <text:p text:style-name="P527"><text:s text:c="4"/># ... if True, will not scrub "234" from "123456"</text:p>
            <text:p text:style-name="P527"><text:s text:c="4"/># ... setting this to False is extremely conservative</text:p>
            <text:p text:style-name="P527">anonymise_strings_at_word_boundaries_only = True</text:p>
            <text:p text:style-name="P527"><text:s text:c="4"/># ... applies to words and phrase</text:p>
            <text:p text:style-name="P527"/>
            <text:p text:style-name="P527"># -----------------------------------------------------------------------------</text:p>
            <text:p text:style-name="P527"># Output fields and formatting</text:p>
            <text:p text:style-name="P527"># -----------------------------------------------------------------------------</text:p>
            <text:p text:style-name="P527"/>
            <text:p text:style-name="P527"><text:s text:c="4"/># Name used for the primary patient ID in the mapping table.</text:p>
            <text:p text:style-name="P527">mapping_patient_id_fieldname = patient_id</text:p>
            <text:p text:style-name="P527"/>
            <text:p text:style-name="P527"><text:s text:c="4"/># Research ID field name. This will be a VARCHAR of length determined by</text:p>
            <text:p text:style-name="P527"><text:s text:c="4"/># hash_method. Used to replace per_table_patient_id_field.</text:p>
            <text:p text:style-name="P527">research_id_fieldname = brcid</text:p>
            <text:p text:style-name="P527"/>
            <text:p text:style-name="P527"><text:s text:c="4"/># Transient integer research ID (TRID) fieldname.</text:p>
            <text:p text:style-name="P527"><text:s text:c="4"/># An unsigned integer field with this name will be added to every table</text:p>
            <text:p text:style-name="P527"><text:s text:c="4"/># containing a primary patient ID (in the source) or research ID (in the</text:p>
            <text:p text:style-name="P527"><text:s text:c="4"/># destination).</text:p>
            <text:p text:style-name="P527">trid_fieldname = trid</text:p>
            <text:p text:style-name="P527"/>
            <text:p text:style-name="P527"><text:s text:c="4"/># Name used for the master patient ID in the mapping table.</text:p>
            <text:p text:style-name="P527">mapping_master_id_fieldname = nhsnum</text:p>
            <text:p text:style-name="P527"/>
            <text:p text:style-name="P527"><text:s text:c="4"/># Similarly, used to replace ddgen_master_pid_fieldname:</text:p>
            <text:p text:style-name="P527">master_research_id_fieldname = nhshash</text:p>
            <text:p text:style-name="P527"/>
            <text:p text:style-name="P527"><text:s text:c="4"/># Change-detection hash fieldname. This will be a VARCHAR of length</text:p>
            <text:p text:style-name="P527"><text:s text:c="4"/># determined by hash_method.</text:p>
            <text:p text:style-name="P527">source_hash_fieldname = _src_hash</text:p>
            <text:p text:style-name="P527"/>
            <text:p text:style-name="P527"><text:s text:c="4"/># Date-to-text conversion formats</text:p>
            <text:p text:style-name="P527">date_to_text_format = %Y-%m-%d</text:p>
            <text:p text:style-name="P527"><text:s text:c="4"/># ... ISO-8601, e.g. 2013-07-24</text:p>
            <text:p text:style-name="P527">datetime_to_text_format = %Y-%m-%dT%H:%M:%S</text:p>
            <text:p text:style-name="P527"><text:s text:c="4"/># ... ISO-8601, e.g. 2013-07-24T20:04:07</text:p>
            <text:p text:style-name="P527"/>
            <text:p text:style-name="P527"><text:s text:c="4"/># Append source table/field to the comment? Boolean.</text:p>
            <text:p text:style-name="P527">append_source_info_to_comment = True</text:p>
            <text:p text:style-name="P527"/>
            <text:p text:style-name="P527"># -----------------------------------------------------------------------------</text:p>
            <text:p text:style-name="P527"># Destination database configuration</text:p>
            <text:p text:style-name="P527"># See the [destination_database] section for connection details.</text:p>
            <text:p text:style-name="P527"># -----------------------------------------------------------------------------</text:p>
            <text:p text:style-name="P527"/>
            <text:p text:style-name="P527"><text:s text:c="4"/># Specify the maximum number of rows to be processed before a COMMIT is</text:p>
            <text:p text:style-name="P527"><text:s text:c="4"/># issued on the database transaction. This prevents the transaction growing</text:p>
            <text:p text:style-name="P527"><text:s text:c="4"/># too large.</text:p>
            <text:p text:style-name="P527"><text:s text:c="4"/># Default is 1000.</text:p>
            <text:p text:style-name="P527">max_rows_before_commit = 1000</text:p>
            <text:p text:style-name="P527"/>
            <text:p text:style-name="P527"><text:s text:c="4"/># Specify the maximum number of source-record bytes (approximately!) that</text:p>
            <text:p text:style-name="P527"><text:s text:c="4"/># are processed before a COMMIT is issued on the database transaction. This</text:p>
            <text:p text:style-name="P527"><text:soft-page-break/><text:s text:c="4"/># prevents the transaction growing too large. The COMMIT will be issued</text:p>
            <text:p text:style-name="P527"><text:s text:c="4"/># *after* this limit has been met/exceeded, so it may be exceeded if the</text:p>
            <text:p text:style-name="P527"><text:s text:c="4"/># transaction just before the limit takes the cumulative total over the</text:p>
            <text:p text:style-name="P527"><text:s text:c="4"/># limit.</text:p>
            <text:p text:style-name="P527"><text:s text:c="4"/># Default is 83886080.</text:p>
            <text:p text:style-name="P527">max_bytes_before_commit = 83886080</text:p>
            <text:p text:style-name="P527"/>
            <text:p text:style-name="P527"><text:s text:c="4"/># We need a temporary table name for incremental updates. This can't be the</text:p>
            <text:p text:style-name="P527"><text:s text:c="4"/># name of a real destination table. It lives in the destination database.</text:p>
            <text:p text:style-name="P527">temporary_tablename = _temp_table</text:p>
            <text:p text:style-name="P527"/>
            <text:p text:style-name="P527"># -----------------------------------------------------------------------------</text:p>
            <text:p text:style-name="P527"># Choose databases (defined in their own sections).</text:p>
            <text:p text:style-name="P527"># -----------------------------------------------------------------------------</text:p>
            <text:p text:style-name="P527"/>
            <text:p text:style-name="P527"><text:s text:c="4"/># Source database list. Can be lots.</text:p>
            <text:p text:style-name="P527">source_databases =</text:p>
            <text:p text:style-name="P527"><text:s text:c="4"/>mysourcedb1</text:p>
            <text:p text:style-name="P527"><text:s text:c="4"/>mysourcedb2</text:p>
            <text:p text:style-name="P527"/>
            <text:p text:style-name="P527"><text:s text:c="4"/># Destination database. Just one.</text:p>
            <text:p text:style-name="P527">destination_database = my_destination_database</text:p>
            <text:p text:style-name="P527"/>
            <text:p text:style-name="P527"><text:s text:c="4"/># Admin database. Just one.</text:p>
            <text:p text:style-name="P527">admin_database = my_admin_database</text:p>
            <text:p text:style-name="P527"/>
            <text:p text:style-name="P527"># -----------------------------------------------------------------------------</text:p>
            <text:p text:style-name="P527"># PROCESSING OPTIONS, TO LIMIT DATA QUANTITY FOR TESTING</text:p>
            <text:p text:style-name="P527"># -----------------------------------------------------------------------------</text:p>
            <text:p text:style-name="P527"/>
            <text:p text:style-name="P527"><text:s text:c="4"/># Limit the number of patients to be processed? Specify 0 (the default) for</text:p>
            <text:p text:style-name="P527"><text:s text:c="4"/># no limit.</text:p>
            <text:p text:style-name="P527">debug_max_n_patients =</text:p>
            <text:p text:style-name="P527"/>
            <text:p text:style-name="P527"><text:s text:c="4"/># Specify a list of integer patient IDs, for debugging? If specified, this</text:p>
            <text:p text:style-name="P527"><text:s text:c="4"/># list will be used directly (overriding the patient ID source specified in</text:p>
            <text:p text:style-name="P527"><text:s text:c="4"/># the data dictionary, and overriding debug_max_n_patients).</text:p>
            <text:p text:style-name="P527">debug_pid_list =</text:p>
            <text:p text:style-name="P527"/>
            <text:p text:style-name="P527"># -----------------------------------------------------------------------------</text:p>
            <text:p text:style-name="P527"># Opting out entirely</text:p>
            <text:p text:style-name="P527"># -----------------------------------------------------------------------------</text:p>
            <text:p text:style-name="P527"/>
            <text:p text:style-name="P527"># Patients who elect to opt out entirely have their PIDs stored in the OptOut</text:p>
            <text:p text:style-name="P527"># table of the admin database. ENTRIES ARE NEVER REMOVED FROM THIS LIST BY</text:p>
            <text:p text:style-name="P527"># CRATE. It can be populated in three ways:</text:p>
            <text:p text:style-name="P527"># <text:s text:c="2"/>1. Manually, by adding a PID to the column opt_out.pid).</text:p>
            <text:p text:style-name="P527"># <text:s text:c="2"/>2. By maintaining a text file list of integer PIDs. Any PIDs in this file</text:p>
            <text:p text:style-name="P527"># <text:s text:c="5"/>are added to the opt-out list.</text:p>
            <text:p text:style-name="P527"># <text:s text:c="2"/>3. By flagging a source database field as indicating an opt-out, using the</text:p>
            <text:p text:style-name="P527"># <text:s text:c="5"/>src_flags = "!" marker.</text:p>
            <text:p text:style-name="P527"/>
            <text:p text:style-name="P527"><text:s text:c="4"/># If you set this, each line of the file(s) is scanned for an integer,</text:p>
            <text:p text:style-name="P527"><text:s text:c="4"/># taken to the PID of a patient who wishes to opt out.</text:p>
            <text:p text:style-name="P527">optout_pid_filenames =</text:p>
            <text:p text:style-name="P527"/>
            <text:p text:style-name="P527"><text:s text:c="4"/># If you set this, each line of the file(s) is scanned for an integer,</text:p>
            <text:p text:style-name="P527"><text:s text:c="4"/># taken to the MPID of a patient who wishes to opt out.</text:p>
            <text:p text:style-name="P527">optout_mpid_filenames =</text:p>
            <text:p text:style-name="P527"/>
            <text:p text:style-name="P527"><text:s text:c="4"/># If you mark a field in the data dictionary as an opt-out field (see</text:p>
            <text:p text:style-name="P527"><text:s text:c="4"/># above), that says "the field tells you whether the patient opts out or</text:p>
            <text:p text:style-name="P527"><text:s text:c="4"/># not". But is it "opt out" or "not"? If the actual value matches one</text:p>
            <text:p text:style-name="P527"><text:s text:c="4"/># below, then it's "opt out". Specify a LIST OF PYTHON VALUES; for example:</text:p>
            <text:p text:style-name="P527"><text:s text:c="4"/># <text:s text:c="6"/>optout_col_values = [True, 1, '1', 'Yes', 'yes', 'Y', 'y']</text:p>
            <text:p text:style-name="P527">optout_col_values =</text:p>
            <text:p text:style-name="P527"/>
            <text:p text:style-name="P527"># =============================================================================</text:p>
            <text:p text:style-name="P527"># Destination database details. User should have WRITE access.</text:p>
            <text:p text:style-name="P527"># =============================================================================</text:p>
            <text:p text:style-name="P527"><text:soft-page-break/># Use SQLAlchemy URLs: see</text:p>
            <text:p text:style-name="P527"># <text:s text:c="6"/>http://docs.sqlalchemy.org/en/latest/core/engines.html</text:p>
            <text:p text:style-name="P527"># You may need to install additional drivers, e.g.</text:p>
            <text:p text:style-name="P527"># <text:s text:c="6"/>pip install SOME_DRIVER</text:p>
            <text:p text:style-name="P527"># ... see the documentation.</text:p>
            <text:p text:style-name="P527"/>
            <text:p text:style-name="P527">[my_destination_database]</text:p>
            <text:p text:style-name="P527"/>
            <text:p text:style-name="P527">url = mysql+mysqldb://username:password@127.0.0.1:3306/output_databasename?charset=utf8</text:p>
            <text:p text:style-name="P527"/>
            <text:p text:style-name="P527"># =============================================================================</text:p>
            <text:p text:style-name="P527"># Administrative database. User should have WRITE access.</text:p>
            <text:p text:style-name="P527"># =============================================================================</text:p>
            <text:p text:style-name="P527"/>
            <text:p text:style-name="P527">[my_admin_database]</text:p>
            <text:p text:style-name="P527"/>
            <text:p text:style-name="P527">url = mysql+mysqldb://username:password@127.0.0.1:3306/admin_databasename?charset=utf8</text:p>
            <text:p text:style-name="P527"/>
            <text:p text:style-name="P527"># =============================================================================</text:p>
            <text:p text:style-name="P527"># SOURCE DATABASE DETAILS BELOW HERE.</text:p>
            <text:p text:style-name="P527"># User should have READ access only for safety.</text:p>
            <text:p text:style-name="P527"># =============================================================================</text:p>
            <text:p text:style-name="P527"/>
            <text:p text:style-name="P527"># -----------------------------------------------------------------------------</text:p>
            <text:p text:style-name="P527"># Source database example 1</text:p>
            <text:p text:style-name="P527"># -----------------------------------------------------------------------------</text:p>
            <text:p text:style-name="P527"/>
            <text:p text:style-name="P527">[mysourcedb1]</text:p>
            <text:p text:style-name="P527"/>
            <text:p text:style-name="P527"><text:s text:c="4"/># ~~~~~~~~~~~~~~~~~~~~~~~~~~~~~~~~~~~~~~~~~~~~~~~~~~~~~~~~~~~~~~~~~~~~~~~~~</text:p>
            <text:p text:style-name="P527"><text:s text:c="4"/># CONNECTION DETAILS</text:p>
            <text:p text:style-name="P527"><text:s text:c="4"/># ~~~~~~~~~~~~~~~~~~~~~~~~~~~~~~~~~~~~~~~~~~~~~~~~~~~~~~~~~~~~~~~~~~~~~~~~~</text:p>
            <text:p text:style-name="P527"/>
            <text:p text:style-name="P527">url = mysql+mysqldb://username:password@127.0.0.1:3306/source_databasename?charset=utf8</text:p>
            <text:p text:style-name="P527"/>
            <text:p text:style-name="P527"><text:s text:c="4"/># ~~~~~~~~~~~~~~~~~~~~~~~~~~~~~~~~~~~~~~~~~~~~~~~~~~~~~~~~~~~~~~~~~~~~~~~~~</text:p>
            <text:p text:style-name="P527"><text:s text:c="4"/># INPUT FIELDS, FOR THE AUTOGENERATION OF DATA DICTIONARIES</text:p>
            <text:p text:style-name="P527"><text:s text:c="4"/># ~~~~~~~~~~~~~~~~~~~~~~~~~~~~~~~~~~~~~~~~~~~~~~~~~~~~~~~~~~~~~~~~~~~~~~~~~</text:p>
            <text:p text:style-name="P527"><text:s text:c="4"/># - For field specifications, fields can either be specified as "column"</text:p>
            <text:p text:style-name="P527"><text:s text:c="4"/># <text:s text:c="2"/>(to match any table) or "table.column", to match a specific table.</text:p>
            <text:p text:style-name="P527"><text:s text:c="4"/># <text:s text:c="2"/>They are case-insensitive.</text:p>
            <text:p text:style-name="P527"><text:s text:c="4"/># <text:s text:c="2"/>Wildcards (*, ?) may also be used (as per Python's fnmatch).</text:p>
            <text:p text:style-name="P527"/>
            <text:p text:style-name="P527"><text:s text:c="4"/># By default, most fields (except PKs and patient ID codes) are marked</text:p>
            <text:p text:style-name="P527"><text:s text:c="4"/># as "OMIT", pending human review. If you want to live dangerously, set</text:p>
            <text:p text:style-name="P527"><text:s text:c="4"/># this to False, and they will be marked as "include" from the outset.</text:p>
            <text:p text:style-name="P527">ddgen_omit_by_default = True</text:p>
            <text:p text:style-name="P527"/>
            <text:p text:style-name="P527"><text:s text:c="4"/># You can specify additional fields to omit...</text:p>
            <text:p text:style-name="P527">ddgen_omit_fields =</text:p>
            <text:p text:style-name="P527"/>
            <text:p text:style-name="P527"><text:s text:c="4"/># ... or include. "Omit" overrides "include".</text:p>
            <text:p text:style-name="P527"><text:s text:c="4"/># If a field contains scrubbing source information, it will also be omitted</text:p>
            <text:p text:style-name="P527"><text:s text:c="4"/># pending human review, regardless of other settings.</text:p>
            <text:p text:style-name="P527">ddgen_include_fields =</text:p>
            <text:p text:style-name="P527"/>
            <text:p text:style-name="P527"><text:s text:c="4"/># Allow the absence of patient info? Used to copy databases; WILL NOT</text:p>
            <text:p text:style-name="P527"><text:s text:c="4"/># ANONYMISE. Boolean; default is False.</text:p>
            <text:p text:style-name="P527">ddgen_allow_no_patient_info = False</text:p>
            <text:p text:style-name="P527"/>
            <text:p text:style-name="P527"><text:s text:c="4"/># Specify the (typically integer) patient identifier present in EVERY</text:p>
            <text:p text:style-name="P527"><text:s text:c="4"/># table. It will be replaced by the research ID in the destination</text:p>
            <text:p text:style-name="P527"><text:s text:c="4"/># database.</text:p>
            <text:p text:style-name="P527">ddgen_per_table_pid_field = patient_id</text:p>
            <text:p text:style-name="P527"/>
            <text:p text:style-name="P527"><text:s text:c="4"/># Add every instance of a per-table PID field to the patient scrubber?</text:p>
            <text:p text:style-name="P527"><text:s text:c="4"/># This is a very conservative setting, and should be unnecessary as the</text:p>
            <text:p text:style-name="P527"><text:s text:c="4"/># single master "PID-defining" column (see ddgen_pid_defining_fieldnames)</text:p>
            <text:p text:style-name="P527"><text:s text:c="4"/># should be enough.</text:p>
            <text:p text:style-name="P527"><text:s text:c="4"/># (Note that per-table PIDs are always replaced by RIDs - this setting</text:p>
            <text:p text:style-name="P527"><text:soft-page-break/><text:s text:c="4"/># governs whether the scrubber used to scrub free-text fields also</text:p>
            <text:p text:style-name="P527"><text:s text:c="4"/># works through every single per-table PID).</text:p>
            <text:p text:style-name="P527">ddgen_add_per_table_pids_to_scrubber = False</text:p>
            <text:p text:style-name="P527"/>
            <text:p text:style-name="P527"><text:s text:c="4"/># Master patient ID fieldname. Used for e.g. NHS numbers.</text:p>
            <text:p text:style-name="P527">ddgen_master_pid_fieldname = nhsnum</text:p>
            <text:p text:style-name="P527"/>
            <text:p text:style-name="P527"><text:s text:c="4"/># Blacklist any tables when creating new data dictionaries?</text:p>
            <text:p text:style-name="P527"><text:s text:c="4"/># This is case-insensitive, and you can use */? wildcards (as per Python's</text:p>
            <text:p text:style-name="P527"><text:s text:c="4"/># fnmatch module).</text:p>
            <text:p text:style-name="P527">ddgen_table_blacklist =</text:p>
            <text:p text:style-name="P527"/>
            <text:p text:style-name="P527"><text:s text:c="4"/># Whitelist any tables? (Whitelists override blacklists.)</text:p>
            <text:p text:style-name="P527">ddgen_table_whitelist =</text:p>
            <text:p text:style-name="P527"/>
            <text:p text:style-name="P527"><text:s text:c="4"/># List any fields that all tables MUST contain. If a table doesn't contain</text:p>
            <text:p text:style-name="P527"><text:s text:c="4"/># all of the field(s) listed here, it will be skipped.</text:p>
            <text:p text:style-name="P527">ddgen_table_require_field_absolute =</text:p>
            <text:p text:style-name="P527"/>
            <text:p text:style-name="P527"><text:s text:c="4"/># List any fields that are required conditional on other fields.</text:p>
            <text:p text:style-name="P527"><text:s text:c="4"/># List them as one or more pairs: "A, B" where B is required if A is</text:p>
            <text:p text:style-name="P527"><text:s text:c="4"/># present (or the table will be skipped).</text:p>
            <text:p text:style-name="P527">ddgen_table_require_field_conditional =</text:p>
            <text:p text:style-name="P527"/>
            <text:p text:style-name="P527"><text:s text:c="4"/># Blacklist any fields (regardless of their table) when creating new data</text:p>
            <text:p text:style-name="P527"><text:s text:c="4"/># dictionaries? Wildcards of */? operate as above.</text:p>
            <text:p text:style-name="P527">ddgen_field_blacklist =</text:p>
            <text:p text:style-name="P527"/>
            <text:p text:style-name="P527"><text:s text:c="4"/># Whitelist any fields? (Whitelists override blacklists.)</text:p>
            <text:p text:style-name="P527">ddgen_field_whitelist =</text:p>
            <text:p text:style-name="P527"/>
            <text:p text:style-name="P527"><text:s text:c="4"/># Fieldnames assumed to be their table's PK:</text:p>
            <text:p text:style-name="P527">ddgen_pk_fields =</text:p>
            <text:p text:style-name="P527"/>
            <text:p text:style-name="P527"><text:s text:c="4"/># Assume that content stays constant?</text:p>
            <text:p text:style-name="P527"><text:s text:c="4"/># (Applies C to PK fields; q.v.)</text:p>
            <text:p text:style-name="P527"><text:s text:c="4"/># This is the default; then ddgen_constant_content_tables and</text:p>
            <text:p text:style-name="P527"><text:s text:c="4"/># ddgen_nonconstant_content_tables can override (of which,</text:p>
            <text:p text:style-name="P527"><text:s text:c="4"/># ddgen_nonconstant_content_tables takes priority if a table matches both).</text:p>
            <text:p text:style-name="P527">ddgen_constant_content = False</text:p>
            <text:p text:style-name="P527"/>
            <text:p text:style-name="P527"><text:s text:c="4"/># Table-specific overrides for ddgen_constant_content, as above.</text:p>
            <text:p text:style-name="P527">ddgen_constant_content_tables =</text:p>
            <text:p text:style-name="P527">ddgen_nonconstant_content_tables =</text:p>
            <text:p text:style-name="P527"/>
            <text:p text:style-name="P527"><text:s text:c="4"/># Assume that records can only be added, not deleted?</text:p>
            <text:p text:style-name="P527">ddgen_addition_only = False</text:p>
            <text:p text:style-name="P527"/>
            <text:p text:style-name="P527"><text:s text:c="4"/># Table-specific overrides for ddgen_addition_only, similarly.</text:p>
            <text:p text:style-name="P527">ddgen_addition_only_tables =</text:p>
            <text:p text:style-name="P527">ddgen_deletion_possible_tables =</text:p>
            <text:p text:style-name="P527"/>
            <text:p text:style-name="P527"><text:s text:c="4"/># Predefine field(s) that define the existence of patient IDs? UNUSUAL.</text:p>
            <text:p text:style-name="P527">ddgen_pid_defining_fieldnames =</text:p>
            <text:p text:style-name="P527"/>
            <text:p text:style-name="P527"><text:s text:c="4"/># Default fields to scrub from</text:p>
            <text:p text:style-name="P527">ddgen_scrubsrc_patient_fields =</text:p>
            <text:p text:style-name="P527">ddgen_scrubsrc_thirdparty_fields =</text:p>
            <text:p text:style-name="P527">ddgen_scrubsrc_thirdparty_xref_pid_fields =</text:p>
            <text:p text:style-name="P527"/>
            <text:p text:style-name="P527"><text:s text:c="4"/># Are any scrub_src fields required (mandatory), i.e. must have non-NULL</text:p>
            <text:p text:style-name="P527"><text:s text:c="4"/># data in at least one row?</text:p>
            <text:p text:style-name="P527">ddgen_required_scrubsrc_fields =</text:p>
            <text:p text:style-name="P527"/>
            <text:p text:style-name="P527"><text:s text:c="4"/># Override default scrubbing methods</text:p>
            <text:p text:style-name="P527">ddgen_scrubmethod_code_fields =</text:p>
            <text:p text:style-name="P527">ddgen_scrubmethod_date_fields =</text:p>
            <text:p text:style-name="P527">ddgen_scrubmethod_number_fields =</text:p>
            <text:p text:style-name="P527">ddgen_scrubmethod_phrase_fields =</text:p>
            <text:p text:style-name="P527"/>
            <text:p text:style-name="P527"><text:soft-page-break/><text:s text:c="4"/># Known safe fields, exempt from scrubbing</text:p>
            <text:p text:style-name="P527">ddgen_safe_fields_exempt_from_scrubbing =</text:p>
            <text:p text:style-name="P527"/>
            <text:p text:style-name="P527"><text:s text:c="4"/># Define minimum text field length for scrubbing (shorter is assumed safe)</text:p>
            <text:p text:style-name="P527">ddgen_min_length_for_scrubbing = 4</text:p>
            <text:p text:style-name="P527"/>
            <text:p text:style-name="P527"><text:s text:c="4"/># Other default manipulations</text:p>
            <text:p text:style-name="P527">ddgen_truncate_date_fields =</text:p>
            <text:p text:style-name="P527"/>
            <text:p text:style-name="P527"><text:s text:c="4"/># Fields containing filenames, which files should be converted to text</text:p>
            <text:p text:style-name="P527">ddgen_filename_to_text_fields =</text:p>
            <text:p text:style-name="P527"/>
            <text:p text:style-name="P527"><text:s text:c="4"/># Fields containing raw binary data from files (binary large objects;</text:p>
            <text:p text:style-name="P527"><text:s text:c="4"/># BLOBs), whose contents should be converted to text -- paired with fields</text:p>
            <text:p text:style-name="P527"><text:s text:c="4"/># in the same table containing their file extension (e.g. "pdf", ".PDF") or</text:p>
            <text:p text:style-name="P527"><text:s text:c="4"/># a filename having that extension.</text:p>
            <text:p text:style-name="P527"><text:s text:c="4"/># Specify it as a list of comma-joined pairs, e.g.</text:p>
            <text:p text:style-name="P527"><text:s text:c="4"/># <text:s text:c="4"/>ddgen_binary_to_text_field_pairs = binary1field, ext1field</text:p>
            <text:p text:style-name="P527"><text:s text:c="4"/># <text:s text:c="8"/>binary2field, ext2field</text:p>
            <text:p text:style-name="P527"><text:s text:c="4"/># <text:s text:c="8"/>...</text:p>
            <text:p text:style-name="P527"><text:s text:c="4"/># The first (binaryfield) can be specified as column or table.column,</text:p>
            <text:p text:style-name="P527"><text:s text:c="4"/># but the second must be column only.</text:p>
            <text:p text:style-name="P527">ddgen_binary_to_text_field_pairs =</text:p>
            <text:p text:style-name="P527"/>
            <text:p text:style-name="P527"><text:s text:c="4"/># Specify any text-extraction rows for which you also want to set the flag</text:p>
            <text:p text:style-name="P527"><text:s text:c="4"/># "skip_if_extract_fails":</text:p>
            <text:p text:style-name="P527">ddgen_skip_row_if_extract_text_fails_fields =</text:p>
            <text:p text:style-name="P527"/>
            <text:p text:style-name="P527"><text:s text:c="4"/># Fields that are used as patient opt-out fields:</text:p>
            <text:p text:style-name="P527">ddgen_patient_opt_out_fields =</text:p>
            <text:p text:style-name="P527"/>
            <text:p text:style-name="P527"><text:s text:c="4"/># ~~~~~~~~~~~~~~~~~~~~~~~~~~~~~~~~~~~~~~~~~~~~~~~~~~~~~~~~~~~~~~~~~~~~~~~~~</text:p>
            <text:p text:style-name="P527"><text:s text:c="4"/># DESTINATION INDEXING</text:p>
            <text:p text:style-name="P527"><text:s text:c="4"/># ~~~~~~~~~~~~~~~~~~~~~~~~~~~~~~~~~~~~~~~~~~~~~~~~~~~~~~~~~~~~~~~~~~~~~~~~~</text:p>
            <text:p text:style-name="P527"/>
            <text:p text:style-name="P527"><text:s text:c="4"/># Fields to apply an index to</text:p>
            <text:p text:style-name="P527">ddgen_index_fields =</text:p>
            <text:p text:style-name="P527"/>
            <text:p text:style-name="P527"><text:s text:c="4"/># Allow full-text index creation? Default true. Disable for databases that</text:p>
            <text:p text:style-name="P527"><text:s text:c="4"/># don't support them?</text:p>
            <text:p text:style-name="P527">ddgen_allow_fulltext_indexing = True</text:p>
            <text:p text:style-name="P527"/>
            <text:p text:style-name="P527"><text:s text:c="4"/># ~~~~~~~~~~~~~~~~~~~~~~~~~~~~~~~~~~~~~~~~~~~~~~~~~~~~~~~~~~~~~~~~~~~~~~~~~</text:p>
            <text:p text:style-name="P527"><text:s text:c="4"/># DATA DICTIONARY MANIPULATION TO DESTINATION TABLE/FIELD NAMES</text:p>
            <text:p text:style-name="P527"><text:s text:c="4"/># ~~~~~~~~~~~~~~~~~~~~~~~~~~~~~~~~~~~~~~~~~~~~~~~~~~~~~~~~~~~~~~~~~~~~~~~~~</text:p>
            <text:p text:style-name="P527"/>
            <text:p text:style-name="P527"><text:s text:c="4"/># Force all destination tables/fields to lower case?</text:p>
            <text:p text:style-name="P527"><text:s text:c="4"/># Boolean; default is True.</text:p>
            <text:p text:style-name="P527">ddgen_force_lower_case = True</text:p>
            <text:p text:style-name="P527"/>
            <text:p text:style-name="P527"><text:s text:c="4"/># Convert spaces in table/fieldnames (yuk!) to underscores? Default: true.</text:p>
            <text:p text:style-name="P527">ddgen_convert_odd_chars_to_underscore = True</text:p>
            <text:p text:style-name="P527"/>
            <text:p text:style-name="P527"><text:s text:c="4"/># ~~~~~~~~~~~~~~~~~~~~~~~~~~~~~~~~~~~~~~~~~~~~~~~~~~~~~~~~~~~~~~~~~~~~~~~~~</text:p>
            <text:p text:style-name="P527"><text:s text:c="4"/># PROCESSING OPTIONS, TO LIMIT DATA QUANTITY FOR TESTING</text:p>
            <text:p text:style-name="P527"><text:s text:c="4"/># ~~~~~~~~~~~~~~~~~~~~~~~~~~~~~~~~~~~~~~~~~~~~~~~~~~~~~~~~~~~~~~~~~~~~~~~~~</text:p>
            <text:p text:style-name="P527"/>
            <text:p text:style-name="P527"><text:s text:c="4"/># Specify 0 (the default) for no limit, or a number of rows (e.g. 1000) to</text:p>
            <text:p text:style-name="P527"><text:s text:c="4"/># apply to any tables listed in debug_limited_tables. For those tables,</text:p>
            <text:p text:style-name="P527"><text:s text:c="4"/># only this many rows will be taken from the source database. Use this, for</text:p>
            <text:p text:style-name="P527"><text:s text:c="4"/># example, to reduce the number of large documents fetched.</text:p>
            <text:p text:style-name="P527"><text:s text:c="4"/># If you run a multiprocess/multithreaded anonymisation, this limit applies</text:p>
            <text:p text:style-name="P527"><text:s text:c="4"/># per *process* (or task), not overall.</text:p>
            <text:p text:style-name="P527"><text:s text:c="4"/># Note that these limits DO NOT APPLY to the fetching of patient-</text:p>
            <text:p text:style-name="P527"><text:s text:c="4"/># identifiable information for anonymisation -- when a patient is</text:p>
            <text:p text:style-name="P527"><text:s text:c="4"/># processed, all identifiable information for that patient is trawled.</text:p>
            <text:p text:style-name="P527">debug_row_limit =</text:p>
            <text:p text:style-name="P527"/>
            <text:p text:style-name="P527"><text:s text:c="4"/># List of tables to which to apply debug_row_limit (see above).</text:p>
            <text:p text:style-name="P527">debug_limited_tables =</text:p>
            <text:p text:style-name="P527"><text:soft-page-break/></text:p>
            <text:p text:style-name="P527"># -----------------------------------------------------------------------------</text:p>
            <text:p text:style-name="P527"># Source database example 2</text:p>
            <text:p text:style-name="P527"># -----------------------------------------------------------------------------</text:p>
            <text:p text:style-name="P527"/>
            <text:p text:style-name="P527">[mysourcedb2]</text:p>
            <text:p text:style-name="P527"/>
            <text:p text:style-name="P527">url = mysql+mysqldb://username:password@127.0.0.1:3306/source2_databasename?charset=utf8</text:p>
            <text:p text:style-name="P527"/>
            <text:p text:style-name="P527">ddgen_force_lower_case = True</text:p>
            <text:p text:style-name="P527">ddgen_per_table_pid_field = patient_id</text:p>
            <text:p text:style-name="P527">ddgen_master_pid_fieldname = nhsnum</text:p>
            <text:p text:style-name="P527">ddgen_table_blacklist =</text:p>
            <text:p text:style-name="P527">ddgen_field_blacklist =</text:p>
            <text:p text:style-name="P527">ddgen_table_require_field_absolute =</text:p>
            <text:p text:style-name="P527">ddgen_table_require_field_conditional =</text:p>
            <text:p text:style-name="P527">ddgen_pk_fields =</text:p>
            <text:p text:style-name="P527">ddgen_constant_content = False</text:p>
            <text:p text:style-name="P527">ddgen_scrubsrc_patient_fields =</text:p>
            <text:p text:style-name="P527">ddgen_scrubsrc_thirdparty_fields =</text:p>
            <text:p text:style-name="P527">ddgen_scrubmethod_code_fields =</text:p>
            <text:p text:style-name="P527">ddgen_scrubmethod_date_fields =</text:p>
            <text:p text:style-name="P527">ddgen_scrubmethod_number_fields =</text:p>
            <text:p text:style-name="P527">ddgen_scrubmethod_phrase_fields =</text:p>
            <text:p text:style-name="P527">ddgen_safe_fields_exempt_from_scrubbing =</text:p>
            <text:p text:style-name="P527">ddgen_min_length_for_scrubbing = 4</text:p>
            <text:p text:style-name="P527">ddgen_truncate_date_fields =</text:p>
            <text:p text:style-name="P527">ddgen_filename_to_text_fields =</text:p>
            <text:p text:style-name="P527">ddgen_binary_to_text_field_pairs =</text:p>
            <text:p text:style-name="P527"/>
            <text:p text:style-name="P527"># -----------------------------------------------------------------------------</text:p>
            <text:p text:style-name="P527"># Source database example 3</text:p>
            <text:p text:style-name="P527"># -----------------------------------------------------------------------------</text:p>
            <text:p text:style-name="P527"/>
            <text:p text:style-name="P527">[camcops]</text:p>
            <text:p text:style-name="P527"># Example for the CamCOPS anonymisation staging database</text:p>
            <text:p text:style-name="P527"/>
            <text:p text:style-name="P527">url = mysql+mysqldb://username:password@127.0.0.1:3306/camcops_databasename?charset=utf8</text:p>
            <text:p text:style-name="P527"/>
            <text:p text:style-name="P527"># FOR EXAMPLE:</text:p>
            <text:p text:style-name="P527">ddgen_force_lower_case = True</text:p>
            <text:p text:style-name="P527">ddgen_per_table_pid_field = _patient_idnum1</text:p>
            <text:p text:style-name="P527">ddgen_pid_defining_fieldnames = _patient_idnum1</text:p>
            <text:p text:style-name="P527">ddgen_master_pid_fieldname = _patient_idnum2</text:p>
            <text:p text:style-name="P527"/>
            <text:p text:style-name="P527">ddgen_table_blacklist =</text:p>
            <text:p text:style-name="P527"/>
            <text:p text:style-name="P527">ddgen_field_blacklist = _patient_iddesc1</text:p>
            <text:p text:style-name="P527"><text:s text:c="4"/>_patient_idshortdesc1</text:p>
            <text:p text:style-name="P527"><text:s text:c="4"/>_patient_iddesc2</text:p>
            <text:p text:style-name="P527"><text:s text:c="4"/>_patient_idshortdesc2</text:p>
            <text:p text:style-name="P527"><text:s text:c="4"/>_patient_iddesc3</text:p>
            <text:p text:style-name="P527"><text:s text:c="4"/>_patient_idshortdesc3</text:p>
            <text:p text:style-name="P527"><text:s text:c="4"/>_patient_iddesc4</text:p>
            <text:p text:style-name="P527"><text:s text:c="4"/>_patient_idshortdesc4</text:p>
            <text:p text:style-name="P527"><text:s text:c="4"/>_patient_iddesc5</text:p>
            <text:p text:style-name="P527"><text:s text:c="4"/>_patient_idshortdesc5</text:p>
            <text:p text:style-name="P527"><text:s text:c="4"/>_patient_iddesc6</text:p>
            <text:p text:style-name="P527"><text:s text:c="4"/>_patient_idshortdesc6</text:p>
            <text:p text:style-name="P527"><text:s text:c="4"/>_patient_iddesc7</text:p>
            <text:p text:style-name="P527"><text:s text:c="4"/>_patient_idshortdesc7</text:p>
            <text:p text:style-name="P527"><text:s text:c="4"/>_patient_iddesc8</text:p>
            <text:p text:style-name="P527"><text:s text:c="4"/>_patient_idshortdesc8</text:p>
            <text:p text:style-name="P527"><text:s text:c="4"/>id</text:p>
            <text:p text:style-name="P527"><text:s text:c="4"/>patient_id</text:p>
            <text:p text:style-name="P527"><text:s text:c="4"/>_device</text:p>
            <text:p text:style-name="P527"><text:s text:c="4"/>_era</text:p>
            <text:p text:style-name="P527"><text:s text:c="4"/>_current</text:p>
            <text:p text:style-name="P527"><text:s text:c="4"/>_when_removed_exact</text:p>
            <text:p text:style-name="P527"><text:s text:c="4"/>_when_removed_batch_utc</text:p>
            <text:p text:style-name="P527"><text:soft-page-break/><text:s text:c="4"/>_removing_user</text:p>
            <text:p text:style-name="P527"><text:s text:c="4"/>_preserving_user</text:p>
            <text:p text:style-name="P527"><text:s text:c="4"/>_forcibly_preserved</text:p>
            <text:p text:style-name="P527"><text:s text:c="4"/>_predecessor_pk</text:p>
            <text:p text:style-name="P527"><text:s text:c="4"/>_successor_pk</text:p>
            <text:p text:style-name="P527"><text:s text:c="4"/>_manually_erased</text:p>
            <text:p text:style-name="P527"><text:s text:c="4"/>_manually_erased_at</text:p>
            <text:p text:style-name="P527"><text:s text:c="4"/>_manually_erasing_user</text:p>
            <text:p text:style-name="P527"><text:s text:c="4"/>_addition_pending</text:p>
            <text:p text:style-name="P527"><text:s text:c="4"/>_removal_pending</text:p>
            <text:p text:style-name="P527"><text:s text:c="4"/>_move_off_tablet</text:p>
            <text:p text:style-name="P527"/>
            <text:p text:style-name="P527">ddgen_table_require_field_absolute =</text:p>
            <text:p text:style-name="P527">ddgen_table_require_field_conditional =</text:p>
            <text:p text:style-name="P527">ddgen_pk_fields = _pk</text:p>
            <text:p text:style-name="P527">ddgen_constant_content = False</text:p>
            <text:p text:style-name="P527"/>
            <text:p text:style-name="P527">ddgen_scrubsrc_patient_fields = _patient_forename</text:p>
            <text:p text:style-name="P527"><text:s text:c="4"/>_patient_surname</text:p>
            <text:p text:style-name="P527"><text:s text:c="4"/>_patient_dob</text:p>
            <text:p text:style-name="P527"><text:s text:c="4"/>_patient_idnum1</text:p>
            <text:p text:style-name="P527"><text:s text:c="4"/>_patient_idnum2</text:p>
            <text:p text:style-name="P527"><text:s text:c="4"/>_patient_idnum3</text:p>
            <text:p text:style-name="P527"><text:s text:c="4"/>_patient_idnum4</text:p>
            <text:p text:style-name="P527"><text:s text:c="4"/>_patient_idnum5</text:p>
            <text:p text:style-name="P527"><text:s text:c="4"/>_patient_idnum6</text:p>
            <text:p text:style-name="P527"><text:s text:c="4"/>_patient_idnum7</text:p>
            <text:p text:style-name="P527"><text:s text:c="4"/>_patient_idnum8</text:p>
            <text:p text:style-name="P527"/>
            <text:p text:style-name="P527">ddgen_scrubsrc_thirdparty_fields =</text:p>
            <text:p text:style-name="P527"/>
            <text:p text:style-name="P527">ddgen_scrubmethod_code_fields =</text:p>
            <text:p text:style-name="P527">ddgen_scrubmethod_date_fields = _patient_dob</text:p>
            <text:p text:style-name="P527">ddgen_scrubmethod_number_fields =</text:p>
            <text:p text:style-name="P527">ddgen_scrubmethod_phrase_fields =</text:p>
            <text:p text:style-name="P527"/>
            <text:p text:style-name="P527">ddgen_safe_fields_exempt_from_scrubbing = _device</text:p>
            <text:p text:style-name="P527"><text:s text:c="4"/>_era</text:p>
            <text:p text:style-name="P527"><text:s text:c="4"/>_when_added_exact</text:p>
            <text:p text:style-name="P527"><text:s text:c="4"/>_adding_user</text:p>
            <text:p text:style-name="P527"><text:s text:c="4"/>_when_removed_exact</text:p>
            <text:p text:style-name="P527"><text:s text:c="4"/>_removing_user</text:p>
            <text:p text:style-name="P527"><text:s text:c="4"/>_preserving_user</text:p>
            <text:p text:style-name="P527"><text:s text:c="4"/>_manually_erased_at</text:p>
            <text:p text:style-name="P527"><text:s text:c="4"/>_manually_erasing_user</text:p>
            <text:p text:style-name="P527"><text:s text:c="4"/>when_last_modified</text:p>
            <text:p text:style-name="P527"><text:s text:c="4"/>when_created</text:p>
            <text:p text:style-name="P527"><text:s text:c="4"/>when_firstexit</text:p>
            <text:p text:style-name="P527"><text:s text:c="4"/>clinician_specialty</text:p>
            <text:p text:style-name="P527"><text:s text:c="4"/>clinician_name</text:p>
            <text:p text:style-name="P527"><text:s text:c="4"/>clinician_post</text:p>
            <text:p text:style-name="P527"><text:s text:c="4"/>clinician_professional_registration</text:p>
            <text:p text:style-name="P527"><text:s text:c="4"/>clinician_contact_details</text:p>
            <text:p text:style-name="P527"># ... now some task-specific ones</text:p>
            <text:p text:style-name="P527"><text:s text:c="4"/>bdi_scale</text:p>
            <text:p text:style-name="P527"><text:s text:c="4"/>pause_start_time</text:p>
            <text:p text:style-name="P527"><text:s text:c="4"/>pause_end_time</text:p>
            <text:p text:style-name="P527"><text:s text:c="4"/>trial_start_time</text:p>
            <text:p text:style-name="P527"><text:s text:c="4"/>cue_start_time</text:p>
            <text:p text:style-name="P527"><text:s text:c="4"/>target_start_time</text:p>
            <text:p text:style-name="P527"><text:s text:c="4"/>detection_start_time</text:p>
            <text:p text:style-name="P527"><text:s text:c="4"/>iti_start_time</text:p>
            <text:p text:style-name="P527"><text:s text:c="4"/>iti_end_time</text:p>
            <text:p text:style-name="P527"><text:s text:c="4"/>trial_end_time</text:p>
            <text:p text:style-name="P527"><text:s text:c="4"/>response_time</text:p>
            <text:p text:style-name="P527"><text:s text:c="4"/>target_time</text:p>
            <text:p text:style-name="P527"><text:s text:c="4"/>choice_time</text:p>
            <text:p text:style-name="P527"><text:s text:c="4"/>discharge_date</text:p>
            <text:p text:style-name="P527"><text:s text:c="4"/>discharge_reason_code</text:p>
            <text:p text:style-name="P527"><text:s text:c="4"/>diagnosis_psych_1_icd10code</text:p>
            <text:p text:style-name="P527"><text:soft-page-break/><text:s text:c="4"/>diagnosis_psych_1_description</text:p>
            <text:p text:style-name="P527"><text:s text:c="4"/>diagnosis_psych_2_icd10code</text:p>
            <text:p text:style-name="P527"><text:s text:c="4"/>diagnosis_psych_2_description</text:p>
            <text:p text:style-name="P527"><text:s text:c="4"/>diagnosis_psych_3_icd10code</text:p>
            <text:p text:style-name="P527"><text:s text:c="4"/>diagnosis_psych_3_description</text:p>
            <text:p text:style-name="P527"><text:s text:c="4"/>diagnosis_psych_4_icd10code</text:p>
            <text:p text:style-name="P527"><text:s text:c="4"/>diagnosis_psych_4_description</text:p>
            <text:p text:style-name="P527"><text:s text:c="4"/>diagnosis_medical_1</text:p>
            <text:p text:style-name="P527"><text:s text:c="4"/>diagnosis_medical_2</text:p>
            <text:p text:style-name="P527"><text:s text:c="4"/>diagnosis_medical_3</text:p>
            <text:p text:style-name="P527"><text:s text:c="4"/>diagnosis_medical_4</text:p>
            <text:p text:style-name="P527"><text:s text:c="4"/>category_start_time</text:p>
            <text:p text:style-name="P527"><text:s text:c="4"/>category_response_time</text:p>
            <text:p text:style-name="P527"><text:s text:c="4"/>category_chosen</text:p>
            <text:p text:style-name="P527"><text:s text:c="4"/>gamble_fixed_option</text:p>
            <text:p text:style-name="P527"><text:s text:c="4"/>gamble_lottery_option_p</text:p>
            <text:p text:style-name="P527"><text:s text:c="4"/>gamble_lottery_option_q</text:p>
            <text:p text:style-name="P527"><text:s text:c="4"/>gamble_start_time</text:p>
            <text:p text:style-name="P527"><text:s text:c="4"/>gamble_response_time</text:p>
            <text:p text:style-name="P527"><text:s text:c="4"/>likelihood</text:p>
            <text:p text:style-name="P527"/>
            <text:p text:style-name="P527">ddgen_min_length_for_scrubbing = 4</text:p>
            <text:p text:style-name="P527"/>
            <text:p text:style-name="P527">ddgen_truncate_date_fields = _patient_dob</text:p>
            <text:p text:style-name="P527">ddgen_filename_to_text_fields =</text:p>
            <text:p text:style-name="P527">ddgen_binary_to_text_field_pairs =</text:p>
            <text:p text:style-name="P527"/>
            <text:p text:style-name="P527"/>
          </table:table-cell>
        </table:table-row>
      </table:table>
      <text:p text:style-name="P24"/>
      <text:p text:style-name="P59"/>
      <text:h text:style-name="P720" text:outline-level="2"><text:bookmark-start text:name="__RefHeading___Toc7131_1912352588"/><text:span text:style-name="T375">Command-line options: </text:span>crate_anonymise<text:bookmark-end text:name="__RefHeading___Toc7131_1912352588"/></text:h>
      <text:p text:style-name="P110">Options as of 201<text:span text:style-name="T461">7</text:span>-<text:span text:style-name="T461">02</text:span>-<text:span text:style-name="T461">28</text:span>:</text:p>
      <table:table table:name="Table10" table:style-name="Table10">
        <table:table-column table:style-name="Table10.A"/>
        <table:table-row>
          <table:table-cell table:style-name="Table10.A1" office:value-type="string">
            <text:p text:style-name="P497">usage: crate_anonymise [-h] [--version] [--democonfig] [--config CONFIG]</text:p>
            <text:p text:style-name="P497"><text:s text:c="23"/>[--verbose] [--reportevery [REPORTEVERY]]</text:p>
            <text:p text:style-name="P497"><text:s text:c="23"/>[--chunksize [CHUNKSIZE]] [--process [PROCESS]]</text:p>
            <text:p text:style-name="P497"><text:s text:c="23"/>[--nprocesses [NPROCESSES]]</text:p>
            <text:p text:style-name="P497"><text:s text:c="23"/>[--processcluster PROCESSCLUSTER] [--draftdd]</text:p>
            <text:p text:style-name="P497"><text:s text:c="23"/>[--incrementaldd] [--debugscrubbers] [--savescrubbers]</text:p>
            <text:p text:style-name="P497"><text:s text:c="23"/>[--count] [--dropremake] [--optout]</text:p>
            <text:p text:style-name="P497"><text:s text:c="23"/>[--nonpatienttables] [--patienttables] [--index]</text:p>
            <text:p text:style-name="P497"><text:s text:c="23"/>[--skip_dd_check] [-i | -f] [--skipdelete]</text:p>
            <text:p text:style-name="P497"><text:s text:c="23"/>[--seed SEED] [--echo]</text:p>
            <text:p text:style-name="P497"><text:s text:c="23"/>[--checkextractor [CHECKEXTRACTOR [CHECKEXTRACTOR ...]]]</text:p>
            <text:p text:style-name="P497"/>
            <text:p text:style-name="P497">Database anonymiser. Version 0.18.12 (2017-02-26). By Rudolf Cardinal.</text:p>
            <text:p text:style-name="P497"/>
            <text:p text:style-name="P497">optional arguments:</text:p>
            <text:p text:style-name="P497"><text:s text:c="2"/>-h, --help <text:s text:c="11"/>show this help message and exit</text:p>
            <text:p text:style-name="P497"><text:s text:c="2"/>--version <text:s text:c="12"/>show program's version number and exit</text:p>
            <text:p text:style-name="P497"><text:s text:c="2"/>--democonfig <text:s text:c="9"/>Print a demo config file</text:p>
            <text:p text:style-name="P497"><text:s text:c="2"/>--config CONFIG <text:s text:c="6"/>Config file (overriding environment variable</text:p>
            <text:p text:style-name="P497"><text:s text:c="24"/>CRATE_ANON_CONFIG)</text:p>
            <text:p text:style-name="P497"><text:s text:c="2"/>--verbose, -v <text:s text:c="8"/>Be verbose</text:p>
            <text:p text:style-name="P497"><text:s text:c="2"/>--reportevery [REPORTEVERY]</text:p>
            <text:p text:style-name="P497"><text:s text:c="24"/>Report insert progress every n rows in verbose mode</text:p>
            <text:p text:style-name="P497"><text:s text:c="24"/>(default 100000)</text:p>
            <text:p text:style-name="P497"><text:s text:c="2"/>--chunksize [CHUNKSIZE]</text:p>
            <text:p text:style-name="P497"><text:s text:c="24"/>Number of records copied in a chunk when copying PKs</text:p>
            <text:p text:style-name="P497"><text:s text:c="24"/>from one database to another (default 100000)</text:p>
            <text:p text:style-name="P497"><text:s text:c="2"/>--process [PROCESS] <text:s text:c="2"/>For multiprocess mode: specify process number</text:p>
            <text:p text:style-name="P497"><text:s text:c="2"/>--nprocesses [NPROCESSES]</text:p>
            <text:p text:style-name="P497"><text:s text:c="24"/>For multiprocess mode: specify total number of</text:p>
            <text:p text:style-name="P497"><text:s text:c="24"/>processes (launched somehow, of which this is to be</text:p>
            <text:p text:style-name="P497"><text:s text:c="24"/>one)</text:p>
            <text:p text:style-name="P497"><text:s text:c="2"/>--processcluster PROCESSCLUSTER</text:p>
            <text:p text:style-name="P497"><text:s text:c="24"/>Process cluster name</text:p>
            <text:p text:style-name="P497"><text:s text:c="2"/>--draftdd <text:s text:c="12"/>Print a draft data dictionary</text:p>
            <text:p text:style-name="P497"><text:s text:c="2"/>--incrementaldd <text:s text:c="6"/>Print an INCREMENTAL draft data dictionary</text:p>
            <text:p text:style-name="P497"><text:s text:c="2"/>--debugscrubbers <text:s text:c="5"/>Report sensitive scrubbing information, for debugging</text:p>
            <text:p text:style-name="P497"><text:s text:c="2"/>--savescrubbers <text:s text:c="6"/>Saves sensitive scrubbing information in admin</text:p>
            <text:p text:style-name="P497"><text:s text:c="24"/>database, for debugging</text:p>
            <text:p text:style-name="P497"><text:s text:c="2"/>--count <text:s text:c="14"/>Count records in source/destination databases, then</text:p>
            <text:p text:style-name="P497"><text:s text:c="24"/>stop</text:p>
            <text:p text:style-name="P497"><text:s text:c="2"/>--dropremake <text:s text:c="9"/>Drop/remake destination tables, then stop</text:p>
            <text:p text:style-name="P497"><text:s text:c="2"/>--optout <text:s text:c="13"/>Build opt-out list, then stop</text:p>
            <text:p text:style-name="P497"><text:s text:c="2"/>--nonpatienttables <text:s text:c="3"/>Process non-patient tables only</text:p>
            <text:p text:style-name="P497"><text:s text:c="2"/>--patienttables <text:s text:c="6"/>Process patient tables only</text:p>
            <text:p text:style-name="P497"><text:s text:c="2"/>--index <text:s text:c="14"/>Create indexes only</text:p>
            <text:p text:style-name="P497"><text:s text:c="2"/>--skip_dd_check <text:s text:c="6"/>Skip data dictionary validity check</text:p>
            <text:p text:style-name="P497"><text:s text:c="2"/>-i, --incremental <text:s text:c="4"/>Process only new/changed information, where possible</text:p>
            <text:p text:style-name="P497"><text:s text:c="24"/>(* default)</text:p>
            <text:p text:style-name="P497"><text:s text:c="2"/>-f, --full <text:s text:c="11"/>Drop and remake everything</text:p>
            <text:p text:style-name="P497"><text:s text:c="2"/>--skipdelete <text:s text:c="9"/>For incremental updates, skip deletion of rows present</text:p>
            <text:p text:style-name="P497"><text:s text:c="24"/>in the destination but not the source</text:p>
            <text:p text:style-name="P497"><text:s text:c="2"/>--seed SEED <text:s text:c="10"/>String to use as the basis of the seed for the random</text:p>
            <text:p text:style-name="P497"><text:s text:c="24"/>number generator used for the transient integer RID</text:p>
            <text:p text:style-name="P497"><text:s text:c="24"/>(TRID). Leave blank to use the default seed (system</text:p>
            <text:p text:style-name="P497"><text:s text:c="24"/>time).</text:p>
            <text:p text:style-name="P497"><text:s text:c="2"/>--echo <text:s text:c="15"/>Echo SQL</text:p>
            <text:p text:style-name="P497"><text:s text:c="2"/>--checkextractor [CHECKEXTRACTOR [CHECKEXTRACTOR ...]]</text:p>
            <text:p text:style-name="P497"><text:s text:c="24"/>File extensions to check for availability of a text</text:p>
            <text:p text:style-name="P497"><text:s text:c="24"/>extractor (use a '.' prefix, and use the special</text:p>
            <text:p text:style-name="P497"><text:s text:c="24"/>extension 'None' to check the fallback processor</text:p>
          </table:table-cell>
        </table:table-row>
      </table:table>
      <text:p text:style-name="P493"/>
      <text:h text:style-name="P706" text:outline-level="2"/>
      <text:h text:style-name="P720" text:outline-level="2"><text:bookmark-start text:name="__RefHeading___Toc7133_1912352588"/><text:span text:style-name="T375">Command-line options: </text:span>crate_anonymise_multiprocess<text:bookmark-end text:name="__RefHeading___Toc7133_1912352588"/></text:h>
      <text:p text:style-name="P110">Options as of 201<text:span text:style-name="T461">7</text:span>-<text:span text:style-name="T461">02</text:span>-<text:span text:style-name="T461">28</text:span>:</text:p>
      <table:table table:name="Table11" table:style-name="Table11">
        <table:table-column table:style-name="Table11.A"/>
        <table:table-row>
          <table:table-cell table:style-name="Table11.A1" office:value-type="string">
            <text:p text:style-name="P497">usage: crate_anonymise_multiprocess [-h] [--nproc [NPROC]] [--verbose]</text:p>
            <text:p text:style-name="P497"/>
            <text:p text:style-name="P497">Runs the CRATE anonymiser in parallel. Version 0.18.12 (2017-02-26). Note that</text:p>
            <text:p text:style-name="P497">all arguments not specified here are passed to the underlying script (see</text:p>
            <text:p text:style-name="P497">crate_anonymise --help).</text:p>
            <text:p text:style-name="P497"/>
            <text:p text:style-name="P497">optional arguments:</text:p>
            <text:p text:style-name="P497"><text:s text:c="2"/>-h, --help <text:s text:c="11"/>show this help message and exit</text:p>
            <text:p text:style-name="P497"><text:s text:c="2"/>--nproc [NPROC], -n [NPROC]</text:p>
            <text:p text:style-name="P497"><text:s text:c="24"/>Number of processes (default on this machine: 8)</text:p>
            <text:p text:style-name="P497"><text:s text:c="2"/>--verbose, -v <text:s text:c="8"/>Be verbose</text:p>
          </table:table-cell>
        </table:table-row>
      </table:table>
      <text:p text:style-name="P48"><text:span text:style-name="Code_5f_inline"><text:span text:style-name="T74"/></text:span></text:p>
      <text:h text:style-name="P690"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text:span><text:bookmark-start text:name="__DdeLink__15240_1590045430"/><text:span text:style-name="Code_5f_inline">crate_nlp --democonfig &gt; mynlpconfig.ini</text:span><text:bookmark-end text:name="__DdeLink__15240_1590045430"/></text:p>
      <text:p text:style-name="P25">Read and edit it. Make it point to other necessary things, like your GATE installation <text:span text:style-name="T388">if you want to use GATE NLP</text:span>. Then make the CRATE_NLP_CONFIG environment variable point to your NLP config file. You can then do <text:span text:style-name="T388">one of</text:span>:</text:p>
      <text:p text:style-name="P86"><text:span text:style-name="Code_5f_inline"><text:tab/>crate_nlp --</text:span><text:span text:style-name="Code_5f_inline"><text:span text:style-name="T388">nlpdef </text:span></text:span><text:span text:style-name="Code_5f_inline">NLP_NAME --incremental</text:span></text:p>
      <text:p text:style-name="P86"><text:span text:style-name="Code_5f_inline"><text:tab/>crate_nlp --</text:span><text:span text:style-name="Code_5f_inline"><text:span text:style-name="T388">nlpdef </text:span></text:span><text:span text:style-name="Code_5f_inline">NLP_NAME --full </text:span></text:p>
      <text:p text:style-name="P86"><text:span text:style-name="Code_5f_inline"><text:tab/>crate_nlp_multiprocess --</text:span><text:span text:style-name="Code_5f_inline"><text:span text:style-name="T388">nlpdef </text:span></text:span><text:span text:style-name="Code_5f_inline">NLP_NAME --incremental</text:span></text:p>
      <text:p text:style-name="P86"><text:span text:style-name="Code_5f_inline"><text:tab/>crate_nlp_multiprocess --</text:span><text:span text:style-name="Code_5f_inline"><text:span text:style-name="T388">nlpdef </text:span></text:span><text:span text:style-name="Code_5f_inline">NLP_NAME --full</text:span></text:p>
      <text:p text:style-name="P25">where NLP_NAME is something you’ve configured in the config (q.v.; e.g. a drug-parsing NLP program or the GATE demonstration name/location NLP app). Use</text:p>
      <text:p text:style-name="P477"><text:span text:style-name="Code_5f_inline"><text:tab/>crate_nlp --help</text:span></text:p>
      <text:p text:style-name="P72"><text:span text:style-name="Code_5f_inline"><text:span text:style-name="T126">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46"> </text:span><text:span text:style-name="Code_5f_inline"><text:span text:style-name="T67">--</text:span></text:span><text:bookmark-start text:name="__DdeLink__9583_439929654"/><text:span text:style-name="Code_5f_inline"><text:span text:style-name="T65">nlp</text:span></text:span><text:span text:style-name="Code_5f_inline"><text:span text:style-name="T70">def</text:span></text:span><text:bookmark-end text:name="__DdeLink__9583_439929654"/><text:span text:style-name="T146"> </text:span>argument).<text:note text:id="ftn3" text:note-class="footnote"><text:note-citation>3</text:note-citation><text:note-body><text:p text:style-name="P448">Internally, the config file section is represented by the Nlp<text:span text:style-name="T387">Definition </text:span>class, which acts as the master config class.</text:p></text:note-body></text:note></text:p>
      <text:p text:style-name="P103">The NLP definition sets out the following things.</text:p>
      <text:list xml:id="list2631184080800732855" text:style-name="L13">
        <text:list-item>
          <text:p text:style-name="P561"><text:span text:style-name="T5">“Where am I going to find my source text?”</text:span><text:span text:style-name="T227"> You specify this by giving one or more </text:span><text:bookmark-start text:name="__DdeLink__9585_439929654"/><text:span text:style-name="Code_5f_inline"><text:span text:style-name="T267">inputfielddefs</text:span></text:span><text:bookmark-end text:name="__DdeLink__9585_439929654"/><text:span text:style-name="T227">. </text:span><text:s text:c="5"/>Each one of those specifies <text:span text:style-name="T386">(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8">Internally, this information is represented by the InputFieldConfig class.</text:p></text:note-body></text:note></text:p>
          <text:list>
            <text:list-item>
              <text:p text:style-name="P674"><text:span text:style-name="T385">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8">copyfields</text:span></text:span><text:span text:style-name="T385">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61"><text:span text:style-name="T5">“Which NLP processor will run, </text:span><text:span text:style-name="T16">and where will it store its output</text:span><text:span text:style-name="T5">?”</text:span><text:span text:style-name="T227">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44">processor</text:span><text:span text:style-name="T227"> might provide output such as ‘cell type’, ‘value_in_</text:span><text:span text:style-name="T245">billion</text:span><text:span text:style-name="T227">_per_litre’, and so on.</text:span><text:span text:style-name="T227"><text:note text:id="ftn5" text:note-class="footnote"><text:note-citation>5</text:note-citation><text:note-body><text:p text:style-name="P448">Internally, this information is represented by classes such as GateExtProgController and NumericalResultParser, which are subclasses of NlpParser.</text:p></text:note-body></text:note></text:span></text:p>
          <text:list>
            <text:list-item>
              <text:p text:style-name="P561"><text:span text:style-name="T243">In fact, GATE applications can simultaneously provide </text:span><text:span text:style-name="T15">more than one type</text:span><text:span text:style-name="T243">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62"><text:span text:style-name="T243">E</text:span><text:span text:style-name="T227">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27">simpler.</text:span></text:p>
            </text:list-item>
            <text:list-item>
              <text:p text:style-name="P563">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64">For GATE apps that provide more than one type of output structure, you will need to specify more than one output table.</text:p>
            </text:list-item>
            <text:list-item>
              <text:p text:style-name="P565">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27">To allow incremental updates, CRATE will keep a master </text:span><text:span text:style-name="T259">progress table, storing a reference to the source information (database, table, PK), a hash of the source information (to work out later on if the source has changed), and a date/time when the NLP was last run, </text:span><text:span text:style-name="T266">and the name of the </text:span><text:span text:style-name="T259">NLP definition </text:span><text:span text:style-name="T266">that was run</text:span><text:span text:style-name="T259">.</text:span></text:p>
      <text:p text:style-name="P118"><text:span text:style-name="T25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9">,</text:span><text:span text:style-name="T259"><text:note text:id="ftn6" text:note-class="footnote"><text:note-citation>6</text:note-citation><text:note-body><text:p text:style-name="P458">https://en.wikipedia.org/wiki/Hash_function</text:p></text:note-body></text:note></text:span><text:span text:style-name="T259">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707" text:outline-level="2"><text:bookmark-start text:name="__RefHeading___Toc22230_1898371605"/><text:span text:style-name="T393">MedEx-UIMA </text:span>handling<text:bookmark-end text:name="__RefHeading___Toc22230_1898371605"/></text:h>
      <text:p text:style-name="P106"><text:span text:style-name="T393">MedEx-UIMA NLP (for drugs and drug doses)</text:span><text:span text:style-name="T393"><text:note text:id="ftn7" text:note-class="footnote"><text:note-citation>7</text:note-citation><text:note-body><text:p text:style-name="P449">https://sbmi.uth.edu/ccb/resources/medex.htm ; https://www.ncbi.nlm.nih.gov/pubmed/25954575</text:p></text:note-body></text:note></text:span><text:span text:style-name="T393"> </text:span>is <text:span text:style-name="T393">supported </text:span>via an external program. <text:span text:style-name="T393">MedEx-UIMA</text:span> runs in Java. CRATE supplies an external front-end Java program (Crate<text:span text:style-name="T393">Medex</text:span>Pipeline.java) that loads <text:span text:style-name="T420">the MedEx </text:span>app, sends text to it <text:span text:style-name="T393">(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27">.</text:span></text:p>
      <text:p text:style-name="P112"><text:span text:style-name="T227">The </text:span><text:span text:style-name="T5">processor</text:span><text:span text:style-name="T227"> looks for full results in text, like “his </text:span><text:span text:style-name="T270">CRP is 10 mg/L</text:span><text:span text:style-name="T272"> today</text:span><text:span text:style-name="T227">” </text:span><text:span text:style-name="T251">or “</text:span><text:span text:style-name="T271">CRP | (H) | 17</text:span><text:span text:style-name="T251">”,</text:span><text:span text:style-name="T227">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51">Units may be </text:span><text:span text:style-name="T227">optional, </text:span><text:span text:style-name="T251">and </text:span><text:span text:style-name="T227">some units </text:span><text:span text:style-name="T251">may be recognized and </text:span><text:span text:style-name="T227">specifically disallowed. </text:span><text:span text:style-name="T252">For example, </text:span><text:span text:style-name="T251">“MMSE 25/30” </text:span><text:span text:style-name="T252">or “MMSE 25 out of 30” </text:span><text:span text:style-name="T251">may be allowed, </text:span><text:span text:style-name="T252">where variants on “out of 30” are the units, </text:span><text:span text:style-name="T251">and “MMSE 25” </text:span><text:span text:style-name="T252">can be </text:span><text:span text:style-name="T251">treated as if it were </text:span><text:span text:style-name="T252">implicitly </text:span><text:span text:style-name="T251">out of 30, but “MMSE 25/29” disallowed</text:span><text:span text:style-name="T227">.</text:span></text:p>
      <text:p text:style-name="P113"><text:span text:style-name="T227">The </text:span><text:span text:style-name="T20">processor’s </text:span><text:span text:style-name="T248">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03">_pk</text:p>
          </table:table-cell>
          <table:table-cell table:style-name="Table25.A1" office:value-type="string">
            <text:p text:style-name="P503">BIGINT</text:p>
          </table:table-cell>
          <table:table-cell table:style-name="Table25.C1" office:value-type="string">
            <text:p text:style-name="P503">Arbitrary PK of output record</text:p>
          </table:table-cell>
        </table:table-row>
        <table:table-row>
          <table:table-cell table:style-name="Table25.A2" office:value-type="string">
            <text:p text:style-name="P503">_nlpdef</text:p>
          </table:table-cell>
          <table:table-cell table:style-name="Table25.A2" office:value-type="string">
            <text:p text:style-name="P503"><text:bookmark-start text:name="__DdeLink__10934_1902963505"/>VARCHAR(64)<text:bookmark-end text:name="__DdeLink__10934_1902963505"/></text:p>
          </table:table-cell>
          <table:table-cell table:style-name="Table25.C2" office:value-type="string">
            <text:p text:style-name="P503">Name of the NLP definition producing this row</text:p>
          </table:table-cell>
        </table:table-row>
        <table:table-row>
          <table:table-cell table:style-name="Table25.A2" office:value-type="string">
            <text:p text:style-name="P503">_srcdb</text:p>
          </table:table-cell>
          <table:table-cell table:style-name="Table25.A2" office:value-type="string">
            <text:p text:style-name="P503">VARCHAR(64)</text:p>
          </table:table-cell>
          <table:table-cell table:style-name="Table25.C2" office:value-type="string">
            <text:p text:style-name="P503">Source database name (from CRATE NLP config)</text:p>
          </table:table-cell>
        </table:table-row>
        <table:table-row>
          <table:table-cell table:style-name="Table25.A2" office:value-type="string">
            <text:p text:style-name="P503">_srctable</text:p>
          </table:table-cell>
          <table:table-cell table:style-name="Table25.A2" office:value-type="string">
            <text:p text:style-name="P503">VARCHAR(64)</text:p>
          </table:table-cell>
          <table:table-cell table:style-name="Table25.C2" office:value-type="string">
            <text:p text:style-name="P503">Source table name</text:p>
          </table:table-cell>
        </table:table-row>
        <table:table-row>
          <table:table-cell table:style-name="Table25.A2" office:value-type="string">
            <text:p text:style-name="P503">_srcpkfield</text:p>
          </table:table-cell>
          <table:table-cell table:style-name="Table25.A2" office:value-type="string">
            <text:p text:style-name="P503">VARCHAR(64)</text:p>
          </table:table-cell>
          <table:table-cell table:style-name="Table25.C2" office:value-type="string">
            <text:p text:style-name="P503">PK field (column) name in source table</text:p>
          </table:table-cell>
        </table:table-row>
        <table:table-row>
          <table:table-cell table:style-name="Table25.A2" office:value-type="string">
            <text:p text:style-name="P503">_srcpkval</text:p>
          </table:table-cell>
          <table:table-cell table:style-name="Table25.A2" office:value-type="string">
            <text:p text:style-name="P503">BIGINT</text:p>
          </table:table-cell>
          <table:table-cell table:style-name="Table25.C2" office:value-type="string">
            <text:p text:style-name="P503">PK of source record (or integer hash of PK if the PK is a string)</text:p>
          </table:table-cell>
        </table:table-row>
        <table:table-row>
          <table:table-cell table:style-name="Table25.A2" office:value-type="string">
            <text:p text:style-name="P503">_srcpkstr</text:p>
          </table:table-cell>
          <table:table-cell table:style-name="Table25.A2" office:value-type="string">
            <text:p text:style-name="P503">VARCHAR(64)</text:p>
          </table:table-cell>
          <table:table-cell table:style-name="Table25.C2" office:value-type="string">
            <text:p text:style-name="P503">NULL if the table has an integer PK, but the PK <text:span text:style-name="T420">itself </text:span>if the PK was a string, to deal with hash collisions.</text:p>
          </table:table-cell>
        </table:table-row>
        <table:table-row>
          <table:table-cell table:style-name="Table25.A2" office:value-type="string">
            <text:p text:style-name="P503">_srcfield</text:p>
          </table:table-cell>
          <table:table-cell table:style-name="Table25.A2" office:value-type="string">
            <text:p text:style-name="P503"><text:bookmark-start text:name="__DdeLink__10936_1902963505"/>VARCHAR(64)<text:bookmark-end text:name="__DdeLink__10936_1902963505"/></text:p>
          </table:table-cell>
          <table:table-cell table:style-name="Table25.C2" office:value-type="string">
            <text:p text:style-name="P503">Field (column) name of source text</text:p>
          </table:table-cell>
        </table:table-row>
        <table:table-row>
          <table:table-cell table:style-name="Table25.A2" office:value-type="string">
            <text:p text:style-name="P522">variable_name</text:p>
          </table:table-cell>
          <table:table-cell table:style-name="Table25.A2" office:value-type="string">
            <text:p text:style-name="P522">VARCHAR(64)</text:p>
          </table:table-cell>
          <table:table-cell table:style-name="Table25.C2" office:value-type="string">
            <text:p text:style-name="P522">Variable name (e.g. ‘CRP’)</text:p>
          </table:table-cell>
        </table:table-row>
        <table:table-row>
          <table:table-cell table:style-name="Table25.A2" office:value-type="string">
            <text:p text:style-name="P503">_content</text:p>
          </table:table-cell>
          <table:table-cell table:style-name="Table25.A2" office:value-type="string">
            <text:p text:style-name="P503">TEXT</text:p>
          </table:table-cell>
          <table:table-cell table:style-name="Table25.C2" office:value-type="string">
            <text:p text:style-name="P503">Matching text contents</text:p>
          </table:table-cell>
        </table:table-row>
        <table:table-row>
          <table:table-cell table:style-name="Table25.A2" office:value-type="string">
            <text:p text:style-name="P503">_start</text:p>
          </table:table-cell>
          <table:table-cell table:style-name="Table25.A2" office:value-type="string">
            <text:p text:style-name="P503">INT</text:p>
          </table:table-cell>
          <table:table-cell table:style-name="Table25.C2" office:value-type="string">
            <text:p text:style-name="P503">Start position (of matching string within whole text)</text:p>
          </table:table-cell>
        </table:table-row>
        <table:table-row>
          <table:table-cell table:style-name="Table25.A2" office:value-type="string">
            <text:p text:style-name="P503">_end</text:p>
          </table:table-cell>
          <table:table-cell table:style-name="Table25.A2" office:value-type="string">
            <text:p text:style-name="P503">INT</text:p>
          </table:table-cell>
          <table:table-cell table:style-name="Table25.C2" office:value-type="string">
            <text:p text:style-name="P503">End position (of matching string within whole text)</text:p>
          </table:table-cell>
        </table:table-row>
        <table:table-row>
          <table:table-cell table:style-name="Table25.A2" office:value-type="string">
            <text:p text:style-name="P522">variable_text</text:p>
          </table:table-cell>
          <table:table-cell table:style-name="Table25.A2" office:value-type="string">
            <text:p text:style-name="P522">TEXT</text:p>
          </table:table-cell>
          <table:table-cell table:style-name="Table25.C2" office:value-type="string">
            <text:p text:style-name="P522">Text that matched the variable name (e.g. ‘CRP’, ‘C-reactive protein’).</text:p>
          </table:table-cell>
        </table:table-row>
        <table:table-row>
          <table:table-cell table:style-name="Table25.A2" office:value-type="string">
            <text:p text:style-name="P522">relation_text</text:p>
          </table:table-cell>
          <table:table-cell table:style-name="Table25.A2" office:value-type="string">
            <text:p text:style-name="P522">VARCHAR(50)</text:p>
          </table:table-cell>
          <table:table-cell table:style-name="Table25.C2" office:value-type="string">
            <text:p text:style-name="P522">Text that matched the mathematical relationship between variable and value (e.g. ‘=’, ‘equals’, ‘less than’)</text:p>
          </table:table-cell>
        </table:table-row>
        <table:table-row>
          <table:table-cell table:style-name="Table25.A2" office:value-type="string">
            <text:p text:style-name="P522">relation</text:p>
          </table:table-cell>
          <table:table-cell table:style-name="Table25.A2" office:value-type="string">
            <text:p text:style-name="P522">VARCHAR(2)</text:p>
          </table:table-cell>
          <table:table-cell table:style-name="Table25.C2" office:value-type="string">
            <text:p text:style-name="P522">Standardized mathematical relationship between variable and value (e.g. ‘=’, ‘&lt;=’)</text:p>
          </table:table-cell>
        </table:table-row>
        <table:table-row>
          <table:table-cell table:style-name="Table25.A2" office:value-type="string">
            <text:p text:style-name="P522">value_text</text:p>
          </table:table-cell>
          <table:table-cell table:style-name="Table25.A2" office:value-type="string">
            <text:p text:style-name="P522"><text:bookmark-start text:name="__DdeLink__10944_1902963505"/>VARCHAR(50)<text:bookmark-end text:name="__DdeLink__10944_1902963505"/></text:p>
          </table:table-cell>
          <table:table-cell table:style-name="Table25.C2" office:value-type="string">
            <text:p text:style-name="P522">Matched numerical value, as text</text:p>
          </table:table-cell>
        </table:table-row>
        <table:table-row>
          <table:table-cell table:style-name="Table25.A2" office:value-type="string">
            <text:p text:style-name="P522">units</text:p>
          </table:table-cell>
          <table:table-cell table:style-name="Table25.A2" office:value-type="string">
            <text:p text:style-name="P522">VARCHAR(50)</text:p>
          </table:table-cell>
          <table:table-cell table:style-name="Table25.C2" office:value-type="string">
            <text:p text:style-name="P522">Matched units, as text</text:p>
          </table:table-cell>
        </table:table-row>
        <table:table-row>
          <table:table-cell table:style-name="Table25.A2" office:value-type="string">
            <text:p text:style-name="P522">value_mg_l <text:span text:style-name="T79">(*)</text:span></text:p>
          </table:table-cell>
          <table:table-cell table:style-name="Table25.A2" office:value-type="string">
            <text:p text:style-name="P522">FLOAT</text:p>
          </table:table-cell>
          <table:table-cell table:style-name="Table25.C2" office:value-type="string">
            <text:p text:style-name="P522">Numerical value in preferred units, if known</text:p>
          </table:table-cell>
        </table:table-row>
        <table:table-row>
          <table:table-cell table:style-name="Table25.A2" office:value-type="string">
            <text:p text:style-name="P522">tense_text</text:p>
          </table:table-cell>
          <table:table-cell table:style-name="Table25.A2" office:value-type="string">
            <text:p text:style-name="P522">VARCHAR(50)</text:p>
          </table:table-cell>
          <table:table-cell table:style-name="Table25.C2" office:value-type="string">
            <text:p text:style-name="P522">Tense text, if known (e.g. ‘is’, ‘was’)</text:p>
          </table:table-cell>
        </table:table-row>
        <table:table-row>
          <table:table-cell table:style-name="Table25.A2" office:value-type="string">
            <text:p text:style-name="P522">tense</text:p>
          </table:table-cell>
          <table:table-cell table:style-name="Table25.A2" office:value-type="string">
            <text:p text:style-name="P522">VARCHAR(7)</text:p>
          </table:table-cell>
          <table:table-cell table:style-name="Table25.C2" office:value-type="string">
            <text:p text:style-name="P522">Calculated tense, if known (e.g. ‘past’, ‘present’)</text:p>
          </table:table-cell>
        </table:table-row>
      </table:table>
      <text:p text:style-name="P117"><text:span text:style-name="T249">… plus any fields you elected to copy. </text:span><text:span text:style-name="T227">The name of the column marked (*) will vary from processor to processor (e.g. </text:span><text:span text:style-name="Code_5f_inline"><text:span text:style-name="T227">value_</text:span></text:span><text:span text:style-name="Code_5f_inline"><text:span text:style-name="T250">mg_l</text:span></text:span><text:span text:style-name="T227"> for the </text:span><text:span text:style-name="T250">CRP </text:span><text:span text:style-name="T227">processor; </text:span><text:bookmark-start text:name="__DdeLink__11287_1212074740"/><text:span text:style-name="Code_5f_inline"><text:span text:style-name="T227">value_kg</text:span></text:span><text:span text:style-name="T227"> for the Weight processor; </text:span><text:bookmark-end text:name="__DdeLink__11287_1212074740"/><text:span text:style-name="Code_5f_inline"><text:span text:style-name="T227">value_m</text:span></text:span><text:span text:style-name="T227"> for the Height processor). The columns may vary from processor to processor; for example, the blood pressure (BP) processor produces two numbers per entry (a systolic and a diastolic BP).</text:span></text:p>
      <text:p text:style-name="P113"><text:span text:style-name="T227">The </text:span><text:span text:style-name="T5">validator</text:span><text:span text:style-name="T227"> simply looks for the corresponding keyword. It doesn’t record much information except for a reference to the source row. </text:span><text:span text:style-name="T248">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503">_pk</text:p>
          </table:table-cell>
          <table:table-cell table:style-name="Table27.A1" office:value-type="string">
            <text:p text:style-name="P503">BIGINT</text:p>
          </table:table-cell>
          <table:table-cell table:style-name="Table27.C1" office:value-type="string">
            <text:p text:style-name="P503">Arbitrary PK of output record</text:p>
          </table:table-cell>
        </table:table-row>
        <table:table-row>
          <table:table-cell table:style-name="Table27.A2" office:value-type="string">
            <text:p text:style-name="P503">_nlpdef</text:p>
          </table:table-cell>
          <table:table-cell table:style-name="Table27.A2" office:value-type="string">
            <text:p text:style-name="P503"><text:bookmark-start text:name="__DdeLink__10934_19029635051"/>VARCHAR(64)<text:bookmark-end text:name="__DdeLink__10934_19029635051"/></text:p>
          </table:table-cell>
          <table:table-cell table:style-name="Table27.C2" office:value-type="string">
            <text:p text:style-name="P503">Name of the NLP definition producing this row</text:p>
          </table:table-cell>
        </table:table-row>
        <table:table-row>
          <table:table-cell table:style-name="Table27.A2" office:value-type="string">
            <text:p text:style-name="P503">_srcdb</text:p>
          </table:table-cell>
          <table:table-cell table:style-name="Table27.A2" office:value-type="string">
            <text:p text:style-name="P503">VARCHAR(64)</text:p>
          </table:table-cell>
          <table:table-cell table:style-name="Table27.C2" office:value-type="string">
            <text:p text:style-name="P503">Source database name (from CRATE NLP config)</text:p>
          </table:table-cell>
        </table:table-row>
        <table:table-row>
          <table:table-cell table:style-name="Table27.A2" office:value-type="string">
            <text:p text:style-name="P503">_srctable</text:p>
          </table:table-cell>
          <table:table-cell table:style-name="Table27.A2" office:value-type="string">
            <text:p text:style-name="P503">VARCHAR(64)</text:p>
          </table:table-cell>
          <table:table-cell table:style-name="Table27.C2" office:value-type="string">
            <text:p text:style-name="P503">Source table name</text:p>
          </table:table-cell>
        </table:table-row>
        <table:table-row>
          <table:table-cell table:style-name="Table27.A2" office:value-type="string">
            <text:p text:style-name="P503">_srcpkfield</text:p>
          </table:table-cell>
          <table:table-cell table:style-name="Table27.A2" office:value-type="string">
            <text:p text:style-name="P503">VARCHAR(64)</text:p>
          </table:table-cell>
          <table:table-cell table:style-name="Table27.C2" office:value-type="string">
            <text:p text:style-name="P503">PK field (column) name in source table</text:p>
          </table:table-cell>
        </table:table-row>
        <table:table-row>
          <table:table-cell table:style-name="Table27.A2" office:value-type="string">
            <text:p text:style-name="P503">_srcpkval</text:p>
          </table:table-cell>
          <table:table-cell table:style-name="Table27.A2" office:value-type="string">
            <text:p text:style-name="P503">BIGINT</text:p>
          </table:table-cell>
          <table:table-cell table:style-name="Table27.C2" office:value-type="string">
            <text:p text:style-name="P503">PK of source record (or integer hash of PK if the PK is a string)</text:p>
          </table:table-cell>
        </table:table-row>
        <table:table-row>
          <table:table-cell table:style-name="Table27.A2" office:value-type="string">
            <text:p text:style-name="P503">_srcpkstr</text:p>
          </table:table-cell>
          <table:table-cell table:style-name="Table27.A2" office:value-type="string">
            <text:p text:style-name="P503">VARCHAR(64)</text:p>
          </table:table-cell>
          <table:table-cell table:style-name="Table27.C2" office:value-type="string">
            <text:p text:style-name="P503">NULL if the table has an integer PK, but the PK if the PK was a string, to deal with hash collisions.</text:p>
          </table:table-cell>
        </table:table-row>
        <table:table-row>
          <table:table-cell table:style-name="Table27.A2" office:value-type="string">
            <text:p text:style-name="P503">_srcfield</text:p>
          </table:table-cell>
          <table:table-cell table:style-name="Table27.A2" office:value-type="string">
            <text:p text:style-name="P503"><text:bookmark-start text:name="__DdeLink__10936_19029635051"/>VARCHAR(64)<text:bookmark-end text:name="__DdeLink__10936_19029635051"/></text:p>
          </table:table-cell>
          <table:table-cell table:style-name="Table27.C2" office:value-type="string">
            <text:p text:style-name="P503">Field (column) name of source text</text:p>
          </table:table-cell>
        </table:table-row>
        <table:table-row table:style-name="Table27.9">
          <table:table-cell table:style-name="Table27.A2" office:value-type="string">
            <text:p text:style-name="P522">variable_name</text:p>
          </table:table-cell>
          <table:table-cell table:style-name="Table27.A2" office:value-type="string">
            <text:p text:style-name="P522">VARCHAR(64)</text:p>
          </table:table-cell>
          <table:table-cell table:style-name="Table27.C2" office:value-type="string">
            <text:p text:style-name="P522">Variable name (e.g. ‘CRP’)</text:p>
          </table:table-cell>
        </table:table-row>
        <table:table-row>
          <table:table-cell table:style-name="Table27.A2" office:value-type="string">
            <text:p text:style-name="P503">_content</text:p>
          </table:table-cell>
          <table:table-cell table:style-name="Table27.A2" office:value-type="string">
            <text:p text:style-name="P503">TEXT</text:p>
          </table:table-cell>
          <table:table-cell table:style-name="Table27.C2" office:value-type="string">
            <text:p text:style-name="P503">Matching text contents</text:p>
          </table:table-cell>
        </table:table-row>
        <table:table-row>
          <table:table-cell table:style-name="Table27.A2" office:value-type="string">
            <text:p text:style-name="P503">_start</text:p>
          </table:table-cell>
          <table:table-cell table:style-name="Table27.A2" office:value-type="string">
            <text:p text:style-name="P503">INT</text:p>
          </table:table-cell>
          <table:table-cell table:style-name="Table27.C2" office:value-type="string">
            <text:p text:style-name="P503">Start position (of matching string within whole text)</text:p>
          </table:table-cell>
        </table:table-row>
        <table:table-row>
          <table:table-cell table:style-name="Table27.A2" office:value-type="string">
            <text:p text:style-name="P503">_end</text:p>
          </table:table-cell>
          <table:table-cell table:style-name="Table27.A2" office:value-type="string">
            <text:p text:style-name="P503">INT</text:p>
          </table:table-cell>
          <table:table-cell table:style-name="Table27.C2" office:value-type="string">
            <text:p text:style-name="P503">End position (of matching string within whole text)</text:p>
          </table:table-cell>
        </table:table-row>
      </table:table>
      <text:p text:style-name="P61">… plus any fields you elected to copy.</text:p>
      <text:p text:style-name="P113"><text:span text:style-name="T227">To look at things the validator recognized but the processor didn’t like, you can do something like the following. This example was created for a database with string source PKs (yuk) </text:span><text:span text:style-name="T247">on Microsoft SQL Server (which sometimes requires a slightly convoluted way of specifying table names)</text:span><text:span text:style-name="T227">.</text:span></text:p>
      <text:p text:style-name="P479"><text:soft-page-break/><text:span text:style-name="T29">SELECT</text:span> <text:span text:style-name="T405">text <text:s/></text:span><text:span text:style-name="T19">-- field with the free text in</text:span></text:p>
      <text:p text:style-name="P479"><text:span text:style-name="T29">FROM</text:span> <text:span text:style-name="T405">crissql_v3.dbo.Progress_Notes <text:s/></text:span><text:span text:style-name="T19">-- source table</text:span></text:p>
      <text:p text:style-name="P478"><text:span text:style-name="T29">WHERE</text:span> document_id <text:span text:style-name="T29">IN (</text:span> <text:s/><text:span text:style-name="T5">-- primary key</text:span></text:p>
      <text:p text:style-name="P478"><text:s text:c="4"/><text:span text:style-name="T29">SELECT</text:span> _srcpkstr <text:span text:style-name="T29">FROM</text:span> crissql_workspace.<text:bookmark-start text:name="__DdeLink__10842_1789260314"/>[CRIS-CPFT\RCardinal].<text:bookmark-end text:name="__DdeLink__10842_1789260314"/>validate_crp</text:p>
      <text:p text:style-name="P478"><text:span text:style-name="T29">) AND </text:span>document_id<text:span text:style-name="T29"> NOT IN (</text:span></text:p>
      <text:p text:style-name="P478"><text:s text:c="4"/><text:span text:style-name="T29">SELECT </text:span>_srcpkstr <text:span text:style-name="T29">FROM </text:span>crissql_workspace.[CRIS-CPFT\RCardinal].crp</text:p>
      <text:p text:style-name="P480">)</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13">system</text:span> (2016-11-15): <text:span text:style-name="T414">5</text:span>,9<text:span text:style-name="T414">54</text:span> seconds <text:span text:style-name="T415">(1h40)</text:span> for a full run of 2,717,779 <text:span text:style-name="T407">text notes</text:span> <text:span text:style-name="T408">(one per database row, from a table with a string PK) </text:span>through 40 NLP tasks (20 main, 20 validator) on a <text:span text:style-name="T414">virtual computer mimicking </text:span>2<text:span text:style-name="T409">×</text:span>2.7GHz <text:span text:style-name="T414">CPUs </text:span>running Windows Server 2003, with all databases under SQL Server <text:span text:style-name="T412">hosted elsewhere </text:span>over a network. <text:span text:style-name="T410">That works out at </text:span>1<text:span text:style-name="T414">8</text:span>.<text:span text:style-name="T414">2</text:span> kHz <text:span text:style-name="T414">for processor-notes </text:span>or <text:span text:style-name="T414">456</text:span> Hz <text:span text:style-name="T414">for </text:span>note<text:span text:style-name="T414">s</text:span>. (The corresponding do-nothing <text:span text:style-name="T411">incremental </text:span>update, <text:span text:style-name="T416">with the </text:span><text:span text:style-name="Code_5f_inline"><text:span text:style-name="T416">--skipdelete</text:span></text:span><text:span text:style-name="T416"> option,</text:span> took <text:span text:style-name="T155">4,756</text:span> s. <text:span text:style-name="T419">That’s not much faster, and was</text:span> <text:span text:style-name="T418">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17">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9">(and can go quite fast: e.g. 2 CPUs processing about 15,000 records through 10 regex parsers in about 166 s, or of the order of 1 kHz)</text:span>.</text:p>
      <text:h text:style-name="P705" text:outline-level="2"><text:bookmark-start text:name="__RefHeading___Toc6244_1570332519"/>Specimen NLP config file<text:bookmark-end text:name="__RefHeading___Toc6244_1570332519"/></text:h>
      <text:p text:style-name="P65">Last updated 201<text:span text:style-name="T461">7</text:span>-<text:span text:style-name="T461">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25"># Configuration file for CRATE NLP manager (crate_nlp).</text:p>
            <text:p text:style-name="P525"># Version 0.18.12 (2017-02-26).</text:p>
            <text:p text:style-name="P525">#</text:p>
            <text:p text:style-name="P525"># PLEASE SEE THE MANUAL FOR AN OVERVIEW.</text:p>
            <text:p text:style-name="P525">#</text:p>
            <text:p text:style-name="P525"># =============================================================================</text:p>
            <text:p text:style-name="P525"># Notes on default fields</text:p>
            <text:p text:style-name="P525"># =============================================================================</text:p>
            <text:p text:style-name="P525"># - NOTE THAT THE FOLLOWING FIELDNAMES ARE USED AS STANDARD, AND WILL BE</text:p>
            <text:p text:style-name="P525"># <text:s text:c="2"/>AUTOCREATED:</text:p>
            <text:p text:style-name="P525">#</text:p>
            <text:p text:style-name="P525"># <text:s text:c="2"/>For *all* NLP processors (from input_field_config.py):</text:p>
            <text:p text:style-name="P525">#</text:p>
            <text:p text:style-name="P525"># <text:s text:c="6"/>_pk BIGINT</text:p>
            <text:p text:style-name="P525"># <text:s text:c="10"/>-- Arbitrary primary key (PK) within this table.</text:p>
            <text:p text:style-name="P525"># <text:s text:c="6"/>_nlpdef VARCHAR(64)</text:p>
            <text:p text:style-name="P525"># <text:s text:c="10"/>-- Name of the NLP definition producing this row.</text:p>
            <text:p text:style-name="P525"># <text:s text:c="6"/>_srcdb VARCHAR(64)</text:p>
            <text:p text:style-name="P525"># <text:s text:c="10"/>-- Source database name (from CRATE NLP config file)</text:p>
            <text:p text:style-name="P525"># <text:s text:c="6"/>_srctable VARCHAR(64)</text:p>
            <text:p text:style-name="P525"># <text:s text:c="10"/>-- Source table name</text:p>
            <text:p text:style-name="P525"># <text:s text:c="6"/>_srcpkfield VARCHAR(64)</text:p>
            <text:p text:style-name="P525"># <text:s text:c="10"/>-- PK field (column) name in source table</text:p>
            <text:p text:style-name="P525"># <text:s text:c="6"/>_srcpkval BIGINT</text:p>
            <text:p text:style-name="P525"># <text:s text:c="10"/>-- Source PK value</text:p>
            <text:p text:style-name="P525"># <text:s text:c="6"/>_srcpkstr VARCHAR(64)</text:p>
            <text:p text:style-name="P525"><text:soft-page-break/># <text:s text:c="10"/>-- NULL if the table has an integer PK, but the PK if</text:p>
            <text:p text:style-name="P525"># <text:s text:c="13"/>the PK was a string, to deal with hash collisions.</text:p>
            <text:p text:style-name="P525"># <text:s text:c="6"/>_srcfield VARCHAR(64)</text:p>
            <text:p text:style-name="P525"># <text:s text:c="10"/>-- Field (column) name of source text</text:p>
            <text:p text:style-name="P525">#</text:p>
            <text:p text:style-name="P525"># <text:s text:c="2"/>The length of the VARCHAR fields is set by the MAX_SQL_FIELD_LEN constant.</text:p>
            <text:p text:style-name="P525">#</text:p>
            <text:p text:style-name="P525"># - Pipelines using GATE add these:</text:p>
            <text:p text:style-name="P525">#</text:p>
            <text:p text:style-name="P525"># <text:s text:c="6"/>_type VARCHAR(64)</text:p>
            <text:p text:style-name="P525"># <text:s text:c="10"/>-- Annotation type name (e.g. 'Person')</text:p>
            <text:p text:style-name="P525"># <text:s text:c="6"/>_id INT</text:p>
            <text:p text:style-name="P525"># <text:s text:c="10"/>-- Annotation ID, from GATE. Not clear that this is very useful.</text:p>
            <text:p text:style-name="P525"># <text:s text:c="6"/>_start INT</text:p>
            <text:p text:style-name="P525"># <text:s text:c="10"/>-- Start position in the content</text:p>
            <text:p text:style-name="P525"># <text:s text:c="6"/>_end INT</text:p>
            <text:p text:style-name="P525"># <text:s text:c="10"/>-- End position in the content</text:p>
            <text:p text:style-name="P525"># <text:s text:c="6"/>_content TEXT</text:p>
            <text:p text:style-name="P525"># <text:s text:c="10"/>-- Full content marked as relevant. (Not the entire content of the</text:p>
            <text:p text:style-name="P525"># <text:s text:c="13"/>source field.)</text:p>
            <text:p text:style-name="P525">#</text:p>
            <text:p text:style-name="P525"># - CRATE's numerical regular-expression pipelines add these:</text:p>
            <text:p text:style-name="P525">#</text:p>
            <text:p text:style-name="P525"># <text:s text:c="6"/>variable_name <text:s/>VARCHAR(64)</text:p>
            <text:p text:style-name="P525"># <text:s text:c="10"/>-- variable name as determined by the NLP processor</text:p>
            <text:p text:style-name="P525"># <text:s text:c="6"/>_content TEXT</text:p>
            <text:p text:style-name="P525"># <text:s text:c="10"/>-- matching text contents</text:p>
            <text:p text:style-name="P525"># <text:s text:c="6"/>_start INT</text:p>
            <text:p text:style-name="P525"># <text:s text:c="10"/>-- start position within the full text</text:p>
            <text:p text:style-name="P525"># <text:s text:c="6"/>_end INT</text:p>
            <text:p text:style-name="P525"># <text:s text:c="10"/>-- end position within the full text</text:p>
            <text:p text:style-name="P525"># <text:s text:c="6"/>variable_text TEXT</text:p>
            <text:p text:style-name="P525"># <text:s text:c="10"/>-- text that actually matched the target variable name</text:p>
            <text:p text:style-name="P525"># <text:s text:c="6"/>relation VARCHAR(3)</text:p>
            <text:p text:style-name="P525"># <text:s text:c="10"/>-- mathematical relation of variable to value, e.g. '&lt;=', '='</text:p>
            <text:p text:style-name="P525"># <text:s text:c="6"/>value_text TEXT</text:p>
            <text:p text:style-name="P525"># <text:s text:c="10"/>-- numerical value as text</text:p>
            <text:p text:style-name="P525"># <text:s text:c="6"/>units TEXT</text:p>
            <text:p text:style-name="P525"># <text:s text:c="10"/>-- text that matched some definition of a possible unit</text:p>
            <text:p text:style-name="P525">#</text:p>
            <text:p text:style-name="P525"># <text:s text:c="2"/>... plus a NLP-specific field with the actual value.</text:p>
            <text:p text:style-name="P525"/>
            <text:p text:style-name="P525"/>
            <text:p text:style-name="P525"># =============================================================================</text:p>
            <text:p text:style-name="P525"># A. Individual NLP definitions</text:p>
            <text:p text:style-name="P525"># =============================================================================</text:p>
            <text:p text:style-name="P525"># - referred to by the nlp_manager.py's command-line arguments</text:p>
            <text:p text:style-name="P525"># - You are likely to need to alter these (particularly the bits in capital</text:p>
            <text:p text:style-name="P525"># <text:s text:c="2"/>letters) to refer to your own database(s).</text:p>
            <text:p text:style-name="P525"/>
            <text:p text:style-name="P525"># -----------------------------------------------------------------------------</text:p>
            <text:p text:style-name="P525"># GATE people-and-places demo</text:p>
            <text:p text:style-name="P525"># -----------------------------------------------------------------------------</text:p>
            <text:p text:style-name="P525"/>
            <text:p text:style-name="P525">[MY_NLPDEF_NAME_LOCATION_NLP]</text:p>
            <text:p text:style-name="P525"/>
            <text:p text:style-name="P525"><text:s text:c="4"/># Input is from one or more source databases/tables/fields.</text:p>
            <text:p text:style-name="P525"><text:s text:c="4"/># This list refers to config sections that define those fields in more</text:p>
            <text:p text:style-name="P525"><text:s text:c="4"/># detail.</text:p>
            <text:p text:style-name="P525"/>
            <text:p text:style-name="P525">inputfielddefs =</text:p>
            <text:p text:style-name="P525"><text:s text:c="4"/>INPUT_FIELD_CLINICAL_DOCUMENTS</text:p>
            <text:p text:style-name="P525"><text:s text:c="4"/>INPUT_FIELD_PROGRESS_NOTES</text:p>
            <text:p text:style-name="P525"/>
            <text:p text:style-name="P525"><text:s text:c="4"/># Which NLP processors shall we use?</text:p>
            <text:p text:style-name="P525"><text:s text:c="4"/># Specify these as a list of (processor_type, config_section) pairs.</text:p>
            <text:p text:style-name="P525"><text:s text:c="4"/># For possible processor types, see "crate_nlp --listprocessors".</text:p>
            <text:p text:style-name="P525"/>
            <text:p text:style-name="P525">processors =</text:p>
            <text:p text:style-name="P525"><text:s text:c="4"/>GATE procdef_gate_name_location</text:p>
            <text:p text:style-name="P525"><text:soft-page-break/></text:p>
            <text:p text:style-name="P525"><text:s text:c="4"/># To allow incremental updates, information is stored in a progress table.</text:p>
            <text:p text:style-name="P525"><text:s text:c="4"/># The database name is a cross-reference to another section in this config</text:p>
            <text:p text:style-name="P525"><text:s text:c="4"/># file. The table name is hard-coded to 'crate_nlp_progress'.</text:p>
            <text:p text:style-name="P525"/>
            <text:p text:style-name="P525">progressdb = DESTINATION_DATABASE</text:p>
            <text:p text:style-name="P525">hashphrase = doesnotmatter</text:p>
            <text:p text:style-name="P525"><text:s text:c="4"/># ... you should replace this with a hash phrase of your own, but it's not</text:p>
            <text:p text:style-name="P525"><text:s text:c="4"/># especially secret (it's only used for change detection and users are</text:p>
            <text:p text:style-name="P525"><text:s text:c="4"/># likely to have access to the source material anyway), and its specific</text:p>
            <text:p text:style-name="P525"><text:s text:c="4"/># value is unimportant.</text:p>
            <text:p text:style-name="P525"/>
            <text:p text:style-name="P525"><text:s text:c="4"/># Temporary tablename to use (in progress and destination databases).</text:p>
            <text:p text:style-name="P525"><text:s text:c="4"/># Default is _crate_nlp_temptable</text:p>
            <text:p text:style-name="P525"># temporary_tablename = _crate_nlp_temptable</text:p>
            <text:p text:style-name="P525"/>
            <text:p text:style-name="P525"># -----------------------------------------------------------------------------</text:p>
            <text:p text:style-name="P525"># KConnect (Bio-YODIE) GATE app</text:p>
            <text:p text:style-name="P525"># -----------------------------------------------------------------------------</text:p>
            <text:p text:style-name="P525"/>
            <text:p text:style-name="P525">[MY_NLPDEF_KCONNECT]</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GATE procdef_gate_kconnect</text:p>
            <text:p text:style-name="P525">progressdb = DESTINATION_DATABASE</text:p>
            <text:p text:style-name="P525">hashphrase = doesnotmatter</text:p>
            <text:p text:style-name="P525"/>
            <text:p text:style-name="P525"># -----------------------------------------------------------------------------</text:p>
            <text:p text:style-name="P525"># Medex-UIMA drug-finding app</text:p>
            <text:p text:style-name="P525"># -----------------------------------------------------------------------------</text:p>
            <text:p text:style-name="P525"/>
            <text:p text:style-name="P525">[MY_NLPDEF_MEDEX_DRUGS]</text:p>
            <text:p text:style-name="P525"/>
            <text:p text:style-name="P525">inputfielddefs =</text:p>
            <text:p text:style-name="P525"><text:s text:c="4"/>INPUT_FIELD_CLINICAL_DOCUMENTS</text:p>
            <text:p text:style-name="P525"><text:s text:c="4"/>INPUT_FIELD_PROGRESS_NOTES</text:p>
            <text:p text:style-name="P525">processors =</text:p>
            <text:p text:style-name="P525"><text:s text:c="4"/>Medex procdef_medex_drugs</text:p>
            <text:p text:style-name="P525">progressdb = DESTINATION_DATABASE</text:p>
            <text:p text:style-name="P525">hashphrase = doesnotmatter</text:p>
            <text:p text:style-name="P525"/>
            <text:p text:style-name="P525"># -----------------------------------------------------------------------------</text:p>
            <text:p text:style-name="P525"># CRATE number-finding Python regexes</text:p>
            <text:p text:style-name="P525"># -----------------------------------------------------------------------------</text:p>
            <text:p text:style-name="P525"/>
            <text:p text:style-name="P525">[MY_NLPDEF_BIOMARKERS]</text:p>
            <text:p text:style-name="P525"/>
            <text:p text:style-name="P525">inputfielddefs =</text:p>
            <text:p text:style-name="P525"><text:s text:c="4"/>INPUT_FIELD_CLINICAL_DOCUMENTS</text:p>
            <text:p text:style-name="P525"><text:s text:c="4"/>INPUT_FIELD_PROGRESS_NOTES</text:p>
            <text:p text:style-name="P525"/>
            <text:p text:style-name="P525">processors =</text:p>
            <text:p text:style-name="P525"><text:s text:c="4"/># -------------------------------------------------------------------------</text:p>
            <text:p text:style-name="P525"><text:s text:c="4"/># Biochemistry</text:p>
            <text:p text:style-name="P525"><text:s text:c="4"/># -------------------------------------------------------------------------</text:p>
            <text:p text:style-name="P525"><text:s text:c="4"/>CRP procdef_crp</text:p>
            <text:p text:style-name="P525"><text:s text:c="4"/>CRPValidator procdef_validate_crp</text:p>
            <text:p text:style-name="P525"><text:s text:c="4"/>Sodium procdef_sodium</text:p>
            <text:p text:style-name="P525"><text:s text:c="4"/>SodiumValidator procdef_validate_sodium</text:p>
            <text:p text:style-name="P525"><text:s text:c="4"/>TSH procdef_tsh</text:p>
            <text:p text:style-name="P525"><text:s text:c="4"/>TSHValidator procdef_validate_tsh</text:p>
            <text:p text:style-name="P525"><text:s text:c="4"/># -------------------------------------------------------------------------</text:p>
            <text:p text:style-name="P525"><text:s text:c="4"/># Clinical</text:p>
            <text:p text:style-name="P525"><text:s text:c="4"/># -------------------------------------------------------------------------</text:p>
            <text:p text:style-name="P525"><text:s text:c="4"/>Height procdef_height</text:p>
            <text:p text:style-name="P525"><text:s text:c="4"/>HeightValidator procdef_validate_height</text:p>
            <text:p text:style-name="P525"><text:s text:c="4"/>Weight procdef_weight</text:p>
            <text:p text:style-name="P525"><text:soft-page-break/><text:s text:c="4"/>WeightValidator procdef_validate_weight</text:p>
            <text:p text:style-name="P525"><text:s text:c="4"/>Bmi procdef_bmi</text:p>
            <text:p text:style-name="P525"><text:s text:c="4"/>BmiValidator procdef_validate_bmi</text:p>
            <text:p text:style-name="P525"><text:s text:c="4"/>Bp procdef_bp</text:p>
            <text:p text:style-name="P525"><text:s text:c="4"/>BpValidator procdef_validate_bp</text:p>
            <text:p text:style-name="P525"><text:s text:c="4"/># -------------------------------------------------------------------------</text:p>
            <text:p text:style-name="P525"><text:s text:c="4"/># Cognitive</text:p>
            <text:p text:style-name="P525"><text:s text:c="4"/># -------------------------------------------------------------------------</text:p>
            <text:p text:style-name="P525"><text:s text:c="4"/>MMSE procdef_mmse</text:p>
            <text:p text:style-name="P525"><text:s text:c="4"/>MMSEValidator procdef_validate_mmse</text:p>
            <text:p text:style-name="P525"><text:s text:c="4"/>ACE procdef_ace</text:p>
            <text:p text:style-name="P525"><text:s text:c="4"/>ACEValidator procdef_validate_ace</text:p>
            <text:p text:style-name="P525"><text:s text:c="4"/>MiniACE procdef_mini_ace</text:p>
            <text:p text:style-name="P525"><text:s text:c="4"/>MiniACEValidator procdef_validate_mini_ace</text:p>
            <text:p text:style-name="P525"><text:s text:c="4"/>MOCA procdef_moca</text:p>
            <text:p text:style-name="P525"><text:s text:c="4"/>MOCAValidator procdef_validate_moca</text:p>
            <text:p text:style-name="P525"><text:s text:c="4"/># -------------------------------------------------------------------------</text:p>
            <text:p text:style-name="P525"><text:s text:c="4"/># Haematology</text:p>
            <text:p text:style-name="P525"><text:s text:c="4"/># -------------------------------------------------------------------------</text:p>
            <text:p text:style-name="P525"><text:s text:c="4"/>ESR procdef_esr</text:p>
            <text:p text:style-name="P525"><text:s text:c="4"/>ESRValidator procdef_validate_esr</text:p>
            <text:p text:style-name="P525"><text:s text:c="4"/>WBC procdef_wbc</text:p>
            <text:p text:style-name="P525"><text:s text:c="4"/>WBCValidator procdef_validate_wbc</text:p>
            <text:p text:style-name="P525"><text:s text:c="4"/>Basophils procdef_basophils</text:p>
            <text:p text:style-name="P525"><text:s text:c="4"/>BasophilsValidator procdef_validate_basophils</text:p>
            <text:p text:style-name="P525"><text:s text:c="4"/>Eosinophils procdef_eosinophils</text:p>
            <text:p text:style-name="P525"><text:s text:c="4"/>EosinophilsValidator procdef_validate_eosinophils</text:p>
            <text:p text:style-name="P525"><text:s text:c="4"/>Lymphocytes procdef_lymphocytes</text:p>
            <text:p text:style-name="P525"><text:s text:c="4"/>LymphocytesValidator procdef_validate_lymphocytes</text:p>
            <text:p text:style-name="P525"><text:s text:c="4"/>Monocytes procdef_monocytes</text:p>
            <text:p text:style-name="P525"><text:s text:c="4"/>MonocytesValidator procdef_validate_monocytes</text:p>
            <text:p text:style-name="P525"><text:s text:c="4"/>Neutrophils procdef_neutrophils</text:p>
            <text:p text:style-name="P525"><text:s text:c="4"/>NeutrophilsValidator procdef_validate_neutrophils</text:p>
            <text:p text:style-name="P525"/>
            <text:p text:style-name="P525">progressdb = DESTINATION_DATABASE</text:p>
            <text:p text:style-name="P525">hashphrase = doesnotmatter</text:p>
            <text:p text:style-name="P525"/>
            <text:p text:style-name="P525"><text:s text:c="4"/># Specify the maximum number of rows to be processed before a COMMIT is</text:p>
            <text:p text:style-name="P525"><text:s text:c="4"/># issued on the database transaction(s). This prevents the transaction(s)</text:p>
            <text:p text:style-name="P525"><text:s text:c="4"/># growing too large.</text:p>
            <text:p text:style-name="P525"><text:s text:c="4"/># Default is 1000.</text:p>
            <text:p text:style-name="P525">max_rows_before_commit = 1000</text:p>
            <text:p text:style-name="P525"/>
            <text:p text:style-name="P525"><text:s text:c="4"/># Specify the maximum number of source-record bytes (approximately!) that</text:p>
            <text:p text:style-name="P525"><text:s text:c="4"/># are processed before a COMMIT is issued on the database transaction(s).</text:p>
            <text:p text:style-name="P525"><text:s text:c="4"/># This prevents the transaction(s) growing too large. The COMMIT will be</text:p>
            <text:p text:style-name="P525"><text:s text:c="4"/># issued *after* this limit has been met/exceeded, so it may be exceeded if</text:p>
            <text:p text:style-name="P525"><text:s text:c="4"/># the transaction just before the limit takes the cumulative total over the</text:p>
            <text:p text:style-name="P525"><text:s text:c="4"/># limit.</text:p>
            <text:p text:style-name="P525"><text:s text:c="4"/># Default is 83886080.</text:p>
            <text:p text:style-name="P525">max_bytes_before_commit = 83886080</text:p>
            <text:p text:style-name="P525"/>
            <text:p text:style-name="P525"/>
            <text:p text:style-name="P525"># =============================================================================</text:p>
            <text:p text:style-name="P525"># B. NLP processor definitions</text:p>
            <text:p text:style-name="P525"># =============================================================================</text:p>
            <text:p text:style-name="P525"># - You're likely to have to modify the destination databases these point to,</text:p>
            <text:p text:style-name="P525"># <text:s text:c="2"/>but otherwise you can probably leave them as they are.</text:p>
            <text:p text:style-name="P525"/>
            <text:p text:style-name="P525"># -----------------------------------------------------------------------------</text:p>
            <text:p text:style-name="P525"># Specimen CRATE regular expression processor definitions</text:p>
            <text:p text:style-name="P525"># -----------------------------------------------------------------------------</text:p>
            <text:p text:style-name="P525"/>
            <text:p text:style-name="P525"><text:s text:c="4"/># Most of these are very simple, and just require a destination database</text:p>
            <text:p text:style-name="P525"><text:s text:c="4"/># (as a cross-reference to a database section within this file) and a</text:p>
            <text:p text:style-name="P525"><text:s text:c="4"/># destination table.</text:p>
            <text:p text:style-name="P525"/>
            <text:p text:style-name="P525"><text:s text:c="4"/># Biochemistry</text:p>
            <text:p text:style-name="P525"/>
            <text:p text:style-name="P525">[procdef_crp]</text:p>
            <text:p text:style-name="P525"><text:soft-page-break/>destdb = DESTINATION_DATABASE</text:p>
            <text:p text:style-name="P525">desttable = crp</text:p>
            <text:p text:style-name="P525">[procdef_validate_crp]</text:p>
            <text:p text:style-name="P525">destdb = DESTINATION_DATABASE</text:p>
            <text:p text:style-name="P525">desttable = validate_crp</text:p>
            <text:p text:style-name="P525"/>
            <text:p text:style-name="P525">[procdef_sodium]</text:p>
            <text:p text:style-name="P525">destdb = DESTINATION_DATABASE</text:p>
            <text:p text:style-name="P525">desttable = sodium</text:p>
            <text:p text:style-name="P525">[procdef_validate_sodium]</text:p>
            <text:p text:style-name="P525">destdb = DESTINATION_DATABASE</text:p>
            <text:p text:style-name="P525">desttable = validate_sodium</text:p>
            <text:p text:style-name="P525"/>
            <text:p text:style-name="P525">[procdef_tsh]</text:p>
            <text:p text:style-name="P525">destdb = DESTINATION_DATABASE</text:p>
            <text:p text:style-name="P525">desttable = tsh</text:p>
            <text:p text:style-name="P525">[procdef_validate_tsh]</text:p>
            <text:p text:style-name="P525">destdb = DESTINATION_DATABASE</text:p>
            <text:p text:style-name="P525">desttable = validate_tsh</text:p>
            <text:p text:style-name="P525"/>
            <text:p text:style-name="P525"><text:s text:c="4"/># Clinical</text:p>
            <text:p text:style-name="P525"/>
            <text:p text:style-name="P525">[procdef_height]</text:p>
            <text:p text:style-name="P525">destdb = DESTINATION_DATABASE</text:p>
            <text:p text:style-name="P525">desttable = height</text:p>
            <text:p text:style-name="P525">[procdef_validate_height]</text:p>
            <text:p text:style-name="P525">destdb = DESTINATION_DATABASE</text:p>
            <text:p text:style-name="P525">desttable = validate_height</text:p>
            <text:p text:style-name="P525"/>
            <text:p text:style-name="P525">[procdef_weight]</text:p>
            <text:p text:style-name="P525">destdb = DESTINATION_DATABASE</text:p>
            <text:p text:style-name="P525">desttable = weight</text:p>
            <text:p text:style-name="P525">[procdef_validate_weight]</text:p>
            <text:p text:style-name="P525">destdb = DESTINATION_DATABASE</text:p>
            <text:p text:style-name="P525">desttable = validate_weight</text:p>
            <text:p text:style-name="P525"/>
            <text:p text:style-name="P525">[procdef_bmi]</text:p>
            <text:p text:style-name="P525">destdb = DESTINATION_DATABASE</text:p>
            <text:p text:style-name="P525">desttable = bmi</text:p>
            <text:p text:style-name="P525">[procdef_validate_bmi]</text:p>
            <text:p text:style-name="P525">destdb = DESTINATION_DATABASE</text:p>
            <text:p text:style-name="P525">desttable = validate_bmi</text:p>
            <text:p text:style-name="P525"/>
            <text:p text:style-name="P525">[procdef_bp]</text:p>
            <text:p text:style-name="P525">destdb = DESTINATION_DATABASE</text:p>
            <text:p text:style-name="P525">desttable = bp</text:p>
            <text:p text:style-name="P525">[procdef_validate_bp]</text:p>
            <text:p text:style-name="P525">destdb = DESTINATION_DATABASE</text:p>
            <text:p text:style-name="P525">desttable = validate_bp</text:p>
            <text:p text:style-name="P525"/>
            <text:p text:style-name="P525"><text:s text:c="4"/># Cognitive</text:p>
            <text:p text:style-name="P525"/>
            <text:p text:style-name="P525">[procdef_mmse]</text:p>
            <text:p text:style-name="P525">destdb = DESTINATION_DATABASE</text:p>
            <text:p text:style-name="P525">desttable = mmse</text:p>
            <text:p text:style-name="P525">[procdef_validate_mmse]</text:p>
            <text:p text:style-name="P525">destdb = DESTINATION_DATABASE</text:p>
            <text:p text:style-name="P525">desttable = validate_mmse</text:p>
            <text:p text:style-name="P525"/>
            <text:p text:style-name="P525">[procdef_ace]</text:p>
            <text:p text:style-name="P525">destdb = DESTINATION_DATABASE</text:p>
            <text:p text:style-name="P525">desttable = ace</text:p>
            <text:p text:style-name="P525">[procdef_validate_ace]</text:p>
            <text:p text:style-name="P525">destdb = DESTINATION_DATABASE</text:p>
            <text:p text:style-name="P525">desttable = validate_ace</text:p>
            <text:p text:style-name="P525"/>
            <text:p text:style-name="P525">[procdef_mini_ace]</text:p>
            <text:p text:style-name="P525">destdb = DESTINATION_DATABASE</text:p>
            <text:p text:style-name="P525">desttable = mini_ace</text:p>
            <text:p text:style-name="P525">[procdef_validate_mini_ace]</text:p>
            <text:p text:style-name="P525"><text:soft-page-break/>destdb = DESTINATION_DATABASE</text:p>
            <text:p text:style-name="P525">desttable = validate_mini_ace</text:p>
            <text:p text:style-name="P525"/>
            <text:p text:style-name="P525">[procdef_moca]</text:p>
            <text:p text:style-name="P525">destdb = DESTINATION_DATABASE</text:p>
            <text:p text:style-name="P525">desttable = moca</text:p>
            <text:p text:style-name="P525">[procdef_validate_moca]</text:p>
            <text:p text:style-name="P525">destdb = DESTINATION_DATABASE</text:p>
            <text:p text:style-name="P525">desttable = validate_moca</text:p>
            <text:p text:style-name="P525"/>
            <text:p text:style-name="P525"><text:s text:c="4"/># Haematology</text:p>
            <text:p text:style-name="P525"/>
            <text:p text:style-name="P525">[procdef_esr]</text:p>
            <text:p text:style-name="P525">destdb = DESTINATION_DATABASE</text:p>
            <text:p text:style-name="P525">desttable = esr</text:p>
            <text:p text:style-name="P525">[procdef_validate_esr]</text:p>
            <text:p text:style-name="P525">destdb = DESTINATION_DATABASE</text:p>
            <text:p text:style-name="P525">desttable = validate_esr</text:p>
            <text:p text:style-name="P525"/>
            <text:p text:style-name="P525">[procdef_wbc]</text:p>
            <text:p text:style-name="P525">destdb = DESTINATION_DATABASE</text:p>
            <text:p text:style-name="P525">desttable = wbc</text:p>
            <text:p text:style-name="P525">[procdef_validate_wbc]</text:p>
            <text:p text:style-name="P525">destdb = DESTINATION_DATABASE</text:p>
            <text:p text:style-name="P525">desttable = validate_wbc</text:p>
            <text:p text:style-name="P525"/>
            <text:p text:style-name="P525">[procdef_basophils]</text:p>
            <text:p text:style-name="P525">destdb = DESTINATION_DATABASE</text:p>
            <text:p text:style-name="P525">desttable = basophils</text:p>
            <text:p text:style-name="P525">[procdef_validate_basophils]</text:p>
            <text:p text:style-name="P525">destdb = DESTINATION_DATABASE</text:p>
            <text:p text:style-name="P525">desttable = validate_basophils</text:p>
            <text:p text:style-name="P525"/>
            <text:p text:style-name="P525">[procdef_eosinophils]</text:p>
            <text:p text:style-name="P525">destdb = DESTINATION_DATABASE</text:p>
            <text:p text:style-name="P525">desttable = eosinophils</text:p>
            <text:p text:style-name="P525">[procdef_validate_eosinophils]</text:p>
            <text:p text:style-name="P525">destdb = DESTINATION_DATABASE</text:p>
            <text:p text:style-name="P525">desttable = validate_eosinophils</text:p>
            <text:p text:style-name="P525"/>
            <text:p text:style-name="P525">[procdef_lymphocytes]</text:p>
            <text:p text:style-name="P525">destdb = DESTINATION_DATABASE</text:p>
            <text:p text:style-name="P525">desttable = lymphocytes</text:p>
            <text:p text:style-name="P525">[procdef_validate_lymphocytes]</text:p>
            <text:p text:style-name="P525">destdb = DESTINATION_DATABASE</text:p>
            <text:p text:style-name="P525">desttable = validate_lymphocytes</text:p>
            <text:p text:style-name="P525"/>
            <text:p text:style-name="P525">[procdef_monocytes]</text:p>
            <text:p text:style-name="P525">destdb = DESTINATION_DATABASE</text:p>
            <text:p text:style-name="P525">desttable = monocytes</text:p>
            <text:p text:style-name="P525">[procdef_validate_monocytes]</text:p>
            <text:p text:style-name="P525">destdb = DESTINATION_DATABASE</text:p>
            <text:p text:style-name="P525">desttable = validate_monocytes</text:p>
            <text:p text:style-name="P525"/>
            <text:p text:style-name="P525">[procdef_neutrophils]</text:p>
            <text:p text:style-name="P525">destdb = DESTINATION_DATABASE</text:p>
            <text:p text:style-name="P525">desttable = neutrophils</text:p>
            <text:p text:style-name="P525">[procdef_validate_neutrophils]</text:p>
            <text:p text:style-name="P525">destdb = DESTINATION_DATABASE</text:p>
            <text:p text:style-name="P525">desttable = validate_neutrophils</text:p>
            <text:p text:style-name="P525"/>
            <text:p text:style-name="P525"># -----------------------------------------------------------------------------</text:p>
            <text:p text:style-name="P525"># Specimen GATE demo people/places processor definition</text:p>
            <text:p text:style-name="P525"># -----------------------------------------------------------------------------</text:p>
            <text:p text:style-name="P525"/>
            <text:p text:style-name="P525">[procdef_gate_name_location]</text:p>
            <text:p text:style-name="P525"/>
            <text:p text:style-name="P525"><text:s text:c="4"/># Which database will this processor write to?</text:p>
            <text:p text:style-name="P525"/>
            <text:p text:style-name="P525">destdb = DESTINATION_DATABASE</text:p>
            <text:p text:style-name="P525"><text:soft-page-break/></text:p>
            <text:p text:style-name="P525"><text:s text:c="4"/># Map GATE '_type' parameters to possible destination tables (in</text:p>
            <text:p text:style-name="P525"><text:s text:c="4"/># case-insensitive fashion). What follows is a list of pairs: the first</text:p>
            <text:p text:style-name="P525"><text:s text:c="4"/># item is the annotation type coming out of the GATE system, and the second</text:p>
            <text:p text:style-name="P525"><text:s text:c="4"/># is the output type section defined in this file (as a separate section).</text:p>
            <text:p text:style-name="P525"><text:s text:c="4"/># Those sections (q.v.) define tables and columns (fields).</text:p>
            <text:p text:style-name="P525"/>
            <text:p text:style-name="P525">outputtypemap =</text:p>
            <text:p text:style-name="P525"><text:s text:c="4"/>person output_person</text:p>
            <text:p text:style-name="P525"><text:s text:c="4"/>location output_location</text:p>
            <text:p text:style-name="P525"/>
            <text:p text:style-name="P525"><text:s text:c="4"/># GATE NLP is done by an external program.</text:p>
            <text:p text:style-name="P525"><text:s text:c="4"/># SEE THE MANUAL FOR DETAIL.</text:p>
            <text:p text:style-name="P525"><text:s text:c="4"/>#</text:p>
            <text:p text:style-name="P525"><text:s text:c="4"/># Here we specify a program and associated arguments, and an optional</text:p>
            <text:p text:style-name="P525"><text:s text:c="4"/># environment variable section.</text:p>
            <text:p text:style-name="P525"><text:s text:c="4"/># The example shows how to use Java to launch a specific Java program</text:p>
            <text:p text:style-name="P525"><text:s text:c="4"/># (CrateGatePipeline), having set a path to find other Java classes, and then to</text:p>
            <text:p text:style-name="P525"><text:s text:c="4"/># pass arguments to the program itself.</text:p>
            <text:p text:style-name="P525"><text:s text:c="4"/>#</text:p>
            <text:p text:style-name="P525"><text:s text:c="4"/># NOTE IN PARTICULAR:</text:p>
            <text:p text:style-name="P525"><text:s text:c="4"/># - Use double quotes to encapsulate any filename that may have spaces</text:p>
            <text:p text:style-name="P525"><text:s text:c="4"/># <text:s text:c="2"/>within it (e.g. C:/Program Files/...).</text:p>
            <text:p text:style-name="P525"><text:s text:c="4"/># <text:s text:c="2"/>Use a forward slash director separator, even under Windows.</text:p>
            <text:p text:style-name="P525"><text:s text:c="4"/># <text:s text:c="2"/>... ? If that doesn't work, use a double backslash, \.</text:p>
            <text:p text:style-name="P525"><text:s text:c="4"/># - Under Windows, use a semicolon to separate parts of the Java classpath.</text:p>
            <text:p text:style-name="P525"><text:s text:c="4"/># <text:s text:c="2"/>Under Linux, use a colon.</text:p>
            <text:p text:style-name="P525"><text:s text:c="4"/># - So a Linux Java classpath looks like</text:p>
            <text:p text:style-name="P525"><text:s text:c="4"/># <text:s text:c="6"/>/some/path:/some/other/path:/third/path</text:p>
            <text:p text:style-name="P525"><text:s text:c="4"/># <text:s text:c="2"/>and a Windows one looks like</text:p>
            <text:p text:style-name="P525"><text:s text:c="4"/># <text:s text:c="6"/>C:/some/path;C:/some/other/path;C:/third/path</text:p>
            <text:p text:style-name="P525"><text:s text:c="4"/># - To make this simpler, we can define the environment variable OS_PATHSEP</text:p>
            <text:p text:style-name="P525"><text:s text:c="4"/># <text:s text:c="2"/>(by analogy to Python's os.pathsep), as below.</text:p>
            <text:p text:style-name="P525"><text:s text:c="4"/>#</text:p>
            <text:p text:style-name="P525"><text:s text:c="4"/># You can use substitutable parameters:</text:p>
            <text:p text:style-name="P525"><text:s text:c="4"/>#</text:p>
            <text:p text:style-name="P525"><text:s text:c="4"/># <text:s text:c="2"/>{X}</text:p>
            <text:p text:style-name="P525"><text:s text:c="4"/># <text:s text:c="6"/>Substitutes variable X from the environment you specify (see</text:p>
            <text:p text:style-name="P525"><text:s text:c="4"/># <text:s text:c="6"/>below).</text:p>
            <text:p text:style-name="P525"><text:s text:c="4"/># <text:s text:c="2"/>{NLPLOGTAG}</text:p>
            <text:p text:style-name="P525"><text:s text:c="4"/># <text:s text:c="6"/>Additional environment variable that indicates the process being</text:p>
            <text:p text:style-name="P525"><text:s text:c="4"/># <text:s text:c="6"/>run; used to label the output from CrateGatePipeline.</text:p>
            <text:p text:style-name="P525"/>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GATEDIR}/plugins/ANNIE/ANNIE_with_defaults.gapp"</text:p>
            <text:p text:style-name="P525"><text:s text:c="4"/>-a Person</text:p>
            <text:p text:style-name="P525"><text:s text:c="4"/>-a Location</text:p>
            <text:p text:style-name="P525"><text:s text:c="4"/>-it END_OF_TEXT_FOR_NLP</text:p>
            <text:p text:style-name="P525"><text:s text:c="4"/>-ot END_OF_NLP_OUTPUT_RECORD</text:p>
            <text:p text:style-name="P525"><text:s text:c="4"/>-lt {NLPLOGTAG}</text:p>
            <text:p text:style-name="P525"><text:s text:c="4"/>-v</text:p>
            <text:p text:style-name="P525"/>
            <text:p text:style-name="P525">progenvsection = MY_ENV_SECTION</text:p>
            <text:p text:style-name="P525"/>
            <text:p text:style-name="P525"><text:s text:c="4"/># The external program is slow, because NLP is slow. Therefore, we set up</text:p>
            <text:p text:style-name="P525"><text:s text:c="4"/># the external program and use it repeatedly for a whole bunch of text.</text:p>
            <text:p text:style-name="P525"><text:s text:c="4"/># Individual pieces of text are sent to it (via its stdin). We finish our</text:p>
            <text:p text:style-name="P525"><text:s text:c="4"/># piece of text with a delimiter, which should (a) be specified in the -it</text:p>
            <text:p text:style-name="P525"><text:s text:c="4"/># parameter above, and (b) be set below, TO THE SAME VALUE. The external</text:p>
            <text:p text:style-name="P525"><text:s text:c="4"/># program should return a TSV-delimited set of field/value pairs, like</text:p>
            <text:p text:style-name="P525"><text:s text:c="4"/># this:</text:p>
            <text:p text:style-name="P525"><text:s text:c="4"/>#</text:p>
            <text:p text:style-name="P525"><text:s text:c="4"/># <text:s text:c="6"/>field1\tvalue1\tfield2\tvalue2...</text:p>
            <text:p text:style-name="P525"><text:s text:c="4"/># <text:s text:c="6"/>field1\tvalue3\tfield2\tvalue4...</text:p>
            <text:p text:style-name="P525"><text:s text:c="4"/># <text:s text:c="6"/>...</text:p>
            <text:p text:style-name="P525"><text:s text:c="4"/># <text:s text:c="6"/>TERMINATOR</text:p>
            <text:p text:style-name="P525"><text:s text:c="4"/>#</text:p>
            <text:p text:style-name="P525"><text:soft-page-break/><text:s text:c="4"/># ... where TERMINATOR is something that you (a) specify with the -ot</text:p>
            <text:p text:style-name="P525"><text:s text:c="4"/># parameter above, and (b) set below, TO THE SAME VALUE.</text:p>
            <text:p text:style-name="P525"/>
            <text:p text:style-name="P525">input_terminator = END_OF_TEXT_FOR_NLP</text:p>
            <text:p text:style-name="P525">output_terminator = END_OF_NLP_OUTPUT_RECORD</text:p>
            <text:p text:style-name="P525"/>
            <text:p text:style-name="P525"><text:s text:c="4"/># If the external program leaks memory, you may wish to cap the number of</text:p>
            <text:p text:style-name="P525"><text:s text:c="4"/># uses before it's restarted. Specify the max_external_prog_uses option if</text:p>
            <text:p text:style-name="P525"><text:s text:c="4"/># so. Specify 0 or omit the option entirely to ignore this.</text:p>
            <text:p text:style-name="P525"/>
            <text:p text:style-name="P525"># max_external_prog_uses = 1000</text:p>
            <text:p text:style-name="P525"/>
            <text:p text:style-name="P525"># -----------------------------------------------------------------------------</text:p>
            <text:p text:style-name="P525"># Specimen KConnect (Bio-YODIE) processor definition</text:p>
            <text:p text:style-name="P525"># -----------------------------------------------------------------------------</text:p>
            <text:p text:style-name="P525"/>
            <text:p text:style-name="P525">[procdef_gate_kconnect]</text:p>
            <text:p text:style-name="P525"/>
            <text:p text:style-name="P525">destdb = DESTINATION_DATABASE</text:p>
            <text:p text:style-name="P525">outputtypemap =</text:p>
            <text:p text:style-name="P525"><text:s text:c="4"/>disease_or_syndrome output_disease_or_syndrome</text:p>
            <text:p text:style-name="P525">progargs = java</text:p>
            <text:p text:style-name="P525"><text:s text:c="4"/>-classpath "{NLPPROGDIR}"{OS_PATHSEP}"{GATEDIR}/bin/gate.jar"{OS_PATHSEP}"{GATEDIR}/lib/*"</text:p>
            <text:p text:style-name="P525"><text:s text:c="4"/>-Dgate.home="{GATEDIR}"</text:p>
            <text:p text:style-name="P525"><text:s text:c="4"/>CrateGatePipeline</text:p>
            <text:p text:style-name="P525"><text:s text:c="4"/>-g "{KCONNECTDIR}/main-bio/main-bio.xgapp"</text:p>
            <text:p text:style-name="P525"><text:s text:c="4"/>-a Disease_or_Syndrome</text:p>
            <text:p text:style-name="P525"><text:s text:c="4"/>-it END_OF_TEXT_FOR_NLP</text:p>
            <text:p text:style-name="P525"><text:s text:c="4"/>-ot END_OF_NLP_OUTPUT_RECORD</text:p>
            <text:p text:style-name="P525"><text:s text:c="4"/>-lt {NLPLOGTAG}</text:p>
            <text:p text:style-name="P525"><text:s text:c="4"/>-s</text:p>
            <text:p text:style-name="P525"><text:s text:c="4"/>-v</text:p>
            <text:p text:style-name="P525">progenvsection = MY_ENV_SECTION</text:p>
            <text:p text:style-name="P525">input_terminator = END_OF_TEXT_FOR_NLP</text:p>
            <text:p text:style-name="P525">output_terminator = END_OF_NLP_OUTPUT_RECORD</text:p>
            <text:p text:style-name="P525"># max_external_prog_uses = 1000</text:p>
            <text:p text:style-name="P525"/>
            <text:p text:style-name="P525"># -----------------------------------------------------------------------------</text:p>
            <text:p text:style-name="P525"># Specimen MedEx processor definition</text:p>
            <text:p text:style-name="P525"># -----------------------------------------------------------------------------</text:p>
            <text:p text:style-name="P525"/>
            <text:p text:style-name="P525">[procdef_medex_drugs]</text:p>
            <text:p text:style-name="P525"/>
            <text:p text:style-name="P525">destdb = DESTINATION_DATABASE</text:p>
            <text:p text:style-name="P525">desttable = drugs</text:p>
            <text:p text:style-name="P525">progargs = java</text:p>
            <text:p text:style-name="P525"><text:s text:c="4"/>-classpath {NLPPROGDIR}:{MEDEXDIR}/bin:{MEDEXDIR}/lib/*</text:p>
            <text:p text:style-name="P525"><text:s text:c="4"/>CrateMedexPipeline</text:p>
            <text:p text:style-name="P525"><text:s text:c="4"/>-lt {NLPLOGTAG}</text:p>
            <text:p text:style-name="P525"><text:s text:c="4"/>-v -v</text:p>
            <text:p text:style-name="P525"># ... other arguments are added by the code</text:p>
            <text:p text:style-name="P525">progenvsection = MY_ENV_SECTION</text:p>
            <text:p text:style-name="P525"/>
            <text:p text:style-name="P525"># =============================================================================</text:p>
            <text:p text:style-name="P525"># C. Environment variable definitions (for external program, and progargs).</text:p>
            <text:p text:style-name="P525"># =============================================================================</text:p>
            <text:p text:style-name="P525"># - The environment will start by inheriting the parent environment, then add</text:p>
            <text:p text:style-name="P525"># <text:s text:c="2"/>variables here.</text:p>
            <text:p text:style-name="P525"># - Keys are case-sensitive.</text:p>
            <text:p text:style-name="P525"># - You'll need to modify this according to your local configuration.</text:p>
            <text:p text:style-name="P525"/>
            <text:p text:style-name="P525">[MY_ENV_SECTION]</text:p>
            <text:p text:style-name="P525"/>
            <text:p text:style-name="P525">GATEDIR = /home/myuser/somewhere/GATE_Developer_8.0</text:p>
            <text:p text:style-name="P525">NLPPROGDIR = /home/myuser/somewhere/crate_anon/nlp_manager/compiled_nlp_classes</text:p>
            <text:p text:style-name="P525">MEDEXDIR = /home/myuser/somewhere/Medex_UIMA_1.3.6</text:p>
            <text:p text:style-name="P525">KCONNECTDIR = /home/myuser/somewhere/yodie-pipeline-1-2-umls-only</text:p>
            <text:p text:style-name="P525">OS_PATHSEP = :</text:p>
            <text:p text:style-name="P525"/>
            <text:p text:style-name="P525"/>
            <text:p text:style-name="P525"><text:soft-page-break/># =============================================================================</text:p>
            <text:p text:style-name="P525"># D. Output definitions (for GATE apps)</text:p>
            <text:p text:style-name="P525"># =============================================================================</text:p>
            <text:p text:style-name="P525"># - These define the tables that will receive GATE output.</text:p>
            <text:p text:style-name="P525"># - You probably don't have to modify these, unless you're adding a new GATE</text:p>
            <text:p text:style-name="P525"># <text:s text:c="2"/>app.</text:p>
            <text:p text:style-name="P525"/>
            <text:p text:style-name="P525"># -----------------------------------------------------------------------------</text:p>
            <text:p text:style-name="P525"># Output types for GATE people-and-places demo</text:p>
            <text:p text:style-name="P525"># -----------------------------------------------------------------------------</text:p>
            <text:p text:style-name="P525"/>
            <text:p text:style-name="P525">[output_person]</text:p>
            <text:p text:style-name="P525"/>
            <text:p text:style-name="P525"><text:s text:c="4"/># The tables and SPECIFIC output fields for a given GATE processor are</text:p>
            <text:p text:style-name="P525"><text:s text:c="4"/># defined here.</text:p>
            <text:p text:style-name="P525"/>
            <text:p text:style-name="P525">desttable = person</text:p>
            <text:p text:style-name="P525">destfields =</text:p>
            <text:p text:style-name="P525"><text:s text:c="4"/>rule <text:s text:c="7"/>VARCHAR(100)</text:p>
            <text:p text:style-name="P525"><text:s text:c="4"/>firstname <text:s text:c="2"/>VARCHAR(100)</text:p>
            <text:p text:style-name="P525"><text:s text:c="4"/>surname <text:s text:c="4"/>VARCHAR(100)</text:p>
            <text:p text:style-name="P525"><text:s text:c="4"/>gender <text:s text:c="5"/>VARCHAR(7)</text:p>
            <text:p text:style-name="P525"><text:s text:c="4"/>kind <text:s text:c="7"/>VARCHAR(100)</text:p>
            <text:p text:style-name="P525"/>
            <text:p text:style-name="P525"><text:s text:c="4"/># ... longest gender: "unknown" (7)</text:p>
            <text:p text:style-name="P525"/>
            <text:p text:style-name="P525">indexdefs =</text:p>
            <text:p text:style-name="P525"><text:s text:c="4"/>firstname <text:s text:c="2"/>64</text:p>
            <text:p text:style-name="P525"><text:s text:c="4"/>surname <text:s text:c="4"/>64</text:p>
            <text:p text:style-name="P525"/>
            <text:p text:style-name="P525"><text:s text:c="4"/># ... a set of (indexed field, index length) pairs; length can be "None"</text:p>
            <text:p text:style-name="P525"/>
            <text:p text:style-name="P525">[output_location]</text:p>
            <text:p text:style-name="P525"/>
            <text:p text:style-name="P525">desttable = location</text:p>
            <text:p text:style-name="P525">destfields =</text:p>
            <text:p text:style-name="P525"><text:s text:c="4"/>rule <text:s text:c="7"/>VARCHAR(100)</text:p>
            <text:p text:style-name="P525"><text:s text:c="4"/>loctype <text:s text:c="4"/>VARCHAR(100)</text:p>
            <text:p text:style-name="P525"/>
            <text:p text:style-name="P525">indexdefs =</text:p>
            <text:p text:style-name="P525"><text:s text:c="4"/>rule <text:s text:c="3"/>100</text:p>
            <text:p text:style-name="P525"><text:s text:c="4"/>loctype 100</text:p>
            <text:p text:style-name="P525"/>
            <text:p text:style-name="P525"/>
            <text:p text:style-name="P525"># -----------------------------------------------------------------------------</text:p>
            <text:p text:style-name="P525"># Output types for KConnect/Bio-YODIE</text:p>
            <text:p text:style-name="P525"># -----------------------------------------------------------------------------</text:p>
            <text:p text:style-name="P525"/>
            <text:p text:style-name="P525">[output_disease_or_syndrome]</text:p>
            <text:p text:style-name="P525"/>
            <text:p text:style-name="P525">desttable = kconnect_diseases</text:p>
            <text:p text:style-name="P525">destfields =</text:p>
            <text:p text:style-name="P525"><text:s text:c="4"/># Found by manual inspection of KConnect/Bio-YODIE output from the GATE console:</text:p>
            <text:p text:style-name="P525"><text:s text:c="4"/>Experiencer <text:s/>VARCHAR(100) <text:s/># e.g. "Patient"</text:p>
            <text:p text:style-name="P525"><text:s text:c="4"/>Negation <text:s text:c="4"/>VARCHAR(100) <text:s/># e.g. "Affirmed"</text:p>
            <text:p text:style-name="P525"><text:s text:c="4"/>PREF <text:s text:c="8"/>VARCHAR(100) <text:s/># e.g. "Rheumatic gout"; PREFferred name</text:p>
            <text:p text:style-name="P525"><text:s text:c="4"/>STY <text:s text:c="9"/>VARCHAR(100) <text:s/># e.g. "Disease or Syndrome"; Semantic Type (STY) [semantic type name]</text:p>
            <text:p text:style-name="P525"><text:s text:c="4"/>TUI <text:s text:c="9"/>VARCHAR(4) <text:s text:c="3"/># e.g. "T047"; Type Unique Identifier (TUI) [semantic type identifier]; 4 characters; https://www.ncbi.nlm.nih.gov/books/NBK9679/</text:p>
            <text:p text:style-name="P525"><text:s text:c="4"/>Temporality <text:s/>VARCHAR(100) <text:s/># e.g. "Recent"</text:p>
            <text:p text:style-name="P525"><text:s text:c="4"/>VOCABS <text:s text:c="6"/>VARCHAR(255) <text:s/># e.g. "AIR,MSH,NDFRT,MEDLINEPLUS,NCI,LNC,NCI_FDA,NCI,MTH,AIR,ICD9CM,LNC,SNOMEDCT_US,LCH_NW,HPO,SNOMEDCT_US,ICD9CM,SNOMEDCT_US,COSTAR,CST,DXP,QMR,OMIM,OMIM,AOD,CSP,NCI_NCI-GLOSS,CHV"; list of UMLS vocabularies</text:p>
            <text:p text:style-name="P525"><text:s text:c="4"/>inst <text:s text:c="8"/>VARCHAR(8) <text:s text:c="3"/># e.g. "C0003873"; looks like a Concept Unique Identifier (CUI); 1 letter then 7 digits</text:p>
            <text:p text:style-name="P525"><text:s text:c="4"/>inst_full <text:s text:c="3"/>VARCHAR(255) <text:s/># e.g. "http://linkedlifedata.com/resource/umls/id/C0003873"</text:p>
            <text:p text:style-name="P525"><text:s text:c="4"/>language <text:s text:c="4"/>VARCHAR(100) <text:s/># e.g. ""; ?will look like "ENG" for English? See https://www.nlm.nih.gov/research/umls/implementation_resources/query_diagrams/er1.html</text:p>
            <text:p text:style-name="P525"><text:s text:c="4"/>tui_full <text:s text:c="4"/>VARCHAR(255) <text:s/># e.g. "http://linkedlifedata.com/resource/semanticnetwork/id/T047"</text:p>
            <text:p text:style-name="P525"/>
            <text:p text:style-name="P525"><text:soft-page-break/></text:p>
            <text:p text:style-name="P525"># =============================================================================</text:p>
            <text:p text:style-name="P525"># E. Input field definitions</text:p>
            <text:p text:style-name="P525"># =============================================================================</text:p>
            <text:p text:style-name="P525"># - Referred to within the NLP definition, and cross-referencing database</text:p>
            <text:p text:style-name="P525"># <text:s text:c="2"/>definitions.</text:p>
            <text:p text:style-name="P525"># - The 'copyfields' are optional.</text:p>
            <text:p text:style-name="P525"># - The 'indexed_copyfields' are an optional subset of 'copyfields'; they'll be</text:p>
            <text:p text:style-name="P525"># <text:s text:c="2"/>indexed.</text:p>
            <text:p text:style-name="P525"/>
            <text:p text:style-name="P525">[INPUT_FIELD_CLINICAL_DOCUMENTS]</text:p>
            <text:p text:style-name="P525"/>
            <text:p text:style-name="P525">srcdb = SOURCE_DATABASE</text:p>
            <text:p text:style-name="P525">srctable = EXTRACTED_CLINICAL_DOCUMENTS</text:p>
            <text:p text:style-name="P525">srcpkfield = DOCUMENT_PK</text:p>
            <text:p text:style-name="P525">srcfield = DOCUMENT_TEXT</text:p>
            <text:p text:style-name="P525">copyfields = RID_FIELD</text:p>
            <text:p text:style-name="P525"><text:s text:c="4"/>TRID_FIELD</text:p>
            <text:p text:style-name="P525">indexed_copyfields = RID_FIELD</text:p>
            <text:p text:style-name="P525"><text:s text:c="4"/>TRID_FIELD</text:p>
            <text:p text:style-name="P525"/>
            <text:p text:style-name="P525"><text:s text:c="4"/># Optional: specify 0 (the default) for no limit, or a number of rows (e.g.</text:p>
            <text:p text:style-name="P525"><text:s text:c="4"/># 1000) to limit fetching, for debugging purposes.</text:p>
            <text:p text:style-name="P525"># debug_row_limit = 0</text:p>
            <text:p text:style-name="P525"/>
            <text:p text:style-name="P525">[INPUT_FIELD_PROGRESS_NOTES]</text:p>
            <text:p text:style-name="P525"/>
            <text:p text:style-name="P525">srcdb = SOURCE_DATABASE</text:p>
            <text:p text:style-name="P525">srctable = PROGRESS_NOTES</text:p>
            <text:p text:style-name="P525">srcpkfield = PN_PK</text:p>
            <text:p text:style-name="P525">srcfield = PN_TEXT</text:p>
            <text:p text:style-name="P525">copyfields = RID_FIELD</text:p>
            <text:p text:style-name="P525"><text:s text:c="4"/>TRID_FIELD</text:p>
            <text:p text:style-name="P525">indexed_copyfields = RID_FIELD</text:p>
            <text:p text:style-name="P525"><text:s text:c="4"/>TRID_FIELD</text:p>
            <text:p text:style-name="P525"/>
            <text:p text:style-name="P525"># =============================================================================</text:p>
            <text:p text:style-name="P525"># F. Database definitions, each in its own section</text:p>
            <text:p text:style-name="P525"># =============================================================================</text:p>
            <text:p text:style-name="P525"># Use SQLAlchemy URLs: http://docs.sqlalchemy.org/en/latest/core/engines.html</text:p>
            <text:p text:style-name="P525"/>
            <text:p text:style-name="P525">[SOURCE_DATABASE]</text:p>
            <text:p text:style-name="P525"/>
            <text:p text:style-name="P525">url = mysql+mysqldb://anontest:XXX@127.0.0.1:3306/anonymous_output?charset=utf8</text:p>
            <text:p text:style-name="P525"/>
            <text:p text:style-name="P525">[DESTINATION_DATABASE]</text:p>
            <text:p text:style-name="P525"/>
            <text:p text:style-name="P525">url = mysql+mysqldb://anontest:XXX@127.0.0.1:3306/anonymous_output?charset=utf8</text:p>
            <text:p text:style-name="P525"/>
            <text:p text:style-name="P525"/>
          </table:table-cell>
        </table:table-row>
      </table:table>
      <text:p text:style-name="P66"/>
      <text:h text:style-name="P705" text:outline-level="2"><text:bookmark-start text:name="__RefHeading___Toc7145_1912352588"/><text:span text:style-name="T375">Command-line options: </text:span>crate_<text:span text:style-name="T377">nlp_build_gate_java_interface</text:span><text:bookmark-end text:name="__RefHeading___Toc7145_1912352588"/></text:h>
      <text:p text:style-name="P87">Options as of 201<text:span text:style-name="T461">7</text:span>-0<text:span text:style-name="T461">2</text:span>-<text:span text:style-name="T461">28</text:span>:</text:p>
      <table:table table:name="Table17" table:style-name="Table17">
        <table:table-column table:style-name="Table17.A"/>
        <table:table-row>
          <table:table-cell table:style-name="Table17.A1" office:value-type="string">
            <text:p text:style-name="P520">usage: crate_nlp_build_gate_java_interface [-h] [--builddir BUILDDIR]</text:p>
            <text:p text:style-name="P520"><text:s text:c="43"/>[--gatedir GATEDIR] [--java JAVA]</text:p>
            <text:p text:style-name="P520"><text:s text:c="43"/>[--javac JAVAC] [--verbose]</text:p>
            <text:p text:style-name="P520"><text:s text:c="43"/>[--launch]</text:p>
            <text:p text:style-name="P520"/>
            <text:p text:style-name="P520">Compile Java classes for CRATE's interface to GATE</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gatedir GATEDIR <text:s text:c="3"/>Root directory of GATE installation (default:</text:p>
            <text:p text:style-name="P520"><text:s text:c="23"/>/home/rudolf/software/GATE_Developer_8.0)</text:p>
            <text:p text:style-name="P520"><text:soft-page-break/><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8" text:outline-level="2"><text:bookmark-start text:name="__RefHeading___Toc22236_1898371605"/><text:span text:style-name="T375">Command-line options: </text:span>crate_<text:span text:style-name="T377">nlp_build_medex_java_interface</text:span><text:bookmark-end text:name="__RefHeading___Toc22236_1898371605"/></text:h>
      <text:p text:style-name="P89">Options as of 201<text:span text:style-name="T461">7</text:span>-0<text:span text:style-name="T461">2</text:span>-<text:span text:style-name="T461">28</text:span>:</text:p>
      <table:table table:name="Table33" table:style-name="Table33">
        <table:table-column table:style-name="Table33.A"/>
        <table:table-row>
          <table:table-cell table:style-name="Table33.A1" office:value-type="string">
            <text:p text:style-name="P520">usage: crate_nlp_build_medex_java_interface [-h] [--builddir BUILDDIR]</text:p>
            <text:p text:style-name="P520"><text:s text:c="44"/>[--medexdir MEDEXDIR]</text:p>
            <text:p text:style-name="P520"><text:s text:c="44"/>[--java JAVA] [--javac JAVAC]</text:p>
            <text:p text:style-name="P520"><text:s text:c="44"/>[--verbose] [--launch]</text:p>
            <text:p text:style-name="P520"/>
            <text:p text:style-name="P520">Compile Java classes for CRATE's interface to MedEx-UIMA</text:p>
            <text:p text:style-name="P520"/>
            <text:p text:style-name="P520">optional arguments:</text:p>
            <text:p text:style-name="P520"><text:s text:c="2"/>-h, --help <text:s text:c="10"/>show this help message and exit</text:p>
            <text:p text:style-name="P520"><text:s text:c="2"/>--builddir BUILDDIR <text:s/>Output directory for compiled .class files (default: /h</text:p>
            <text:p text:style-name="P520"><text:s text:c="23"/>ome/rudolf/Documents/code/crate/crate_anon/nlp_manager/</text:p>
            <text:p text:style-name="P520"><text:s text:c="23"/>compiled_nlp_classes)</text:p>
            <text:p text:style-name="P520"><text:s text:c="2"/>--medexdir MEDEXDIR <text:s/>Root directory of MedEx installation (default:</text:p>
            <text:p text:style-name="P520"><text:s text:c="23"/>/home/rudolf/dev/Medex_UIMA_1.3.6)</text:p>
            <text:p text:style-name="P520"><text:s text:c="2"/>--java JAVA <text:s text:c="9"/>Java executable (default: java)</text:p>
            <text:p text:style-name="P520"><text:s text:c="2"/>--javac JAVAC <text:s text:c="7"/>Java compiler (default: javac)</text:p>
            <text:p text:style-name="P520"><text:s text:c="2"/>--verbose, -v <text:s text:c="7"/>Be verbose (use twice for extra verbosity)</text:p>
            <text:p text:style-name="P520"><text:s text:c="2"/>--launch <text:s text:c="12"/>Launch script in demonstration mode (having previously</text:p>
            <text:p text:style-name="P520"><text:s text:c="23"/>compiled it)</text:p>
          </table:table-cell>
        </table:table-row>
      </table:table>
      <text:h text:style-name="P708" text:outline-level="2"><text:bookmark-start text:name="__RefHeading___Toc22238_1898371605"/><text:span text:style-name="T375">Command-line options: </text:span>crate_<text:span text:style-name="T377">nlp_build_medex_itself</text:span><text:bookmark-end text:name="__RefHeading___Toc22238_1898371605"/></text:h>
      <text:p text:style-name="P89">Options as of 201<text:span text:style-name="T461">7</text:span>-0<text:span text:style-name="T461">2</text:span>-<text:span text:style-name="T461">28</text:span>:</text:p>
      <table:table table:name="Table34" table:style-name="Table34">
        <table:table-column table:style-name="Table34.A"/>
        <table:table-row>
          <table:table-cell table:style-name="Table34.A1" office:value-type="string">
            <text:p text:style-name="P520">usage: crate_nlp_build_medex_itself [-h] [--medexdir MEDEXDIR] [--javac JAVAC]</text:p>
            <text:p text:style-name="P520"><text:s text:c="36"/>[--deletefirst] [--verbose]</text:p>
            <text:p text:style-name="P520"/>
            <text:p text:style-name="P520">Compile MedEx-UIMA itself (in Java)</text:p>
            <text:p text:style-name="P520"/>
            <text:p text:style-name="P520">optional arguments:</text:p>
            <text:p text:style-name="P520"><text:s text:c="2"/>-h, --help <text:s text:c="10"/>show this help message and exit</text:p>
            <text:p text:style-name="P520"><text:s text:c="2"/>--medexdir MEDEXDIR <text:s/>Root directory of MedEx installation (default:</text:p>
            <text:p text:style-name="P520"><text:s text:c="23"/>/home/rudolf/dev/Medex_UIMA_1.3.6)</text:p>
            <text:p text:style-name="P520"><text:s text:c="2"/>--javac JAVAC <text:s text:c="7"/>Java compiler (default: javac)</text:p>
            <text:p text:style-name="P520"><text:s text:c="2"/>--deletefirst <text:s text:c="7"/>Delete existing .class files first (optional)</text:p>
            <text:p text:style-name="P520"><text:s text:c="2"/>--verbose, -v <text:s text:c="7"/>Be verbose</text:p>
          </table:table-cell>
        </table:table-row>
      </table:table>
      <text:h text:style-name="P705" text:outline-level="2"><text:bookmark-start text:name="__RefHeading___Toc7135_1912352588"/><text:span text:style-name="T375">Command-line options: </text:span>crate_nlp<text:bookmark-end text:name="__RefHeading___Toc7135_1912352588"/></text:h>
      <text:p text:style-name="P87">Options as of 201<text:span text:style-name="T461">7</text:span>-<text:span text:style-name="T461">02</text:span>-<text:span text:style-name="T461">28</text:span>:</text:p>
      <table:table table:name="Table12" table:style-name="Table12">
        <table:table-column table:style-name="Table12.A"/>
        <table:table-row>
          <table:table-cell table:style-name="Table12.A1" office:value-type="string">
            <text:p text:style-name="P498">usage: crate_nlp [-h] [--version] [--config CONFIG] [--verbose]</text:p>
            <text:p text:style-name="P498"><text:s text:c="17"/>[--nlpdef [NLPDEF]] [--report_every_fast [REPORT_EVERY_FAST]]</text:p>
            <text:p text:style-name="P498"><text:s text:c="17"/>[--report_every_nlp [REPORT_EVERY_NLP]]</text:p>
            <text:p text:style-name="P498"><text:s text:c="17"/>[--chunksize [CHUNKSIZE]] [--process [PROCESS]]</text:p>
            <text:p text:style-name="P498"><text:s text:c="17"/>[--nprocesses [NPROCESSES]] [--processcluster PROCESSCLUSTER]</text:p>
            <text:p text:style-name="P498"><text:s text:c="17"/>[--democonfig] [--listprocessors] [--describeprocessors]</text:p>
            <text:p text:style-name="P498"><text:s text:c="17"/>[--showinfo [NLP_CLASS_NAME]] [--count] [-i | -f]</text:p>
            <text:p text:style-name="P498"><text:s text:c="17"/>[--dropremake] [--skipdelete] [--nlp] [--echo] [--timing]</text:p>
            <text:p text:style-name="P498"/>
            <text:p text:style-name="P498">NLP manager. Version 0.18.12 (2017-02-26). By Rudolf Cardinal.</text:p>
            <text:p text:style-name="P498"/>
            <text:p text:style-name="P498">optional arguments:</text:p>
            <text:p text:style-name="P498"><text:s text:c="2"/>-h, --help <text:s text:c="11"/>show this help message and exit</text:p>
            <text:p text:style-name="P498"><text:s text:c="2"/>--version <text:s text:c="12"/>show program's version number and exit</text:p>
            <text:p text:style-name="P498"><text:s text:c="2"/>--config CONFIG <text:s text:c="6"/>Config file (overriding environment variable</text:p>
            <text:p text:style-name="P498"><text:s text:c="24"/>CRATE_NLP_CONFIG)</text:p>
            <text:p text:style-name="P498"><text:s text:c="2"/>--verbose, -v <text:s text:c="8"/>Be verbose (use twice for extra verbosity)</text:p>
            <text:p text:style-name="P498"><text:s text:c="2"/>--nlpdef [NLPDEF] <text:s text:c="4"/>NLP definition name (from config file)</text:p>
            <text:p text:style-name="P498"><text:s text:c="2"/>--report_every_fast [REPORT_EVERY_FAST]</text:p>
            <text:p text:style-name="P498"><text:soft-page-break/><text:s text:c="24"/>Report insert progress (for fast operations) every n</text:p>
            <text:p text:style-name="P498"><text:s text:c="24"/>rows in verbose mode (default 100000)</text:p>
            <text:p text:style-name="P498"><text:s text:c="2"/>--report_every_nlp [REPORT_EVERY_NLP]</text:p>
            <text:p text:style-name="P498"><text:s text:c="24"/>Report progress for NLP every n rows in verbose mode</text:p>
            <text:p text:style-name="P498"><text:s text:c="24"/>(default 500)</text:p>
            <text:p text:style-name="P498"><text:s text:c="2"/>--chunksize [CHUNKSIZE]</text:p>
            <text:p text:style-name="P498"><text:s text:c="24"/>Number of records copied in a chunk when copying PKs</text:p>
            <text:p text:style-name="P498"><text:s text:c="24"/>from one database to another (default 100000)</text:p>
            <text:p text:style-name="P498"><text:s text:c="2"/>--process [PROCESS] <text:s text:c="2"/>For multiprocess mode: specify process number</text:p>
            <text:p text:style-name="P498"><text:s text:c="2"/>--nprocesses [NPROCESSES]</text:p>
            <text:p text:style-name="P498"><text:s text:c="24"/>For multiprocess mode: specify total number of</text:p>
            <text:p text:style-name="P498"><text:s text:c="24"/>processes (launched somehow, of which this is to be</text:p>
            <text:p text:style-name="P498"><text:s text:c="24"/>one)</text:p>
            <text:p text:style-name="P498"><text:s text:c="2"/>--processcluster PROCESSCLUSTER</text:p>
            <text:p text:style-name="P498"><text:s text:c="24"/>Process cluster name</text:p>
            <text:p text:style-name="P498"><text:s text:c="2"/>--democonfig <text:s text:c="9"/>Print a demo config file</text:p>
            <text:p text:style-name="P498"><text:s text:c="2"/>--listprocessors <text:s text:c="5"/>Show possible built-in NLP processor names</text:p>
            <text:p text:style-name="P498"><text:s text:c="2"/>--describeprocessors <text:s/>Show details of built-in NLP processors</text:p>
            <text:p text:style-name="P498"><text:s text:c="2"/>--showinfo [NLP_CLASS_NAME]</text:p>
            <text:p text:style-name="P498"><text:s text:c="24"/>Show detailed information for a parser</text:p>
            <text:p text:style-name="P498"><text:s text:c="2"/>--count <text:s text:c="14"/>Count records in source/destination databases, then</text:p>
            <text:p text:style-name="P498"><text:s text:c="24"/>stop</text:p>
            <text:p text:style-name="P498"><text:s text:c="2"/>-i, --incremental <text:s text:c="4"/>Process only new/changed information, where possible</text:p>
            <text:p text:style-name="P498"><text:s text:c="24"/>(* default)</text:p>
            <text:p text:style-name="P498"><text:s text:c="2"/>-f, --full <text:s text:c="11"/>Drop and remake everything</text:p>
            <text:p text:style-name="P498"><text:s text:c="2"/>--dropremake <text:s text:c="9"/>Drop/remake destination tables only</text:p>
            <text:p text:style-name="P498"><text:s text:c="2"/>--skipdelete <text:s text:c="9"/>For incremental updates, skip deletion of rows present</text:p>
            <text:p text:style-name="P498"><text:s text:c="24"/>in the destination but not the source</text:p>
            <text:p text:style-name="P498"><text:s text:c="2"/>--nlp <text:s text:c="16"/>Perform NLP processing only</text:p>
            <text:p text:style-name="P498"><text:s text:c="2"/>--echo <text:s text:c="15"/>Echo SQL</text:p>
            <text:p text:style-name="P498"><text:s text:c="2"/>--timing <text:s text:c="13"/>Show detailed timing breakdown</text:p>
          </table:table-cell>
        </table:table-row>
      </table:table>
      <text:p text:style-name="P88"><text:span text:style-name="T391">NLP processors </text:span>as of 201<text:span text:style-name="T462">7</text:span>-<text:span text:style-name="T462">02</text:span>-<text:span text:style-name="T462">28 (from </text:span><text:span text:style-name="Code_5f_inline"><text:span text:style-name="T308">crate_nlp --describeprocessors</text:span></text:span><text:span text:style-name="T390">)</text:span>:</text:p>
      <table:table table:name="Table24" table:style-name="Table24">
        <table:table-column table:style-name="Table24.A"/>
        <table:table-row>
          <table:table-cell table:style-name="Table24.A1" office:value-type="string">
            <text:p text:style-name="P531">+---------------------------------+---------------------------------------------------------------------------------+</text:p>
            <text:p text:style-name="P531">| NLP name <text:s text:c="23"/>| Description <text:s text:c="68"/>|</text:p>
            <text:p text:style-name="P531">+---------------------------------+---------------------------------------------------------------------------------+</text:p>
            <text:p text:style-name="P531">| Ace <text:s text:c="28"/>| Addenbrooke's Cognitive Examination (ACE, ACE-R, ACE-III). <text:s text:c="21"/>|</text:p>
            <text:p text:style-name="P531">| AceValidator <text:s text:c="19"/>| Validator for Ace (see ValidatorBase for explanation). <text:s text:c="25"/>|</text:p>
            <text:p text:style-name="P531">| Basophils <text:s text:c="22"/>| Basophil count (absolute). <text:s text:c="53"/>|</text:p>
            <text:p text:style-name="P531">| BasophilsValidator <text:s text:c="13"/>| Validator for Basophils (see ValidatorBase for explanation). <text:s text:c="19"/>|</text:p>
            <text:p text:style-name="P531">| Bmi <text:s text:c="28"/>| Body mass index (in kg / m^2). <text:s text:c="49"/>|</text:p>
            <text:p text:style-name="P531">| BmiValidator <text:s text:c="19"/>| Validator for Bmi (see ValidatorBase for explanation). <text:s text:c="25"/>|</text:p>
            <text:p text:style-name="P531">| Bp <text:s text:c="29"/>| Blood pressure, in mmHg. (Since we produce two variables, SBP and DBP, <text:s text:c="9"/>|</text:p>
            <text:p text:style-name="P531">| <text:s text:c="32"/>| <text:s text:c="4"/>and we use something a little more complex than <text:s text:c="28"/>|</text:p>
            <text:p text:style-name="P531">| <text:s text:c="32"/>| <text:s text:c="4"/>NumeratorOutOfDenominatorParser, we subclass BaseNlpParser directly.) <text:s text:c="6"/>|</text:p>
            <text:p text:style-name="P531">| BpValidator <text:s text:c="20"/>| Validator for Bp (see ValidatorBase for explanation). <text:s text:c="26"/>|</text:p>
            <text:p text:style-name="P531">| Crp <text:s text:c="28"/>| C-reactive protein. <text:s text:c="60"/>|</text:p>
            <text:p text:style-name="P531">| <text:s text:c="32"/>| <text:s text:c="80"/>|</text:p>
            <text:p text:style-name="P531">| <text:s text:c="32"/>| <text:s text:c="4"/>CRP units: <text:s text:c="65"/>|</text:p>
            <text:p text:style-name="P531">| <text:s text:c="32"/>| <text:s text:c="4"/>- mg/L is commonest in the UK (or at least standard at Addenbrooke's, <text:s text:c="6"/>|</text:p>
            <text:p text:style-name="P531">| <text:s text:c="32"/>| <text:s text:c="6"/>Hinchingbrooke, and Dundee) <text:s text:c="46"/>|</text:p>
            <text:p text:style-name="P531">| <text:s text:c="32"/>| <text:s text:c="4"/>- values of &lt;=6 mg/L or &lt;10 mg/L are normal, and e.g. 70-250 mg/L in <text:s text:c="7"/>|</text:p>
            <text:p text:style-name="P531">| <text:s text:c="32"/>| <text:s text:c="6"/>pneumonia. <text:s text:c="63"/>|</text:p>
            <text:p text:style-name="P531">| <text:s text:c="32"/>| <text:s text:c="4"/>- Refs include: <text:s text:c="60"/>|</text:p>
            <text:p text:style-name="P531">| <text:s text:c="32"/>| <text:s text:c="12"/>http://www.ncbi.nlm.nih.gov/pubmed/7705110 <text:s text:c="25"/>|</text:p>
            <text:p text:style-name="P531">| <text:s text:c="32"/>| <text:s text:c="12"/>http://emedicine.medscape.com/article/2086909-overview <text:s text:c="13"/>|</text:p>
            <text:p text:style-name="P531">| <text:s text:c="32"/>| <text:s text:c="4"/>- 1 mg/dL = 10 mg/L <text:s text:c="56"/>|</text:p>
            <text:p text:style-name="P531">| <text:s text:c="32"/>| <text:s text:c="8"/>... so normal in mg/dL is &lt;=1 roughly. <text:s text:c="33"/>|</text:p>
            <text:p text:style-name="P531">| <text:s text:c="32"/>| <text:s text:c="80"/>|</text:p>
            <text:p text:style-name="P531">| CrpValidator <text:s text:c="19"/>| Validator for CRP (see ValidatorBase for explanation). <text:s text:c="25"/>|</text:p>
            <text:p text:style-name="P531">| Eosinophils <text:s text:c="20"/>| Eosinophil count (absolute). <text:s text:c="51"/>|</text:p>
            <text:p text:style-name="P531">| EosinophilsValidator <text:s text:c="11"/>| Validator for Eosinophils (see ValidatorBase for explanation). <text:s text:c="17"/>|</text:p>
            <text:p text:style-name="P531">| Esr <text:s text:c="28"/>| Erythrocyte sedimentation rate (ESR). <text:s text:c="42"/>|</text:p>
            <text:p text:style-name="P531">| EsrValidator <text:s text:c="19"/>| Validator for Esr (see ValidatorBase for explanation). <text:s text:c="25"/>|</text:p>
            <text:p text:style-name="P531">| Gate <text:s text:c="27"/>| Class controlling an external process, typically our Java interface to <text:s text:c="9"/>|</text:p>
            <text:p text:style-name="P531">| <text:s text:c="32"/>| <text:s text:c="4"/>GATE programs, CrateGatePipeline.java (but it could be any external <text:s text:c="8"/>|</text:p>
            <text:p text:style-name="P531">| <text:s text:c="32"/>| <text:s text:c="4"/>program). <text:s text:c="66"/>|</text:p>
            <text:p text:style-name="P531">| <text:s text:c="32"/>| <text:s text:c="80"/>|</text:p>
            <text:p text:style-name="P531">| <text:s text:c="32"/>| <text:s text:c="4"/>We send text to it, it parses the text, and it sends us back results, which |</text:p>
            <text:p text:style-name="P531">| <text:s text:c="32"/>| <text:s text:c="4"/>we return as dictionaries. The specific text sought depends on the <text:s text:c="9"/>|</text:p>
            <text:p text:style-name="P531">| <text:s text:c="32"/>| <text:s text:c="4"/>configuration file and the specific GATE program used. <text:s text:c="21"/>|</text:p>
            <text:p text:style-name="P531">| <text:s text:c="32"/>| <text:s text:c="80"/>|</text:p>
            <text:p text:style-name="P531">| <text:s text:c="32"/>| <text:s text:c="4"/>PROBLEM when attempting to use KConnect (Bio-YODIE): its source code is <text:s text:c="4"/>|</text:p>
            <text:p text:style-name="P531">| <text:s text:c="32"/>| <text:s text:c="4"/>riddled with direct calls to System.out.println(). <text:s text:c="25"/>|</text:p>
            <text:p text:style-name="P531">| <text:s text:c="32"/>| <text:s text:c="80"/>|</text:p>
            <text:p text:style-name="P531">| <text:s text:c="32"/>| <text:s text:c="4"/>POTENTIAL SOLUTIONS <text:s text:c="56"/>|</text:p>
            <text:p text:style-name="P531"><text:soft-page-break/>| <text:s text:c="32"/>| <text:s text:c="4"/>- named pipes: <text:s text:c="61"/>|</text:p>
            <text:p text:style-name="P531">| <text:s text:c="32"/>| <text:s text:c="8"/>os.mkfifo() - Unix only. <text:s text:c="47"/>|</text:p>
            <text:p text:style-name="P531">| <text:s text:c="32"/>| <text:s text:c="8"/>win32pipe - http://stackoverflow.com/questions/286614 <text:s text:c="18"/>|</text:p>
            <text:p text:style-name="P531">| <text:s text:c="32"/>| <text:s text:c="4"/>- ZeroMQ with some sort of security <text:s text:c="40"/>|</text:p>
            <text:p text:style-name="P531">| <text:s text:c="32"/>| <text:s text:c="8"/>- pip install zmq <text:s text:c="54"/>|</text:p>
            <text:p text:style-name="P531">| <text:s text:c="32"/>| <text:s text:c="8"/>- some sort of Java binding (jzmq, jeromq...) <text:s text:c="26"/>|</text:p>
            <text:p text:style-name="P531">| <text:s text:c="32"/>| <text:s text:c="4"/>- redirect stdout in our Java handler <text:s text:c="38"/>|</text:p>
            <text:p text:style-name="P531">| <text:s text:c="32"/>| <text:s text:c="8"/>System.setOut() <text:s text:c="56"/>|</text:p>
            <text:p text:style-name="P531">| <text:s text:c="32"/>| <text:s text:c="8"/>... yes, that works. <text:s text:c="51"/>|</text:p>
            <text:p text:style-name="P531">| <text:s text:c="32"/>| <text:s text:c="80"/>|</text:p>
            <text:p text:style-name="P531">| Height <text:s text:c="25"/>| Height. Handles metric and imperial. <text:s text:c="43"/>|</text:p>
            <text:p text:style-name="P531">| HeightValidator <text:s text:c="16"/>| Validator for Height (see ValidatorBase for explanation). <text:s text:c="22"/>|</text:p>
            <text:p text:style-name="P531">| Lymphocytes <text:s text:c="20"/>| Lymphocyte count (absolute). <text:s text:c="51"/>|</text:p>
            <text:p text:style-name="P531">| LymphocytesValidator <text:s text:c="11"/>| Validator for Lymphocytes (see ValidatorBase for explanation). <text:s text:c="17"/>|</text:p>
            <text:p text:style-name="P531">| Medex <text:s text:c="26"/>| Class controlling a Medex-UIMA external process, via our custom <text:s text:c="16"/>|</text:p>
            <text:p text:style-name="P531">| <text:s text:c="32"/>| <text:s text:c="4"/>Java interface, CrateMedexPipeline.java. <text:s text:c="35"/>|</text:p>
            <text:p text:style-name="P531">| <text:s text:c="32"/>| <text:s text:c="80"/>|</text:p>
            <text:p text:style-name="P531">| MiniAce <text:s text:c="24"/>| Mini-Addenbrooke's Cognitive Examination (M-ACE). <text:s text:c="30"/>|</text:p>
            <text:p text:style-name="P531">| MiniAceValidator <text:s text:c="15"/>| Validator for MiniAce (see ValidatorBase for explanation). <text:s text:c="21"/>|</text:p>
            <text:p text:style-name="P531">| Mmse <text:s text:c="27"/>| Mini-mental state examination (MMSE). <text:s text:c="42"/>|</text:p>
            <text:p text:style-name="P531">| MmseValidator <text:s text:c="18"/>| Validator for Mmse (see ValidatorBase for explanation). <text:s text:c="24"/>|</text:p>
            <text:p text:style-name="P531">| Moca <text:s text:c="27"/>| Montreal Cognitive Assessment (MOCA). <text:s text:c="42"/>|</text:p>
            <text:p text:style-name="P531">| MocaValidator <text:s text:c="18"/>| Validator for MiniAce (see ValidatorBase for explanation). <text:s text:c="21"/>|</text:p>
            <text:p text:style-name="P531">| Monocytes <text:s text:c="22"/>| Monocyte count (absolute). <text:s text:c="53"/>|</text:p>
            <text:p text:style-name="P531">| MonocytesValidator <text:s text:c="13"/>| Validator for Monocytes (see ValidatorBase for explanation). <text:s text:c="19"/>|</text:p>
            <text:p text:style-name="P531">| Neutrophils <text:s text:c="20"/>| Neutrophil count (absolute). <text:s text:c="51"/>|</text:p>
            <text:p text:style-name="P531">| NeutrophilsValidator <text:s text:c="11"/>| Validator for Neutrophils (see ValidatorBase for explanation). <text:s text:c="17"/>|</text:p>
            <text:p text:style-name="P531">| NumeratorOutOfDenominatorParser | Base class for X-out-of-Y numerical results, e.g. for MMSE/ACE. <text:s text:c="16"/>|</text:p>
            <text:p text:style-name="P531">| <text:s text:c="32"/>| <text:s text:c="4"/>Integer denominator, expected to be positive. <text:s text:c="30"/>|</text:p>
            <text:p text:style-name="P531">| <text:s text:c="32"/>| <text:s text:c="4"/>Otherwise similar to SimpleNumericalResultParser. <text:s text:c="26"/>|</text:p>
            <text:p text:style-name="P531">| NumericalResultParser <text:s text:c="10"/>| DO NOT USE DIRECTLY. Base class for generic numerical results, where <text:s text:c="11"/>|</text:p>
            <text:p text:style-name="P531">| <text:s text:c="32"/>| <text:s text:c="4"/>a SINGLE variable is produced. <text:s text:c="45"/>|</text:p>
            <text:p text:style-name="P531">| SimpleNumericalResultParser <text:s text:c="4"/>| Base class for simple single-format numerical results. Use this when <text:s text:c="11"/>|</text:p>
            <text:p text:style-name="P531">| <text:s text:c="32"/>| <text:s text:c="4"/>not only do you have a single variable to produce, but you have a single <text:s text:c="3"/>|</text:p>
            <text:p text:style-name="P531">| <text:s text:c="32"/>| <text:s text:c="4"/>regex (in a standard format) that can produce it. <text:s text:c="26"/>|</text:p>
            <text:p text:style-name="P531">| Sodium <text:s text:c="25"/>| Sodium (Na). <text:s text:c="67"/>|</text:p>
            <text:p text:style-name="P531">| SodiumValidator <text:s text:c="16"/>| Validator for Sodium (see ValidatorBase for explanation). <text:s text:c="22"/>|</text:p>
            <text:p text:style-name="P531">| Tsh <text:s text:c="28"/>| Thyroid-stimulating hormone (TSH). <text:s text:c="45"/>|</text:p>
            <text:p text:style-name="P531">| TshValidator <text:s text:c="19"/>| Validator for TSH (see ValidatorBase for explanation). <text:s text:c="25"/>|</text:p>
            <text:p text:style-name="P531">| ValidatorBase <text:s text:c="18"/>| DO NOT USE DIRECTLY. Base class for validating regex parser sensitivity. <text:s text:c="7"/>|</text:p>
            <text:p text:style-name="P531">| <text:s text:c="32"/>| <text:s text:c="4"/>The validator will find fields that refer to the variable, whether or not <text:s text:c="2"/>|</text:p>
            <text:p text:style-name="P531">| <text:s text:c="32"/>| <text:s text:c="4"/>they meet the other criteria of the actual NLP processors (i.e. whether or <text:s/>|</text:p>
            <text:p text:style-name="P531">| <text:s text:c="32"/>| <text:s text:c="4"/>not they contain a valid value). More explanation below. <text:s text:c="19"/>|</text:p>
            <text:p text:style-name="P531">| <text:s text:c="32"/>| <text:s text:c="80"/>|</text:p>
            <text:p text:style-name="P531">| <text:s text:c="32"/>| <text:s text:c="4"/>Suppose we're validating C-reactive protein (CRP). Key concepts: <text:s text:c="11"/>|</text:p>
            <text:p text:style-name="P531">| <text:s text:c="32"/>| <text:s text:c="8"/>- source (true state of the world): Pr present, Ab absent <text:s text:c="14"/>|</text:p>
            <text:p text:style-name="P531">| <text:s text:c="32"/>| <text:s text:c="8"/>- software decision: Y yes, N no <text:s text:c="39"/>|</text:p>
            <text:p text:style-name="P531">| <text:s text:c="32"/>| <text:s text:c="8"/>- signal detection theory classification: <text:s text:c="30"/>|</text:p>
            <text:p text:style-name="P531">| <text:s text:c="32"/>| <text:s text:c="12"/>hit = Pr &amp; Y = true positive <text:s text:c="39"/>|</text:p>
            <text:p text:style-name="P531">| <text:s text:c="32"/>| <text:s text:c="12"/>miss = Pr &amp; N = false negative <text:s text:c="37"/>|</text:p>
            <text:p text:style-name="P531">| <text:s text:c="32"/>| <text:s text:c="12"/>false alarm = Ab &amp; Y = false positive <text:s text:c="30"/>|</text:p>
            <text:p text:style-name="P531">| <text:s text:c="32"/>| <text:s text:c="12"/>correct rejection = Ab &amp; N = true negative <text:s text:c="25"/>|</text:p>
            <text:p text:style-name="P531">| <text:s text:c="32"/>| <text:s text:c="8"/>- common SDT metrics: <text:s text:c="50"/>|</text:p>
            <text:p text:style-name="P531">| <text:s text:c="32"/>| <text:s text:c="12"/>positive predictive value, PPV = P(Pr | Y) = precision (*) <text:s text:c="9"/>|</text:p>
            <text:p text:style-name="P531">| <text:s text:c="32"/>| <text:s text:c="12"/>negative predictive value, NPV = P(Ab | N) <text:s text:c="25"/>|</text:p>
            <text:p text:style-name="P531">| <text:s text:c="32"/>| <text:s text:c="12"/>sensitivity = P(Y | Pr) = recall (*) = true positive rate <text:s text:c="10"/>|</text:p>
            <text:p text:style-name="P531">| <text:s text:c="32"/>| <text:s text:c="12"/>specificity = P(N | Ab) = true negative rate <text:s text:c="23"/>|</text:p>
            <text:p text:style-name="P531">| <text:s text:c="32"/>| <text:s text:c="12"/>(*) common names used in the NLP context. <text:s text:c="26"/>|</text:p>
            <text:p text:style-name="P531">| <text:s text:c="32"/>| <text:s text:c="8"/>- other common classifier metric: <text:s text:c="38"/>|</text:p>
            <text:p text:style-name="P531">| <text:s text:c="32"/>| <text:s text:c="12"/>F_beta score = (1 + beta^2) * precision * recall / <text:s text:c="17"/>|</text:p>
            <text:p text:style-name="P531">| <text:s text:c="32"/>| <text:s text:c="27"/>((beta^2 * precision) + recall) <text:s text:c="21"/>|</text:p>
            <text:p text:style-name="P531">| <text:s text:c="32"/>| <text:s text:c="12"/>... which measures performance when you value recall beta times as <text:s/>|</text:p>
            <text:p text:style-name="P531">| <text:s text:c="32"/>| <text:s text:c="12"/>much as precision; e.g. the F1 score when beta = 1. See <text:s text:c="12"/>|</text:p>
            <text:p text:style-name="P531">| <text:s text:c="32"/>| <text:s text:c="12"/>https://en.wikipedia.org/wiki/F1_score <text:s text:c="29"/>|</text:p>
            <text:p text:style-name="P531">| <text:s text:c="32"/>| <text:s text:c="80"/>|</text:p>
            <text:p text:style-name="P531">| <text:s text:c="32"/>| <text:s text:c="4"/>Working from source to NLP, we can see there are a few types of "absent": <text:s text:c="2"/>|</text:p>
            <text:p text:style-name="P531">| <text:s text:c="32"/>| <text:s text:c="8"/>- X. unselected database field containing text <text:s text:c="25"/>|</text:p>
            <text:p text:style-name="P531">| <text:s text:c="32"/>| <text:s text:c="12"/>- Q. field contains "CRP", "C-reactive protein", etc.; something <text:s text:c="3"/>|</text:p>
            <text:p text:style-name="P531">| <text:s text:c="32"/>| <text:s text:c="16"/>that a human (or as a proxy: a machine) would judge as <text:s text:c="9"/>|</text:p>
            <text:p text:style-name="P531">| <text:s text:c="32"/>| <text:s text:c="16"/>containing a textual reference to CRP. <text:s text:c="25"/>|</text:p>
            <text:p text:style-name="P531">| <text:s text:c="32"/>| <text:s text:c="16"/>- Pr. Present: a human would judge that a CRP value is present, |</text:p>
            <text:p text:style-name="P531">| <text:s text:c="32"/>| <text:s text:c="20"/>e.g. "today her CRP is 7, which I am not concerned about." <text:s/>|</text:p>
            <text:p text:style-name="P531">| <text:s text:c="32"/>| <text:s text:c="20"/>- H. <text:s/>Hit: software reports the value. <text:s text:c="21"/>|</text:p>
            <text:p text:style-name="P531">| <text:s text:c="32"/>| <text:s text:c="20"/>- M. <text:s/>Miss: software misses the value. <text:s text:c="21"/>|</text:p>
            <text:p text:style-name="P531">| <text:s text:c="32"/>| <text:s text:c="24"/>(maybe: "his CRP was twenty-one".) <text:s text:c="21"/>|</text:p>
            <text:p text:style-name="P531">| <text:s text:c="32"/>| <text:s text:c="16"/>- Ab1. Absent: reference to CRP, but no numerical information, <text:s/>|</text:p>
            <text:p text:style-name="P531">| <text:s text:c="32"/>| <text:s text:c="20"/>e.g. "her CRP was normal". <text:s text:c="33"/>|</text:p>
            <text:p text:style-name="P531">| <text:s text:c="32"/>| <text:s text:c="20"/>- FA1. False alarm: software reports a numerical value. <text:s text:c="4"/>|</text:p>
            <text:p text:style-name="P531">| <text:s text:c="32"/>| <text:s text:c="24"/>(maybe: "my CRP was 7 hours behind my boss's deadline") |</text:p>
            <text:p text:style-name="P531">| <text:s text:c="32"/>| <text:s text:c="20"/>- CR1. Correct rejection: software doesn't report a value. <text:s/>|</text:p>
            <text:p text:style-name="P531">| <text:s text:c="32"/>| <text:s text:c="12"/>- Ab2. field contains no reference to CRP at all. <text:s text:c="18"/>|</text:p>
            <text:p text:style-name="P531">| <text:s text:c="32"/>| <text:s text:c="20"/>- FA2. False alarm: software reports a numerical value. <text:s text:c="4"/>|</text:p>
            <text:p text:style-name="P531"><text:soft-page-break/>| <text:s text:c="32"/>| <text:s text:c="24"/>(a bit hard to think of examples...) <text:s text:c="19"/>|</text:p>
            <text:p text:style-name="P531">| <text:s text:c="32"/>| <text:s text:c="20"/>- CR2. Correct rejection: software doesn't report a value. <text:s/>|</text:p>
            <text:p text:style-name="P531">| <text:s text:c="32"/>| <text:s text:c="80"/>|</text:p>
            <text:p text:style-name="P531">| <text:s text:c="32"/>| <text:s text:c="4"/>From NLP backwards to source: <text:s text:c="46"/>|</text:p>
            <text:p text:style-name="P531">| <text:s text:c="32"/>| <text:s text:c="8"/>- Y. Software says value present. <text:s text:c="38"/>|</text:p>
            <text:p text:style-name="P531">| <text:s text:c="32"/>| <text:s text:c="12"/>- H. Hit: value is present. <text:s text:c="40"/>|</text:p>
            <text:p text:style-name="P531">| <text:s text:c="32"/>| <text:s text:c="12"/>- FA. False alarm: value is absent. <text:s text:c="32"/>|</text:p>
            <text:p text:style-name="P531">| <text:s text:c="32"/>| <text:s text:c="8"/>- N. Software says value absent. <text:s text:c="39"/>|</text:p>
            <text:p text:style-name="P531">| <text:s text:c="32"/>| <text:s text:c="12"/>- CR. Correct rejection: value is absent. <text:s text:c="26"/>|</text:p>
            <text:p text:style-name="P531">| <text:s text:c="32"/>| <text:s text:c="12"/>- M. Miss: value is present. <text:s text:c="39"/>|</text:p>
            <text:p text:style-name="P531">| <text:s text:c="32"/>| <text:s text:c="80"/>|</text:p>
            <text:p text:style-name="P531">| <text:s text:c="32"/>| <text:s text:c="4"/>The key metrics are: <text:s text:c="55"/>|</text:p>
            <text:p text:style-name="P531">| <text:s text:c="32"/>| <text:s text:c="8"/>- precision = positive predictive value = P(Pr | Y) <text:s text:c="20"/>|</text:p>
            <text:p text:style-name="P531">| <text:s text:c="32"/>| <text:s text:c="12"/>... relatively easy to check; find all the "Y" records and check <text:s text:c="3"/>|</text:p>
            <text:p text:style-name="P531">| <text:s text:c="32"/>| <text:s text:c="12"/>manually that they're correct. <text:s text:c="37"/>|</text:p>
            <text:p text:style-name="P531">| <text:s text:c="32"/>| <text:s text:c="8"/>- sensitivity = recall = P(Y | Pr) <text:s text:c="37"/>|</text:p>
            <text:p text:style-name="P531">| <text:s text:c="32"/>| <text:s text:c="12"/>... Here, we want a sample that is enriched for "symptom actually <text:s text:c="2"/>|</text:p>
            <text:p text:style-name="P531">| <text:s text:c="32"/>| <text:s text:c="12"/>present", for human reasons. For example, if 0.1% of text entries <text:s text:c="2"/>|</text:p>
            <text:p text:style-name="P531">| <text:s text:c="32"/>| <text:s text:c="12"/>refer to CRP, then to assess 100 "Pr" samples we would have to <text:s text:c="5"/>|</text:p>
            <text:p text:style-name="P531">| <text:s text:c="32"/>| <text:s text:c="12"/>review 100,000 text records, 99,900 of which are completely <text:s text:c="8"/>|</text:p>
            <text:p text:style-name="P531">| <text:s text:c="32"/>| <text:s text:c="12"/>irrelevant. So we want an automated way of finding "Pr" records. <text:s text:c="3"/>|</text:p>
            <text:p text:style-name="P531">| <text:s text:c="32"/>| <text:s text:c="12"/>That's what the validator classes do. <text:s text:c="30"/>|</text:p>
            <text:p text:style-name="P531">| <text:s text:c="32"/>| <text:s text:c="80"/>|</text:p>
            <text:p text:style-name="P531">| <text:s text:c="32"/>| <text:s text:c="4"/>You can enrich for "Pr" records with SQL, e.g. <text:s text:c="29"/>|</text:p>
            <text:p text:style-name="P531">| <text:s text:c="32"/>| <text:s text:c="8"/>SELECT textfield FROM sometable WHERE ( <text:s text:c="32"/>|</text:p>
            <text:p text:style-name="P531">| <text:s text:c="32"/>| <text:s text:c="12"/>textfield LIKE '%CRP%' <text:s text:c="45"/>|</text:p>
            <text:p text:style-name="P531">| <text:s text:c="32"/>| <text:s text:c="12"/>OR textfield LIKE '%C-reactive protein%'); <text:s text:c="25"/>|</text:p>
            <text:p text:style-name="P531">| <text:s text:c="32"/>| <text:s text:c="4"/>or similar, but really we want the best "CRP detector" possible. That is <text:s text:c="3"/>|</text:p>
            <text:p text:style-name="P531">| <text:s text:c="32"/>| <text:s text:c="4"/>probably to use a regex, either in SQL (... "WHERE textfield REGEX <text:s text:c="9"/>|</text:p>
            <text:p text:style-name="P531">| <text:s text:c="32"/>| <text:s text:c="4"/>'myregex'") or using these validator classes. (The main NLP regexes don't <text:s text:c="2"/>|</text:p>
            <text:p text:style-name="P531">| <text:s text:c="32"/>| <text:s text:c="4"/>distinguish between "CRP present, no valid value" and "CRP absent", <text:s text:c="8"/>|</text:p>
            <text:p text:style-name="P531">| <text:s text:c="32"/>| <text:s text:c="4"/>because regexes either match or don't.) <text:s text:c="36"/>|</text:p>
            <text:p text:style-name="P531">| <text:s text:c="32"/>| <text:s text:c="80"/>|</text:p>
            <text:p text:style-name="P531">| <text:s text:c="32"/>| <text:s text:c="4"/>Each validator class implements the core variable-finding part of its <text:s text:c="6"/>|</text:p>
            <text:p text:style-name="P531">| <text:s text:c="32"/>| <text:s text:c="4"/>corresponding NLP regex class, but without the value or units. For example, |</text:p>
            <text:p text:style-name="P531">| <text:s text:c="32"/>| <text:s text:c="4"/>the CRP class looks for things like "CRP is 6" or "CRP 20 mg/L", whereas <text:s text:c="3"/>|</text:p>
            <text:p text:style-name="P531">| <text:s text:c="32"/>| <text:s text:c="4"/>the CRP validator looks for things like "CRP". <text:s text:c="29"/>|</text:p>
            <text:p text:style-name="P531">| <text:s text:c="32"/>| <text:s text:c="80"/>|</text:p>
            <text:p text:style-name="P531">| Wbc <text:s text:c="28"/>| White cell count (WBC, WCC). <text:s text:c="51"/>|</text:p>
            <text:p text:style-name="P531">| WbcBase <text:s text:c="24"/>| DO NOT USE DIRECTLY. White cell count base class. <text:s text:c="30"/>|</text:p>
            <text:p text:style-name="P531">| WbcValidator <text:s text:c="19"/>| Validator for Wbc (see ValidatorBase for explanation). <text:s text:c="25"/>|</text:p>
            <text:p text:style-name="P531">| Weight <text:s text:c="25"/>| Weight. Handles metric and imperial. <text:s text:c="43"/>|</text:p>
            <text:p text:style-name="P531">| WeightValidator <text:s text:c="16"/>| Validator for Weight (see ValidatorBase for explanation). <text:s text:c="22"/>|</text:p>
            <text:p text:style-name="P531">+---------------------------------+---------------------------------------------------------------------------------+</text:p>
          </table:table-cell>
        </table:table-row>
      </table:table>
      <text:h text:style-name="P705" text:outline-level="2"><text:bookmark-start text:name="__RefHeading___Toc7137_1912352588"/><text:span text:style-name="T375">Command-line options: </text:span>crate_nlp_multiprocess<text:bookmark-end text:name="__RefHeading___Toc7137_1912352588"/></text:h>
      <text:p text:style-name="P87">Options as of 201<text:span text:style-name="T462">7</text:span>-<text:span text:style-name="T462">02</text:span>-<text:span text:style-name="T462">28</text:span>:</text:p>
      <table:table table:name="Table13" table:style-name="Table13">
        <table:table-column table:style-name="Table13.A"/>
        <table:table-row>
          <table:table-cell table:style-name="Table13.A1" office:value-type="string">
            <text:p text:style-name="P521">usage: crate_nlp_multiprocess [-h] --nlpdef NLPDEF [--nproc [NPROC]]</text:p>
            <text:p text:style-name="P521"><text:s text:c="30"/>[--verbose]</text:p>
            <text:p text:style-name="P521"/>
            <text:p text:style-name="P521">Runs the CRATE NLP manager in parallel. Version 0.18.12 (2017-02-26). Note</text:p>
            <text:p text:style-name="P521">that all arguments not specified here are passed to the underlying script (see</text:p>
            <text:p text:style-name="P521">crate_nlp --help).</text:p>
            <text:p text:style-name="P521"/>
            <text:p text:style-name="P521">optional arguments:</text:p>
            <text:p text:style-name="P521"><text:s text:c="2"/>-h, --help <text:s text:c="11"/>show this help message and exit</text:p>
            <text:p text:style-name="P521"><text:s text:c="2"/>--nlpdef NLPDEF <text:s text:c="6"/>NLP processing name, from the config file</text:p>
            <text:p text:style-name="P521"><text:s text:c="2"/>--nproc [NPROC], -n [NPROC]</text:p>
            <text:p text:style-name="P521"><text:s text:c="24"/>Number of processes (default on this machine: 8)</text:p>
            <text:p text:style-name="P521"><text:s text:c="2"/>--verbose, -v <text:s text:c="8"/>Be verbose</text:p>
          </table:table-cell>
        </table:table-row>
      </table:table>
      <text:h text:style-name="P709" text:outline-level="2"/>
      <text:h text:style-name="P690" text:outline-level="1"><text:bookmark-start text:name="__RefHeading___Toc8827_1172218664"/><text:span text:style-name="T447">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86">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9">run the following in a suitable location.</text:span></text:p>
      <text:p text:style-name="P477">crate_print_demo_crateweb_config &gt; my_crateweb_config.py</text:p>
      <text:p text:style-name="P75"><text:span text:style-name="T349">Make sure this file is accessible only to you, as it will contain secrets. Edit it appropriately. </text:span>Make the CRATE_WEB_LOCAL_SETTINGS environment variable point to it.</text:p>
      <text:p text:style-name="P76">Now, create (or upgrade) the database structure:</text:p>
      <text:p text:style-name="P477">crate_django_manage migrate</text:p>
      <text:p text:style-name="P77">At this point, you should be able to run <text:span text:style-name="Code_5f_inline">crate_launch_cherrypy_server</text:span> and browse to http://127.0.0.1:8088/. You’ll also need to run</text:p>
      <text:p text:style-name="P477"><text:span text:style-name="T351">c</text:span>rate_django_manage <text:span text:style-name="T351">createsuperuser</text:span></text:p>
      <text:p text:style-name="P79"><text:span text:style-name="T139">You’ll also want to implement SSL (HTTPS) access. For Linux, instructions are in the ‘instructions.txt’ file as above. For Windows, the quickest is to use the CherryPy server, launched with crate_launch_cherrypy_server. </text:span><text:span text:style-name="T140">For help, run</text:span></text:p>
      <text:p text:style-name="P477"><text:span text:style-name="T139">crate_launch_cherrypy_server --</text:span><text:span text:style-name="T140">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7">CRATE_CHERRYPY_ARGS=--port 443 --ssl_certificate SSL_CERTIFICATE_FILE --ssl_private_key SSL_PRIVATE_KEY_FILE</text:p>
      <text:p text:style-name="P532">If your machine is already using port 443, you may need to use another (e.g. 8443).</text:p>
      <text:h text:style-name="P705" text:outline-level="2"><text:bookmark-start text:name="__RefHeading___Toc7161_1912352588"/><text:span text:style-name="T375">Command-line options: </text:span>crate_print_demo_<text:span text:style-name="T368">crateweb_config</text:span><text:bookmark-end text:name="__RefHeading___Toc7161_1912352588"/></text:h>
      <text:p text:style-name="P87">No options.</text:p>
      <text:h text:style-name="P705" text:outline-level="2"><text:bookmark-start text:name="__RefHeading___Toc6248_1570332519"/>Specimen <text:span text:style-name="T348">web front end </text:span>config file<text:bookmark-end text:name="__RefHeading___Toc6248_1570332519"/></text:h>
      <text:p text:style-name="P67">Last updated 201<text:span text:style-name="T435">7</text:span>-0<text:span text:style-name="T462">2</text:span>-<text:span text:style-name="T462">28</text:span>. For the most recent version, print a demonstration config from CRATE itself, <text:span text:style-name="T462">using </text:span><text:span text:style-name="Code_5f_inline"><text:span text:style-name="T462">crate_print_demo_crateweb_config</text:span></text:span>.</text:p>
      <table:table table:name="Table5" table:style-name="Table5">
        <table:table-column table:style-name="Table5.A"/>
        <table:table-row>
          <table:table-cell table:style-name="Table5.A1" office:value-type="string">
            <text:p text:style-name="P526">#!/usr/bin/env python</text:p>
            <text:p text:style-name="P526"># crate_anon/crateweb/specimen_secret_local_settings/crateweb_local_settings.py</text:p>
            <text:p text:style-name="P526"/>
            <text:p text:style-name="P526">"""</text:p>
            <text:p text:style-name="P526">===============================================================================</text:p>
            <text:p text:style-name="P526"><text:s text:c="4"/>Copyright (C) 2015-2017 Rudolf Cardinal (rudolf@pobox.com).</text:p>
            <text:p text:style-name="P526"/>
            <text:p text:style-name="P526"><text:s text:c="4"/>This file is part of CRATE.</text:p>
            <text:p text:style-name="P526"/>
            <text:p text:style-name="P526"><text:s text:c="4"/>CRATE is free software: you can redistribute it and/or modify</text:p>
            <text:p text:style-name="P526"><text:s text:c="4"/>it under the terms of the GNU General Public License as published by</text:p>
            <text:p text:style-name="P526"><text:s text:c="4"/>the Free Software Foundation, either version 3 of the License, or</text:p>
            <text:p text:style-name="P526"><text:s text:c="4"/>(at your option) any later version.</text:p>
            <text:p text:style-name="P526"/>
            <text:p text:style-name="P526"><text:s text:c="4"/>CRATE is distributed in the hope that it will be useful,</text:p>
            <text:p text:style-name="P526"><text:s text:c="4"/>but WITHOUT ANY WARRANTY; without even the implied warranty of</text:p>
            <text:p text:style-name="P526"><text:s text:c="4"/>MERCHANTABILITY or FITNESS FOR A PARTICULAR PURPOSE. See the</text:p>
            <text:p text:style-name="P526"><text:s text:c="4"/>GNU General Public License for more details.</text:p>
            <text:p text:style-name="P526"/>
            <text:p text:style-name="P526"><text:s text:c="4"/>You should have received a copy of the GNU General Public License</text:p>
            <text:p text:style-name="P526"><text:s text:c="4"/>along with CRATE. If not, see &lt;http://www.gnu.org/licenses/&gt;.</text:p>
            <text:p text:style-name="P526">===============================================================================</text:p>
            <text:p text:style-name="P526"/>
            <text:p text:style-name="P526"><text:soft-page-break/>Site-specific Django settings for CRATE web front end.</text:p>
            <text:p text:style-name="P526">Put the secret stuff here.</text:p>
            <text:p text:style-name="P526"/>
            <text:p text:style-name="P526">SPECIMEN FILE ONLY - edit to your own requirements.</text:p>
            <text:p text:style-name="P526">IT WILL NOT WORK until you've edited it.</text:p>
            <text:p text:style-name="P526">"""</text:p>
            <text:p text:style-name="P526"/>
            <text:p text:style-name="P526">import os</text:p>
            <text:p text:style-name="P526"/>
            <text:p text:style-name="P526">raise Exception(</text:p>
            <text:p text:style-name="P526"><text:s text:c="4"/>"Well done - CRATE has found your crate_local_settings.py file at {}. "</text:p>
            <text:p text:style-name="P526"><text:s text:c="4"/>"However, you need to configure it for your institution's set-up, and "</text:p>
            <text:p text:style-name="P526"><text:s text:c="4"/>"remove this line.".format(os.path.abspath(__file__)))</text:p>
            <text:p text:style-name="P526"/>
            <text:p text:style-name="P526"/>
            <text:p text:style-name="P526"># =============================================================================</text:p>
            <text:p text:style-name="P526"># Site URL configuration</text:p>
            <text:p text:style-name="P526"># =============================================================================</text:p>
            <text:p text:style-name="P526"/>
            <text:p text:style-name="P526">DJANGO_SITE_ROOT_ABSOLUTE_URL = "http://mymachine.mydomain" <text:s/># example for Apache <text:s/># noqa</text:p>
            <text:p text:style-name="P526"># DJANGO_SITE_ROOT_ABSOLUTE_URL = "http://localhost:8000" <text:s/># for the Django dev server <text:s/># noqa</text:p>
            <text:p text:style-name="P526"/>
            <text:p text:style-name="P526">FORCE_SCRIPT_NAME = ""</text:p>
            <text:p text:style-name="P526"># FORCE_SCRIPT_NAME = "/crate" <text:s/># example for CherryPy or Apache non-root hosting <text:s/># noqa</text:p>
            <text:p text:style-name="P526"/>
            <text:p text:style-name="P526"># =============================================================================</text:p>
            <text:p text:style-name="P526"># Site security</text:p>
            <text:p text:style-name="P526"># =============================================================================</text:p>
            <text:p text:style-name="P526"/>
            <text:p text:style-name="P526"># FOR SECURITY:</text:p>
            <text:p text:style-name="P526"># See https://docs.djangoproject.com/en/1.8/howto/deployment/checklist/</text:p>
            <text:p text:style-name="P526"/>
            <text:p text:style-name="P526"># SECURITY WARNING: keep the secret key used in production secret!</text:p>
            <text:p text:style-name="P526">SECRET_KEY = 'aaaaaaaaaaaaaaaaaaaaaaaaaaaaaaaaaaaaaaaaaaaaaaaaaa' <text:s/># CHANGE THIS! <text:s/># noqa</text:p>
            <text:p text:style-name="P526"># Run crate_generate_new_django_secret_key to generate a new one.</text:p>
            <text:p text:style-name="P526"/>
            <text:p text:style-name="P526"># SECURITY WARNING: don't run with debug turned on in production!</text:p>
            <text:p text:style-name="P526">DEBUG = False</text:p>
            <text:p text:style-name="P526"># ... when False, note that static files must be served properly</text:p>
            <text:p text:style-name="P526"/>
            <text:p text:style-name="P526"/>
            <text:p text:style-name="P526"># noinspection PyUnusedLocal</text:p>
            <text:p text:style-name="P526">def always_show_toolbar(request):</text:p>
            <text:p text:style-name="P526"><text:s text:c="4"/>return True <text:s/># Always show toolbar, for debugging only.</text:p>
            <text:p text:style-name="P526"/>
            <text:p text:style-name="P526">if DEBUG:</text:p>
            <text:p text:style-name="P526"><text:s text:c="4"/>ALLOWED_HOSTS = []</text:p>
            <text:p text:style-name="P526"><text:s text:c="4"/>DEBUG_TOOLBAR_CONFIG = {</text:p>
            <text:p text:style-name="P526"><text:s text:c="8"/>'SHOW_TOOLBAR_CALLBACK': always_show_toolbar,</text:p>
            <text:p text:style-name="P526"><text:s text:c="4"/>}</text:p>
            <text:p text:style-name="P526">else:</text:p>
            <text:p text:style-name="P526"><text:s text:c="4"/>ALLOWED_HOSTS = ['*']</text:p>
            <text:p text:style-name="P526"/>
            <text:p text:style-name="P526"># =============================================================================</text:p>
            <text:p text:style-name="P526"># Celery configuration</text:p>
            <text:p text:style-name="P526"># =============================================================================</text:p>
            <text:p text:style-name="P526"/>
            <text:p text:style-name="P526"># Override BROKER_URL if you want.</text:p>
            <text:p text:style-name="P526"># This will allow you to use multiple virtual hosts, to host multiple</text:p>
            <text:p text:style-name="P526"># independent instances (in the unlikely event you'd wat to!)</text:p>
            <text:p text:style-name="P526"># See</text:p>
            <text:p text:style-name="P526"># <text:s text:c="2"/>http://stackoverflow.com/questions/12209652/multi-celery-projects-with-same-rabbitmq-broker-backend-process <text:s/># noqa</text:p>
            <text:p text:style-name="P526"># Similarly, override BROKER_URL to improve RabbitMQ security.</text:p>
            <text:p text:style-name="P526"/>
            <text:p text:style-name="P526"># =============================================================================</text:p>
            <text:p text:style-name="P526"># Database configuration</text:p>
            <text:p text:style-name="P526"># =============================================================================</text:p>
            <text:p text:style-name="P526"># https://docs.djangoproject.com/en/1.8/ref/settings/#databases</text:p>
            <text:p text:style-name="P526"/>
            <text:p text:style-name="P526"><text:soft-page-break/>DATABASES = {</text:p>
            <text:p text:style-name="P526"><text:s text:c="4"/># -------------------------------------------------------------------------</text:p>
            <text:p text:style-name="P526"><text:s text:c="4"/># Django database for web site (inc. users, audit).</text:p>
            <text:p text:style-name="P526"><text:s text:c="4"/># -------------------------------------------------------------------------</text:p>
            <text:p text:style-name="P526"/>
            <text:p text:style-name="P526"><text:s text:c="4"/># Quick SQLite example:</text:p>
            <text:p text:style-name="P526"><text:s text:c="4"/># 'default': {</text:p>
            <text:p text:style-name="P526"><text:s text:c="4"/># <text:s text:c="4"/>'ENGINE': 'django.db.backends.sqlite3',</text:p>
            <text:p text:style-name="P526"><text:s text:c="4"/># <text:s text:c="4"/>'NAME': '/home/myuser/somewhere/crate_db.sqlite3',</text:p>
            <text:p text:style-name="P526"><text:s text:c="4"/># },</text:p>
            <text:p text:style-name="P526"/>
            <text:p text:style-name="P526"><text:s text:c="4"/># Quick MySQL example:</text:p>
            <text:p text:style-name="P526"><text:s text:c="4"/>'default': {</text:p>
            <text:p text:style-name="P526"><text:s text:c="8"/>'ENGINE': 'django.db.backends.mysql',</text:p>
            <text:p text:style-name="P526"><text:s text:c="8"/>'HOST': '127.0.0.1',</text:p>
            <text:p text:style-name="P526"><text:s text:c="8"/>'PORT': 3306, <text:s/># local</text:p>
            <text:p text:style-name="P526"><text:s text:c="8"/>'NAME': 'crate_db',</text:p>
            <text:p text:style-name="P526"><text:s text:c="8"/>'USER': 'someuser',</text:p>
            <text:p text:style-name="P526"><text:s text:c="8"/>'PASSWORD': 'somepassword',</text:p>
            <text:p text:style-name="P526"><text:s text:c="4"/>},</text:p>
            <text:p text:style-name="P526"/>
            <text:p text:style-name="P526"><text:s text:c="4"/># -------------------------------------------------------------------------</text:p>
            <text:p text:style-name="P526"><text:s text:c="4"/># Anonymised research database</text:p>
            <text:p text:style-name="P526"><text:s text:c="4"/># -------------------------------------------------------------------------</text:p>
            <text:p text:style-name="P526"><text:s text:c="4"/>'research': {</text:p>
            <text:p text:style-name="P526"/>
            <text:p text:style-name="P526"><text:s text:c="8"/># !!!!!!!!!!!!!!!!!!!!!!!!!!!!!!!!!!!!!!!!!!!!!!!!!!!!!!!!!!!!!!!!!!!!!</text:p>
            <text:p text:style-name="P526"><text:s text:c="8"/># IT IS CRITICALLY IMPORTANT THAT THIS CONNECTION (i.e. its user's</text:p>
            <text:p text:style-name="P526"><text:s text:c="8"/># access) IS READ-ONLY FOR THE RESEARCH DATABASES [1] AND HAS NO</text:p>
            <text:p text:style-name="P526"><text:s text:c="8"/># ACCESS WHATSOEVER TO SECRET DATABASES (like the 'default' or</text:p>
            <text:p text:style-name="P526"><text:s text:c="8"/># 'secret' databases) [2]. RESEARCHERS ARE GIVEN FULL ABILITY TO</text:p>
            <text:p text:style-name="P526"><text:s text:c="8"/># EXECUTE SQL VIA THIS CONNECTION, AND CAN DO SO FOR ANY DATABASES</text:p>
            <text:p text:style-name="P526"><text:s text:c="8"/># THAT THE CONNECTION PERMITS, NOT JUST THE ONE YOU SPECIFY</text:p>
            <text:p text:style-name="P526"><text:s text:c="8"/># EXPLICITLY.</text:p>
            <text:p text:style-name="P526"><text:s text:c="8"/>#</text:p>
            <text:p text:style-name="P526"><text:s text:c="8"/># [1] ... so researchers can't alter/delete research data</text:p>
            <text:p text:style-name="P526"><text:s text:c="8"/># [2] ... so researchers can't see secrets</text:p>
            <text:p text:style-name="P526"><text:s text:c="8"/># !!!!!!!!!!!!!!!!!!!!!!!!!!!!!!!!!!!!!!!!!!!!!!!!!!!!!!!!!!!!!!!!!!!!!</text:p>
            <text:p text:style-name="P526"/>
            <text:p text:style-name="P526"><text:s text:c="8"/>'ENGINE': 'django.db.backends.mysql',</text:p>
            <text:p text:style-name="P526"><text:s text:c="8"/>'HOST': '127.0.0.1',</text:p>
            <text:p text:style-name="P526"><text:s text:c="8"/>'PORT': 3306, <text:s/># local</text:p>
            <text:p text:style-name="P526"><text:s text:c="8"/>'NAME': 'anonymous_output', <text:s/># will be the default database; use None for no default database <text:s/># noqa</text:p>
            <text:p text:style-name="P526"><text:s text:c="8"/>'USER': 'researcher',</text:p>
            <text:p text:style-name="P526"><text:s text:c="8"/>'PASSWORD': 'somepassword',</text:p>
            <text:p text:style-name="P526"><text:s text:c="4"/>},</text:p>
            <text:p text:style-name="P526"/>
            <text:p text:style-name="P526"><text:s text:c="4"/># -------------------------------------------------------------------------</text:p>
            <text:p text:style-name="P526"><text:s text:c="4"/># Secret database for RID/PID mapping</text:p>
            <text:p text:style-name="P526"><text:s text:c="4"/># -------------------------------------------------------------------------</text:p>
            <text:p text:style-name="P526"><text:s text:c="4"/>'secret': {</text:p>
            <text:p text:style-name="P526"><text:s text:c="8"/>'ENGINE': 'django.db.backends.mysql',</text:p>
            <text:p text:style-name="P526"><text:s text:c="8"/>'HOST': '127.0.0.1',</text:p>
            <text:p text:style-name="P526"><text:s text:c="8"/>'PORT': 3306,</text:p>
            <text:p text:style-name="P526"><text:s text:c="8"/>'NAME': 'anonymous_mapping',</text:p>
            <text:p text:style-name="P526"><text:s text:c="8"/>'USER': 'anonymiser_system',</text:p>
            <text:p text:style-name="P526"><text:s text:c="8"/>'PASSWORD': 'somepassword',</text:p>
            <text:p text:style-name="P526"><text:s text:c="4"/>},</text:p>
            <text:p text:style-name="P526"/>
            <text:p text:style-name="P526"><text:s text:c="4"/># -------------------------------------------------------------------------</text:p>
            <text:p text:style-name="P526"><text:s text:c="4"/># Others, for consent lookup</text:p>
            <text:p text:style-name="P526"><text:s text:c="4"/># -------------------------------------------------------------------------</text:p>
            <text:p text:style-name="P526"/>
            <text:p text:style-name="P526"><text:s text:c="4"/># Optional: 'cpft_iapt'</text:p>
            <text:p text:style-name="P526"><text:s text:c="4"/># Optional: 'cpft_crs'</text:p>
            <text:p text:style-name="P526"><text:s text:c="4"/># Optional: 'cpft_rio_rcep'</text:p>
            <text:p text:style-name="P526"><text:s text:c="4"/># Optional: 'cpft_rio_crate'</text:p>
            <text:p text:style-name="P526"><text:s text:c="4"/># ... see attributes of PatientLookup in crate_anon/consent/models.py</text:p>
            <text:p text:style-name="P526">}</text:p>
            <text:p text:style-name="P526"><text:soft-page-break/></text:p>
            <text:p text:style-name="P526"># Database title</text:p>
            <text:p text:style-name="P526">RESEARCH_DB_TITLE = "My NHS Trust Research Database"</text:p>
            <text:p text:style-name="P526"/>
            <text:p text:style-name="P526"># Databases/schemas to provide database structure info for, and details on how</text:p>
            <text:p text:style-name="P526"># to join within/between them (for the query builder).</text:p>
            <text:p text:style-name="P526"># - Note that ALL these databases use the DATABASES['research'] connection</text:p>
            <text:p text:style-name="P526"># <text:s text:c="2"/>specified above.</text:p>
            <text:p text:style-name="P526"># - Under SQL Server, "database" and "schema" are different levels of</text:p>
            <text:p text:style-name="P526"># <text:s text:c="2"/>organization. Specify a schema of "dbo" if you are unsure; this is the</text:p>
            <text:p text:style-name="P526"># <text:s text:c="2"/>default.</text:p>
            <text:p text:style-name="P526"># - Under MySQL, "database" and "schema" mean the same thing. Here, we'll call</text:p>
            <text:p text:style-name="P526"># <text:s text:c="2"/>this a SCHEMA.</text:p>
            <text:p text:style-name="P526"># - The first database/schema is the default selected in the query builder.</text:p>
            <text:p text:style-name="P526"># - WITHIN a schema, tables will be autojoined on the trid_field.</text:p>
            <text:p text:style-name="P526"># - ACROSS schemas, tables will be autojoined on the rid_field if they are in</text:p>
            <text:p text:style-name="P526"># <text:s text:c="2"/>the same rid_family (a non-False Python value, e.g. integers starting at</text:p>
            <text:p text:style-name="P526"># <text:s text:c="2"/>1), and on mrid_table.mrid_field otherwise.</text:p>
            <text:p text:style-name="P526"># - PostgreSQL can only query a single database via a single connection.</text:p>
            <text:p text:style-name="P526">RESEARCH_DB_INFO = [</text:p>
            <text:p text:style-name="P526"><text:s text:c="4"/>{</text:p>
            <text:p text:style-name="P526"><text:s text:c="8"/># Database name:</text:p>
            <text:p text:style-name="P526"><text:s text:c="8"/># - BLANK, i.e. '', for MySQL.</text:p>
            <text:p text:style-name="P526"><text:s text:c="8"/># - BLANK, i.e. '', for PostgreSQL.</text:p>
            <text:p text:style-name="P526"><text:s text:c="8"/># - The database name, for SQL Server.</text:p>
            <text:p text:style-name="P526"><text:s text:c="8"/>'database': '',</text:p>
            <text:p text:style-name="P526"><text:s text:c="8"/># Schema name:</text:p>
            <text:p text:style-name="P526"><text:s text:c="8"/># - The database=schema name, for MySQL.</text:p>
            <text:p text:style-name="P526"><text:s text:c="8"/># - The schema name, for PostgreSQL (usual default: 'public').</text:p>
            <text:p text:style-name="P526"><text:s text:c="8"/># - The schema name, for SQL Server (usual default: 'dbo').</text:p>
            <text:p text:style-name="P526"><text:s text:c="8"/>'schema': 'dbo',</text:p>
            <text:p text:style-name="P526"/>
            <text:p text:style-name="P526"><text:s text:c="8"/>'trid_field': 'trid',</text:p>
            <text:p text:style-name="P526"><text:s text:c="8"/>'rid_field': 'brcid',</text:p>
            <text:p text:style-name="P526"><text:s text:c="8"/>'rid_family': 1,</text:p>
            <text:p text:style-name="P526"><text:s text:c="8"/>'mrid_table': 'patients',</text:p>
            <text:p text:style-name="P526"><text:s text:c="8"/>'mrid_field': 'nhshash',</text:p>
            <text:p text:style-name="P526"/>
            <text:p text:style-name="P526"><text:s text:c="8"/># For the data finder: is there a standard date field for most patient</text:p>
            <text:p text:style-name="P526"><text:s text:c="8"/># tables?</text:p>
            <text:p text:style-name="P526"><text:s text:c="8"/>'default_date_field': '',</text:p>
            <text:p text:style-name="P526"><text:s text:c="4"/>},</text:p>
            <text:p text:style-name="P526"><text:s text:c="4"/># {</text:p>
            <text:p text:style-name="P526"><text:s text:c="4"/># <text:s text:c="4"/>'database': 'similar_database',</text:p>
            <text:p text:style-name="P526"><text:s text:c="4"/># <text:s text:c="4"/>'schema': 'similar_schema',</text:p>
            <text:p text:style-name="P526"><text:s text:c="4"/># <text:s text:c="4"/>'trid_field': 'trid',</text:p>
            <text:p text:style-name="P526"><text:s text:c="4"/># <text:s text:c="4"/>'rid_field': 'same_rid',</text:p>
            <text:p text:style-name="P526"><text:s text:c="4"/># <text:s text:c="4"/>'rid_family': 1,</text:p>
            <text:p text:style-name="P526"><text:s text:c="4"/># <text:s text:c="4"/>'mrid_table': None,</text:p>
            <text:p text:style-name="P526"><text:s text:c="4"/># <text:s text:c="4"/>'mrid_field': None,</text:p>
            <text:p text:style-name="P526"><text:s text:c="4"/># <text:s text:c="4"/>'default_date_field': '',</text:p>
            <text:p text:style-name="P526"><text:s text:c="4"/># },</text:p>
            <text:p text:style-name="P526"><text:s text:c="4"/># {</text:p>
            <text:p text:style-name="P526"><text:s text:c="4"/># <text:s text:c="4"/>'database': 'different_database',</text:p>
            <text:p text:style-name="P526"><text:s text:c="4"/># <text:s text:c="4"/>'schema': 'different_schema',</text:p>
            <text:p text:style-name="P526"><text:s text:c="4"/># <text:s text:c="4"/>'trid_field': 'trid',</text:p>
            <text:p text:style-name="P526"><text:s text:c="4"/># <text:s text:c="4"/>'rid_field': 'different_rid',</text:p>
            <text:p text:style-name="P526"><text:s text:c="4"/># <text:s text:c="4"/>'rid_family': 2,</text:p>
            <text:p text:style-name="P526"><text:s text:c="4"/># <text:s text:c="4"/>'mrid_table': 'hashed_nhs_numbers',</text:p>
            <text:p text:style-name="P526"><text:s text:c="4"/># <text:s text:c="4"/>'mrid_field': 'nhshash',</text:p>
            <text:p text:style-name="P526"><text:s text:c="4"/># <text:s text:c="4"/>'default_date_field': '',</text:p>
            <text:p text:style-name="P526"><text:s text:c="4"/># },</text:p>
            <text:p text:style-name="P526">]</text:p>
            <text:p text:style-name="P526"/>
            <text:p text:style-name="P526"># For the automatic query generator, we need to know the underlying SQL dialect</text:p>
            <text:p text:style-name="P526"># Options are</text:p>
            <text:p text:style-name="P526"># - 'mysql' =&gt; MySQL</text:p>
            <text:p text:style-name="P526"># - 'mssql' =&gt; Microsoft SQL Server</text:p>
            <text:p text:style-name="P526">RESEARCH_DB_DIALECT = 'mysql'</text:p>
            <text:p text:style-name="P526"/>
            <text:p text:style-name="P526"><text:soft-page-break/>DISABLE_DJANGO_PYODBC_AZURE_CURSOR_FETCHONE_NEXTSET = True</text:p>
            <text:p text:style-name="P526"/>
            <text:p text:style-name="P526"># Configuration of the secret mapping database (as set during initial</text:p>
            <text:p text:style-name="P526"># anonymisation)</text:p>
            <text:p text:style-name="P526">SECRET_MAP = {</text:p>
            <text:p text:style-name="P526"><text:s text:c="4"/># Table within 'secret' mapping database containing PID/RID mapping</text:p>
            <text:p text:style-name="P526"><text:s text:c="4"/>'TABLENAME': "secret_map",</text:p>
            <text:p text:style-name="P526"><text:s text:c="4"/># PID/RID fieldnames within that table</text:p>
            <text:p text:style-name="P526"><text:s text:c="4"/>'PID_FIELD': "patient_id",</text:p>
            <text:p text:style-name="P526"><text:s text:c="4"/>'RID_FIELD': "brcid",</text:p>
            <text:p text:style-name="P526"><text:s text:c="4"/>'MASTER_PID_FIELD': "nhsnum",</text:p>
            <text:p text:style-name="P526"><text:s text:c="4"/>'MASTER_RID_FIELD': "nhshash",</text:p>
            <text:p text:style-name="P526"><text:s text:c="4"/>'TRID_FIELD': 'trid',</text:p>
            <text:p text:style-name="P526"><text:s text:c="4"/># Maximum length of the RID fields (containing a hash in a VARCHAR field)</text:p>
            <text:p text:style-name="P526"><text:s text:c="4"/>'MAX_RID_LENGTH': 255,</text:p>
            <text:p text:style-name="P526">}</text:p>
            <text:p text:style-name="P526"/>
            <text:p text:style-name="P526"># Which of the databases defined above should be used for lookups?</text:p>
            <text:p text:style-name="P526"># Must (a) be a key of PatientLookup.DATABASES_CHOICES in consent/models.py;</text:p>
            <text:p text:style-name="P526"># <text:s text:c="5"/>(b) be defined in DATABASES, above, UNLESS it is 'dummy_clinical'</text:p>
            <text:p text:style-name="P526">CLINICAL_LOOKUP_DB = 'dummy_clinical'</text:p>
            <text:p text:style-name="P526"/>
            <text:p text:style-name="P526"># =============================================================================</text:p>
            <text:p text:style-name="P526"># Database extra help file</text:p>
            <text:p text:style-name="P526"># =============================================================================</text:p>
            <text:p text:style-name="P526"/>
            <text:p text:style-name="P526"># If specified, this must be a string that is an absolute filename of TRUSTED</text:p>
            <text:p text:style-name="P526"># HTML that will be included.</text:p>
            <text:p text:style-name="P526"/>
            <text:p text:style-name="P526">DATABASE_HELP_HTML_FILENAME = None</text:p>
            <text:p text:style-name="P526"/>
            <text:p text:style-name="P526"># =============================================================================</text:p>
            <text:p text:style-name="P526"># Local file storage (for PDFs etc).</text:p>
            <text:p text:style-name="P526"># =============================================================================</text:p>
            <text:p text:style-name="P526"/>
            <text:p text:style-name="P526"># Where should we store the files? Make this directory (and don't let it</text:p>
            <text:p text:style-name="P526"># be served by a generic web server that doesn't check permissions).</text:p>
            <text:p text:style-name="P526">PRIVATE_FILE_STORAGE_ROOT = '/srv/crate_filestorage'</text:p>
            <text:p text:style-name="P526"/>
            <text:p text:style-name="P526"># Serve files via Django (inefficient but useful for testing) or via Apache</text:p>
            <text:p text:style-name="P526"># with mod_xsendfile (or other web server configured for the X-SendFile</text:p>
            <text:p text:style-name="P526"># directive)?</text:p>
            <text:p text:style-name="P526">XSENDFILE = False</text:p>
            <text:p text:style-name="P526"/>
            <text:p text:style-name="P526"># How big will we accept?</text:p>
            <text:p text:style-name="P526">MAX_UPLOAD_SIZE_BYTES = 10 * 1024 * 1024 <text:s/># 10 Mb</text:p>
            <text:p text:style-name="P526"/>
            <text:p text:style-name="P526"># =============================================================================</text:p>
            <text:p text:style-name="P526"># Outgoing e-mail</text:p>
            <text:p text:style-name="P526"># =============================================================================</text:p>
            <text:p text:style-name="P526"># General settings for sending e-mail from Django</text:p>
            <text:p text:style-name="P526"># https://docs.djangoproject.com/en/1.8/ref/settings/#email-backend</text:p>
            <text:p text:style-name="P526"/>
            <text:p text:style-name="P526"># <text:s text:c="2"/>default backend:</text:p>
            <text:p text:style-name="P526"># EMAIL_BACKEND = 'django.core.mail.backends.smtp.EmailBackend'</text:p>
            <text:p text:style-name="P526"># <text:s text:c="2"/>bugfix for servers that only support TLSv1:</text:p>
            <text:p text:style-name="P526"># EMAIL_BACKEND = 'crate_anon.crateweb.core.mail.SmtpEmailBackendTls1'</text:p>
            <text:p text:style-name="P526"/>
            <text:p text:style-name="P526">EMAIL_HOST = 'smtp.somewhere.nhs.uk'</text:p>
            <text:p text:style-name="P526">EMAIL_PORT = 587 <text:s/># usually 25 (plain SMTP) or 587 (STARTTLS)</text:p>
            <text:p text:style-name="P526"># ... see https://www.fastmail.com/help/technical/ssltlsstarttls.html</text:p>
            <text:p text:style-name="P526">EMAIL_HOST_USER = 'myuser'</text:p>
            <text:p text:style-name="P526">EMAIL_HOST_PASSWORD = 'mypassword'</text:p>
            <text:p text:style-name="P526">EMAIL_USE_TLS = True</text:p>
            <text:p text:style-name="P526">EMAIL_USE_SSL = False</text:p>
            <text:p text:style-name="P526"/>
            <text:p text:style-name="P526"># Who will the e-mails appear to come from?</text:p>
            <text:p text:style-name="P526">EMAIL_SENDER = "My NHS Trust Research Database - DO NOT REPLY &lt;noreply@somewhere.nhs.uk&gt;" <text:s/># noqa</text:p>
            <text:p text:style-name="P526"/>
            <text:p text:style-name="P526"># During development, we route all consent-related e-mails to the developer.</text:p>
            <text:p text:style-name="P526"><text:soft-page-break/># Switch SAFETY_CATCH_ON to False for production mode.</text:p>
            <text:p text:style-name="P526">SAFETY_CATCH_ON = True</text:p>
            <text:p text:style-name="P526">DEVELOPER_EMAIL = "testuser@somewhere.nhs.uk"</text:p>
            <text:p text:style-name="P526"/>
            <text:p text:style-name="P526">VALID_RESEARCHER_EMAIL_DOMAINS = []</text:p>
            <text:p text:style-name="P526"># ... if empty, no checks are performed (any address is accepted)</text:p>
            <text:p text:style-name="P526"/>
            <text:p text:style-name="P526"># =============================================================================</text:p>
            <text:p text:style-name="P526"># Research Database Manager (RDBM) details</text:p>
            <text:p text:style-name="P526"># =============================================================================</text:p>
            <text:p text:style-name="P526"/>
            <text:p text:style-name="P526">RDBM_NAME = "John Doe"</text:p>
            <text:p text:style-name="P526">RDBM_TITLE = "Research Database Manager"</text:p>
            <text:p text:style-name="P526">RDBM_TELEPHONE = "01223-XXXXXX"</text:p>
            <text:p text:style-name="P526">RDBM_EMAIL = "research.database@somewhere.nhs.uk"</text:p>
            <text:p text:style-name="P526">RDBM_ADDRESS = ["FREEPOST SOMEWHERE_HOSPITAL RESEARCH DATABASE MANAGER"] <text:s/># a list <text:s/># noqa</text:p>
            <text:p text:style-name="P526"/>
            <text:p text:style-name="P526"># =============================================================================</text:p>
            <text:p text:style-name="P526"># Administrators/managers to be notified of errors</text:p>
            <text:p text:style-name="P526"># =============================================================================</text:p>
            <text:p text:style-name="P526"/>
            <text:p text:style-name="P526"># Exceptions get sent to these people.</text:p>
            <text:p text:style-name="P526">ADMINS = (</text:p>
            <text:p text:style-name="P526"><text:s text:c="4"/>('Mr Administrator', 'mr_admin@somewhere.domain'),</text:p>
            <text:p text:style-name="P526">)</text:p>
            <text:p text:style-name="P526"/>
            <text:p text:style-name="P526"># Broken links get sent to these people</text:p>
            <text:p text:style-name="P526">SEND_BROKEN_LINK_EMAILS = True</text:p>
            <text:p text:style-name="P526">MANAGERS = (</text:p>
            <text:p text:style-name="P526"><text:s text:c="4"/>('Mr Administrator', 'mr_admin@somewhere.domain'),</text:p>
            <text:p text:style-name="P526">)</text:p>
            <text:p text:style-name="P526"/>
            <text:p text:style-name="P526"># =============================================================================</text:p>
            <text:p text:style-name="P526"># PDF creation</text:p>
            <text:p text:style-name="P526"># =============================================================================</text:p>
            <text:p text:style-name="P526"># WKHTMLTOPDF_FILENAME: for the pdfkit PDF engine, specify a filename for</text:p>
            <text:p text:style-name="P526"># wkhtmltopdf that incorporates any need for an X Server (not the default</text:p>
            <text:p text:style-name="P526"># /usr/bin/wkhtmltopdf). See http://stackoverflow.com/questions/9604625/ .</text:p>
            <text:p text:style-name="P526"># Basically, you can try</text:p>
            <text:p text:style-name="P526"># <text:s text:c="2"/>WKHTMLTOPDF_FILENAME = ''</text:p>
            <text:p text:style-name="P526"># and if it fails, try</text:p>
            <text:p text:style-name="P526"># <text:s text:c="2"/>WKHTMLTOPDF_FILENAME = '/usr/bin/wkhtmltopdf'</text:p>
            <text:p text:style-name="P526"># but if that fails, use</text:p>
            <text:p text:style-name="P526"># <text:s text:c="2"/>WKHTMLTOPDF_FILENAME = '/path/to/wkhtmltopdf.sh'</text:p>
            <text:p text:style-name="P526"># where wkhtmltopdf.sh is an executable script (chmod a+x ...) containing:</text:p>
            <text:p text:style-name="P526"># <text:s text:c="2"/>#!/bin/bash</text:p>
            <text:p text:style-name="P526"># <text:s text:c="2"/>xvfb-run --auto-servernum --server-args="-screen 0 640x480x16" \</text:p>
            <text:p text:style-name="P526"># <text:s text:c="6"/>/usr/bin/wkhtmltopdf "$@"</text:p>
            <text:p text:style-name="P526"/>
            <text:p text:style-name="P526"># For a recent version, fetch one from http://wkhtmltopdf.org/, e.g.</text:p>
            <text:p text:style-name="P526"># v0.12.4 for your OS.</text:p>
            <text:p text:style-name="P526">WKHTMLTOPDF_FILENAME = ''</text:p>
            <text:p text:style-name="P526"># WKHTMLTOPDF_FILENAME = '/usr/bin/wkhtmltopdf'</text:p>
            <text:p text:style-name="P526"/>
            <text:p text:style-name="P526">PDF_LOGO_ABS_URL = 'http://localhost/crate_logo'</text:p>
            <text:p text:style-name="P526"># ... path on local machine, read by wkhtmltopdf</text:p>
            <text:p text:style-name="P526"># Examples:</text:p>
            <text:p text:style-name="P526"># <text:s text:c="2"/>[if you're running a web server] 'http://localhost/crate_logo'</text:p>
            <text:p text:style-name="P526"># <text:s text:c="2"/>[Linux root path] file:///home/myuser/myfile.png</text:p>
            <text:p text:style-name="P526"># <text:s text:c="2"/>[Windows root path] file:///c:/path/to/myfile.png</text:p>
            <text:p text:style-name="P526"/>
            <text:p text:style-name="P526">PDF_LOGO_WIDTH = "75%"</text:p>
            <text:p text:style-name="P526"># ... must be suitable for an &lt;img&gt; tag, but "150mm" isn't working; "75%" is.</text:p>
            <text:p text:style-name="P526"># ... tune this to your logo file (see PDF_LOGO_ABS_URL)</text:p>
            <text:p text:style-name="P526"/>
            <text:p text:style-name="P526"># =============================================================================</text:p>
            <text:p text:style-name="P526"># Consent-for-contact settings</text:p>
            <text:p text:style-name="P526"># =============================================================================</text:p>
            <text:p text:style-name="P526"/>
            <text:p text:style-name="P526"># For how long may we contact discharged patients without specific permission?</text:p>
            <text:p text:style-name="P526"><text:soft-page-break/># Use 0 for "not at all".</text:p>
            <text:p text:style-name="P526">PERMITTED_TO_CONTACT_DISCHARGED_PATIENTS_FOR_N_DAYS = 3 * 365</text:p>
            <text:p text:style-name="P526"/>
            <text:p text:style-name="P526"># Donation to charity for clinician response (regardless of the decision):</text:p>
            <text:p text:style-name="P526">CHARITY_AMOUNT_CLINICIAN_RESPONSE = 1.0 <text:s/># in local currency, e.g. GBP</text:p>
            <text:p text:style-name="P526"/>
            <text:p text:style-name="P526"># Note that using headers/footers requires a version of wkhtmltopdf built using</text:p>
            <text:p text:style-name="P526"># "patched Qt". See above.</text:p>
            <text:p text:style-name="P526"># Fetch one from http://wkhtmltopdf.org/, e.g. v0.12.4 for your OS.</text:p>
            <text:p text:style-name="P526">PDF_LETTER_HEADER_HTML = ''</text:p>
            <text:p text:style-name="P526"># PDF_LETTER_HEADER_HTML = '''</text:p>
            <text:p text:style-name="P526"># &lt;!DOCTYPE html&gt;</text:p>
            <text:p text:style-name="P526"># &lt;head&gt;</text:p>
            <text:p text:style-name="P526"># <text:s text:c="4"/>&lt;meta http-equiv="Content-Type" content="text/html; charset=UTF-8" /&gt;</text:p>
            <text:p text:style-name="P526"># &lt;/head&gt;</text:p>
            <text:p text:style-name="P526"># &lt;html&gt;</text:p>
            <text:p text:style-name="P526"># <text:s text:c="4"/>&lt;body&gt;</text:p>
            <text:p text:style-name="P526"># <text:s text:c="8"/>&lt;div&gt;boo! header&lt;/div&gt;</text:p>
            <text:p text:style-name="P526"># <text:s text:c="4"/>&lt;/body&gt;</text:p>
            <text:p text:style-name="P526"># &lt;/html&gt;</text:p>
            <text:p text:style-name="P526"># '''</text:p>
            <text:p text:style-name="P526"/>
            <text:p text:style-name="P526">PDF_LETTER_FOOTER_HTML = ''</text:p>
            <text:p text:style-name="P526"># http://stackoverflow.com/questions/11948158/wkhtmltopdf-how-to-disable-header-on-the-first-page <text:s/># noqa</text:p>
            <text:p text:style-name="P526"># PDF_LETTER_FOOTER_HTML = '''</text:p>
            <text:p text:style-name="P526"># &lt;!DOCTYPE html&gt;</text:p>
            <text:p text:style-name="P526"># &lt;html&gt;</text:p>
            <text:p text:style-name="P526"># <text:s text:c="4"/>&lt;head&gt;</text:p>
            <text:p text:style-name="P526"># <text:s text:c="8"/>&lt;meta http-equiv="Content-Type" content="text/html; charset=UTF-8" /&gt;</text:p>
            <text:p text:style-name="P526"># <text:s text:c="8"/>&lt;script&gt;</text:p>
            <text:p text:style-name="P526"># function restrict_page_display() {</text:p>
            <text:p text:style-name="P526"># <text:s text:c="4"/>var vars = {},</text:p>
            <text:p text:style-name="P526"># <text:s text:c="8"/>kvp_list = document.location.search.substring(1).split('&amp;'),</text:p>
            <text:p text:style-name="P526"># <text:s text:c="8"/>key_value_pair,</text:p>
            <text:p text:style-name="P526"># <text:s text:c="8"/>debug_element = document.getElementById("debug"),</text:p>
            <text:p text:style-name="P526"># <text:s text:c="8"/>i;</text:p>
            <text:p text:style-name="P526"># <text:s text:c="4"/>for (i = 0; i &lt; kvp_list.length; ++i) {</text:p>
            <text:p text:style-name="P526"># <text:s text:c="8"/>key_value_pair = kvp_list[i].split('=', 2);</text:p>
            <text:p text:style-name="P526"># <text:s text:c="8"/>vars[key_value_pair[0]] = unescape(key_value_pair[1]);</text:p>
            <text:p text:style-name="P526"># <text:s text:c="4"/>}</text:p>
            <text:p text:style-name="P526"># <text:s text:c="4"/>// debug_element.textContent = kvp_list;</text:p>
            <text:p text:style-name="P526">#</text:p>
            <text:p text:style-name="P526"># <text:s text:c="4"/>// Turn off footer except on first page</text:p>
            <text:p text:style-name="P526"># <text:s text:c="4"/>if (vars['page'] != 1) {</text:p>
            <text:p text:style-name="P526"># <text:s text:c="8"/>document.getElementById("footer").style.display = 'none';</text:p>
            <text:p text:style-name="P526"># <text:s text:c="4"/>}</text:p>
            <text:p text:style-name="P526"># }</text:p>
            <text:p text:style-name="P526"># <text:s text:c="8"/>&lt;/script&gt;</text:p>
            <text:p text:style-name="P526"># <text:s text:c="8"/>&lt;style&gt;</text:p>
            <text:p text:style-name="P526"># body {</text:p>
            <text:p text:style-name="P526"># <text:s text:c="4"/>color: #005EB8; <text:s/>/* NHS Blue */</text:p>
            <text:p text:style-name="P526"># <text:s text:c="4"/>font-family: Arial, Helvetica, sans-serif;</text:p>
            <text:p text:style-name="P526"># <text:s text:c="4"/>font-size: small;</text:p>
            <text:p text:style-name="P526"># <text:s text:c="4"/>text-align: right;</text:p>
            <text:p text:style-name="P526"># }</text:p>
            <text:p text:style-name="P526"># <text:s text:c="8"/>&lt;/style&gt;</text:p>
            <text:p text:style-name="P526"># <text:s text:c="4"/>&lt;/head&gt;</text:p>
            <text:p text:style-name="P526"># <text:s text:c="4"/>&lt;!-- &lt;body onload="restrict_page_display()"&gt; --&gt;</text:p>
            <text:p text:style-name="P526"># <text:s text:c="4"/>&lt;body&gt;</text:p>
            <text:p text:style-name="P526"># <text:s text:c="8"/>&lt;div id="footer"&gt;</text:p>
            <text:p text:style-name="P526"># <text:s text:c="12"/>CPFT</text:p>
            <text:p text:style-name="P526"># <text:s text:c="12"/>| HQ: Elizabeth House, Fulbourn Hospital, Fulbourn,</text:p>
            <text:p text:style-name="P526"># <text:s text:c="14"/>Cambridge CB21 5EF</text:p>
            <text:p text:style-name="P526"># <text:s text:c="12"/>| www.cpft.nhs.uk</text:p>
            <text:p text:style-name="P526"># <text:s text:c="8"/>&lt;/div&gt;</text:p>
            <text:p text:style-name="P526"># <text:s text:c="8"/>&lt;div id="debug"&gt;&lt;/div&gt;</text:p>
            <text:p text:style-name="P526"># <text:s text:c="4"/>&lt;/body&gt;</text:p>
            <text:p text:style-name="P526"># &lt;/html&gt;</text:p>
            <text:p text:style-name="P526"># '''</text:p>
            <text:p text:style-name="P526"><text:soft-page-break/></text:p>
            <text:p text:style-name="P526"># =============================================================================</text:p>
            <text:p text:style-name="P526"># Local information links</text:p>
            <text:p text:style-name="P526"># =============================================================================</text:p>
            <text:p text:style-name="P526"/>
            <text:p text:style-name="P526">CHARITY_URL = "http://www.cpft.nhs.uk/research.htm"</text:p>
            <text:p text:style-name="P526">CHARITY_URL_SHORT = "www.cpft.nhs.uk/research.htm"</text:p>
            <text:p text:style-name="P526">LEAFLET_URL_CPFTRD_CLINRES_SHORT = "www.cpft.nhs.uk/research.htm &gt; CPFT Research Database" <text:s/># noqa</text:p>
            <text:p text:style-name="P526">PUBLIC_RESEARCH_URL_SHORT = "www.cpft.nhs.uk/research.htm"</text:p>
          </table:table-cell>
        </table:table-row>
      </table:table>
      <text:h text:style-name="P705" text:outline-level="2"><text:bookmark-start text:name="__RefHeading___Toc7147_1912352588"/><text:span text:style-name="T375">Command-line options: </text:span>crate_<text:span text:style-name="T368">generate_new_django_secret_key</text:span><text:bookmark-end text:name="__RefHeading___Toc7147_1912352588"/></text:h>
      <text:p text:style-name="P87">No options.</text:p>
      <text:h text:style-name="P705" text:outline-level="2"><text:bookmark-start text:name="__RefHeading___Toc7151_1912352588"/><text:span text:style-name="T375">Command-line options: </text:span>crate_<text:span text:style-name="T368">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500">Type 'crate_django_manage help &lt;subcommand&gt;' for help on a specific subcommand.</text:p>
            <text:p text:style-name="P500"/>
            <text:p text:style-name="P500">Available subcommands:</text:p>
            <text:p text:style-name="P500"/>
            <text:p text:style-name="P500">[auth]</text:p>
            <text:p text:style-name="P500"><text:s text:c="4"/>changepassword</text:p>
            <text:p text:style-name="P500"><text:s text:c="4"/>createsuperuser</text:p>
            <text:p text:style-name="P500"/>
            <text:p text:style-name="P500">[consent]</text:p>
            <text:p text:style-name="P500"><text:s text:c="4"/>populate</text:p>
            <text:p text:style-name="P500"><text:s text:c="4"/>test_email</text:p>
            <text:p text:style-name="P500"/>
            <text:p text:style-name="P500">[core]</text:p>
            <text:p text:style-name="P500"><text:s text:c="4"/>runcpserver</text:p>
            <text:p text:style-name="P500"/>
            <text:p text:style-name="P500">[debug_toolbar]</text:p>
            <text:p text:style-name="P500"><text:s text:c="4"/>debugsqlshell</text:p>
            <text:p text:style-name="P500"/>
            <text:p text:style-name="P500">[django]</text:p>
            <text:p text:style-name="P500"><text:s text:c="4"/>check</text:p>
            <text:p text:style-name="P500"><text:s text:c="4"/>compilemessages</text:p>
            <text:p text:style-name="P500"><text:s text:c="4"/>createcachetable</text:p>
            <text:p text:style-name="P500"><text:s text:c="4"/>dbshell</text:p>
            <text:p text:style-name="P500"><text:s text:c="4"/>diffsettings</text:p>
            <text:p text:style-name="P500"><text:s text:c="4"/>dumpdata</text:p>
            <text:p text:style-name="P500"><text:s text:c="4"/>flush</text:p>
            <text:p text:style-name="P500"><text:s text:c="4"/>inspectdb</text:p>
            <text:p text:style-name="P500"><text:s text:c="4"/>loaddata</text:p>
            <text:p text:style-name="P500"><text:s text:c="4"/>makemessages</text:p>
            <text:p text:style-name="P500"><text:s text:c="4"/>makemigrations</text:p>
            <text:p text:style-name="P500"><text:s text:c="4"/>migrate</text:p>
            <text:p text:style-name="P500"><text:s text:c="4"/>sendtestemail</text:p>
            <text:p text:style-name="P500"><text:s text:c="4"/>shell</text:p>
            <text:p text:style-name="P500"><text:s text:c="4"/>showmigrations</text:p>
            <text:p text:style-name="P500"><text:s text:c="4"/>sqlflush</text:p>
            <text:p text:style-name="P500"><text:s text:c="4"/>sqlmigrate</text:p>
            <text:p text:style-name="P500"><text:s text:c="4"/>sqlsequencereset</text:p>
            <text:p text:style-name="P500"><text:s text:c="4"/>squashmigrations</text:p>
            <text:p text:style-name="P500"><text:s text:c="4"/>startapp</text:p>
            <text:p text:style-name="P500"><text:s text:c="4"/>startproject</text:p>
            <text:p text:style-name="P500"><text:s text:c="4"/>test</text:p>
            <text:p text:style-name="P500"><text:s text:c="4"/>testserver</text:p>
            <text:p text:style-name="P500"/>
            <text:p text:style-name="P500">[django_extensions]</text:p>
            <text:p text:style-name="P500"><text:s text:c="4"/>admin_generator</text:p>
            <text:p text:style-name="P500"><text:s text:c="4"/>clean_pyc</text:p>
            <text:p text:style-name="P500"><text:s text:c="4"/>clear_cache</text:p>
            <text:p text:style-name="P500"><text:s text:c="4"/>compile_pyc</text:p>
            <text:p text:style-name="P500"><text:s text:c="4"/>create_app</text:p>
            <text:p text:style-name="P500"><text:s text:c="4"/>create_command</text:p>
            <text:p text:style-name="P500"><text:s text:c="4"/>create_jobs</text:p>
            <text:p text:style-name="P500"><text:s text:c="4"/>create_template_tags</text:p>
            <text:p text:style-name="P500"><text:soft-page-break/><text:s text:c="4"/>describe_form</text:p>
            <text:p text:style-name="P500"><text:s text:c="4"/>drop_test_database</text:p>
            <text:p text:style-name="P500"><text:s text:c="4"/>dumpscript</text:p>
            <text:p text:style-name="P500"><text:s text:c="4"/>export_emails</text:p>
            <text:p text:style-name="P500"><text:s text:c="4"/>find_template</text:p>
            <text:p text:style-name="P500"><text:s text:c="4"/>generate_secret_key</text:p>
            <text:p text:style-name="P500"><text:s text:c="4"/>graph_models</text:p>
            <text:p text:style-name="P500"><text:s text:c="4"/>mail_debug</text:p>
            <text:p text:style-name="P500"><text:s text:c="4"/>notes</text:p>
            <text:p text:style-name="P500"><text:s text:c="4"/>passwd</text:p>
            <text:p text:style-name="P500"><text:s text:c="4"/>pipchecker</text:p>
            <text:p text:style-name="P500"><text:s text:c="4"/>print_settings</text:p>
            <text:p text:style-name="P500"><text:s text:c="4"/>print_user_for_session</text:p>
            <text:p text:style-name="P500"><text:s text:c="4"/>reset_db</text:p>
            <text:p text:style-name="P500"><text:s text:c="4"/>runjob</text:p>
            <text:p text:style-name="P500"><text:s text:c="4"/>runjobs</text:p>
            <text:p text:style-name="P500"><text:s text:c="4"/>runprofileserver</text:p>
            <text:p text:style-name="P500"><text:s text:c="4"/>runscript</text:p>
            <text:p text:style-name="P500"><text:s text:c="4"/>runserver_plus</text:p>
            <text:p text:style-name="P500"><text:s text:c="4"/>set_default_site</text:p>
            <text:p text:style-name="P500"><text:s text:c="4"/>set_fake_emails</text:p>
            <text:p text:style-name="P500"><text:s text:c="4"/>set_fake_passwords</text:p>
            <text:p text:style-name="P500"><text:s text:c="4"/>shell_plus</text:p>
            <text:p text:style-name="P500"><text:s text:c="4"/>show_templatetags</text:p>
            <text:p text:style-name="P500"><text:s text:c="4"/>show_urls</text:p>
            <text:p text:style-name="P500"><text:s text:c="4"/>sqlcreate</text:p>
            <text:p text:style-name="P500"><text:s text:c="4"/>sqldiff</text:p>
            <text:p text:style-name="P500"><text:s text:c="4"/>sqldsn</text:p>
            <text:p text:style-name="P500"><text:s text:c="4"/>sync_s3</text:p>
            <text:p text:style-name="P500"><text:s text:c="4"/>syncdata</text:p>
            <text:p text:style-name="P500"><text:s text:c="4"/>unreferenced_files</text:p>
            <text:p text:style-name="P500"><text:s text:c="4"/>update_permissions</text:p>
            <text:p text:style-name="P500"><text:s text:c="4"/>validate_templates</text:p>
            <text:p text:style-name="P500"/>
            <text:p text:style-name="P500">[sessions]</text:p>
            <text:p text:style-name="P500"><text:s text:c="4"/>clearsessions</text:p>
            <text:p text:style-name="P500"/>
            <text:p text:style-name="P500">[sslserver]</text:p>
            <text:p text:style-name="P500"><text:s text:c="4"/>runsslserver</text:p>
            <text:p text:style-name="P500"/>
            <text:p text:style-name="P500">[staticfiles]</text:p>
            <text:p text:style-name="P500"><text:s text:c="4"/>collectstatic</text:p>
            <text:p text:style-name="P500"><text:s text:c="4"/>findstatic</text:p>
            <text:p text:style-name="P500"><text:s text:c="4"/>runserver</text:p>
          </table:table-cell>
        </table:table-row>
      </table:table>
      <text:p text:style-name="P84"/>
      <text:h text:style-name="P705" text:outline-level="2"><text:bookmark-start text:name="__RefHeading___Toc7153_1912352588"/><text:span text:style-name="T375">Command-line options: </text:span>crate_<text:span text:style-name="T368">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500">usage: crate_launch_django_server runserver [-h] [--version] [-v {0,1,2,3}]</text:p>
            <text:p text:style-name="P500"><text:s text:c="44"/>[--settings SETTINGS]</text:p>
            <text:p text:style-name="P500"><text:s text:c="44"/>[--pythonpath PYTHONPATH]</text:p>
            <text:p text:style-name="P500"><text:s text:c="44"/>[--traceback] [--no-color]</text:p>
            <text:p text:style-name="P500"><text:s text:c="44"/>[--ipv6] [--nothreading]</text:p>
            <text:p text:style-name="P500"><text:s text:c="44"/>[--noreload] [--nostatic]</text:p>
            <text:p text:style-name="P500"><text:s text:c="44"/>[--insecure]</text:p>
            <text:p text:style-name="P500"><text:s text:c="44"/>[addrport]</text:p>
            <text:p text:style-name="P500"/>
            <text:p text:style-name="P500">Starts a lightweight Web server for development and also serves static files.</text:p>
            <text:p text:style-name="P500"/>
            <text:p text:style-name="P500">positional arguments:</text:p>
            <text:p text:style-name="P500"><text:s text:c="2"/>addrport <text:s text:c="13"/>Optional port number, or ipaddr:port</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oft-page-break/><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ipv6, -6 <text:s text:c="11"/>Tells Django to use an IPv6 address.</text:p>
            <text:p text:style-name="P500"><text:s text:c="2"/>--nothreading <text:s text:c="8"/>Tells Django to NOT use threading.</text:p>
            <text:p text:style-name="P500"><text:s text:c="2"/>--noreload <text:s text:c="11"/>Tells Django to NOT use the auto-reloader.</text:p>
            <text:p text:style-name="P500"><text:s text:c="2"/>--nostatic <text:s text:c="11"/>Tells Django to NOT automatically serve static files</text:p>
            <text:p text:style-name="P500"><text:s text:c="24"/>at STATIC_URL.</text:p>
            <text:p text:style-name="P500"><text:s text:c="2"/>--insecure <text:s text:c="11"/>Allows serving static files even if DEBUG is False.</text:p>
          </table:table-cell>
        </table:table-row>
      </table:table>
      <text:p text:style-name="P84"/>
      <text:h text:style-name="P705" text:outline-level="2"><text:bookmark-start text:name="__RefHeading___Toc7155_1912352588"/><text:span text:style-name="T375">Command-line options: </text:span>crate_<text:span text:style-name="T368">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500">usage: crate_launch_cherrypy_server runcpserver [-h] [--version]</text:p>
            <text:p text:style-name="P500"><text:s text:c="48"/>[-v {0,1,2,3}]</text:p>
            <text:p text:style-name="P500"><text:s text:c="48"/>[--settings SETTINGS]</text:p>
            <text:p text:style-name="P500"><text:s text:c="48"/>[--pythonpath PYTHONPATH]</text:p>
            <text:p text:style-name="P500"><text:s text:c="48"/>[--traceback] [--no-color]</text:p>
            <text:p text:style-name="P500"><text:s text:c="48"/>[--host HOST] [--port PORT]</text:p>
            <text:p text:style-name="P500"><text:s text:c="48"/>[--server_name SERVER_NAME]</text:p>
            <text:p text:style-name="P500"><text:s text:c="48"/>[--threads THREADS]</text:p>
            <text:p text:style-name="P500"><text:s text:c="48"/>[--ssl_certificate SSL_CERTIFICATE]</text:p>
            <text:p text:style-name="P500"><text:s text:c="48"/>[--ssl_private_key SSL_PRIVATE_KEY]</text:p>
            <text:p text:style-name="P500"><text:s text:c="48"/>[--log_screen]</text:p>
            <text:p text:style-name="P500"><text:s text:c="48"/>[--no_log_screen]</text:p>
            <text:p text:style-name="P500"><text:s text:c="48"/>[--debug_static]</text:p>
            <text:p text:style-name="P500"><text:s text:c="48"/>[--root_path ROOT_PATH]</text:p>
            <text:p text:style-name="P500"/>
            <text:p text:style-name="P500">Run this project in a CherryPy webserver. To do this, CherryPy is required</text:p>
            <text:p text:style-name="P500">(pip install cherrypy).</text:p>
            <text:p text:style-name="P500"/>
            <text:p text:style-name="P500">optional arguments:</text:p>
            <text:p text:style-name="P500"><text:s text:c="2"/>-h, --help <text:s text:c="11"/>show this help message and exit</text:p>
            <text:p text:style-name="P500"><text:s text:c="2"/>--version <text:s text:c="12"/>show program's version number and exit</text:p>
            <text:p text:style-name="P500"><text:s text:c="2"/>-v {0,1,2,3}, --verbosity {0,1,2,3}</text:p>
            <text:p text:style-name="P500"><text:s text:c="24"/>Verbosity level; 0=minimal output, 1=normal output,</text:p>
            <text:p text:style-name="P500"><text:s text:c="24"/>2=verbose output, 3=very verbose output</text:p>
            <text:p text:style-name="P500"><text:s text:c="2"/>--settings SETTINGS <text:s text:c="2"/>The Python path to a settings module, e.g.</text:p>
            <text:p text:style-name="P500"><text:s text:c="24"/>"myproject.settings.main". If this isn't provided, the</text:p>
            <text:p text:style-name="P500"><text:s text:c="24"/>DJANGO_SETTINGS_MODULE environment variable will be</text:p>
            <text:p text:style-name="P500"><text:s text:c="24"/>used.</text:p>
            <text:p text:style-name="P500"><text:s text:c="2"/>--pythonpath PYTHONPATH</text:p>
            <text:p text:style-name="P500"><text:s text:c="24"/>A directory to add to the Python path, e.g.</text:p>
            <text:p text:style-name="P500"><text:s text:c="24"/>"/home/djangoprojects/myproject".</text:p>
            <text:p text:style-name="P500"><text:s text:c="2"/>--traceback <text:s text:c="10"/>Raise on CommandError exceptions</text:p>
            <text:p text:style-name="P500"><text:s text:c="2"/>--no-color <text:s text:c="11"/>Don't colorize the command output.</text:p>
            <text:p text:style-name="P500"><text:s text:c="2"/>--host HOST <text:s text:c="10"/>hostname to listen on (default: 127.0.0.1)</text:p>
            <text:p text:style-name="P500"><text:s text:c="2"/>--port PORT <text:s text:c="10"/>port to listen on (default: 8088)</text:p>
            <text:p text:style-name="P500"><text:s text:c="2"/>--server_name SERVER_NAME</text:p>
            <text:p text:style-name="P500"><text:s text:c="24"/>CherryPy's SERVER_NAME environ entry (default:</text:p>
            <text:p text:style-name="P500"><text:s text:c="24"/>localhost)</text:p>
            <text:p text:style-name="P500"><text:s text:c="2"/>--threads THREADS <text:s text:c="4"/>Number of threads for server to use (default: 10)</text:p>
            <text:p text:style-name="P500"><text:s text:c="2"/>--ssl_certificate SSL_CERTIFICATE</text:p>
            <text:p text:style-name="P500"><text:s text:c="24"/>SSL certificate file (e.g. /etc/ssl/certs/ssl-cert-</text:p>
            <text:p text:style-name="P500"><text:s text:c="24"/>snakeoil.pem)</text:p>
            <text:p text:style-name="P500"><text:s text:c="2"/>--ssl_private_key SSL_PRIVATE_KEY</text:p>
            <text:p text:style-name="P500"><text:s text:c="24"/>SSL private key file (e.g. /etc/ssl/private/ssl-cert-</text:p>
            <text:p text:style-name="P500"><text:s text:c="24"/>snakeoil.key)</text:p>
            <text:p text:style-name="P500"><text:s text:c="2"/>--log_screen <text:s text:c="9"/>log access requests etc. to terminal (default)</text:p>
            <text:p text:style-name="P500"><text:s text:c="2"/>--no_log_screen <text:s text:c="6"/>don't log access requests etc. to terminal</text:p>
            <text:p text:style-name="P500"><text:s text:c="2"/>--debug_static <text:s text:c="7"/>show debug info for static file requests</text:p>
            <text:p text:style-name="P500"><text:s text:c="2"/>--root_path ROOT_PATH</text:p>
            <text:p text:style-name="P500"><text:soft-page-break/><text:s text:c="24"/>Root path to serve CRATE at. Default: /crate</text:p>
          </table:table-cell>
        </table:table-row>
      </table:table>
      <text:h text:style-name="P705" text:outline-level="2"><text:bookmark-start text:name="__RefHeading___Toc7157_1912352588"/><text:span text:style-name="T375">Command-line options: </text:span>crate_<text:span text:style-name="T368">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500">usage: crate_launch_celery [-h] [--command COMMAND] [--debug]</text:p>
            <text:p text:style-name="P500"/>
            <text:p text:style-name="P500">Launch CRATE Celery processes. (Any leftover arguments will be passed to</text:p>
            <text:p text:style-name="P500">Celery.)</text:p>
            <text:p text:style-name="P500"/>
            <text:p text:style-name="P500">optional arguments:</text:p>
            <text:p text:style-name="P500"><text:s text:c="2"/>-h, --help <text:s text:c="8"/>show this help message and exit</text:p>
            <text:p text:style-name="P500"><text:s text:c="2"/>--command COMMAND <text:s/>Celery command (default: worker)</text:p>
            <text:p text:style-name="P500"><text:s text:c="2"/>--debug <text:s text:c="11"/>Ask Celery to be verbose</text:p>
          </table:table-cell>
        </table:table-row>
      </table:table>
      <text:h text:style-name="P705" text:outline-level="2"><text:bookmark-start text:name="__RefHeading___Toc7159_1912352588"/><text:span text:style-name="T375">Command-line options: </text:span>crate_<text:span text:style-name="T368">launch_flower</text:span><text:bookmark-end text:name="__RefHeading___Toc7159_1912352588"/></text:h>
      <text:p text:style-name="P87">No options.</text:p>
      <text:h text:style-name="P705" text:outline-level="2"><text:bookmark-start text:name="__RefHeading___Toc7163_1912352588"/><text:span text:style-name="T376">Command-line options: </text:span>crate_<text:span text:style-name="T368">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501">Usage: 'crate_windows_service-script.py [options] install|update|remove|start [...]|stop|restart [...]|debug [...]'</text:p>
            <text:p text:style-name="P501">Options for 'install' and 'update' commands only:</text:p>
            <text:p text:style-name="P501"><text:s/>--username domain\username : The Username the service is to run under</text:p>
            <text:p text:style-name="P501"><text:s/>--password password : The password for the username</text:p>
            <text:p text:style-name="P501"><text:s/>--startup [manual|auto|disabled|delayed] : How the service starts, default = manual</text:p>
            <text:p text:style-name="P501"><text:s/>--interactive : Allow the service to interact with the desktop.</text:p>
            <text:p text:style-name="P501"><text:s/>--perfmonini file: .ini file to use for registering performance monitor data</text:p>
            <text:p text:style-name="P501"><text:s/>--perfmondll file: .dll file to use when querying the service for</text:p>
            <text:p text:style-name="P501"><text:s text:c="3"/>performance data, default = perfmondata.dll</text:p>
            <text:p text:style-name="P501">Options for 'start' and 'stop' commands only:</text:p>
            <text:p text:style-name="P501"><text:s/>--wait seconds: Wait for the service to actually start or stop.</text:p>
            <text:p text:style-name="P501"><text:s text:c="17"/>If you specify --wait with the 'stop' option, the service</text:p>
            <text:p text:style-name="P501"><text:s text:c="17"/>and all dependent services will be stopped, each waiting</text:p>
            <text:p text:style-name="P501"><text:s text:c="17"/>the specified period.</text:p>
            <text:p text:style-name="P501"/>
            <text:p text:style-name="P501">#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7722087294100870965" text:style-name="L14">
        <text:list-item>
          <text:p text:style-name="P572">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72">Ensure you set up HTTPS correctly.</text:p>
        </text:list-item>
        <text:list-item>
          <text:p text:style-name="P572">Disable anything relating to CRATE on plain HTTP.</text:p>
        </text:list-item>
        <text:list-item>
          <text:p text:style-name="P572">Pick a URL stem such as <text:span text:style-name="Code_5f_inline">/crate</text:span> at which to serve CRATE.</text:p>
        </text:list-item>
        <text:list-item>
          <text:p text:style-name="P572">Route CRATE through an internal TCP port – let’s say <text:span text:style-name="T440">8999</text:span> – such that CRATE’s CherryPy server talks to port <text:span text:style-name="T440">8999 (via plain HTTP)</text:span>, the main Apache server talks to the world on the normal HTTPS port 443, and Apache talks to port <text:span text:style-name="T440">8999</text:span> behind the scenes <text:span text:style-name="T440">and encrypts the external traffic</text:span>.</text:p>
        </text:list-item>
        <text:list-item>
          <text:p text:style-name="P573">This is slightly tricky. CherryPy needs to think it’s mounted at /, because Apache is going to strip off the prefix. It also needs to talk on the correct path. <text:span text:style-name="T440">To get CherryPy to do this for CR</text:span><text:span text:style-name="T157">ATE, set the environment variable </text:span><text:bookmark-start text:name="__DdeLink__11926_1952920191"/><text:span text:style-name="Code_5f_inline"><text:span text:style-name="T73">CRATE_CHERRYPY_ARGS</text:span></text:span><text:bookmark-end text:name="__DdeLink__11926_1952920191"/><text:span text:style-name="Code_5f_inline"><text:span text:style-name="T73">=--port 8999 --</text:span></text:span><text:span text:style-name="Code_5f_inline"><text:span text:style-name="T65">root_path /</text:span></text:span><text:span text:style-name="T157"> before you launch </text:span><text:soft-page-break/><text:span text:style-name="T157">the CRATE Windows service. </text:span><text:span text:style-name="T158">The overview is like this:</text:span></text:p>
        </text:list-item>
      </text:list>
      <text:p text:style-name="P31"/>
      <table:table table:name="Table31" table:style-name="Table31">
        <table:table-column table:style-name="Table31.A"/>
        <table:table-row>
          <table:table-cell table:style-name="Table31.A1" office:value-type="string">
            <text:p text:style-name="P514">User visits <text:s text:c="6"/>https://mysite.mydomain/crate<text:bookmark-start text:name="__DdeLink__11936_1952920191"/>/XYZ<text:bookmark-end text:name="__DdeLink__11936_1952920191"/></text:p>
            <text:p text:style-name="P514"/>
            <text:p text:style-name="P514">Apache: public <text:s text:c="3"/><text:span text:style-name="T445">(1) Receive request for </text:span>https://mysite.mydomain/crate/XYZ</text:p>
            <text:p text:style-name="P514">Apache: internal <text:s/>- decrypt from HTTPS (SSL)</text:p>
            <text:p text:style-name="P514"><text:s text:c="18"/>- take path as ‘/crate/XYZ’</text:p>
            <text:p text:style-name="P514"><text:s text:c="18"/>- notice that ‘/crate’ is being proxied</text:p>
            <text:p text:style-name="P514"><text:s text:c="18"/>- <text:span text:style-name="T61">ProxyPass</text:span><text:span text:style-name="T443">: </text:span>send path ‘/XYZ’ to internal address of http://127.0.0.1:8999</text:p>
            <text:p text:style-name="P514"><text:s text:c="18"/>... <text:span text:style-name="T445">request goes to internal (e.g. CherryPy) web server and results come back...</text:span></text:p>
            <text:p text:style-name="P515"><text:s text:c="18"/>- <text:span text:style-name="T61">ProxyPassReverse</text:span><text:span text:style-name="T443">: rewrite URLs in headers going back to the user,</text:span></text:p>
            <text:p text:style-name="P518"><text:s text:c="24"/>e.g. ‘/login’ -&gt; ‘/crate/login’</text:p>
            <text:p text:style-name="P515"><text:s text:c="18"/>- <text:span text:style-name="T446">encrypt to HTTPS (SSL) when returning to user</text:span></text:p>
            <text:p text:style-name="P515"/>
            <text:p text:style-name="P514">CherryPy <text:s text:c="9"/>“I am based at /, so interpret path /XYZ as being one of mine.”</text:p>
            <text:p text:style-name="P514"><text:s text:c="18"/>- <text:span text:style-name="T444">The ‘/’ comes from the </text:span><text:span text:style-name="T62">--root_path</text:span><text:span text:style-name="T444"> option to CherryPy.</text:span></text:p>
            <text:p text:style-name="P514"/>
            <text:p text:style-name="P514">Django <text:s text:c="11"/>“<text:span text:style-name="T444">Do something with </text:span>path /XYZ.”</text:p>
            <text:p text:style-name="P514"><text:s text:c="18"/>“If I need to send an absolute URL to the user, I need to prepend</text:p>
            <text:p text:style-name="P514"><text:s text:c="22"/>‘https://mysite.mydomain/crate’ to it.”</text:p>
            <text:p text:style-name="P516"><text:s text:c="18"/>- <text:span text:style-name="T444">This information comes from the </text:span><text:span text:style-name="T62">DJANGO_SITE_ROOT_ABSOLUTE_URL</text:span><text:span text:style-name="T444"> </text:span></text:p>
            <text:p text:style-name="P516"><text:span text:style-name="T444"><text:s text:c="20"/>and </text:span><text:span text:style-name="T62">FORCE_SCRIPT_NAME </text:span><text:span text:style-name="T444">settings for CRATE.</text:span></text:p>
            <text:p text:style-name="P514"/>
            <text:p text:style-name="P517">And also, for static serving:</text:p>
            <text:p text:style-name="P514"/>
            <text:p text:style-name="P523">Apache: public <text:s text:c="3"/><text:span text:style-name="T445">(2) Receive request for https://mysite.mydomain/crate_static/PQR</text:span></text:p>
            <text:p text:style-name="P523">Apache: internal <text:s/>- decrypt from HTTPS (SSL)</text:p>
            <text:p text:style-name="P523"><text:s text:c="18"/>- take path as ‘/crate<text:span text:style-name="T445">_static</text:span>/<text:span text:style-name="T445">PQR</text:span>’</text:p>
            <text:p text:style-name="P523"><text:s text:c="18"/>- notice that ‘/crate<text:span text:style-name="T445">_static</text:span>’ is being <text:span text:style-name="T445">aliased to a directory full of static files</text:span></text:p>
            <text:p text:style-name="P523"><text:s text:c="18"/>- <text:span text:style-name="T445">serve ‘PQR’ from the configured static directory</text:span></text:p>
            <text:p text:style-name="P524"><text:s text:c="18"/>- encrypt to HTTPS (SSL)</text:p>
            <text:p text:style-name="P524"/>
          </table:table-cell>
        </table:table-row>
      </table:table>
      <text:p text:style-name="P491"/>
      <text:list xml:id="list190728889889076" text:continue-numbering="true" text:style-name="L14">
        <text:list-item>
          <text:p text:style-name="P574"><text:span text:style-name="T444">So... e</text:span>nsure Apache has mod_proxy loaded. <text:span text:style-name="T441">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11"><text:bookmark-start text:name="__DdeLink__11920_1952920191"/>LoadModule proxy_module modules/mod_proxy.so<text:bookmark-end text:name="__DdeLink__11920_1952920191"/></text:p>
            <text:p text:style-name="P511">LoadModule proxy_http_module modules/mod_proxy_http.so</text:p>
          </table:table-cell>
        </table:table-row>
      </table:table>
      <text:p text:style-name="P492"/>
      <text:list xml:id="list190729848360058" text:continue-numbering="true" text:style-name="L14">
        <text:list-item>
          <text:p text:style-name="P588"><text:span text:style-name="T441">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502"/>
            <text:p text:style-name="P502"><text:s text:c="4"/><text:span text:style-name="T440"># Definitions to make things clearer</text:span></text:p>
            <text:p text:style-name="P509">Define CRATE_VISIBLE_PATH /crate</text:p>
            <text:p text:style-name="P509">Define CRATE_INTERNAL_URL <text:span text:style-name="T439">http://127.0.0.1:8</text:span>999</text:p>
            <text:p text:style-name="P513">Define CRATE_<text:bookmark-start text:name="__DdeLink__11930_1952920191"/>STATIC<text:bookmark-end text:name="__DdeLink__11930_1952920191"/>_PATH /crate_static</text:p>
            <text:p text:style-name="P510">Define <text:bookmark-start text:name="__DdeLink__11900_1952920191"/>CRATE_STATIC_ROOT<text:bookmark-end text:name="__DdeLink__11900_1952920191"/> “C:/srv/src/crate/crate_anon/crateweb/static_collected”</text:p>
            <text:p text:style-name="P505"/>
            <text:p text:style-name="P502"><text:s text:c="4"/><text:span text:style-name="T439"># Don’t ProxyPass the static files; serve them directly via Apache</text:span></text:p>
            <text:p text:style-name="P505">ProxyPassMatch ^<text:span text:style-name="T440">${CRATE_STATIC_PATH}</text:span> !</text:p>
            <text:p text:style-name="P504"/>
            <text:p text:style-name="P508"><text:s text:c="4"/># <text:span text:style-name="T451">Set a timeout in seconds (default is the value of Timeout, whose default is 60)</text:span></text:p>
            <text:p text:style-name="P508"><text:s text:c="4"/><text:span text:style-name="T451"># If your users can run slow queries, increase this:</text:span></text:p>
            <text:p text:style-name="P519">ProxyTimeout 600</text:p>
            <text:p text:style-name="P508"/>
            <text:p text:style-name="P504"><text:bookmark-start text:name="__DdeLink__12490_1752637060"/><text:s text:c="4"/># Proxy through to CRATE</text:p>
            <text:p text:style-name="P504"><text:bookmark-end text:name="__DdeLink__12490_1752637060"/><text:s text:c="4"/># (a) route the URLs</text:p>
            <text:p text:style-name="P504"><text:s text:c="4"/># <text:s text:c="4"/>... “retry=0” prevents Apache disabling the connection for a while on failure</text:p>
            <text:p text:style-name="P505">ProxyPass <text:span text:style-name="T440">${CRATE_VISIBLE_PATH} ${CRATE_INTERNAL_URL}</text:span> retry=0</text:p>
            <text:p text:style-name="P505">ProxyPassReverse <text:span text:style-name="T440">${CRATE_VISIBLE_PATH}</text:span> <text:span text:style-name="T440">${CRATE_INTERNAL_URL}</text:span></text:p>
            <text:p text:style-name="P504"><text:s text:c="4"/># (b) provide permission</text:p>
            <text:p text:style-name="P505">&lt;Location <text:span text:style-name="T440">${CRATE_VISIBLE_PATH}</text:span>&gt;</text:p>
            <text:p text:style-name="P504"><text:s text:c="4"/>Require all granted</text:p>
            <text:p text:style-name="P504">&lt;/Location&gt;</text:p>
            <text:p text:style-name="P504"><text:soft-page-break/></text:p>
            <text:p text:style-name="P504"><text:s text:c="4"/># Serve static files <text:span text:style-name="T441">directly from Apache</text:span></text:p>
            <text:p text:style-name="P504"><text:s text:c="4"/># (a) <text:span text:style-name="T440">route the URL</text:span></text:p>
            <text:p text:style-name="P506">Alias <text:span text:style-name="T440">${CRATE_STATIC_PATH}</text:span> “<text:span text:style-name="T441">$</text:span>{<text:span text:style-name="T440">CRATE_STATIC_ROOT</text:span>}”</text:p>
            <text:p text:style-name="P504"><text:s text:c="4"/># (<text:span text:style-name="T440">b</text:span>) provide permission</text:p>
            <text:p text:style-name="P507">&lt;Location <text:span text:style-name="T440">${CRATE_STATIC_PATH}</text:span>&gt;</text:p>
            <text:p text:style-name="P507"><text:s text:c="4"/>Require all granted</text:p>
            <text:p text:style-name="P507">&lt;/Location&gt;</text:p>
            <text:p text:style-name="P507">&lt;Directory “<text:span text:style-name="T441">$</text:span>{<text:span text:style-name="T440">CRATE_STATIC_ROOT</text:span>}”&gt;</text:p>
            <text:p text:style-name="P504"><text:s text:c="4"/>Require all granted</text:p>
            <text:p text:style-name="P504">&lt;/Directory&gt;</text:p>
          </table:table-cell>
        </table:table-row>
      </table:table>
      <text:p text:style-name="P494"/>
      <text:list xml:id="list190728788588638" text:continue-numbering="true" text:style-name="L14">
        <text:list-item>
          <text:p text:style-name="P589">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12">DJANGO_SITE_ROOT_ABSOLUTE_URL = “https://myresearchdb.mysite.mydomain” <text:s/><text:span text:style-name="T442"># no “/crate” suffix here</text:span></text:p>
            <text:p text:style-name="P512">FORCE_SCRIPT_NAME = “/crate”</text:p>
          </table:table-cell>
        </table:table-row>
      </table:table>
      <text:p text:style-name="P495"/>
      <text:list xml:id="list6810356658530532312" text:style-name="L15">
        <text:list-item>
          <text:p text:style-name="P539">Restart Apache.</text:p>
        </text:list-item>
        <text:list-item>
          <text:p text:style-name="P540">For testing, run <text:span text:style-name="Code_5f_inline">crate_launch_cherrypy_server</text:span> from the command line. You should see your access requests here.</text:p>
        </text:list-item>
        <text:list-item>
          <text:p text:style-name="P541">Test static serving with e.g. <text:span text:style-name="Code_5f_inline">https://myresearchdb.mysite.mydomain/crate_static/yellow.png</text:span>.</text:p>
        </text:list-item>
      </text:list>
      <text:h text:style-name="P695"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48">read-only access</text:span><text:span text:style-name="T269">,</text:span><text:span text:style-name="T259"> </text:span><text:span text:style-name="T269">or research users might alter or destroy data.</text:span></text:p>
      <text:p text:style-name="P129">Users can then use raw SQL, or <text:span text:style-name="T449">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27"> meeting specific criteria. The CRIS system uses XML data for its web front end, and that XML is organized on a per-patient basis, so its logical organization is: (a) specify criteria that each </text:span><text:span text:style-name="T5">patient</text:span><text:span text:style-name="T227"> must meet; (b) specify fields shown for </text:span><text:span text:style-name="T5">those patients; </text:span><text:span text:style-name="T227">and (c) present them in a non-standard tabular form, essentially laying out multiple tables side by side.</text:span><text:span text:style-name="T227"><text:note text:id="ftn8" text:note-class="footnote"><text:note-citation>8</text:note-citation><text:note-body><text:p text:style-name="P466">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6">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666816678571190862" text:style-name="L16">
        <text:list-item>
          <text:p text:style-name="P575"><text:span text:style-name="T450">A </text:span><text:span text:style-name="T22">patient ID query </text:span><text:span text:style-name="T254">is built. </text:span><text:span text:style-name="T227">Patient</text:span> IDs <text:span text:style-name="T450">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54"> such record. If multiple criteria are specified, they are joined as desired (e.g. with AND or OR).</text:span><text:span text:style-name="T255"><text:note text:id="ftn10" text:note-class="footnote"><text:note-citation>10</text:note-citation><text:note-body><text:p text:style-name="P467"><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71">Output fields are specified (e.g. diagnosis from the diagnosis table; progress notes from the progress notes table).</text:p>
        </text:list-item>
        <text:list-item>
          <text:p text:style-name="P576"><text:span text:style-name="T227">CRATE runs one query </text:span><text:span text:style-name="T5">per table</text:span><text:span text:style-name="T227">, essentially: SELECT specified_fields FROM one_of_the_tables WHERE rid IN (patient_id_query).</text:span></text:p>
        </text:list-item>
        <text:list-item>
          <text:p text:style-name="P576"><text:soft-page-break/><text:span text:style-name="T227">CRATE displays several tables jointly: from left to right, patient_id | table1 | table2, split into meta-rows by patient ID. </text:span><text:span text:style-name="T256">For saving, it creates a .</text:span><text:span text:style-name="T257">XLSX spreadsheet</text:span><text:span text:style-name="T256">.</text:span></text:p>
        </text:list-item>
      </text:list>
      <text:h text:style-name="P682" text:outline-level="1"><text:bookmark-start text:name="__RefHeading___Toc22250_1898371605"/>Ancillary tools<text:bookmark-end text:name="__RefHeading___Toc22250_1898371605"/></text:h>
      <text:h text:style-name="P705" text:outline-level="2"><text:bookmark-start text:name="__RefHeading___Toc7139_1912352588"/><text:span text:style-name="Code_5f_inline"><text:span text:style-name="T366">Command-line options: </text:span></text:span><text:span text:style-name="Code_5f_inline"><text:span text:style-name="T365">crate_make_demo_database</text:span></text:span><text:bookmark-end text:name="__RefHeading___Toc7139_1912352588"/></text:h>
      <text:p text:style-name="P87"><text:span text:style-name="Code_5f_inline"><text:span text:style-name="T367">Options as of 2016-07-21:</text:span></text:span></text:p>
      <table:table table:name="Table14" table:style-name="Table14">
        <table:table-column table:style-name="Table14.A"/>
        <table:table-row>
          <table:table-cell table:style-name="Table14.A1" office:value-type="string">
            <text:p text:style-name="P499">usage: crate_make_demo_database [-h] [--size {0,1,2,3}] [--verbose] [--echo]</text:p>
            <text:p text:style-name="P499"><text:s text:c="32"/>[--doctest-doc DOCTEST_DOC]</text:p>
            <text:p text:style-name="P499"><text:s text:c="32"/>[--doctest-docx DOCTEST_DOCX]</text:p>
            <text:p text:style-name="P499"><text:s text:c="32"/>[--doctest-odt DOCTEST_ODT]</text:p>
            <text:p text:style-name="P499"><text:s text:c="32"/>[--doctest-pdf DOCTEST_PDF]</text:p>
            <text:p text:style-name="P499"><text:s text:c="32"/>url</text:p>
            <text:p text:style-name="P499"/>
            <text:p text:style-name="P499">positional arguments:</text:p>
            <text:p text:style-name="P499"><text:s text:c="2"/>url <text:s text:c="18"/>SQLAlchemy database URL. Append ?charset=utf8, e.g. my</text:p>
            <text:p text:style-name="P499"><text:s text:c="24"/>sql+mysqldb://root:password@127.0.0.1:3306/test?charse</text:p>
            <text:p text:style-name="P499"><text:s text:c="24"/>t=utf8 . WARNING: If you get the error 'MySQL has gone</text:p>
            <text:p text:style-name="P499"><text:s text:c="24"/>away', increase the max_allowed_packet parameter in</text:p>
            <text:p text:style-name="P499"><text:s text:c="24"/>my.cnf (e.g. to 32M).</text:p>
            <text:p text:style-name="P499"/>
            <text:p text:style-name="P499">optional arguments:</text:p>
            <text:p text:style-name="P499"><text:s text:c="2"/>-h, --help <text:s text:c="11"/>show this help message and exit</text:p>
            <text:p text:style-name="P499"><text:s text:c="2"/>--size {0,1,2,3} <text:s text:c="5"/>Make tiny (0), small (1), medium (2), or large (3)</text:p>
            <text:p text:style-name="P499"><text:s text:c="24"/>database (default=0)</text:p>
            <text:p text:style-name="P499"><text:s text:c="2"/>--verbose, -v <text:s text:c="8"/>Be verbose (use twice for extra verbosity)</text:p>
            <text:p text:style-name="P499"><text:s text:c="2"/>--echo <text:s text:c="15"/>Echo SQL</text:p>
            <text:p text:style-name="P499"><text:s text:c="2"/>--doctest-doc DOCTEST_DOC</text:p>
            <text:p text:style-name="P499"><text:s text:c="24"/>Test file for .DOC (default: /home/rudolf/Documents/co</text:p>
            <text:p text:style-name="P499"><text:s text:c="24"/>de/crate/crate_anon/anonymise/../../testdocs_for_text_</text:p>
            <text:p text:style-name="P499"><text:s text:c="24"/>extraction/doctest.doc)</text:p>
            <text:p text:style-name="P499"><text:s text:c="2"/>--doctest-docx DOCTEST_DOCX</text:p>
            <text:p text:style-name="P499"><text:s text:c="24"/>Test file for .DOCX (default: /home/rudolf/Documents/c</text:p>
            <text:p text:style-name="P499"><text:s text:c="24"/>ode/crate/crate_anon/anonymise/../../testdocs_for_text</text:p>
            <text:p text:style-name="P499"><text:s text:c="24"/>_extraction/doctest.docx)</text:p>
            <text:p text:style-name="P499"><text:s text:c="2"/>--doctest-odt DOCTEST_ODT</text:p>
            <text:p text:style-name="P499"><text:s text:c="24"/>Test file for .ODT (default: /home/rudolf/Documents/co</text:p>
            <text:p text:style-name="P499"><text:s text:c="24"/>de/crate/crate_anon/anonymise/../../testdocs_for_text_</text:p>
            <text:p text:style-name="P499"><text:s text:c="24"/>extraction/doctest.odt)</text:p>
            <text:p text:style-name="P499"><text:s text:c="2"/>--doctest-pdf DOCTEST_PDF</text:p>
            <text:p text:style-name="P499"><text:s text:c="24"/>Test file for .PDF (default: /home/rudolf/Documents/co</text:p>
            <text:p text:style-name="P499"><text:s text:c="24"/>de/crate/crate_anon/anonymise/../../testdocs_for_text_</text:p>
            <text:p text:style-name="P499"><text:s text:c="24"/>extraction/doctest.pdf)</text:p>
          </table:table-cell>
        </table:table-row>
      </table:table>
      <text:p text:style-name="P83"/>
      <text:h text:style-name="P705" text:outline-level="2"><text:bookmark-start text:name="__RefHeading___Toc7143_1912352588"/><text:span text:style-name="T375">Command-line options: </text:span>crate_<text:span text:style-name="T368">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500">usage: crate_test_anonymisation [-h] --config CONFIG --dsttable DSTTABLE</text:p>
            <text:p text:style-name="P500"><text:s text:c="32"/>--dstfield DSTFIELD [--limit LIMIT]</text:p>
            <text:p text:style-name="P500"><text:s text:c="32"/>[--rawdir RAWDIR] [--anondir ANONDIR]</text:p>
            <text:p text:style-name="P500"><text:s text:c="32"/>[--resultsfile RESULTSFILE]</text:p>
            <text:p text:style-name="P500"><text:s text:c="32"/>[--scrubfile SCRUBFILE] [--verbose]</text:p>
            <text:p text:style-name="P500"><text:s text:c="32"/>[--pkfromsrc | --pkfromdest]</text:p>
            <text:p text:style-name="P500"><text:s text:c="32"/>[--uniquepatients | --nonuniquepatients]</text:p>
            <text:p text:style-name="P500"/>
            <text:p text:style-name="P500">Test anonymisation</text:p>
            <text:p text:style-name="P500"/>
            <text:p text:style-name="P500">optional arguments:</text:p>
            <text:p text:style-name="P500"><text:s text:c="2"/>-h, --help <text:s text:c="11"/>show this help message and exit</text:p>
            <text:p text:style-name="P500"><text:s text:c="2"/>--config CONFIG <text:s text:c="6"/>Configuration file name (input) (default: None)</text:p>
            <text:p text:style-name="P500"><text:s text:c="2"/>--dsttable DSTTABLE <text:s text:c="2"/>Destination table (default: None)</text:p>
            <text:p text:style-name="P500"><text:s text:c="2"/>--dstfield DSTFIELD <text:s text:c="2"/>Destination column (default: None)</text:p>
            <text:p text:style-name="P500"><text:s text:c="2"/>--limit LIMIT <text:s text:c="8"/>Limit on number of documents (default: 100)</text:p>
            <text:p text:style-name="P500"><text:s text:c="2"/>--rawdir RAWDIR <text:s text:c="6"/>Directory for raw output text files (default: raw)</text:p>
            <text:p text:style-name="P500"><text:s text:c="2"/>--anondir ANONDIR <text:s text:c="4"/>Directory for anonymised output text files (default:</text:p>
            <text:p text:style-name="P500"><text:soft-page-break/><text:s text:c="24"/>anon)</text:p>
            <text:p text:style-name="P500"><text:s text:c="2"/>--resultsfile RESULTSFILE</text:p>
            <text:p text:style-name="P500"><text:s text:c="24"/>Results output CSV file name (default:</text:p>
            <text:p text:style-name="P500"><text:s text:c="24"/>testanon_results.csv)</text:p>
            <text:p text:style-name="P500"><text:s text:c="2"/>--scrubfile SCRUBFILE</text:p>
            <text:p text:style-name="P500"><text:s text:c="24"/>Scrubbing information text file name (default:</text:p>
            <text:p text:style-name="P500"><text:s text:c="24"/>testanon_scrubber.txt)</text:p>
            <text:p text:style-name="P500"><text:s text:c="2"/>--verbose, -v <text:s text:c="8"/>Be verbose (use twice for extra verbosity) (default:</text:p>
            <text:p text:style-name="P500"><text:s text:c="24"/>0)</text:p>
            <text:p text:style-name="P500"><text:s text:c="2"/>--pkfromsrc <text:s text:c="10"/>Fetch PKs (document IDs) from source (default)</text:p>
            <text:p text:style-name="P500"><text:s text:c="24"/>(default: True)</text:p>
            <text:p text:style-name="P500"><text:s text:c="2"/>--pkfromdest <text:s text:c="9"/>Fetch PKs (document IDs) from destination (default:</text:p>
            <text:p text:style-name="P500"><text:s text:c="24"/>True)</text:p>
            <text:p text:style-name="P500"><text:s text:c="2"/>--uniquepatients <text:s text:c="5"/>Only one document per patient (the first by PK)</text:p>
            <text:p text:style-name="P500"><text:s text:c="24"/>(default) (default: True)</text:p>
            <text:p text:style-name="P500"><text:s text:c="2"/>--nonuniquepatients <text:s text:c="2"/>Documents in sequence, with potentially &gt;1</text:p>
            <text:p text:style-name="P500"><text:s text:c="24"/>document/patient (default: True)</text:p>
          </table:table-cell>
        </table:table-row>
      </table:table>
      <text:p text:style-name="P83"/>
      <text:h text:style-name="P705" text:outline-level="2"><text:bookmark-start text:name="__RefHeading___Toc7149_1912352588"/><text:span text:style-name="T375">Command-line options: </text:span>crate_<text:span text:style-name="T368">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500">usage: crate_estimate_mysql_memory_usage [-h] [--mysql MYSQL] [--host HOST]</text:p>
            <text:p text:style-name="P500"><text:s text:c="41"/>[--port PORT] [--user USER]</text:p>
            <text:p text:style-name="P500"/>
            <text:p text:style-name="P500">optional arguments:</text:p>
            <text:p text:style-name="P500"><text:s text:c="2"/>-h, --help <text:s text:c="4"/>show this help message and exit</text:p>
            <text:p text:style-name="P500"><text:s text:c="2"/>--mysql MYSQL <text:s/>MySQL program (default=mysql)</text:p>
            <text:p text:style-name="P500"><text:s text:c="2"/>--host HOST <text:s text:c="3"/>MySQL server/host (prefer '127.0.0.1' to 'localhost')</text:p>
            <text:p text:style-name="P500"><text:s text:c="2"/>--port PORT <text:s text:c="3"/>MySQL port (default=3306)</text:p>
            <text:p text:style-name="P500"><text:s text:c="2"/>--user USER <text:s text:c="3"/>MySQL user (default=root)</text:p>
          </table:table-cell>
        </table:table-row>
      </table:table>
      <text:p text:style-name="P59"/>
      <text:p text:style-name="P58"/>
      <text:p text:style-name="P82"/>
      <text:h text:style-name="P683" text:outline-level="1"/>
      <text:h text:style-name="P680" text:outline-level="1"/>
      <text:h text:style-name="P684" text:outline-level="1"/>
      <text:h text:style-name="P696"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75">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9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7">Database</text:p>
          </table:table-cell>
          <table:table-cell table:style-name="Table18.A1" office:value-type="string">
            <text:p text:style-name="P176">Component</text:p>
          </table:table-cell>
          <table:table-cell table:style-name="Table18.A1" office:value-type="string">
            <text:p text:style-name="P176">Installation and import</text:p>
          </table:table-cell>
          <table:table-cell table:style-name="Table18.A1" office:value-type="string">
            <text:p text:style-name="P176">Django ENGINE setting</text:p>
          </table:table-cell>
          <table:table-cell table:style-name="Table18.E1" office:value-type="string">
            <text:p text:style-name="P177">SQL Alchemy URL examples</text:p>
          </table:table-cell>
        </table:table-row>
        <table:table-row>
          <table:table-cell table:style-name="Table18.A2" office:value-type="string">
            <text:p text:style-name="P177">MySQL</text:p>
          </table:table-cell>
          <table:table-cell table:style-name="Table18.A2" office:value-type="string">
            <text:p text:style-name="P176">MySQLdb</text:p>
          </table:table-cell>
          <table:table-cell table:style-name="Table18.A2" office:value-type="string">
            <text:p text:style-name="P197">pip install mysql-python</text:p>
            <text:p text:style-name="P176">import MySQLdb</text:p>
          </table:table-cell>
          <table:table-cell table:style-name="Table18.A2" office:value-type="string">
            <text:p text:style-name="P198">django.db.backends.mysql</text:p>
          </table:table-cell>
          <table:table-cell table:style-name="Table18.E2" office:value-type="string">
            <text:p text:style-name="P267"><text:span text:style-name="T380">mysql+mysqldb</text:span><text:span text:style-name="T96">://user:password@host:port/database?charset=utf8</text:span></text:p>
          </table:table-cell>
        </table:table-row>
        <table:table-row>
          <table:table-cell table:style-name="Table18.A2" office:value-type="string">
            <text:p text:style-name="P239">MySQL</text:p>
          </table:table-cell>
          <table:table-cell table:style-name="Table18.A2" office:value-type="string">
            <text:p text:style-name="P237">mysqlclient</text:p>
          </table:table-cell>
          <table:table-cell table:style-name="Table18.A2" office:value-type="string">
            <text:p text:style-name="P264">pip install mysqlclient</text:p>
            <text:p text:style-name="P273">import MySQLdb <text:s/># same as MySQLdb</text:p>
          </table:table-cell>
          <table:table-cell table:style-name="Table18.A2" office:value-type="string">
            <text:p text:style-name="P259">django.db.backends.mysql</text:p>
          </table:table-cell>
          <table:table-cell table:style-name="Table18.E2" office:value-type="string">
            <text:p text:style-name="P266"><text:span text:style-name="T380">mysql+mysqldb</text:span><text:span text:style-name="T96">://user:password@host:port/database?charset=utf8</text:span></text:p>
          </table:table-cell>
        </table:table-row>
        <table:table-row>
          <table:table-cell table:style-name="Table18.A2" office:value-type="string">
            <text:p text:style-name="P240">MySQL</text:p>
          </table:table-cell>
          <table:table-cell table:style-name="Table18.A2" office:value-type="string">
            <text:p text:style-name="P238">MySQL Connector / Python</text:p>
          </table:table-cell>
          <table:table-cell table:style-name="Table18.A2" office:value-type="string">
            <text:p text:style-name="P265"># Use pip with a custom URL. <text:span text:style-name="T78"><text:note text:id="ftn12" text:note-class="footnote"><text:note-citation>12</text:note-citation><text:note-body><text:p text:style-name="P395">http://stackoverflow.com/questions/34489271. <text:span text:style-name="T314">They have a presence at </text:span><text:span text:style-name="T107">https://pypi.python.org/pypi/mysql-connector-python, but you can’t do “pip install mysql-connector-python”; the subpage for a given version (e.g. 2.0.4) advertises a URL that you can use with “pip install </text:span><text:span text:style-name="T28">url</text:span><text:span text:style-name="T263">”, and you can substitute https for http if required.</text:span></text:p></text:note-body></text:note></text:span></text:p>
            <text:p text:style-name="P272">import mysql.connector</text:p>
          </table:table-cell>
          <table:table-cell table:style-name="Table18.A2" office:value-type="string">
            <text:p text:style-name="P316"><text:span text:style-name="T133">mysql.connector.django </text:span><text:span text:style-name="T133"><text:note text:id="ftn13" text:note-class="footnote"><text:note-citation>13</text:note-citation><text:note-body><text:p text:style-name="P446">https://dev.mysql.com/doc/connector-python/en/connector-python-django-backend.html</text:p></text:note-body></text:note></text:span></text:p>
          </table:table-cell>
          <table:table-cell table:style-name="Table18.E2" office:value-type="string">
            <text:p text:style-name="P279"><text:span text:style-name="T58">mysql+mysqlconnector</text:span><text:span text:style-name="T314">://...</text:span></text:p>
          </table:table-cell>
        </table:table-row>
        <table:table-row>
          <table:table-cell table:style-name="Table18.A2" office:value-type="string">
            <text:p text:style-name="P239">MySQL</text:p>
          </table:table-cell>
          <table:table-cell table:style-name="Table18.A2" office:value-type="string">
            <text:p text:style-name="P239">PyMySQL</text:p>
          </table:table-cell>
          <table:table-cell table:style-name="Table18.A2" office:value-type="string">
            <text:p text:style-name="P265">pip install pymysql</text:p>
          </table:table-cell>
          <table:table-cell table:style-name="Table18.A2" office:value-type="string">
            <text:p text:style-name="P256">django.db.backends.mysql</text:p>
            <text:p text:style-name="P280">Also needs extra import statement for Django; see below.</text:p>
          </table:table-cell>
          <table:table-cell table:style-name="Table18.E2" office:value-type="string">
            <text:p text:style-name="P254"><text:span text:style-name="T162">mysql+pymysql</text:span><text:span text:style-name="T84">://user:password@host:</text:span><text:span text:style-name="T96">port</text:span><text:span text:style-name="T84">/database?</text:span><text:span text:style-name="T96">charset=utf8</text:span></text:p>
          </table:table-cell>
        </table:table-row>
        <table:table-row>
          <table:table-cell table:style-name="Table18.A2" office:value-type="string">
            <text:p text:style-name="P328">MS SQL Server</text:p>
          </table:table-cell>
          <table:table-cell table:style-name="Table18.A2" office:value-type="string">
            <text:p text:style-name="P328">django-mssql</text:p>
          </table:table-cell>
          <table:table-cell table:style-name="Table18.A2" office:value-type="string">
            <text:p text:style-name="P339">pip install django-mssql</text:p>
          </table:table-cell>
          <table:table-cell table:style-name="Table18.A2" office:value-type="string">
            <text:p text:style-name="P317">sqlserver_ado</text:p>
          </table:table-cell>
          <table:table-cell table:style-name="Table18.E2" office:value-type="string">
            <text:p text:style-name="P346">–</text:p>
          </table:table-cell>
        </table:table-row>
        <table:table-row>
          <table:table-cell table:style-name="Table18.A2" office:value-type="string">
            <text:p text:style-name="P328">MS SQL Server</text:p>
          </table:table-cell>
          <table:table-cell table:style-name="Table18.A2" office:value-type="string">
            <text:p text:style-name="P328">django-pymssql</text:p>
          </table:table-cell>
          <table:table-cell table:style-name="Table18.A2" office:value-type="string">
            <text:p text:style-name="P337">pip install django-pymssql</text:p>
            <text:p text:style-name="P341"># Also needs pymssql as below</text:p>
          </table:table-cell>
          <table:table-cell table:style-name="Table18.A2" office:value-type="string">
            <text:p text:style-name="P314">sqlserver_pymssql</text:p>
          </table:table-cell>
          <table:table-cell table:style-name="Table18.E2" office:value-type="string">
            <text:p text:style-name="P284">–</text:p>
          </table:table-cell>
        </table:table-row>
        <table:table-row>
          <table:table-cell table:style-name="Table18.A2" office:value-type="string">
            <text:p text:style-name="P329">MS SQL Server</text:p>
          </table:table-cell>
          <table:table-cell table:style-name="Table18.A2" office:value-type="string">
            <text:p text:style-name="P329">pymssql</text:p>
          </table:table-cell>
          <table:table-cell table:style-name="Table18.A2" office:value-type="string">
            <text:p text:style-name="P338">pip install pymssql</text:p>
            <text:p text:style-name="P340">import pymssql</text:p>
          </table:table-cell>
          <table:table-cell table:style-name="Table18.A2" office:value-type="string">
            <text:p text:style-name="P344">–</text:p>
          </table:table-cell>
          <table:table-cell table:style-name="Table18.E2" office:value-type="string">
            <text:p text:style-name="P311"><text:span text:style-name="T380">mssql+pymssql</text:span><text:span text:style-name="T96">://username:password@freetdsname/</text:span><text:span text:style-name="T111">database</text:span><text:span text:style-name="T96">?charset=utf8</text:span></text:p>
          </table:table-cell>
        </table:table-row>
        <table:table-row>
          <table:table-cell table:style-name="Table18.A2" office:value-type="string">
            <text:p text:style-name="P239">Any ODBC (e.g. SQL Server)</text:p>
          </table:table-cell>
          <table:table-cell table:style-name="Table18.A2" office:value-type="string">
            <text:p text:style-name="P239">django-pyodbc-azure</text:p>
          </table:table-cell>
          <table:table-cell table:style-name="Table18.A2" office:value-type="string">
            <text:p text:style-name="P270">pip install django-pyodbc-azure</text:p>
            <text:p text:style-name="P276"># Also needs pyodbc as below</text:p>
          </table:table-cell>
          <table:table-cell table:style-name="Table18.A2" office:value-type="string">
            <text:p text:style-name="P261">sql_server.pyodbc</text:p>
          </table:table-cell>
          <table:table-cell table:style-name="Table18.E2" office:value-type="string">
            <text:p text:style-name="P283">–</text:p>
          </table:table-cell>
        </table:table-row>
        <table:table-row>
          <table:table-cell table:style-name="Table18.A2" office:value-type="string">
            <text:p text:style-name="P239">Any ODBC (e.g. SQL Server)</text:p>
          </table:table-cell>
          <table:table-cell table:style-name="Table18.A2" office:value-type="string">
            <text:p text:style-name="P239">PyODBC</text:p>
          </table:table-cell>
          <table:table-cell table:style-name="Table18.A2" office:value-type="string">
            <text:p text:style-name="P269">pip install pyodbc</text:p>
            <text:p text:style-name="P275">import pyodbc</text:p>
          </table:table-cell>
          <table:table-cell table:style-name="Table18.A2" office:value-type="string">
            <text:p text:style-name="P282">–</text:p>
          </table:table-cell>
          <table:table-cell table:style-name="Table18.E2" office:value-type="string">
            <text:p text:style-name="P257"><text:span text:style-name="T79">mssql+</text:span>pyodbc<text:span text:style-name="T79">://username:password@MY_DATABASE</text:span></text:p>
            <text:p text:style-name="P257"><text:span text:style-name="T79">mssql+</text:span>pyodbc<text:span text:style-name="T79">://@MY_DATABASE </text:span><text:span text:style-name="T110">[for e.g. Windows authentication]</text:span></text:p>
          </table:table-cell>
        </table:table-row>
        <table:table-row>
          <table:table-cell table:style-name="Table18.A2" office:value-type="string">
            <text:p text:style-name="P239">PostgreSQL</text:p>
          </table:table-cell>
          <table:table-cell table:style-name="Table18.A2" office:value-type="string">
            <text:p text:style-name="P239">psycopg2</text:p>
          </table:table-cell>
          <table:table-cell table:style-name="Table18.A2" office:value-type="string">
            <text:p text:style-name="P268">pip install psycopg2</text:p>
            <text:p text:style-name="P274">import psycopg2</text:p>
          </table:table-cell>
          <table:table-cell table:style-name="Table18.A2" office:value-type="string">
            <text:p text:style-name="P260">django.db.backends.postgresql_psycopg2</text:p>
          </table:table-cell>
          <table:table-cell table:style-name="Table18.E2" office:value-type="string">
            <text:p text:style-name="P258">postgresql<text:span text:style-name="T79">://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63">(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6">MySQL</text:p>
          </table:table-cell>
          <table:table-cell table:style-name="Table1.B2" office:value-type="string">
            <text:p text:style-name="P149">Django</text:p>
          </table:table-cell>
          <table:table-cell table:style-name="Table1.B2" office:value-type="string">
            <text:p text:style-name="P152"><text:span text:style-name="T34">MySQLdb</text:span><text:span text:style-name="T80"> →</text:span><text:span text:style-name="T81"> TCP/IP</text:span></text:p>
          </table:table-cell>
          <table:table-cell table:style-name="Table1.B2" office:value-type="string">
            <text:p text:style-name="P155">Any</text:p>
          </table:table-cell>
          <table:table-cell table:style-name="Table1.B2" office:value-type="string">
            <text:p text:style-name="P151">No</text:p>
          </table:table-cell>
          <table:table-cell table:style-name="Table1.F2" office:value-type="string">
            <text:p text:style-name="P153"><text:span text:style-name="T228">MySQLdb is a C extension to Python to talk to MySQL. </text:span><text:span text:style-name="T230">As of Apr 2016, it doesn’t support Python 3.</text:span><text:span text:style-name="T230"><text:note text:id="ftn14" text:note-class="footnote"><text:note-citation>14</text:note-citation><text:note-body><text:p text:style-name="P392">https://docs.djangoproject.com/en/1.9/ref/databases/; https://pypi.python.org/pypi/MySQL-python/1.2.4</text:p></text:note-body></text:note></text:span><text:span text:style-name="T230">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 but <text:span text:style-name="T191">GPL</text:span>.</text:p>
          </table:table-cell>
          <table:table-cell table:style-name="Table1.F36" office:value-type="string">
            <text:p text:style-name="P262">mysqlclient<text:note text:id="ftn15" text:note-class="footnote"><text:note-citation>15</text:note-citation><text:note-body><text:p text:style-name="P394">https://pypi.python.org/pypi/mysqlclient; <text:span text:style-name="T276">https://mysqlclient.readthedocs.io/en/latest/</text:span></text:p></text:note-body></text:note> is <text:span text:style-name="T166">a drop-in replacement for MySQLdb</text:span>. <text:span text:style-name="T133">It uses the GPL. It </text:span>is <text:span text:style-name="T133">Django’s </text:span>recommended method for using MySQL.<text:note text:id="ftn16" text:note-class="footnote"><text:note-citation>16</text:note-citation><text:note-body><text:p text:style-name="P392">https://docs.djangoproject.com/en/1.9/ref/databases/</text:p></text:note-body></text:note></text:p>
          </table:table-cell>
        </table:table-row>
        <table:table-row>
          <table:table-cell table:style-name="Table1.A29" office:value-type="string">
            <text:p text:style-name="P149"/>
          </table:table-cell>
          <table:table-cell table:style-name="Table1.B36" office:value-type="string">
            <text:p text:style-name="P332">Django</text:p>
          </table:table-cell>
          <table:table-cell table:style-name="Table1.C36" office:value-type="string">
            <text:p text:style-name="P333">”</text:p>
          </table:table-cell>
          <table:table-cell table:style-name="Table1.D36" office:value-type="string">
            <text:p text:style-name="P334">Windows</text:p>
          </table:table-cell>
          <table:table-cell table:style-name="Table1.E36" office:value-type="string">
            <text:p text:style-name="P335">Not out of the box.</text:p>
          </table:table-cell>
          <table:table-cell table:style-name="Table1.F36" office:value-type="string">
            <text:p text:style-name="P336">Does not autoinstall (pip install mysqlclient), on a ‘clean’ machine, failing with the “query_vcvarsall” error indicating that it wants the Visual C++ <text:span text:style-name="T277">10.0 </text:span>compiler. <text:span text:style-name="T314">Under Windows Server 2008 R2 with Visual Studio 2015 and VS100COMNTOOLS set to the value that VS140COMNTOOLS had, you get “cannot open include file: ‘my_config.h’.</text:span><text:span text:style-name="T314"><text:note text:id="ftn17" text:note-class="footnote"><text:note-citation>17</text:note-citation><text:note-body><text:p text:style-name="P429">See https://github.com/PyMySQL/mysqlclient-python/issues/54</text:p></text:note-body></text:note></text:span></text:p>
          </table:table-cell>
        </table:table-row>
        <table:table-row>
          <table:table-cell table:style-name="Table1.A29" office:value-type="string">
            <text:p text:style-name="P149"/>
          </table:table-cell>
          <table:table-cell table:style-name="Table1.B36" office:value-type="string">
            <text:p text:style-name="P319">Django</text:p>
          </table:table-cell>
          <table:table-cell table:style-name="Table1.C36" office:value-type="string">
            <text:p text:style-name="P321"><text:span text:style-name="T34">MySQL Connector/Python</text:span><text:span text:style-name="T79"> →</text:span><text:span text:style-name="T81"> TCP/IP</text:span></text:p>
          </table:table-cell>
          <table:table-cell table:style-name="Table1.D36" office:value-type="string">
            <text:p text:style-name="P320">Linux, Windows</text:p>
          </table:table-cell>
          <table:table-cell table:style-name="Table1.E36" office:value-type="string">
            <text:p text:style-name="P327">Not with v2.1.3 and Django 1.9.7</text:p>
          </table:table-cell>
          <table:table-cell table:style-name="Table1.F36" office:value-type="string">
            <text:p text:style-name="P322"><text:span text:style-name="T163">T</text:span>he Oracle <text:span text:style-name="T133">pure-Python </text:span>driver (Oracle own MySQL).<text:note text:id="ftn18" text:note-class="footnote"><text:note-citation>18</text:note-citation><text:note-body><text:p text:style-name="P395">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33">This is perhaps unclear legally,</text:span><text:span text:style-name="T133"><text:note text:id="ftn19" text:note-class="footnote"><text:note-citation>19</text:note-citation><text:note-body><text:p text:style-name="P396">http://opensource.stackexchange.com/questions/2139; http://opensource.stackexchange.com/questions/1640</text:p></text:note-body></text:note></text:span><text:span text:style-name="T133"> but best to avoid potential problems. It is slower than MySQLdb.</text:span><text:span text:style-name="T133"><text:note text:id="ftn20" text:note-class="footnote"><text:note-citation>20</text:note-citation><text:note-body><text:p text:style-name="P426">http://charlesnagy.info/it/python/python-mysqldb-vs-mysql-connector-query-performance</text:p></text:note-body></text:note></text:span></text:p>
            <text:p text:style-name="P322"><text:tab/><text:span text:style-name="T350">However, MySQL Connector/Python 2.0.4 doesn’t work with Django 1.9.7 (“cannot import name ‘BaseDatabaseFeatures’”), as of 2016-06-14.</text:span><text:span text:style-name="T350"><text:note text:id="ftn21" text:note-class="footnote"><text:note-citation>21</text:note-citation><text:note-body><text:p text:style-name="P435">https://code.djangoproject.com/ticket/24355</text:p></text:note-body></text:note></text:span><text:span text:style-name="T350">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9">with Django 1.9.7. </text:span><text:span text:style-name="T240">However, it fails with errors like “django.db.utils.DatabaseError: Incorrect datetime value: ‘2016-06-14 12:41:52.320665+00:00’ for column ‘applied’ at row 1”.</text:span><text:span text:style-name="T240"><text:note text:id="ftn22" text:note-class="footnote"><text:note-citation>22</text:note-citation><text:note-body><text:p text:style-name="P436">https://code.djangoproject.com/ticket/26113</text:p></text:note-body></text:note></text:span></text:p>
          </table:table-cell>
        </table:table-row>
        <table:table-row>
          <table:table-cell table:style-name="Table1.A29" office:value-type="string">
            <text:p text:style-name="P149"/>
          </table:table-cell>
          <table:table-cell table:style-name="Table1.B36" office:value-type="string">
            <text:p text:style-name="P222">Django</text:p>
          </table:table-cell>
          <table:table-cell table:style-name="Table1.C36" office:value-type="string">
            <text:p text:style-name="P220"><text:span text:style-name="T34">PyMySQL</text:span><text:span text:style-name="T30"> </text:span><text:span text:style-name="T32">(</text:span><text:span text:style-name="T80">masquerading as </text:span><text:span text:style-name="T85">MySQLdb</text:span><text:span text:style-name="T81">) → TCP/IP</text:span></text:p>
          </table:table-cell>
          <table:table-cell table:style-name="Table1.D36" office:value-type="string">
            <text:p text:style-name="P244">Linux, Windows</text:p>
          </table:table-cell>
          <table:table-cell table:style-name="Table1.E36" office:value-type="string">
            <text:p text:style-name="P247">Yes</text:p>
          </table:table-cell>
          <table:table-cell table:style-name="Table1.F36" office:value-type="string">
            <text:p text:style-name="P221"><text:span text:style-name="T228">PyMySQL</text:span><text:span text:style-name="T228"><text:note text:id="ftn23" text:note-class="footnote"><text:note-citation>23</text:note-citation><text:note-body><text:p text:style-name="P423">https://github.com/PyMySQL/PyMySQL; https://pypi.python.org/pypi/PyMySQL</text:p></text:note-body></text:note></text:span><text:span text:style-name="T228"> is a pure-Python replacement for MySQLdb. </text:span><text:span text:style-name="T229">It uses the MIT License. </text:span>PyMySQL can masquerade as MySQLdb <text:span text:style-name="T298">upon explicit request</text:span>. <text:span text:style-name="T191">The ENGINE setting remains </text:span><text:span text:style-name="T35">django.db.backends.mysql</text:span><text:span text:style-name="T90">, but </text:span><text:span text:style-name="T91">a short extra import statement is required in manage.py.</text:span><text:span text:style-name="T79"><text:note text:id="ftn24" text:note-class="footnote"><text:note-citation>24</text:note-citation><text:note-body><text:p text:style-name="P393">http://stackoverflow.com/questions/2636536; <text:span text:style-name="T78">http://stackoverflow.com/questions/13320343/</text:span></text:p></text:note-body></text:note></text:span><text:span text:style-name="T79"> </text:span><text:span text:style-name="T46">CRATE implements this fix, </text:span><text:span text:style-name="T99">though actually if you want to run Celery as well, you need the fix via the Celery entry point, so it’s easier to put one fix in settings.py.</text:span></text:p>
          </table:table-cell>
        </table:table-row>
        <table:table-row>
          <table:table-cell table:style-name="Table1.A29" office:value-type="string">
            <text:p text:style-name="P149"/>
          </table:table-cell>
          <table:table-cell table:style-name="Table1.B32" office:value-type="string">
            <text:p text:style-name="P318">SQLAlchemy</text:p>
          </table:table-cell>
          <table:table-cell table:style-name="Table1.C32" office:value-type="string">
            <text:p text:style-name="P315">MySQLdb<text:span text:style-name="T80"> →</text:span><text:span text:style-name="T81"> TCP/IP</text:span></text:p>
          </table:table-cell>
          <table:table-cell table:style-name="Table1.D32" office:value-type="string">
            <text:p text:style-name="P320">Linux, Windows</text:p>
          </table:table-cell>
          <table:table-cell table:style-name="Table1.E32" office:value-type="string">
            <text:p text:style-name="P323">No</text:p>
          </table:table-cell>
          <table:table-cell table:style-name="Table1.F32" office:value-type="string">
            <text:p text:style-name="P324"><text:span text:style-name="T134">Python 2 only, a</text:span>s above. <text:span text:style-name="T162">(MySQLdb is synonymous with mysql-python.)</text:span></text:p>
          </table:table-cell>
        </table:table-row>
        <table:table-row>
          <table:table-cell table:style-name="Table1.A29" office:value-type="string">
            <text:p text:style-name="P149"/>
          </table:table-cell>
          <table:table-cell table:style-name="Table1.B36" office:value-type="string">
            <text:p text:style-name="P235">SQLAlchemy</text:p>
          </table:table-cell>
          <table:table-cell table:style-name="Table1.C36" office:value-type="string">
            <text:p text:style-name="P220"><text:span text:style-name="T29">mysqlclient</text:span><text:span text:style-name="T80"> →</text:span><text:span text:style-name="T81"> TCP/IP</text:span></text:p>
          </table:table-cell>
          <table:table-cell table:style-name="Table1.D36" office:value-type="string">
            <text:p text:style-name="P224">Linux</text:p>
          </table:table-cell>
          <table:table-cell table:style-name="Table1.E36" office:value-type="string">
            <text:p text:style-name="P233">Yes</text:p>
          </table:table-cell>
          <table:table-cell table:style-name="Table1.F36" office:value-type="string">
            <text:p text:style-name="P263"><text:span text:style-name="T98">As above. </text:span><text:span text:style-name="T39">Faster than PyMySQL.</text:span><text:span text:style-name="T94"><text:note text:id="ftn25" text:note-class="footnote"><text:note-citation>25</text:note-citation><text:note-body><text:p text:style-name="P421">http://techspot.zzzeek.org/2015/02/15/asynchronous-python-and-databases/</text:p></text:note-body></text:note></text:span></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53">PyMySQL<text:span text:style-name="T81"> → TCP/IP</text:span></text:p>
          </table:table-cell>
          <table:table-cell table:style-name="Table1.D36" office:value-type="string">
            <text:p text:style-name="P223">Linux, Windows</text:p>
          </table:table-cell>
          <table:table-cell table:style-name="Table1.E36" office:value-type="string">
            <text:p text:style-name="P246">Yes</text:p>
          </table:table-cell>
          <table:table-cell table:style-name="Table1.F36" office:value-type="string">
            <text:p text:style-name="P232"><text:span text:style-name="T227">SQLAlchemy supports </text:span>PyMySQL directly. <text:span text:style-name="T276">Pure Python, but slower than MySQLdb (mysqlclient). </text:span>See above.</text:p>
          </table:table-cell>
        </table:table-row>
        <table:table-row>
          <table:table-cell table:style-name="Table1.A29" office:value-type="string">
            <text:p text:style-name="P149"/>
          </table:table-cell>
          <table:table-cell table:style-name="Table1.B36" office:value-type="string">
            <text:p text:style-name="P222">SQLAlchemy</text:p>
          </table:table-cell>
          <table:table-cell table:style-name="Table1.C36" office:value-type="string">
            <text:p text:style-name="P226"><text:span text:style-name="T34">MySQL Connector/Python</text:span><text:span text:style-name="T80"> →</text:span><text:span text:style-name="T81"> TCP/IP</text:span></text:p>
          </table:table-cell>
          <table:table-cell table:style-name="Table1.D36" office:value-type="string">
            <text:p text:style-name="P223">Linux, Windows</text:p>
          </table:table-cell>
          <table:table-cell table:style-name="Table1.E36" office:value-type="string">
            <text:p text:style-name="P234">Yes</text:p>
          </table:table-cell>
          <table:table-cell table:style-name="Table1.F36" office:value-type="string">
            <text:p text:style-name="P233"><text:span text:style-name="T276">Pure Python; GPL; a</text:span>s above.</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cymy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90">OurSQL</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Untested; no need.</text:p>
          </table:table-cell>
        </table:table-row>
        <text:soft-page-break/>
        <table:table-row>
          <table:table-cell table:style-name="Table1.A29"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PyODBC</text:span><text:span text:style-name="T79"> →</text:span><text:span text:style-name="T81"> O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Deprecated by SQLAlchemy.<text:note text:id="ftn26" text:note-class="footnote"><text:note-citation>26</text:note-citation><text:note-body><text:p text:style-name="P397">http://docs.sqlalchemy.org/en/rel_1_0/dialects/mysql.html</text:p></text:note-body></text:note></text:p>
          </table:table-cell>
        </table:table-row>
        <table:table-row>
          <table:table-cell table:style-name="Table1.A14" office:value-type="string">
            <text:p text:style-name="P149"/>
          </table:table-cell>
          <table:table-cell table:style-name="Table1.B36" office:value-type="string">
            <text:p text:style-name="P150">SQLAlchemy</text:p>
          </table:table-cell>
          <table:table-cell table:style-name="Table1.C36" office:value-type="string">
            <text:p text:style-name="P155"><text:span text:style-name="T29">zx</text:span><text:span text:style-name="T34">JDBC</text:span><text:span text:style-name="T79"> →</text:span><text:span text:style-name="T81"> JDBC</text:span></text:p>
          </table:table-cell>
          <table:table-cell table:style-name="Table1.D36" office:value-type="string">
            <text:p text:style-name="P180">?</text:p>
          </table:table-cell>
          <table:table-cell table:style-name="Table1.E36" office:value-type="string">
            <text:p text:style-name="P179">?</text:p>
          </table:table-cell>
          <table:table-cell table:style-name="Table1.F36" office:value-type="string">
            <text:p text:style-name="P155">Experimental only under SQLAlchemy.<text:note text:id="ftn27" text:note-class="footnote"><text:note-citation>27</text:note-citation><text:note-body><text:p text:style-name="P397">http://docs.sqlalchemy.org/en/rel_1_0/dialects/mysql.html</text:p></text:note-body></text:note> <text:span text:style-name="T163">The zxJDBC package is part of Jython.</text:span><text:span text:style-name="T163"><text:note text:id="ftn28" text:note-class="footnote"><text:note-citation>28</text:note-citation><text:note-body><text:p text:style-name="P403"><text:span text:style-name="T164">http://www.jython.org/archive/21/docs/zxjdbc.html; </text:span>http://www.jython.org/jythonbook/en/1.0/DatabasesAndJython.html</text:p></text:note-body></text:note></text:span></text:p>
          </table:table-cell>
        </table:table-row>
        <table:table-row>
          <table:table-cell table:style-name="Table1.A29" office:value-type="string">
            <text:p text:style-name="P191">SQL Server <text:span text:style-name="T160">(MS SQL)</text:span></text:p>
          </table:table-cell>
          <table:table-cell table:style-name="Table1.B32" office:value-type="string">
            <text:p text:style-name="P154">Django</text:p>
          </table:table-cell>
          <table:table-cell table:style-name="Table1.C32" office:value-type="string">
            <text:p text:style-name="P189">django-mssql<text:span text:style-name="T80"> →</text:span><text:span text:style-name="T81"> TCP/IP</text:span></text:p>
          </table:table-cell>
          <table:table-cell table:style-name="Table1.D32" office:value-type="string">
            <text:p text:style-name="P155">Linux</text:p>
          </table:table-cell>
          <table:table-cell table:style-name="Table1.E32" office:value-type="string">
            <text:p text:style-name="P154">No</text:p>
          </table:table-cell>
          <table:table-cell table:style-name="Table1.F32" office:value-type="string">
            <text:p text:style-name="P155">Django doesn’t support SQL Server officially;<text:note text:id="ftn29" text:note-class="footnote"><text:note-citation>29</text:note-citation><text:note-body><text:p text:style-name="P397">https://docs.djangoproject.com/en/1.9/ref/databases/</text:p></text:note-body></text:note> django-mssql is a third-party back-end, <text:span text:style-name="T273">but it’s the semi-official one</text:span>.<text:note text:id="ftn30" text:note-class="footnote"><text:note-citation>30</text:note-citation><text:note-body><text:p text:style-name="P397">http://django-mssql.readthedocs.org/en/latest/</text:p></text:note-body></text:note> It is Windows-only.<text:note text:id="ftn31" text:note-class="footnote"><text:note-citation>31</text:note-citation><text:note-body><text:p text:style-name="P397">http://stackoverflow.com/questions/22604732</text:p></text:note-body></text:note></text:p>
          </table:table-cell>
        </table:table-row>
        <table:table-row>
          <table:table-cell table:style-name="Table1.A29" office:value-type="string">
            <text:p text:style-name="P154"/>
          </table:table-cell>
          <table:table-cell table:style-name="Table1.B36" office:value-type="string">
            <text:p text:style-name="P331">Django</text:p>
          </table:table-cell>
          <table:table-cell table:style-name="Table1.C36" office:value-type="string">
            <text:p text:style-name="P304">”</text:p>
          </table:table-cell>
          <table:table-cell table:style-name="Table1.D36" office:value-type="string">
            <text:p text:style-name="P300">Windows</text:p>
          </table:table-cell>
          <table:table-cell table:style-name="Table1.E36" office:value-type="string">
            <text:p text:style-name="P305">Yes</text:p>
          </table:table-cell>
          <table:table-cell table:style-name="Table1.F36" office:value-type="string">
            <text:p text:style-name="P306">Install with ‘pip install django-mssql’.</text:p>
            <text:p text:style-name="P301"/>
            <text:p text:style-name="P301"><text:span text:style-name="T379">With django-mssql==1.7 and Django==1.9.7, it doesn’t work (the error being “No module named ‘django.db.backends.util’). It’s possible to hack around this, but it doesn’t work out of the box.</text:span><text:span text:style-name="T379"><text:note text:id="ftn32" text:note-class="footnote"><text:note-citation>32</text:note-citation><text:note-body><text:p text:style-name="P440">http://stackoverflow.com/questions/9944204/setting-up-django-mssql-issues</text:p></text:note-body></text:note></text:span><text:span text:style-name="T379"> Also, the SQL Server version supported appears to be somewhat specific to the django-mssql version.</text:span><text:span text:style-name="T379"><text:note text:id="ftn33" text:note-class="footnote"><text:note-citation>33</text:note-citation><text:note-body><text:p text:style-name="P441">https://bitbucket.org/Manfre/django-mssql/</text:p></text:note-body></text:note></text:span></text:p>
            <text:p text:style-name="P307"/>
            <text:p text:style-name="P307">With django-mssql==1.8 and Django==1.10.5, it works <text:span text:style-name="T452">(tested with SQL Server 2014)</text:span>, but you have to edit the ‘provider’ option, <text:span text:style-name="T452">or you get errors like ‘ADODB.Connection’ / ‘Provider cannot be found. It may not be properly installed.’</text:span><text:note text:id="ftn34" text:note-class="footnote"><text:note-citation>34</text:note-citation><text:note-body><text:p text:style-name="P468">See also http://stackoverflow.com/questions/26406943/establishing-connection-to-ms-sql-server-2014-with-django-mssql-1-6</text:p></text:note-body></text:note> <text:span text:style-name="T453">For compatibility with the way django-pyodbc-azure works, you also need to set use_legacy_date_fields. </text:span>Here’s an example:</text:p>
            <text:p text:style-name="P347"><text:s text:c="4"/>‘my_rio': {</text:p>
            <text:p text:style-name="P347"><text:s text:c="8"/>'ENGINE': 'sqlserver_ado',</text:p>
            <text:p text:style-name="P349"><text:s text:c="8"/><text:span text:style-name="T359">'NAME': 'RIO_TEST', <text:s/># database name</text:span></text:p>
            <text:p text:style-name="P347"><text:s text:c="8"/>'OPTIONS': {</text:p>
            <text:p text:style-name="P349"><text:s text:c="13"/><text:bookmark-start text:name="__DdeLink__12211_17172514471"/><text:span text:style-name="T359">'use_mars'</text:span><text:bookmark-end text:name="__DdeLink__12211_17172514471"/><text:span text:style-name="T359">: True, <text:s/># the default is True</text:span></text:p>
            <text:p text:style-name="P349"><text:bookmark-start text:name="__DdeLink__13570_2107213607"/><text:s text:c="13"/><text:span text:style-name="T359">'provider’: ‘SQLOLEDB’,</text:span><text:bookmark-end text:name="__DdeLink__13570_2107213607"/></text:p>
            <text:p text:style-name="P350"><text:s text:c="13"/><text:span text:style-name="T359">'use_legacy_date_fields’: True,</text:span></text:p>
            <text:p text:style-name="P347"><text:s text:c="8"/>},</text:p>
            <text:p text:style-name="P349"><text:s text:c="8"/><text:span text:style-name="T359">'USER': 'XXX',</text:span></text:p>
            <text:p text:style-name="P348"><text:s text:c="8"/>'PASSWORD': 'XXX',</text:p>
            <text:p text:style-name="P347"><text:s text:c="4"/>}</text:p>
            <text:p text:style-name="P308"/>
            <text:p text:style-name="P309">It works to a degree, but even with ‘use_legacy_date_fields’, lots of date comparisons failed. It was easier to hack django-pyodbc-azure slightly.</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10">django-pymssql → pymssql <text:span text:style-name="T79">→ </text:span><text:span text:style-name="T81">TCP/IP</text:span></text:p>
          </table:table-cell>
          <table:table-cell table:style-name="Table1.D36" office:value-type="string">
            <text:p text:style-name="P296">Linux</text:p>
          </table:table-cell>
          <table:table-cell table:style-name="Table1.E36" office:value-type="string">
            <text:p text:style-name="P294">Not with Django 1.8. <text:note text:id="ftn35" text:note-class="footnote"><text:note-citation>35</text:note-citation><text:note-body><text:p text:style-name="P424">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5">This pair of tools <text:span text:style-name="T138">(MIT License and LGPL respectively)</text:span><text:note text:id="ftn36" text:note-class="footnote"><text:note-citation>36</text:note-citation><text:note-body><text:p text:style-name="P398">https://github.com/aaugustin/django-pymssql; http://www.pymssql.org/en/latest/</text:p></text:note-body></text:note> <text:span text:style-name="T138">is intended for Linux use</text:span>. <text:span text:style-name="T138">The pymssql library uses FreeTDS code to communicate with SQL Server. Under Ubuntu, there are prerequisites for pymssql (</text:span><text:span text:style-name="T33">sudo apt-get install freetds-dev</text:span><text:span text:style-name="T88"> </text:span><text:span text:style-name="T89">first</text:span><text:span text:style-name="T138">).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4"/>
          </table:table-cell>
          <table:table-cell table:style-name="Table1.B36" office:value-type="string">
            <text:p text:style-name="P299">Django</text:p>
          </table:table-cell>
          <table:table-cell table:style-name="Table1.C36" office:value-type="string">
            <text:p text:style-name="P342">”</text:p>
          </table:table-cell>
          <table:table-cell table:style-name="Table1.D36" office:value-type="string">
            <text:p text:style-name="P298">Windows</text:p>
          </table:table-cell>
          <table:table-cell table:style-name="Table1.E36" office:value-type="string">
            <text:p text:style-name="P294">Probably not, as above.</text:p>
          </table:table-cell>
          <table:table-cell table:style-name="Table1.F36" office:value-type="string">
            <text:p text:style-name="P294">Untested.</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55"><text:span text:style-name="T31">django-pyodbc</text:span><text:span text:style-name="T82"> →</text:span><text:span text:style-name="T81"> ODBC</text:span></text:p>
          </table:table-cell>
          <table:table-cell table:style-name="Table1.D36" office:value-type="string">
            <text:p text:style-name="P155">Linux</text:p>
          </table:table-cell>
          <table:table-cell table:style-name="Table1.E36" office:value-type="string">
            <text:p text:style-name="P154">No</text:p>
          </table:table-cell>
          <table:table-cell table:style-name="Table1.F36" office:value-type="string">
            <text:p text:style-name="P157">The django-pyodbc project doesn’t support Python 3.<text:note text:id="ftn37" text:note-class="footnote"><text:note-citation>37</text:note-citation><text:note-body><text:p text:style-name="P398">https://pypi.python.org/pypi/django-pyodbc</text:p></text:note-body></text:note></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92">django-sqlserver<text:span text:style-name="T79"> →</text:span><text:span text:style-name="T81"> python-tds</text:span><text:span text:style-name="T80"> →</text:span><text:span text:style-name="T81"> TCP/IP</text:span></text:p>
          </table:table-cell>
          <table:table-cell table:style-name="Table1.D36" office:value-type="string">
            <text:p text:style-name="P155">?</text:p>
          </table:table-cell>
          <table:table-cell table:style-name="Table1.E36" office:value-type="string">
            <text:p text:style-name="P159">No</text:p>
          </table:table-cell>
          <table:table-cell table:style-name="Table1.F36" office:value-type="string">
            <text:p text:style-name="P158"><text:span text:style-name="T137">In 2015, failed with Django 1.9rc1. </text:span>Documented as buggy.<text:note text:id="ftn38" text:note-class="footnote"><text:note-citation>38</text:note-citation><text:note-body><text:p text:style-name="P399">https://github.com/denisenkom/django-sqlserver; <text:span text:style-name="T136">older version was https://bitbucket.org/denisenkom/django-pytds</text:span></text:p></text:note-body></text:note> <text:span text:style-name="T136">Formerly known as django-pytds. Uses the python-tds interface.</text:span><text:span text:style-name="T136"><text:note text:id="ftn39" text:note-class="footnote"><text:note-citation>39</text:note-citation><text:note-body><text:p text:style-name="P400">https://pypi.python.org/pypi/python-tds</text:p></text:note-body></text:note></text:span></text:p>
          </table:table-cell>
        </table:table-row>
        <table:table-row>
          <table:table-cell table:style-name="Table1.A29" office:value-type="string">
            <text:p text:style-name="P154"/>
          </table:table-cell>
          <table:table-cell table:style-name="Table1.B36" office:value-type="string">
            <text:p text:style-name="P156">Django</text:p>
          </table:table-cell>
          <table:table-cell table:style-name="Table1.C36" office:value-type="string">
            <text:p text:style-name="P163">django-jython → <text:span text:style-name="T29">zxJDBC</text:span><text:span text:style-name="T79"> → JDBC [→ jTDS or native </text:span><text:soft-page-break/><text:span text:style-name="T79">driver]</text:span></text:p>
          </table:table-cell>
          <table:table-cell table:style-name="Table1.D36" office:value-type="string">
            <text:p text:style-name="P155"/>
          </table:table-cell>
          <table:table-cell table:style-name="Table1.E36" office:value-type="string">
            <text:p text:style-name="P148"/>
          </table:table-cell>
          <table:table-cell table:style-name="Table1.F36" office:value-type="string">
            <text:p text:style-name="P160">Requires running Django under Jython, adding complexity. <text:span text:style-name="T137">See below.</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27"><text:span text:style-name="T29">django-pyodbc-azure</text:span> → pyodbc → ODBC</text:p>
          </table:table-cell>
          <table:table-cell table:style-name="Table1.D36" office:value-type="string">
            <text:p text:style-name="P227">Linux</text:p>
          </table:table-cell>
          <table:table-cell table:style-name="Table1.E36" office:value-type="string">
            <text:p text:style-name="P245">Yes</text:p>
          </table:table-cell>
          <table:table-cell table:style-name="Table1.F36" office:value-type="string">
            <text:p text:style-name="P227">Up to date, <text:span text:style-name="T161">and with the BSD License</text:span>.<text:note text:id="ftn40" text:note-class="footnote"><text:note-citation>40</text:note-citation><text:note-body><text:p text:style-name="P425">https://pypi.python.org/pypi/django-pyodbc-azure</text:p></text:note-body></text:note> <text:span text:style-name="T274">Under Linux, you can use the FreeTDS ODBC driver, in which case read the </text:span><text:span text:style-name="T43">‘OPTIONS</text:span><text:span text:style-name="T44">’</text:span><text:span text:style-name="T43">: {‘host_is_server’: ...}</text:span><text:span text:style-name="T274"> option carefully in the docs.</text:span></text:p>
          </table:table-cell>
        </table:table-row>
        <table:table-row>
          <table:table-cell table:style-name="Table1.A29" office:value-type="string">
            <text:p text:style-name="P154"/>
          </table:table-cell>
          <table:table-cell table:style-name="Table1.B36" office:value-type="string">
            <text:p text:style-name="P225">Django</text:p>
          </table:table-cell>
          <table:table-cell table:style-name="Table1.C36" office:value-type="string">
            <text:p text:style-name="P281">”</text:p>
          </table:table-cell>
          <table:table-cell table:style-name="Table1.D36" office:value-type="string">
            <text:p text:style-name="P243">Windows</text:p>
          </table:table-cell>
          <table:table-cell table:style-name="Table1.E36" office:value-type="string">
            <text:p text:style-name="P251">Yes</text:p>
          </table:table-cell>
          <table:table-cell table:style-name="Table1.F36" office:value-type="string">
            <text:p text:style-name="P252"><text:span text:style-name="T359">The Django database dictionary can be configured to use a Windows ODBC DSN with e.g.</text:span><text:span text:style-name="T359"><text:note text:id="ftn41" text:note-class="footnote"><text:note-citation>41</text:note-citation><text:note-body><text:p text:style-name="P442">https://pypi.python.org/pypi/django-pyodbc. When things go wrong... insert print() statements into <text:s/>sqlalchemy/engine/default.py:<text:span text:style-name="T360">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5"><text:s text:c="4"/>‘my_rio': {</text:p>
            <text:p text:style-name="P285"><text:s text:c="8"/>'ENGINE': 'sql_server.pyodbc',</text:p>
            <text:p text:style-name="P287"><text:s text:c="8"/><text:span text:style-name="T359">'NAME': 'RIO_TEST', <text:s/># database name</text:span></text:p>
            <text:p text:style-name="P285"><text:s text:c="8"/>'OPTIONS': {</text:p>
            <text:p text:style-name="P287"><text:s text:c="13"/><text:bookmark-start text:name="__DdeLink__12211_1717251447"/><text:span text:style-name="T359">'driver'</text:span><text:bookmark-end text:name="__DdeLink__12211_1717251447"/><text:span text:style-name="T359">: 'SQL Server Native Client 11.0',</text:span></text:p>
            <text:p text:style-name="P286"><text:s text:c="13"/># ... 'driver' is optional</text:p>
            <text:p text:style-name="P285"><text:s text:c="13"/>'dsn': 'RIO_TEST_SANDPIT', <text:s/># ODBC DSN</text:p>
            <text:p text:style-name="P289"><text:s text:c="13"/>'MARS_Connection': True,</text:p>
            <text:p text:style-name="P285"><text:s text:c="8"/>},</text:p>
            <text:p text:style-name="P288"><text:s text:c="8"/><text:span text:style-name="T359">'USER': '', <text:s/># blank for M'soft Integrated Security</text:span></text:p>
            <text:p text:style-name="P290"><text:s text:c="8"/>'PASSWORD': '',</text:p>
            <text:p text:style-name="P285"><text:s text:c="4"/>}</text:p>
            <text:p text:style-name="P252"><text:span text:style-name="T359">It is not possible to avoid specifying NAME (without hacking the sql_server.pyodbc source) – even if it’s unnecessary because database name is </text:span><text:span text:style-name="T14">also</text:span><text:span text:style-name="T241"> in the ODBC configuration for the specified DSN. Just supply it again. </text:span><text:span text:style-name="T253">(</text:span><text:span text:style-name="T242">N</text:span><text:span text:style-name="T253">ote that if you specify a NAME that is a </text:span><text:span text:style-name="T21">mismatch</text:span><text:span text:style-name="T253"> to the ODBC configuration, you get odd effects – e.g. no data when you try to describe the database or view its structure.)</text:span></text:p>
            <text:p text:style-name="P277">If you are running as a service, you may have to specify the username/password, since the program will be running as a system account.</text:p>
            <text:p text:style-name="P271">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9"> This can be fixed by hacking that call out of </text:span><text:span text:style-name="T120">sql_server/</text:span><text:span text:style-name="T79">pyodbc/base.py, in Cursor.fetchone(), </text:span><text:span text:style-name="T120">and CRATE does this in a dynamic fashion. This proved easier than switching to django-mssql.</text:span></text:p>
          </table:table-cell>
        </table:table-row>
        <table:table-row>
          <table:table-cell table:style-name="Table1.A29" office:value-type="string">
            <text:p text:style-name="P154"/>
          </table:table-cell>
          <table:table-cell table:style-name="Table1.B32" office:value-type="string">
            <text:p text:style-name="P161">SQLAlchemy</text:p>
          </table:table-cell>
          <table:table-cell table:style-name="Table1.C32" office:value-type="string">
            <text:p text:style-name="P193"><text:span text:style-name="T136">P</text:span>yODBC<text:span text:style-name="T79"> →</text:span><text:span text:style-name="T83"> ODBC</text:span></text:p>
          </table:table-cell>
          <table:table-cell table:style-name="Table1.D32" office:value-type="string">
            <text:p text:style-name="P167">Linux</text:p>
          </table:table-cell>
          <table:table-cell table:style-name="Table1.E32" office:value-type="string">
            <text:p text:style-name="P164">?</text:p>
          </table:table-cell>
          <table:table-cell table:style-name="Table1.F32" office:value-type="string">
            <text:p text:style-name="P165">Untested; no need.</text:p>
          </table:table-cell>
        </table:table-row>
        <table:table-row>
          <table:table-cell table:style-name="Table1.A29" office:value-type="string">
            <text:p text:style-name="P154"/>
          </table:table-cell>
          <table:table-cell table:style-name="Table1.B36" office:value-type="string">
            <text:p text:style-name="P228">SQLAlchemy</text:p>
          </table:table-cell>
          <table:table-cell table:style-name="Table1.C36" office:value-type="string">
            <text:p text:style-name="P278">”</text:p>
          </table:table-cell>
          <table:table-cell table:style-name="Table1.D36" office:value-type="string">
            <text:p text:style-name="P236">Windows</text:p>
          </table:table-cell>
          <table:table-cell table:style-name="Table1.E36" office:value-type="string">
            <text:p text:style-name="P249">Yes</text:p>
          </table:table-cell>
          <table:table-cell table:style-name="Table1.F36" office:value-type="string">
            <text:p text:style-name="P241">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30">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41"/>
            <text:p text:style-name="P242">Addendum 2017-01-16: Microsoft have deprecated the SQL Server Native Client; use the Microsoft ODBC Driver for SQL Server instead.<text:note text:id="ftn43" text:note-class="footnote"><text:note-citation>43</text:note-citation><text:note-body><text:p text:style-name="P465">https://msdn.microsoft.com/en-us/library/ms130828.aspx ; <text:span text:style-name="T431">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3">mxODBC</text:p>
          </table:table-cell>
          <table:table-cell table:style-name="Table1.D36" office:value-type="string">
            <text:p text:style-name="P165">Any</text:p>
          </table:table-cell>
          <table:table-cell table:style-name="Table1.E36" office:value-type="string">
            <text:p text:style-name="P164">Untested</text:p>
          </table:table-cell>
          <table:table-cell table:style-name="Table1.F36" office:value-type="string">
            <text:p text:style-name="P165">Ignored: commercial.<text:note text:id="ftn44" text:note-class="footnote"><text:note-citation>44</text:note-citation><text:note-body><text:p text:style-name="P401">http://www.egenix.com/products/python/mxODBC/</text:p></text:note-body></text:note></text:p>
          </table:table-cell>
        </table:table-row>
        <text:soft-page-break/>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12">pymssql<text:span text:style-name="T79"> →</text:span><text:span text:style-name="T83"> </text:span><text:span text:style-name="T92">FreeTDS → </text:span><text:span text:style-name="T83">TCP/IP</text:span></text:p>
          </table:table-cell>
          <table:table-cell table:style-name="Table1.D36" office:value-type="string">
            <text:p text:style-name="P330">Linux</text:p>
          </table:table-cell>
          <table:table-cell table:style-name="Table1.E36" office:value-type="string">
            <text:p text:style-name="P302">Yes</text:p>
          </table:table-cell>
          <table:table-cell table:style-name="Table1.F36" office:value-type="string">
            <text:p text:style-name="P297"><text:span text:style-name="T200">Uses FreeTDS. Under Linux, the system-wide file is /etc/freetds/freetds.conf; this contains server/database settings.</text:span><text:span text:style-name="T200"><text:note text:id="ftn45" text:note-class="footnote"><text:note-citation>45</text:note-citation><text:note-body><text:p text:style-name="P415">http://www.freetds.org/userguide/freetdsconf.htm</text:p></text:note-body></text:note></text:span><text:span text:style-name="T87"> </text:span><text:span text:style-name="T92">Use the </text:span><text:span text:style-name="T42">tsql</text:span><text:span text:style-name="T92"> command to test it.</text:span><text:span text:style-name="T92"><text:note text:id="ftn46" text:note-class="footnote"><text:note-citation>46</text:note-citation><text:note-body><text:p text:style-name="P416">See <text:span text:style-name="T29">man tsql</text:span><text:span text:style-name="T79">. For</text:span> example, to connect to a server called wombatvmxp, try: <text:span text:style-name="T29">tsql -L -H wombatvmxp</text:span><text:span text:style-name="T79"> to list instances, and </text:span><text:span text:style-name="T29">tsql -H wombatvmxp -p 1433 -U user -P password </text:span><text:span text:style-name="T79">to connect. </text:span><text:span text:style-name="T96">Once you have configured /etc/freetds/freetds.conf, you can use the config section as the server name: </text:span><text:span text:style-name="T41">tsql -S my_sqlserver_connection -U user -P password</text:span><text:span text:style-name="T96">, and you’ll need to get this version working before you can use SQLAlchemy with FreeTDS.</text:span><text:span text:style-name="T79"> </text:span><text:span text:style-name="T96">A command likely to work at the TSQL command prompt is </text:span><text:span text:style-name="T41">SELECT * FROM information_schema.tables</text:span><text:span text:style-name="T96">. </text:span><text:span text:style-name="T79">Remember to type GO (the default batch separator) to execute a command (http://stackoverflow.com/questions/2299249). </text:span><text:span text:style-name="T111">To specify a particular database on the server: add ‘</text:span><text:span text:style-name="T59">-D database</text:span><text:span text:style-name="T111">’ to the tsql command (it should say “Default database being set to ...”). Note that though http://www.freetds.org/userguide/freetdsconf.htm specifies a ‘database’ parameter, </text:span><text:span text:style-name="T59">man freetds.conf</text:span><text:span text:style-name="T111"> doesn’t (for </text:span><text:span text:style-name="T59">tsql -C </text:span><text:span text:style-name="T111">showing a version of 0.91). Mind you, v0.91 is from 2011 (http://www.freetds.org/news.html). So for v0.91, freetds.conf is not the place to specify the database, it seems. But specifying the database in the SQLAlchemy URL works.</text:span></text:p></text:note-body></text:note></text:span></text:p>
            <text:p text:style-name="P345"/>
            <text:p text:style-name="P313">WARNING. FreeTDS prior to version 0.95 does not support MARS. Without this, CRATE will fail (<text:span text:style-name="T382">stopping </text:span>during/<text:span text:style-name="T382">after</text:span> the first patient). <text:span text:style-name="T381">Furthermore, FreeTDS only supports MARS via ODBC</text:span><text:span text:style-name="T381"><text:note text:id="ftn47" text:note-class="footnote"><text:note-citation>47</text:note-citation><text:note-body><text:p text:style-name="P447">http://www.freetds.org/mars.html</text:p></text:note-body></text:note></text:span><text:span text:style-name="T381">, i.e. presumably not this way. Use pyodbc → FreeTDS instead.</text:span></text:p>
          </table:table-cell>
        </table:table-row>
        <table:table-row>
          <table:table-cell table:style-name="Table1.A29" office:value-type="string">
            <text:p text:style-name="P154"/>
          </table:table-cell>
          <table:table-cell table:style-name="Table1.B36" office:value-type="string">
            <text:p text:style-name="P325">SQLAlchemy</text:p>
          </table:table-cell>
          <table:table-cell table:style-name="Table1.C36" office:value-type="string">
            <text:p text:style-name="P343">”</text:p>
          </table:table-cell>
          <table:table-cell table:style-name="Table1.D36" office:value-type="string">
            <text:p text:style-name="P326">Windows</text:p>
          </table:table-cell>
          <table:table-cell table:style-name="Table1.E36" office:value-type="string">
            <text:p text:style-name="P302">?</text:p>
          </table:table-cell>
          <table:table-cell table:style-name="Table1.F36" office:value-type="string">
            <text:p text:style-name="P303">As above; untested (no need; use Windows ODBC drivers).</text:p>
          </table:table-cell>
        </table:table-row>
        <table:table-row>
          <table:table-cell table:style-name="Table1.A29" office:value-type="string">
            <text:p text:style-name="P154"/>
          </table:table-cell>
          <table:table-cell table:style-name="Table1.B36" office:value-type="string">
            <text:p text:style-name="P162">SQLAlchemy</text:p>
          </table:table-cell>
          <table:table-cell table:style-name="Table1.C36" office:value-type="string">
            <text:p text:style-name="P199">Jython → <text:span text:style-name="T29">zxJDBC</text:span></text:p>
          </table:table-cell>
          <table:table-cell table:style-name="Table1.D36" office:value-type="string">
            <text:p text:style-name="P165">Linux, <text:span text:style-name="T165">Windows</text:span></text:p>
          </table:table-cell>
          <table:table-cell table:style-name="Table1.E36" office:value-type="string">
            <text:p text:style-name="P164">?</text:p>
          </table:table-cell>
          <table:table-cell table:style-name="Table1.F36" office:value-type="string">
            <text:p text:style-name="P166">Requires Jython, adding complexity; see below. Untested; no need.</text:p>
          </table:table-cell>
        </table:table-row>
        <table:table-row>
          <table:table-cell table:style-name="Table1.A30" office:value-type="string">
            <text:p text:style-name="P154"/>
          </table:table-cell>
          <table:table-cell table:style-name="Table1.B36" office:value-type="string">
            <text:p text:style-name="P162">SQLAlchemy</text:p>
          </table:table-cell>
          <table:table-cell table:style-name="Table1.C36" office:value-type="string">
            <text:p text:style-name="P193">adodbapi</text:p>
          </table:table-cell>
          <table:table-cell table:style-name="Table1.D36" office:value-type="string">
            <text:p text:style-name="P165">Any</text:p>
          </table:table-cell>
          <table:table-cell table:style-name="Table1.E36" office:value-type="string">
            <text:p text:style-name="P164">No</text:p>
          </table:table-cell>
          <table:table-cell table:style-name="Table1.F36" office:value-type="string">
            <text:p text:style-name="P165">Not implemented in SQLAlchemy 0.6+.<text:note text:id="ftn48" text:note-class="footnote"><text:note-citation>48</text:note-citation><text:note-body><text:p text:style-name="P401">http://docs.sqlalchemy.org/en/latest/dialects/mssql.html</text:p></text:note-body></text:note></text:p>
          </table:table-cell>
        </table:table-row>
        <table:table-row>
          <table:table-cell table:style-name="Table1.A36" office:value-type="string">
            <text:p text:style-name="P171">PostgreSQL</text:p>
          </table:table-cell>
          <table:table-cell table:style-name="Table1.B32" office:value-type="string">
            <text:p text:style-name="P229">Django</text:p>
          </table:table-cell>
          <table:table-cell table:style-name="Table1.C32" office:value-type="string">
            <text:p text:style-name="P230">Built in via <text:span text:style-name="T29">psycopg2 </text:span><text:span text:style-name="T79">→</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50">Yes.</text:p>
          </table:table-cell>
          <table:table-cell table:style-name="Table1.F32" office:value-type="string">
            <text:p text:style-name="P231">Psycopg uses the LGPL.<text:note text:id="ftn49" text:note-class="footnote"><text:note-citation>49</text:note-citation><text:note-body><text:p text:style-name="P402">http://initd.org/psycopg/</text:p></text:note-body></text:note> <text:span text:style-name="T379">See ENGINE setting above.</text:span></text:p>
          </table:table-cell>
        </table:table-row>
        <table:table-row>
          <table:table-cell table:style-name="Table1.A36" office:value-type="string">
            <text:p text:style-name="P168"/>
          </table:table-cell>
          <table:table-cell table:style-name="Table1.B32" office:value-type="string">
            <text:p text:style-name="P229">SQLAlchemy</text:p>
          </table:table-cell>
          <table:table-cell table:style-name="Table1.C32" office:value-type="string">
            <text:p text:style-name="P255">psycopg2<text:span text:style-name="T79"> →</text:span><text:span text:style-name="T86"> TCP/IP</text:span></text:p>
          </table:table-cell>
          <table:table-cell table:style-name="Table1.D32" office:value-type="string">
            <text:p text:style-name="P230">Linux; <text:span text:style-name="T164">Windows</text:span></text:p>
          </table:table-cell>
          <table:table-cell table:style-name="Table1.E32" office:value-type="string">
            <text:p text:style-name="P248">Yes</text:p>
          </table:table-cell>
          <table:table-cell table:style-name="Table1.F32" office:value-type="string">
            <text:p text:style-name="P240">See URL example above.</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g8000</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70">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sycopg2cffi</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94">py-postgresql</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8"/>
          </table:table-cell>
          <table:table-cell table:style-name="Table1.B36" office:value-type="string">
            <text:p text:style-name="P168">SQLAlchemy</text:p>
          </table:table-cell>
          <table:table-cell table:style-name="Table1.C36" office:value-type="string">
            <text:p text:style-name="P169">Jython → <text:span text:style-name="T29">zxJDBC</text:span></text:p>
          </table:table-cell>
          <table:table-cell table:style-name="Table1.D36" office:value-type="string">
            <text:p text:style-name="P169">Any</text:p>
          </table:table-cell>
          <table:table-cell table:style-name="Table1.E36" office:value-type="string">
            <text:p text:style-name="P181">?</text:p>
          </table:table-cell>
          <table:table-cell table:style-name="Table1.F36" office:value-type="string">
            <text:p text:style-name="P169">Untested; no need.</text:p>
          </table:table-cell>
        </table:table-row>
      </table:table>
      <text:p text:style-name="P7"/>
      <text:p text:style-name="P10"><text:span text:style-name="T135">It’s normally easy for Python to talk to ODBC (via PyODBC). ODBC is built into Windows. ODBC is provided for Linux via third-party products, notably unixODBC.</text:span><text:span text:style-name="T135"><text:note text:id="ftn50" text:note-class="footnote"><text:note-citation>50</text:note-citation><text:note-body><text:p text:style-name="P398">http://www.unixodbc.org/</text:p></text:note-body></text:note></text:span><text:span text:style-name="T135"> <text:s/>However, the ODBC system also requires a database-specific driver, and sometimes this is fiddly.</text:span></text:p>
      <text:p text:style-name="P92"><text:span text:style-name="T13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35"><text:note text:id="ftn51" text:note-class="footnote"><text:note-citation>51</text:note-citation><text:note-body><text:p text:style-name="P398">https://www.microsoft.com/en-gb/download/details.aspx?id=11774</text:p></text:note-body></text:note></text:span><text:span text:style-name="T135"> (2) jTDS is an open-source Type 4 JDBC driver for SQL Server (based on FreeTDS).</text:span><text:span text:style-name="T135"><text:note text:id="ftn52" text:note-class="footnote"><text:note-citation>52</text:note-citation><text:note-body><text:p text:style-name="P398">http://jtds.sourceforge.net/</text:p></text:note-body></text:note></text:span><text:span text:style-name="T13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9"> that freetds.conf doesn’t support the “database” parameter (but </text:span><text:span text:style-name="Code_5f_inline"><text:span text:style-name="T139">tsql -D</text:span></text:span><text:span text:style-name="T139"> does, and so does the SQL </text:span><text:soft-page-break/><text:span text:style-name="T139">Alchemy URL). The major one is that it doesn’t support MARS, so you can’t use it with CRATE and SQL Server (CRATE will silently stop during processing of the first patient).</text:span></text:p>
      <text:p text:style-name="P26">To install FreeTDS 1.0, <text:span text:style-name="T383">you have to get fairly low-level:</text:span></text:p>
      <text:p text:style-name="P94"><text:span text:style-name="Code_5f_inline"><text:span text:style-name="T139"><text:tab/></text:span></text:span><text:span text:style-name="Code_5f_inline"><text:span text:style-name="T147"># http://www.freetds.org/userguide/config.htm</text:span></text:span></text:p>
      <text:p text:style-name="P97"><text:span text:style-name="Code_5f_inline"><text:span text:style-name="T139"><text:tab/># http://www.linuxforums.org/forum/applications/199305-wmvolman-2-0-1-install-problems.html</text:span></text:span></text:p>
      <text:p text:style-name="P93"><text:span text:style-name="Code_5f_inline"><text:span text:style-name="T148"><text:tab/>cd /tmp <text:s/># or somewhere</text:span></text:span></text:p>
      <text:p text:style-name="P96"><text:span text:style-name="Code_5f_inline"><text:span text:style-name="T149"><text:tab/></text:span></text:span><text:span text:style-name="Code_5f_inline"><text:span text:style-name="T220">git clone https://github.com/FreeTDS/freetds.git</text:span></text:span></text:p>
      <text:p text:style-name="P96"><text:span text:style-name="Code_5f_inline"><text:span text:style-name="T220"><text:tab/></text:span></text:span><text:span text:style-name="Code_5f_inline"><text:span text:style-name="T221">cd freetds</text:span></text:span></text:p>
      <text:p text:style-name="P96"><text:span text:style-name="Code_5f_inline"><text:span text:style-name="T221"><text:tab/></text:span></text:span><text:span text:style-name="Code_5f_inline"><text:span text:style-name="T222">libtoolize --force</text:span></text:span></text:p>
      <text:p text:style-name="P96"><text:span text:style-name="Code_5f_inline"><text:span text:style-name="T221"><text:tab/></text:span></text:span><text:span text:style-name="Code_5f_inline"><text:span text:style-name="T222">aclocal</text:span></text:span></text:p>
      <text:p text:style-name="P96"><text:span text:style-name="Code_5f_inline"><text:span text:style-name="T222"><text:tab/>autoheader</text:span></text:span></text:p>
      <text:p text:style-name="P96"><text:span text:style-name="Code_5f_inline"><text:span text:style-name="T222"><text:tab/>automake --force-missing --add-missing</text:span></text:span></text:p>
      <text:p text:style-name="P96"><text:span text:style-name="Code_5f_inline"><text:span text:style-name="T221"><text:tab/>autoconf</text:span></text:span></text:p>
      <text:p text:style-name="P96"><text:span text:style-name="Code_5f_inline"><text:span text:style-name="T221"><text:tab/>./configure </text:span></text:span><text:span text:style-name="Code_5f_inline"><text:span text:style-name="T223">--</text:span></text:span><text:span text:style-name="Code_5f_inline"><text:span text:style-name="T224">enable-mars=yes</text:span></text:span></text:p>
      <text:p text:style-name="P96"><text:span text:style-name="Code_5f_inline"><text:span text:style-name="T221"><text:tab/>make</text:span></text:span></text:p>
      <text:p text:style-name="P96"><text:span text:style-name="Code_5f_inline"><text:span text:style-name="T221"><text:tab/></text:span></text:span><text:span text:style-name="Code_5f_inline"><text:span text:style-name="T222">sudo </text:span></text:span><text:span text:style-name="Code_5f_inline"><text:span text:style-name="T221">make install</text:span></text:span></text:p>
      <text:p text:style-name="P96"><text:span text:style-name="Code_5f_inline"><text:span text:style-name="T221"/></text:span></text:p>
      <text:p text:style-name="P98"><text:span text:style-name="T150">Use </text:span><text:span text:style-name="Code_5f_inline"><text:span text:style-name="T150">tsql -C</text:span></text:span><text:span text:style-name="T150"> to check the compile-time options (you should see “MARS: yes”).</text:span></text:p>
      <text:p text:style-name="P27"><text:span text:style-name="T383">B</text:span>e aware that FreeTDS only supports MARS via ODBC. So don’t expect an <text:span text:style-name="T381">SQLAlchemy URL of mssql+</text:span><text:span text:style-name="T60">pymssql</text:span><text:span text:style-name="T381">://</text:span>username:password<text:span text:style-name="T381">@</text:span>freetds_name<text:span text:style-name="T381">/</text:span>database_name<text:span text:style-name="T381">?charset=utf8 </text:span>to work. Instead, use mssql+<text:span text:style-name="T29">pyodbc</text:span>://username:password@odbc_name/?charset=utf8.</text:p>
      <text:p text:style-name="P99"><text:span text:style-name="T139">If this fails, edit </text:span><text:span text:style-name="Code_5f_inline"><text:span text:style-name="T139">/etc/odbc.ini</text:span></text:span><text:span text:style-name="T139"> to add a logfile, e.g.</text:span></text:p>
      <text:p text:style-name="P99"><text:span text:style-name="Code_5f_inline"><text:span text:style-name="T139"><text:tab/>[crate_sqlserver_odbc]</text:span></text:span></text:p>
      <text:p text:style-name="P99"><text:span text:style-name="Code_5f_inline"><text:span text:style-name="T139"><text:tab/>description = "CRATE test SQL Server database on Wombat VMXP"</text:span></text:span></text:p>
      <text:p text:style-name="P99"><text:span text:style-name="Code_5f_inline"><text:span text:style-name="T139"><text:tab/>driver = FreeTDS</text:span></text:span></text:p>
      <text:p text:style-name="P99"><text:span text:style-name="Code_5f_inline"><text:span text:style-name="T139"><text:tab/>; </text:span></text:span><text:span text:style-name="Code_5f_inline"><text:span text:style-name="T151">this is looked up in /etc/odbcinst.ini</text:span></text:span></text:p>
      <text:p text:style-name="P99"><text:span text:style-name="Code_5f_inline"><text:span text:style-name="T139"><text:tab/>TDS_Version = 7.4</text:span></text:span></text:p>
      <text:p text:style-name="P99"><text:span text:style-name="Code_5f_inline"><text:span text:style-name="T139"><text:tab/>; see http://www.freetds.org/userguide/choosingtdsprotocol.htm</text:span></text:span></text:p>
      <text:p text:style-name="P99"><text:span text:style-name="Code_5f_inline"><text:span text:style-name="T139"><text:tab/>server = 192.168.1.13</text:span></text:span></text:p>
      <text:p text:style-name="P99"><text:span text:style-name="Code_5f_inline"><text:span text:style-name="T139"><text:tab/>port = 1433</text:span></text:span></text:p>
      <text:p text:style-name="P99"><text:span text:style-name="Code_5f_inline"><text:span text:style-name="T139"><text:tab/>Database = crate_test_src</text:span></text:span></text:p>
      <text:p text:style-name="P99"><text:span text:style-name="Code_5f_inline"><text:span text:style-name="T139"><text:tab/>MARS_Connection = Yes</text:span></text:span></text:p>
      <text:p text:style-name="P100"><text:span text:style-name="Code_5f_inline"><text:span text:style-name="T139"><text:tab/>DumpFile = /tmp/freedump.log</text:span></text:span></text:p>
      <text:p text:style-name="P99"><text:span text:style-name="Code_5f_inline"><text:span text:style-name="T152"/></text:span></text:p>
      <text:p text:style-name="P27">to check the actual <text:span text:style-name="T384">FreeTDS software version and </text:span>TDS <text:span text:style-name="T384">protocol </text:span>version being used; the line<text:span text:style-name="T384">s</text:span> <text:span text:style-name="T384">are</text:span> near the top and looks like</text:p>
      <text:p text:style-name="P102"><text:span text:style-name="Code_5f_inline"><text:span text:style-name="T139"><text:tab/>log.c:196:Starting log file for FreeTDS 0.91</text:span></text:span></text:p>
      <text:p text:style-name="P102"><text:span text:style-name="Code_5f_inline"><text:span text:style-name="T139"><text:tab/><text:tab/><text:tab/><text:tab/><text:tab/><text:tab/> <text:s text:c="2"/>^^^ bad; need higher FreeTDS version</text:span></text:span></text:p>
      <text:p text:style-name="P99"><text:span text:style-name="Code_5f_inline"><text:span text:style-name="T139"><text:tab/>net.c:207:Connecting to 192.168.1.13 port 1433 (TDS version 7.1)</text:span></text:span></text:p>
      <text:p text:style-name="P99"><text:span text:style-name="Code_5f_inline"><text:span text:style-name="T139"><text:tab/> <text:s text:c="59"/></text:span></text:span><text:span text:style-name="Code_5f_inline"><text:span text:style-name="T151">^^^ bad; need TDS 7.2</text:span></text:span></text:p>
      <text:p text:style-name="P99"><text:span text:style-name="Code_5f_inline"><text:span text:style-name="T139"/></text:span></text:p>
      <text:p text:style-name="P99"><text:bookmark-start text:name="__DdeLink__8985_1712361255"/><text:span text:style-name="T139">Note that a TDS_Version of “8.0” in </text:span><text:span text:style-name="Code_5f_inline"><text:span text:style-name="T139">/etc/odbc.ini</text:span></text:span><text:span text:style-name="T139"> will be converted to “7.1”; if you specify a version that exceeds your SQL Server (e.g. specify “7.4” when you’re running SQL Server 2005) it will fall back to 4.2; and </text:span><text:span text:style-name="T65">you need 7.2 or higher </text:span><text:span text:style-name="T139">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9">/etc/odbcinst.ini</text:span></text:span><text:span text:style-name="T139">:</text:span></text:p>
      <text:p text:style-name="P102"><text:span text:style-name="Code_5f_inline"><text:span text:style-name="T139"><text:tab/>[FreeTDS_v1_1]</text:span></text:span></text:p>
      <text:p text:style-name="P102"><text:soft-page-break/><text:span text:style-name="Code_5f_inline"><text:span text:style-name="T139"><text:tab/>Description = FreeTDS 1.1 (SQL Server protocol driver for Unix)</text:span></text:span></text:p>
      <text:p text:style-name="P102"><text:span text:style-name="Code_5f_inline"><text:span text:style-name="T139"><text:tab/>Driver = /usr/local/lib/libtdsodbc.so</text:span></text:span></text:p>
      <text:p text:style-name="P102"><text:span text:style-name="Code_5f_inline"><text:span text:style-name="T139"/></text:span></text:p>
      <text:p text:style-name="P102"><text:span text:style-name="Code_5f_inline"><text:span text:style-name="T139">/etc/odbc.ini:</text:span></text:span></text:p>
      <text:p text:style-name="P102"><text:span text:style-name="Code_5f_inline"><text:span text:style-name="T139"><text:tab/>[crate_sqlserver_odbc]</text:span></text:span></text:p>
      <text:p text:style-name="P102"><text:span text:style-name="Code_5f_inline"><text:span text:style-name="T139"><text:tab/>description = "CRATE test SQL Server database on Wombat VMXP"</text:span></text:span></text:p>
      <text:p text:style-name="P102"><text:span text:style-name="Code_5f_inline"><text:span text:style-name="T139"><text:tab/>driver = FreeTDS_v1_1</text:span></text:span></text:p>
      <text:p text:style-name="P102"><text:span text:style-name="Code_5f_inline"><text:span text:style-name="T139"><text:tab/>TDS_Version = 7.2</text:span></text:span></text:p>
      <text:p text:style-name="P102"><text:span text:style-name="Code_5f_inline"><text:span text:style-name="T139"><text:tab/>server = 192.168.1.13</text:span></text:span></text:p>
      <text:p text:style-name="P102"><text:span text:style-name="Code_5f_inline"><text:span text:style-name="T139"><text:tab/>port = 1433</text:span></text:span></text:p>
      <text:p text:style-name="P102"><text:span text:style-name="Code_5f_inline"><text:span text:style-name="T139"><text:tab/>Database = crate_test_src</text:span></text:span></text:p>
      <text:p text:style-name="P102"><text:span text:style-name="Code_5f_inline"><text:span text:style-name="T139"><text:tab/>MARS_Connection = Yes</text:span></text:span></text:p>
      <text:p text:style-name="P102"><text:span text:style-name="Code_5f_inline"><text:span text:style-name="T139"><text:tab/>DumpFile = /tmp/freedump.log</text:span></text:span></text:p>
      <text:p text:style-name="P102"><text:span text:style-name="Code_5f_inline"><text:span text:style-name="T139"><text:tab/>; remove this line after testing!</text:span></text:span></text:p>
      <text:p text:style-name="Text_20_body"><text:span text:style-name="Code_5f_inline"/></text:p>
      <text:p text:style-name="P29">This worked.</text:p>
      <text:h text:style-name="P710" text:outline-level="2"><text:bookmark-start text:name="__RefHeading___Toc6252_1570332519"/>Summary<text:bookmark-end text:name="__RefHeading___Toc6252_1570332519"/></text:h>
      <text:p text:style-name="P9">On this basis:</text:p>
      <text:list xml:id="list4206854760261035566" text:style-name="L17">
        <text:list-item>
          <text:p text:style-name="P590"><text:span text:style-name="T97">For MySQL: if you want to install a fast option, use </text:span><text:span text:style-name="T45">MySQL Connector/Python</text:span><text:span text:style-name="T97"> or </text:span><text:span text:style-name="T45">MySQLdb</text:span><text:span text:style-name="T97">.</text:span><text:span text:style-name="T45"> </text:span><text:span text:style-name="T97">If you want to avoid dependencies, use </text:span><text:span text:style-name="T53">MySQL Connector/Python </text:span><text:span text:style-name="T108">or </text:span><text:span text:style-name="T45">PyMySQL</text:span><text:span text:style-name="T97">.</text:span></text:p>
        </text:list-item>
        <text:list-item>
          <text:p text:style-name="P591"><text:span text:style-name="T128">F</text:span><text:span text:style-name="T126">or SQL Server: </text:span><text:span text:style-name="T131">f</text:span><text:span text:style-name="T129">or Django use </text:span><text:span text:style-name="T66">django-pyodbc-azure </text:span><text:span text:style-name="T129">and for SQLAlchemy use </text:span><text:span text:style-name="T66">pyodbc, </text:span><text:span text:style-name="T129">both </text:span><text:span text:style-name="T126">via Windows ODBC. </text:span><text:span text:style-name="T131">For the ODBC drivers, use native drivers under Windows or FreeTDS under Linux (in a version that supports MARS).</text:span></text:p>
        </text:list-item>
        <text:list-item>
          <text:p text:style-name="P591"><text:span text:style-name="T126">For PostgreSQL: use </text:span><text:span text:style-name="T65">psycopg2</text:span><text:span text:style-name="T126">, though you may have to install prerequisites (e.g. download and install a dummy copy of PostgreSQL!).</text:span></text:p>
        </text:list-item>
      </text:list>
      <text:p text:style-name="P11">CRATE <text:span text:style-name="T315">doesn’t bundle in database drivers, since they are OS-specific in many instances</text:span><text:span text:style-name="T127">, </text:span><text:span text:style-name="T130">and can be installed as required by the user.</text:span></text:p>
      <text:h text:style-name="P685" text:outline-level="1"/>
      <text:h text:style-name="P686" text:outline-level="1"/>
      <text:h text:style-name="P697"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5">Port</text:p>
          </table:table-cell>
          <table:table-cell table:style-name="Table7.B1" office:value-type="string">
            <text:p text:style-name="P175">Default function</text:p>
          </table:table-cell>
        </table:table-row>
        <table:table-row>
          <table:table-cell table:style-name="Table7.A2" office:value-type="string">
            <text:p text:style-name="P175">22</text:p>
          </table:table-cell>
          <table:table-cell table:style-name="Table7.B2" office:value-type="string">
            <text:p text:style-name="P175">SSH</text:p>
          </table:table-cell>
        </table:table-row>
        <table:table-row>
          <table:table-cell table:style-name="Table7.A2" office:value-type="string">
            <text:p text:style-name="P175">80</text:p>
          </table:table-cell>
          <table:table-cell table:style-name="Table7.B2" office:value-type="string">
            <text:p text:style-name="P175">HTTP</text:p>
          </table:table-cell>
        </table:table-row>
        <table:table-row>
          <table:table-cell table:style-name="Table7.A2" office:value-type="string">
            <text:p text:style-name="P175">443</text:p>
          </table:table-cell>
          <table:table-cell table:style-name="Table7.B2" office:value-type="string">
            <text:p text:style-name="P175">HTTPS</text:p>
          </table:table-cell>
        </table:table-row>
        <table:table-row>
          <table:table-cell table:style-name="Table7.A2" office:value-type="string">
            <text:p text:style-name="P175">1433</text:p>
          </table:table-cell>
          <table:table-cell table:style-name="Table7.B2" office:value-type="string">
            <text:p text:style-name="P175">Microsoft SQL Server</text:p>
          </table:table-cell>
        </table:table-row>
        <table:table-row>
          <table:table-cell table:style-name="Table7.A2" office:value-type="string">
            <text:p text:style-name="P175">3306</text:p>
          </table:table-cell>
          <table:table-cell table:style-name="Table7.B2" office:value-type="string">
            <text:p text:style-name="P175">MySQL</text:p>
          </table:table-cell>
        </table:table-row>
        <table:table-row>
          <table:table-cell table:style-name="Table7.A2" office:value-type="string">
            <text:p text:style-name="P175">5432</text:p>
          </table:table-cell>
          <table:table-cell table:style-name="Table7.B2" office:value-type="string">
            <text:p text:style-name="P175">PostgreSQL</text:p>
          </table:table-cell>
        </table:table-row>
        <table:table-row>
          <table:table-cell table:style-name="Table7.A2" office:value-type="string">
            <text:p text:style-name="P178">5672</text:p>
          </table:table-cell>
          <table:table-cell table:style-name="Table7.B2" office:value-type="string">
            <text:p text:style-name="P178">AMQP (e.g. RabbitMQ)</text:p>
          </table:table-cell>
        </table:table-row>
        <table:table-row>
          <table:table-cell table:style-name="Table7.A2" office:value-type="string">
            <text:p text:style-name="P175">8443</text:p>
          </table:table-cell>
          <table:table-cell table:style-name="Table7.B2" office:value-type="string">
            <text:p text:style-name="P175">relatively common alternative for HTTPS</text:p>
          </table:table-cell>
        </table:table-row>
        <table:table-row>
          <table:table-cell table:style-name="Table7.A2" office:value-type="string">
            <text:p text:style-name="P178">15672</text:p>
          </table:table-cell>
          <table:table-cell table:style-name="Table7.B2" office:value-type="string">
            <text:p text:style-name="P178">Default internal port for RabbitMQ admin interface</text:p>
          </table:table-cell>
        </table:table-row>
      </table:table>
      <text:h text:style-name="P687" text:outline-level="1"/>
      <text:h text:style-name="P698"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5">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72">Python code, i.e. CRATE itself</text:p>
          </table:table-cell>
          <table:table-cell table:style-name="Table2.B1" office:value-type="string">
            <text:p text:style-name="P172">Cross-platform</text:p>
          </table:table-cell>
        </table:table-row>
        <table:table-row>
          <table:table-cell table:style-name="Table2.A2" office:value-type="string">
            <text:p text:style-name="P172">Database connections</text:p>
          </table:table-cell>
          <table:table-cell table:style-name="Table2.B2" office:value-type="string">
            <text:p text:style-name="P172">All configurable, and Windows connections available for all. MySQL supported under Windows.</text:p>
          </table:table-cell>
        </table:table-row>
        <table:table-row>
          <table:table-cell table:style-name="Table2.A2" office:value-type="string">
            <text:p text:style-name="P172">Text extraction tools</text:p>
          </table:table-cell>
          <table:table-cell table:style-name="Table2.B2" office:value-type="string">
            <text:p text:style-name="P173">The Linux tools used are unrtf (.RTF), pdftotext (.PDF), antiword (.DOC), strings (anything). They are generally very fast. CRATE calls them by name.</text:p>
            <text:list xml:id="list5952100775919063092" text:style-name="L18">
              <text:list-item>
                <text:p text:style-name="P552">unrtf is available for Windows (license: GPL).<text:note text:id="ftn54" text:note-class="footnote"><text:note-citation>54</text:note-citation><text:note-body><text:p text:style-name="P404">https://www.gnu.org/software/unrtf/; http://gnuwin32.sourceforge.net/packages/unrtf.htm</text:p></text:note-body></text:note></text:p>
              </text:list-item>
              <text:list-item>
                <text:p text:style-name="P552">pdftotext is available for Windows as part of Xpdf (license: GPL).<text:note text:id="ftn55" text:note-class="footnote"><text:note-citation>55</text:note-citation><text:note-body><text:p text:style-name="P404">http://www.foolabs.com/xpdf/</text:p></text:note-body></text:note></text:p>
              </text:list-item>
              <text:list-item>
                <text:p text:style-name="P552">antiword<text:note text:id="ftn56" text:note-class="footnote"><text:note-citation>56</text:note-citation><text:note-body><text:p text:style-name="P404">http://www.winfield.demon.nl/</text:p></text:note-body></text:note> can be compiled for Windows and is available as a binary.<text:note text:id="ftn57" text:note-class="footnote"><text:note-citation>57</text:note-citation><text:note-body><text:p text:style-name="P404">http://www-stud.rbi.informatik.uni-frankfurt.de/~markus/antiword/</text:p></text:note-body></text:note></text:p>
              </text:list-item>
              <text:list-item>
                <text:p text:style-name="P552">strings has an equivalent for Windows.<text:note text:id="ftn58" text:note-class="footnote"><text:note-citation>58</text:note-citation><text:note-body><text:p text:style-name="P404">https://technet.microsoft.com/en-us/sysinternals/bb897439.aspx</text:p></text:note-body></text:note></text:p>
              </text:list-item>
            </text:list>
            <text:p text:style-name="P195">Users on Windows should install these tools so that they’re visible to CRATE via the PATH.</text:p>
          </table:table-cell>
        </table:table-row>
        <table:table-row>
          <table:table-cell table:style-name="Table2.A2" office:value-type="string">
            <text:p text:style-name="P173">Web framework (Gunicorn, with e.g. Apache as a front end)</text:p>
          </table:table-cell>
          <table:table-cell table:style-name="Table2.B2" office:value-type="string">
            <text:p text:style-name="P293"><text:span text:style-name="T168">Gunicorn is UNIX-only, </text:span><text:span text:style-name="T170">although happily it installs without complaint on Windows, so we don’t need to exclude it from the dependencies</text:span><text:span text:style-name="T168">. </text:span></text:p>
            <text:p text:style-name="P293"><text:span text:style-name="T168"><text:tab/></text:span><text:span text:style-name="T169">Alternatives include: (1) CherryPy. This is pure Python. It supports SSL </text:span><text:span text:style-name="T172">and serves static files</text:span><text:span text:style-name="T169">. Let’s use it. </text:span><text:span text:style-name="T171">(2) </text:span><text:span text:style-name="T176">uWSGI: </text:span><text:span text:style-name="T177">written in C and requires Cygwin; </text:span><text:span text:style-name="T176">probably overly complex. </text:span><text:span text:style-name="T178">(3) </text:span><text:span text:style-name="T176">Waitress.</text:span><text:span text:style-name="T176"><text:note text:id="ftn59" text:note-class="footnote"><text:note-citation>59</text:note-citation><text:note-body><text:p text:style-name="P406">https://pylons.readthedocs.org/projects/waitress/en/latest/</text:p></text:note-body></text:note></text:span><text:span text:style-name="T176"> This doesn’t support SSL but does support reverse proxying.</text:span></text:p>
            <text:p text:style-name="P291"><text:span text:style-name="T167"><text:tab/>CherryPy works nicely; </text:span><text:span text:style-name="T173">I’ve set up </text:span><text:span text:style-name="T167">a launch script and default configuration.</text:span><text:span text:style-name="T167"><text:note text:id="ftn60" text:note-class="footnote"><text:note-citation>60</text:note-citation><text:note-body><text:p text:style-name="P411">But see also: https://baxeico.wordpress.com/2013/10/13/django-on-windows/; http://tools.cherrypy.org/wiki/WindowsService</text:p></text:note-body></text:note></text:span><text:span text:style-name="T167"> </text:span><text:span text:style-name="T179">This is also suitable for Linux use.</text:span><text:span text:style-name="T183"> </text:span><text:span text:style-name="T184">It uses a thread pool by default for its HTTP server. </text:span><text:span text:style-name="T186">It runs as a django manage.py command, so use it as </text:span><text:span text:style-name="T181">crate_django_manage runcpserver</text:span><text:span text:style-name="T186">. </text:span><text:span text:style-name="T187">You can append </text:span><text:span text:style-name="T182">--help</text:span><text:span text:style-name="T187"> to get other options that you can use with the CRATE_CHERRYPY_ARGS environment variable. There are also a few settings in crateweb/config/settings.py that configure CherryPy, </text:span><text:span text:style-name="T188">and quite a lot more in crateweb/core/management/commands/runcpserver.py.</text:span></text:p>
          </table:table-cell>
        </table:table-row>
        <table:table-row>
          <table:table-cell table:style-name="Table2.A2" office:value-type="string">
            <text:p text:style-name="P172">Celery</text:p>
          </table:table-cell>
          <table:table-cell table:style-name="Table2.B2" office:value-type="string">
            <text:p text:style-name="P172">Celery is in Python, so is cross-platform. It can be run as a daemon/service under Windows, using the Windows built-in Task Scheduler.<text:note text:id="ftn61" text:note-class="footnote"><text:note-citation>61</text:note-citation><text:note-body><text:p text:style-name="P404">http://docs.celeryproject.org/en/latest/tutorials/daemonizing.html; https://www.calazan.com/windows-tip-run-applications-in-the-background-using-task-scheduler/; <text:span text:style-name="T193">you use the virtualenv’s ‘crate/bin/celeryd’ as the process.</text:span></text:p></text:note-body></text:note> <text:span text:style-name="T194">Services can also be installed from Python.</text:span><text:span text:style-name="T194"><text:note text:id="ftn62" text:note-class="footnote"><text:note-citation>62</text:note-citation><text:note-body><text:p text:style-name="P428">Use ‘pip install pypiwin32’. <text:span text:style-name="T19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72"/>
            <text:p text:style-name="P174">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72">RabbitMQ</text:p>
          </table:table-cell>
          <table:table-cell table:style-name="Table2.B2" office:value-type="string">
            <text:p text:style-name="P172">RabbitMQ supports Windows directly and runs as a service.<text:note text:id="ftn63" text:note-class="footnote"><text:note-citation>63</text:note-citation><text:note-body><text:p text:style-name="P404">https://www.rabbitmq.com/install-windows.html</text:p></text:note-body></text:note></text:p>
          </table:table-cell>
        </table:table-row>
        <table:table-row>
          <table:table-cell table:style-name="Table2.A2" office:value-type="string">
            <text:p text:style-name="P187">supervisord</text:p>
          </table:table-cell>
          <table:table-cell table:style-name="Table2.B2" office:value-type="string">
            <text:p text:style-name="P186">supervisord is used under Linux to control (a) celery and (b) gunicorn. <text:span text:style-name="T189">It does not run under Windows.</text:span><text:span text:style-name="T189"><text:note text:id="ftn64" text:note-class="footnote"><text:note-citation>64</text:note-citation><text:note-body><text:p text:style-name="P409">http://supervisord.org/introduction.html#platform-requirements ; <text:span text:style-name="T196">though see http://stackoverflow.com/questions/7629813 as you can run supervisord under Cygwin.</text:span></text:p></text:note-body></text:note></text:span><text:span text:style-name="T189"> Under Windows, we need to run (a) celery and (b) CherryPy. </text:span>For Celery, this function is replaced by the Windows Task Scheduler. <text:span text:style-name="T190">For CherryPy, there is also a daemon script. It can be run from the command line with </text:span><text:span text:style-name="T52">python -c “from cherrypy.daemon import run; run()”</text:span>. <text:span text:style-name="T296">(An aside: note also Monit; not free, but potentially good, in the UNIX environment.</text:span><text:span text:style-name="T296"><text:note text:id="ftn65" text:note-class="footnote"><text:note-citation>65</text:note-citation><text:note-body><text:p text:style-name="P407">https://mmonit.com/</text:p></text:note-body></text:note></text:span><text:span text:style-name="T296">) See also django-windows-tools.</text:span><text:span text:style-name="T296"><text:note text:id="ftn66" text:note-class="footnote"><text:note-citation>66</text:note-citation><text:note-body><text:p text:style-name="P427">http://django-windows-tools.readthedocs.org/en/latest/index.html; <text:span text:style-name="T295">this seems to be Python 2 only (as of 2016-05-11).</text:span></text:p></text:note-body></text:note></text:span></text:p>
            <text:p text:style-name="P188"><text:tab/>The practical answer was to write a small Windows service that runs other processes.</text:p>
          </table:table-cell>
        </table:table-row>
        <text:soft-page-break/>
        <table:table-row>
          <table:table-cell table:style-name="Table2.A2" office:value-type="string">
            <text:p text:style-name="P182">MySQL standalone auditor</text:p>
          </table:table-cell>
          <table:table-cell table:style-name="Table2.B2" office:value-type="string">
            <text:p text:style-name="P183"><text:span text:style-name="T192">D</text:span>itched; MySQL now supports adequate auditing itself. In mysql.cnf:</text:p>
            <text:list xml:id="list4067978332887108503" text:style-name="L19">
              <text:list-item>
                <text:p text:style-name="P553">Set ‘log_output = TABLE’ (to use the table mysql.general_log), ‘log_output = FILE’ (to use the file specified by the ‘general_log_file’ variable), or ‘log_output = FILE,TABLE’ for both.</text:p>
              </text:list-item>
              <text:list-item>
                <text:p text:style-name="P553">Set ‘general_log = 1’. </text:p>
              </text:list-item>
            </text:list>
            <text:p text:style-name="P292"><text:span text:style-name="T174">Restart MySQL.</text:span><text:span text:style-name="T174"><text:note text:id="ftn67" text:note-class="footnote"><text:note-citation>67</text:note-citation><text:note-body><text:p text:style-name="P408">https://dev.mysql.com/doc/refman/5.7/en/log-destinations.html</text:p></text:note-body></text:note></text:span><text:span text:style-name="T174"> </text:span><text:span text:style-name="T175">The </text:span><text:span text:style-name="T180">TABLE </text:span><text:span text:style-name="T18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5">Library dependencies</text:p>
          </table:table-cell>
          <table:table-cell table:style-name="Table2.B2" office:value-type="string">
            <text:p text:style-name="P184">DOCX extraction prefer<text:span text:style-name="T197">red</text:span> to use python-docx, <text:span text:style-name="T197">which uses lxml, which has C dependencies and is therefore fiddly to install on arbitrary Windows systems (i.e. is not guaranteed to be installed by pip). One option would be for the user to install lxml from e.g. a binary repository</text:span><text:span text:style-name="T197"><text:note text:id="ftn68" text:note-class="footnote"><text:note-citation>68</text:note-citation><text:note-body><text:p text:style-name="P410">http://www.lfd.uci.edu/~gohlke/pythonlibs/#lxml</text:p></text:note-body></text:note></text:span><text:span text:style-name="T19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47751006878776330" text:style-name="L20">
        <text:list-item>
          <text:p text:style-name="P577">Cataloguing databases: <text:span text:style-name="T198">easy.</text:span></text:p>
        </text:list-item>
        <text:list-item>
          <text:p text:style-name="P578">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8">and ischema_names. For dialect-specific things, you find ‘LONGBLOB’ (</text:span><text:span text:style-name="T210">str) and ‘LONGBLOB()’ (repr). Dealt with by using the str(coltype) method and adding a reverse lookup via SQLAlchemy dialect.</text:span></text:p>
        </text:list-item>
        <text:list-item>
          <text:p text:style-name="P579">SQL field comments: there is no standard cross-database way.<text:note text:id="ftn69" text:note-class="footnote"><text:note-citation>69</text:note-citation><text:note-body><text:p text:style-name="P420">https://bitbucket.org/zzzeek/sqlalchemy/issues/1546/feature-request-commenting-db-objects , <text:span text:style-name="T226">including my compilation of methods for different backends.</text:span></text:p></text:note-body></text:note> <text:span text:style-name="T226">The web interface c</text:span>ould read comments from the DD, <text:span text:style-name="T226">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80">Iteration by rows: <text:span text:style-name="T207">if memory constraints become a real problem, </text:span>consider yield_per(); note that some DBAPIs fetch all rows anyway <text:span text:style-name="T206">even if you use cursor.fetchone()</text:span>.<text:note text:id="ftn70" text:note-class="footnote"><text:note-citation>70</text:note-citation><text:note-body><text:p text:style-name="P414">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81"><text:span text:style-name="T209">INSERT... ON DUPLICATE KEY UPDATE: tricky.</text:span><text:span text:style-name="T209"><text:note text:id="ftn71" text:note-class="footnote"><text:note-citation>71</text:note-citation><text:note-body><text:p text:style-name="P413">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9">http://stackoverflow.com/questions/1382469/sqlalchemy-easy-way-to-insert-or-update</text:span> https://bitbucket.org/zzzeek/sqlalchemy/issues/960</text:p></text:note-body></text:note></text:span><text:span text:style-name="T209"> </text:span><text:span text:style-name="T211">Used a custom dire</text:span><text:span text:style-name="T213">ctive (with compile-specific-to-MySQL option) to append SQL.</text:span></text:p>
        </text:list-item>
        <text:list-item>
          <text:p text:style-name="P582">Character set: tricky. <text:span text:style-name="T225">Getting this wrong leads to MySQL ‘1336, Incorrect string value’ errors or Python ‘UnicodeEncodeError’ errors on insert. MySQL has character set/collation settings for: client, server, database, table, column...</text:span><text:span text:style-name="T225"><text:note text:id="ftn72" text:note-class="footnote"><text:note-citation>72</text:note-citation><text:note-body><text:p text:style-name="P422">To view: http://makandracards.com/makandra/2529-show-and-change-mysql-default-character-set .</text:p></text:note-body></text:note></text:span><text:span text:style-name="T225"> In SQLAlchemy, specify the character set for the connection and, particularly, for creating the destination table.</text:span><text:span text:style-name="T225"><text:note text:id="ftn73" text:note-class="footnote"><text:note-citation>73</text:note-citation><text:note-body><text:p text:style-name="P422">See http://docs.sqlalchemy.org/en/latest/dialects/mysql.html . Specify options like <text:span text:style-name="T215">mysql_charset either in the Table() definition (SQLAlchemy Core) or the __table_args__ dictionary (SQLAlchemy ORM): http://stackoverflow.com/questions/8971960.</text:span></text:p></text:note-body></text:note></text:span><text:span text:style-name="T225"> </text:span><text:span text:style-name="T40">Database URLs should include ‘?charset=utf8’ or similar, </text:span><text:span text:style-name="T95">and the rest is handled internally.</text:span></text:p>
        </text:list-item>
        <text:list-item>
          <text:p text:style-name="P581"><text:soft-page-break/>CREATE FULLTEXT INDEX: MySQL-specific.<text:note text:id="ftn74" text:note-class="footnote"><text:note-citation>74</text:note-citation><text:note-body><text:p text:style-name="P412">http://stackoverflow.com/questions/14971619/proper-use-of-mysql-full-text-search-with-sqlalchemy</text:p></text:note-body></text:note> <text:span text:style-name="T205">PostgreSQL supports full-text indexing but uses different methods.</text:span><text:span text:style-name="T205"><text:note text:id="ftn75" text:note-class="footnote"><text:note-citation>75</text:note-citation><text:note-body><text:p text:style-name="P419">http://www.postgresql.org/docs/9.1/static/textsearch-tables.html</text:p></text:note-body></text:note></text:span><text:span text:style-name="T205"> Handled with dialect-specific code.</text:span></text:p>
        </text:list-item>
        <text:list-item>
          <text:p text:style-name="P583"><text:span text:style-name="T36">MySQL settings: configure using /</text:span><text:span text:style-name="T37">etc/mysql/</text:span><text:span text:style-name="T36">my.cnf </text:span><text:span text:style-name="T37">or equivalent</text:span><text:span text:style-name="T36">. </text:span><text:span text:style-name="T201">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202">≤5.5.6 and false by default for ≥5.5.7</text:span><text:span text:style-name="T201">.</text:span><text:span text:style-name="T201"><text:note text:id="ftn76" text:note-class="footnote"><text:note-citation>76</text:note-citation><text:note-body><text:p text:style-name="P417"><text:bookmark-start text:name="__DdeLink__1972_1665690880"/>https://dev.mysql.com/doc/refman/5.7/en/server-system-variables.html<text:bookmark-end text:name="__DdeLink__1972_1665690880"/></text:p></text:note-body></text:note></text:span><text:span text:style-name="T201"> InnoDB can use the Antelope or Barracuda file format;</text:span><text:span text:style-name="T201"><text:note text:id="ftn77" text:note-class="footnote"><text:note-citation>77</text:note-citation><text:note-body><text:p text:style-name="P417">https://dev.mysql.com/doc/refman/5.7/en/innodb-file-format.html</text:p></text:note-body></text:note></text:span><text:span text:style-name="T201"> the default became Barracuda for MySQL </text:span><text:span text:style-name="T202">≥5.7.7; Barracuda is fancier. It supports options like DYNAMIC row formats. As of MySQL 5.7.9, one can specify the default row format.</text:span><text:span text:style-name="T202"><text:note text:id="ftn78" text:note-class="footnote"><text:note-citation>78</text:note-citation><text:note-body><text:p text:style-name="P417">https://dev.mysql.com/doc/refman/5.7/en/innodb-row-format-specification.html</text:p></text:note-body></text:note></text:span><text:span text:style-name="T202"> </text:span><text:span text:style-name="T203">You can dynamically change a table’</text:span><text:span text:style-name="T204">s file and row format.</text:span><text:span text:style-name="T203"><text:note text:id="ftn79" text:note-class="footnote"><text:note-citation>79</text:note-citation><text:note-body><text:p text:style-name="P418">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9">mysql&gt; </text:span><text:span text:style-name="T29">CREATE DATABASE </text:span><text:span text:style-name="T25">somedb</text:span><text:span text:style-name="T79"> </text:span><text:span text:style-name="T29">DEFAULT CHARACTER SET utf8 DEFAULT COLLATE utf8_unicode_ci;</text:span></text:p>
      <text:p text:style-name="Code_5f_paragraph"/>
      <text:p text:style-name="Code_5f_paragraph"><text:span text:style-name="T79"># To alter a table’s character set/</text:span><text:span text:style-name="T93">collation</text:span><text:span text:style-name="T79">:</text:span></text:p>
      <text:p text:style-name="Code_5f_paragraph"># (http://stackoverflow.com/questions/742205)</text:p>
      <text:p text:style-name="Code_5f_paragraph"># (http://stackoverflow.com/questions/766809)</text:p>
      <text:p text:style-name="Code_5f_paragraph"><text:span text:style-name="T79">mysql&gt; </text:span><text:span text:style-name="T29">ALTER TABLE </text:span><text:span text:style-name="T25">sometable</text:span><text:span text:style-name="T29"> CONVERT TO CHARACTER SET utf8 COLLATE utf8_unicode_ci;</text:span></text:p>
      <text:h text:style-name="P711"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88" text:outline-level="1"/>
      <text:h text:style-name="P699" text:outline-level="1"><text:bookmark-start text:name="__RefHeading___Toc6266_1570332519"/>Troubleshooting<text:bookmark-end text:name="__RefHeading___Toc6266_1570332519"/></text:h>
      <text:h text:style-name="P712" text:outline-level="2">Which Python modules should be installed?</text:h>
      <text:p text:style-name="P144">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489">django-pyodbc-azure==1.10.4.0 <text:s/><text:span text:style-name="T477">#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489">mmh3==2.3.1 <text:s/><text:span text:style-name="T477">#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489">pyodbc==4.0.3 <text:s/><text:span text:style-name="T477">#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713"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22">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714" text:outline-level="2"><text:bookmark-start text:name="__RefHeading___Toc6272_1570332519"/><text:span text:style-name="T317">[…] </text:span>“Connection is busy with results for another command” <text:span text:style-name="T317">[…]</text:span><text:bookmark-end text:name="__RefHeading___Toc6272_1570332519"/></text:h>
      <text:p text:style-name="P39">If you see this with Microsoft SQL Server via ODBC/pyodbc, you need to enable Multiple Active Result Sets (MARS), <text:span text:style-name="T319">because for some reason Microsoft think it’s unusual to want more than one cursor open (more than one simultaneous query) to a single database at once.</text:span> <text:span text:style-name="T318">There are several ways:</text:span></text:p>
      <text:list xml:id="list161919885264072962" text:style-name="L21">
        <text:list-item>
          <text:p text:style-name="P592"><text:span text:style-name="T320">(DOESN’T WORK.) Append “</text:span><text:span text:style-name="T54">;MultipleActiveResultSets=True</text:span><text:span text:style-name="T316">” to the connection URL, e.g. “mssql+pyodbc://@MYDSN;MultipleActiveResultSets=True”. However, although this is documented,</text:span><text:span text:style-name="T316"><text:note text:id="ftn80" text:note-class="footnote"><text:note-citation>80</text:note-citation><text:note-body><text:p text:style-name="P431">https://msdn.microsoft.com/en-us/library/h32h3abf(v=vs.110).aspx</text:p></text:note-body></text:note></text:span><text:span text:style-name="T316"> it didn’t work via pyodbc!</text:span><text:span text:style-name="T316"><text:note text:id="ftn81" text:note-class="footnote"><text:note-citation>81</text:note-citation><text:note-body><text:p text:style-name="P431">Connection string emitted by SQLAlchemy (found by placing a trace within sqlalchemy.engine.default.DefaultDialect.connect): ‘dsn=MY_DSN;MultipleActiveResultSets=True;Trusted_Connection=Yes’.</text:p></text:note-body></text:note></text:span></text:p>
        </text:list-item>
        <text:list-item>
          <text:p text:style-name="P593"><text:span text:style-name="T320">(WORKS.) R</text:span>un the command: <text:span text:style-name="Code_5f_inline"><text:span text:style-name="T334">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95">Use </text:span><text:span text:style-name="Code_5f_inline"><text:span text:style-name="T395">CONFIGDSN</text:span></text:span><text:span text:style-name="T395"> instead of </text:span><text:span text:style-name="Code_5f_inline"><text:span text:style-name="T395">CONFIGSYSDSN</text:span></text:span><text:span text:style-name="T395"> if you are using a user DSN. Your changes should be visible if you restart the ODBC control panel (e.g. with </text:span><text:span text:style-name="Code_5f_inline"><text:span text:style-name="T395">odbccp32.cpl</text:span></text:span><text:span text:style-name="T395">) and go through the configuration wizard again; the MARS option (which you can’t edit) should have changed from “No” to “Yes”.</text:span></text:p>
        </text:list-item>
        <text:list-item>
          <text:p text:style-name="P594">There’s also a registry hack.<text:note text:id="ftn82" text:note-class="footnote"><text:note-citation>82</text:note-citation><text:note-body><text:p text:style-name="P432">http://serverfault.com/questions/302169</text:p></text:note-body></text:note></text:p>
        </text:list-item>
      </text:list>
      <text:h text:style-name="P715" text:outline-level="2"><text:bookmark-start text:name="__RefHeading___Toc6274_1570332519"/>How do I reconfigure MySQL?<text:bookmark-end text:name="__RefHeading___Toc6274_1570332519"/></text:h>
      <text:list xml:id="list5427859559822533998" text:style-name="L22">
        <text:list-item>
          <text:p text:style-name="P595">Edit the MySQL configuration file.</text:p>
          <text:list>
            <text:list-item>
              <text:p text:style-name="P595">Under Ubuntu Linux this is usually <text:span text:style-name="Code_5f_inline">/etc/mysql/my.cnf</text:span>.</text:p>
            </text:list-item>
            <text:list-item>
              <text:p text:style-name="P595">Under Windows it can be in several locations.<text:note text:id="ftn83" text:note-class="footnote"><text:note-citation>83</text:note-citation><text:note-body><text:p text:style-name="P433">http://dev.mysql.com/doc/refman/5.7/en/option-files.html</text:p></text:note-body></text:note> <text:span text:style-name="T337">If you’re not sure where yours is, find </text:span><text:span text:style-name="Code_5f_inline"><text:span text:style-name="T337">mysqld</text:span></text:span><text:span text:style-name="T337"> (typically </text:span><text:span text:style-name="Code_5f_inline"><text:span text:style-name="T337">C:\Program Files\MySQL\MySQL Server 5.7\bin\mysqld.exe</text:span></text:span><text:span text:style-name="T337">) and run </text:span><text:span text:style-name="Code_5f_inline"><text:span text:style-name="T337">mysqld --verbose --help &gt; helpoutput.txt</text:span></text:span><text:span text:style-name="T337"> and inspect the resulting file </text:span><text:span text:style-name="Code_5f_inline"><text:span text:style-name="T337">helpoutput.txt</text:span></text:span><text:span text:style-name="T337">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37">C:\my.ini C:\my.cnf C:\Program Files\MySQL\MySQL Server 5.7\my.ini C:\Program Files\MySQL\MySQL Server 5.7\my.cnf</text:span></text:p>
      <text:list xml:id="list190728979454739" text:continue-numbering="true" text:style-name="L22">
        <text:list-item>
          <text:list>
            <text:list-item>
              <text:list>
                <text:list-item>
                  <text:p text:style-name="P597">Note that <text:span text:style-name="T338">on our main test system (Windows Server 2008 R2, MySQL 5.7) </text:span>the only file existing was <text:span text:style-name="Code_5f_inline"><text:span text:style-name="T338">C:\Program</text:span></text:span><text:span text:style-name="Code_5f_inline"><text:span text:style-name="T55">Data</text:span></text:span><text:span text:style-name="Code_5f_inline"><text:span text:style-name="T338">\MySQL\MySQL Server 5.7\my.ini</text:span></text:span><text:span text:style-name="T338">, </text:span>but this was busy being ignored <text:span text:style-name="T342">when </text:span><text:span text:style-name="Code_5f_inline"><text:span text:style-name="T342">mysqld</text:span></text:span><text:span text:style-name="T342"> was run manually (see below for why – it can be specified directly as an argument to the Windows service, so a manual call to </text:span><text:span text:style-name="Code_5f_inline"><text:span text:style-name="T342">mysqld</text:span></text:span><text:span text:style-name="T342"> doesn’t see the same file, which is confusing).</text:span></text:p>
                </text:list-item>
                <text:list-item>
                  <text:p text:style-name="P599">For running MySQL systems, you can also view the configuration filename via MySQL Workbench <text:span text:style-name="T341">(under Server Status)</text:span>, <text:span text:style-name="T340">but what you see here can be wrong. For example, we’ve had it showing </text:span><text:span text:style-name="Code_5f_inline"><text:span text:style-name="T340">C:\Program Files\MySQL\MySQL Server 5.0\my.ini</text:span></text:span><text:span text:style-name="T340">, when there was no such directory (we were using MySQL 5.7), and the actual file was </text:span><text:span text:style-name="Code_5f_inline"><text:span text:style-name="T340">C:\my.ini</text:span></text:span><text:span text:style-name="T340">.</text:span></text:p>
                </text:list-item>
              </text:list>
            </text:list-item>
          </text:list>
        </text:list-item>
        <text:list-item>
          <text:p text:style-name="P596">Restart MySQL. Under Ubuntu Linux, use <text:span text:style-name="Code_5f_inline">sudo service mysql restart</text:span>. Under Windows, restart the MySQL service in the Services tool (it’s typically called e.g. MySQL57).</text:p>
        </text:list-item>
        <text:list-item>
          <text:p text:style-name="P598">If MySQL fails to restart, run the <text:span text:style-name="Code_5f_inline">mysqld</text:span> program manually so you can see why.</text:p>
          <text:list>
            <text:list-item>
              <text:p text:style-name="P598"><text:soft-page-break/><text:span text:style-name="T339">If it sits there appearing to do nothing, it’s probably happy; check the log files, on Windows usually called </text:span><text:span text:style-name="T11">HOSTNAME</text:span><text:span text:style-name="Code_5f_inline"><text:span text:style-name="T339">.err</text:span></text:span><text:span text:style-name="T339"> in the database data directory.</text:span></text:p>
            </text:list-item>
            <text:list-item>
              <text:p text:style-name="P598"><text:span text:style-name="T339">You can run </text:span><text:span text:style-name="Code_5f_inline"><text:span text:style-name="T339">mysqld </text:span></text:span><text:span text:style-name="Code_5f_inline"><text:span text:style-name="T236">--</text:span></text:span><text:span text:style-name="Code_5f_inline"><text:span text:style-name="T339">console </text:span></text:span><text:span text:style-name="Code_5f_inline"><text:span text:style-name="T236">--</text:span></text:span><text:span text:style-name="Code_5f_inline"><text:span text:style-name="T339">standalone </text:span></text:span><text:span text:style-name="Code_5f_inline"><text:span text:style-name="T236">--</text:span></text:span><text:span text:style-name="Code_5f_inline"><text:span text:style-name="T237">log-error-verbosity 3</text:span></text:span><text:span text:style-name="T339"> to get it to write to the console. These options also allow you to abort it with CTRL-C.</text:span></text:p>
            </text:list-item>
            <text:list-item>
              <text:p text:style-name="P598"><text:span text:style-name="T339">Under Ubuntu, precede that with </text:span><text:span text:style-name="Code_5f_inline"><text:span text:style-name="T339">sudo -u mysql bash</text:span></text:span><text:span text:style-name="T339"> to get a shell running as the </text:span><text:span text:style-name="Code_5f_inline"><text:span text:style-name="T339">mysql</text:span></text:span><text:span text:style-name="T339"> user.</text:span></text:p>
            </text:list-item>
            <text:list-item>
              <text:p text:style-name="P598"><text:span text:style-name="T339">You might also try </text:span><text:span text:style-name="Code_5f_inline"><text:span text:style-name="T339">mysqld --print-defaults</text:span></text:span><text:span text:style-name="T339"> to see its options.</text:span></text:p>
            </text:list-item>
            <text:list-item>
              <text:p text:style-name="P60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78">or </text:span><text:span text:style-name="Code_5f_inline">/etc/apparmor.d/</text:span><text:span text:style-name="Code_5f_inline"><text:span text:style-name="T378">local/</text:span></text:span><text:span text:style-name="Code_5f_inline">usr.sbin.mysqld</text:span>).</text:p>
            </text:list-item>
          </text:list>
        </text:list-item>
        <text:list-item>
          <text:p text:style-name="P601">If the <text:span text:style-name="T346">Windows</text:span> service is stuck in the ‘starting’ state, for example after you’ve reconfigured MySQL:</text:p>
          <text:list>
            <text:list-item>
              <text:p text:style-name="P601">To kill <text:span text:style-name="T347">a </text:span>dead/<text:span text:style-name="T347">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27"> .</text:span></text:p>
            </text:list-item>
            <text:list-item>
              <text:p text:style-name="P601"><text:span text:style-name="T227">Inspect the Properties of the </text:span><text:span text:style-name="T234">malfunctioning</text:span><text:span text:style-name="T227"> service carefully. These include a “path to executable” option, which can look like this: </text:span><text:span text:style-name="Code_5f_inline"><text:span text:style-name="T343">"</text:span></text:span><text:span text:style-name="Code_5f_inline"><text:span text:style-name="T227">C:\Program Files\MySQL\MySQL Server 5.7\bin\mysqld.exe</text:span></text:span><text:span text:style-name="Code_5f_inline"><text:span text:style-name="T343">"</text:span></text:span><text:span text:style-name="Code_5f_inline"><text:span text:style-name="T227"> --defaults-file=</text:span></text:span><text:span text:style-name="Code_5f_inline"><text:span text:style-name="T343">"</text:span></text:span><text:span text:style-name="Code_5f_inline"><text:span text:style-name="T227">C:\ProgramData\MySQL\MySQL Server 5.7\my.ini</text:span></text:span><text:span text:style-name="Code_5f_inline"><text:span text:style-name="T343">"</text:span></text:span><text:span text:style-name="Code_5f_inline"><text:span text:style-name="T227"> MySQL57</text:span></text:span><text:span text:style-name="Code_5f_inline"><text:span text:style-name="T289"> . This gives you the service name and also the hidden configuration path!</text:span></text:span></text:p>
            </text:list-item>
            <text:list-item>
              <text:p text:style-name="P602"><text:span text:style-name="T227">To reinstall the service: </text:span><text:span text:style-name="Code_5f_inline"><text:span text:style-name="T227">mysqld --install</text:span></text:span><text:span text:style-name="T227">.</text:span><text:span text:style-name="T227"><text:note text:id="ftn84" text:note-class="footnote"><text:note-citation>84</text:note-citation><text:note-body><text:p text:style-name="P434">http://dev.mysql.com/doc/refman/5.7/en/windows-start-service.html</text:p></text:note-body></text:note></text:span><text:span text:style-name="T227"> </text:span><text:span text:style-name="T232">The default </text:span><text:span text:style-name="T238">service </text:span><text:span text:style-name="T232">name is ‘MySQL’, </text:span><text:span text:style-name="T238">but you can override this</text:span><text:span text:style-name="T232">. </text:span><text:span text:style-name="T235">You’re probably best being explicit, like this: <text:s/></text:span><text:span text:style-name="Code_5f_inline"><text:span text:style-name="T227">mysqld --install </text:span></text:span><text:span text:style-name="Code_5f_inline"><text:span text:style-name="T235">MySQL57 </text:span></text:span><text:span text:style-name="Code_5f_inline"><text:span text:style-name="T227">--</text:span></text:span><text:span text:style-name="Code_5f_inline"><text:span text:style-name="T235">defaults-file=</text:span></text:span><text:span text:style-name="Code_5f_inline"><text:span text:style-name="T343">"</text:span></text:span><text:span text:style-name="Code_5f_inline"><text:span text:style-name="T344">C:\my.ini</text:span></text:span><text:span text:style-name="Code_5f_inline"><text:span text:style-name="T343">"</text:span></text:span></text:p>
            </text:list-item>
            <text:list-item>
              <text:p text:style-name="P566">After creating a service, start it manually; if it fails, check Event Viewer → Windows Logs → Application.</text:p>
            </text:list-item>
            <text:list-item>
              <text:p text:style-name="P603"><text:span text:style-name="T227">If MySQL fails to start and you see errors like “The innodb_system data file ‘ibdata1’ must be writable”, </text:span><text:span text:style-name="T12">the first thing to check is that another copy of mysqld is not already running.</text:span></text:p>
            </text:list-item>
            <text:list-item>
              <text:p text:style-name="P601"><text:span text:style-name="T227">To delete a </text:span><text:span text:style-name="T233">defunct</text:span><text:span text:style-name="T227"> service: </text:span><text:span text:style-name="Code_5f_inline"><text:span text:style-name="T227">sc delete</text:span></text:span><text:span text:style-name="T227"> </text:span><text:span text:style-name="T5">servicename</text:span><text:span text:style-name="T227">. Exercise extreme caution with this!</text:span></text:p>
            </text:list-item>
          </text:list>
        </text:list-item>
        <text:list-item>
          <text:p text:style-name="P567">Your target is a happy MySQL installation that restarts automatically when you reboot.</text:p>
        </text:list-item>
      </text:list>
      <text:h text:style-name="P717"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716" text:outline-level="2"><text:bookmark-start text:name="__RefHeading___Toc22254_1898371605"/>“sqlalchem.exc.OperationalError: (mysql.connector.errors.OperationalError)... Got a packet bigger than ‘max_allowed_packet’ byte<text:span text:style-name="T361">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61">#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148578401099708176" text:style-name="L23">
        <text:list-item>
          <text:p text:style-name="P584"><text:soft-page-break/><text:span text:style-name="T352">Your browser must enable cookies, at least for ‘same-origin’ requests; this is a critical part of CRATE’s security to prevent cross-site request forgeries. If you’re using Firefox, try Chrome.</text:span><text:span text:style-name="T352"><text:note text:id="ftn85" text:note-class="footnote"><text:note-citation>85</text:note-citation><text:note-body><text:p text:style-name="P437">Or maybe see http://superuser.com/questions/461608</text:p></text:note-body></text:note></text:span></text:p>
        </text:list-item>
        <text:list-item>
          <text:p text:style-name="P604"><text:span text:style-name="T141">By default, the CRATE web site uses only HTTPS (secure HTTP). This is governed by the CRATE_HTTPS parameter in CRATE’s own </text:span><text:span text:style-name="Code_5f_inline"><text:span text:style-name="T141">crateweb/config/settings.py</text:span></text:span><text:span text:style-name="T141">. </text:span><text:span text:style-name="T142">When CRATE_HTTPS is True, then CSRF cookies are only permitted over HTTPS, so if you use plain HTTP, you will see this error. </text:span><text:span text:style-name="T141">A quick hack is to set </text:span><text:span text:style-name="Code_5f_inline"><text:span text:style-name="T141">CRATE_HTTPS = False</text:span></text:span><text:span text:style-name="T141"> in your local settings, but this is a bad idea; set up HTTPS properly instead, </text:span><text:span text:style-name="T143">as above</text:span><text:span text:style-name="T141">.</text:span></text:p>
        </text:list-item>
      </text:list>
      <text:h text:style-name="Heading_20_2" text:outline-level="2"><text:bookmark-start text:name="__RefHeading___Toc6280_1570332519"/><text:span text:style-name="T139">Under Windows Server: OSError(“</text:span><text:span text:style-name="T141">P</text:span><text:span text:style-name="T139">ort 443 not free on ‘127.0.0.1’”)</text:span><text:bookmark-end text:name="__RefHeading___Toc6280_1570332519"/></text:h>
      <text:p text:style-name="P43"><text:span text:style-name="T139">If you launch the CRATE web server on port 443 (for HTTPS) and get this error, something else is probably using port 443. If that’s unexpected to you, it’s because Microsoft uses it by default.</text:span><text:span text:style-name="T139"><text:note text:id="ftn86" text:note-class="footnote"><text:note-citation>86</text:note-citation><text:note-body><text:p text:style-name="P438">https://helpdesk.stone-ware.com/portal/helpcenter/articles/port-443-80-not-available-on-windows-server</text:p></text:note-body></text:note></text:span><text:span text:style-name="T139"> Try:</text:span></text:p>
      <text:p text:style-name="Code_5f_paragraph">netstat -ban</text:p>
      <text:p text:style-name="P17">to see what’s using it. In our case we had this:</text:p>
      <text:p text:style-name="P476"><text:s/>Proto <text:s/>Local Address <text:s text:c="5"/>Foreign Address <text:s text:c="3"/>State</text:p>
      <text:p text:style-name="P476">...</text:p>
      <text:p text:style-name="P476">[svchost.exe]</text:p>
      <text:p text:style-name="P476"><text:s/>TCP <text:s text:c="3"/>0.0.0.0:443 <text:s text:c="7"/>0.0.0.0 <text:s text:c="11"/>LISTENING</text:p>
      <text:p text:style-name="P476">...</text:p>
      <text:p text:style-name="P476">[svchost.exe]</text:p>
      <text:p text:style-name="P476"><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8">https://en.wikipedia.org/wiki/Svchost.exe</text:p></text:note-body></text:note>? A possibility relates to VMWare.<text:note text:id="ftn88" text:note-class="footnote"><text:note-citation>88</text:note-citation><text:note-body><text:p text:style-name="P438">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9">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53">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54">[</text:span>e.g. Chrome: “Advanced” → “Proceed... (unsafe)”].</text:p>
      <text:h text:style-name="Heading_20_2" text:outline-level="2"><text:bookmark-start text:name="__RefHeading___Toc6286_1570332519"/>Static files not served (e.g. broken icons rather than plus/minus symbols; broken-looking admin site) <text:span text:style-name="T355">when using the CherryPy server</text:span><text:bookmark-end text:name="__RefHeading___Toc6286_1570332519"/></text:h>
      <text:p text:style-name="P46">You should specify <text:span text:style-name="T356">either (1) </text:span><text:span text:style-name="Code_5f_inline"><text:span text:style-name="T356">FORCE_SCRIPT_NAME = </text:span></text:span><text:span text:style-name="Code_5f_inline"><text:span text:style-name="T345">"</text:span></text:span><text:span text:style-name="Code_5f_inline"><text:span text:style-name="T356">/crate</text:span></text:span><text:span text:style-name="Code_5f_inline"><text:span text:style-name="T345">"</text:span></text:span><text:span text:style-name="T356"> in your config file, or (2) --</text:span><text:span text:style-name="Code_5f_inline">root</text:span><text:span text:style-name="Code_5f_inline"><text:span text:style-name="T356">_path /crate </text:span></text:span>in your CRATE_CHERRYPY_ARGS environment variable. <text:span text:style-name="T356">(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73">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4">http://dev.mysql.com/doc/refman/5.7/en/identifier-case-sensitivity.html</text:p></text:note-body></text:note> However, when using NTFS, Windows filenames are case-sensitive.<text:note text:id="ftn91" text:note-class="footnote"><text:note-citation>91</text:note-citation><text:note-body><text:p text:style-name="P444">https://support.microsoft.com/en-us/kb/100625</text:p></text:note-body></text:note> Therefore, under Windows with NTFS, you have more options for <text:span text:style-name="T374">lower_case_table_names</text:span>. Note, however, that it also affects the case-sensitivity of table names using SQL (but not of column names). So you’re probably better off always using <text:span text:style-name="T374">lower_case_table_names = 1</text:span>, as per the MySQL advice. This is the default behaviour under Windows.</text:p>
      <text:h text:style-name="P718"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62">database.schema.table</text:span></text:span><text:span text:style-name="T79">. The default schema is often ‘dbo’, so tables look like </text:span><text:span text:style-name="Code_5f_inline"><text:span text:style-name="T362">mydatabase.dbo.mytable</text:span></text:span><text:span text:style-name="T79">. However:</text:span><text:span text:style-name="T79"><text:note text:id="ftn92" text:note-class="footnote"><text:note-citation>92</text:note-citation><text:note-body><text:p text:style-name="P459">https://technet.microsoft.com/en-us/library/dd283095(v=sql.100).aspx</text:p></text:note-body></text:note></text:span></text:p>
      <text:p text:style-name="P533">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9">So, for example, if your username is RCardinal and you authenticate to SQL Server via Windows authentication, and then create a table, it is likely to be called something like </text:span><text:span text:style-name="Code_5f_inline"><text:span text:style-name="T362">[mydatabase].[myserver\RCardinal].[mytable]</text:span></text:span><text:span text:style-name="T79">.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719"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text:span text:style-name="T480">catalog </text:span>does not exist in database ‘XXX’ or user does not have permission to perform this action.”<text:bookmark-end text:name="__RefHeading___Toc22260_1898371605"/></text:h>
      <text:p text:style-name="P132">Assuming the user does have permission, this means <text:span text:style-name="T300">you need to run this SQL beforehand:</text:span></text:p>
      <text:p text:style-name="P482">USE mydatabase;</text:p>
      <text:p text:style-name="P481">CREATE FULLTEXT CATALOG default_fulltext_catalog AS DEFAULT;</text:p>
      <text:p text:style-name="P132">See reference.<text:note text:id="ftn93" text:note-class="footnote"><text:note-citation>93</text:note-citation><text:note-body><text:p text:style-name="P469">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85">[2017-02-25 23:50:11,433: Error/MainProcess] consumer: Cannot connect to amqp://guest:**@127.0.0.1:5672//: [WinError 10061] No connection could be made because the target machine actively refused it.</text:p>
      <text:p text:style-name="P133"><text:soft-page-break/><text:span text:style-name="T139">This indicates that Celery (called by CRATE) is looking for RabbitMQ on port 5672, finding it, but being refused access. Make sure RabbitMQ is installed and its service started. Run </text:span><text:span text:style-name="Code_5f_inline"><text:span text:style-name="T139">rabbitmqctl</text:span></text:span><text:span text:style-name="T139">, which </text:span><text:span text:style-name="T159">on Windows machines </text:span><text:span text:style-name="T139">is typically </text:span><text:span text:style-name="T159">typically</text:span><text:span text:style-name="T139"> at</text:span></text:p>
      <text:p text:style-name="P484">C:\Program Files\RabbitMQ Server\rabbitmq_server-3.6.6\sbin\rabbitmqctl.bat</text:p>
      <text:p text:style-name="P34">Specifically, run:</text:p>
      <text:p text:style-name="P484">rabbitmqctl status</text:p>
      <text:p text:style-name="P35">If you see this unhappy output:</text:p>
      <text:p text:style-name="Code_5f_paragraph"><text:span text:style-name="T139">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55">&lt;...some hash...&gt;</text:span> </text:p>
      <text:p text:style-name="P134">… <text:span text:style-name="T455">then one possibility is that RabbitMQ was improperly installed. This can happen if installed by a non-administrative user,</text:span><text:span text:style-name="T455"><text:note text:id="ftn94" text:note-class="footnote"><text:note-citation>94</text:note-citation><text:note-body><text:p text:style-name="P470">https://www.rabbitmq.com/windows-quirks.html</text:p></text:note-body></text:note></text:span><text:span text:style-name="T455"> or if your Windows variables HOMEDRIVE and HOMESHARE are pointing to a network drive.</text:span><text:span text:style-name="T455"><text:note text:id="ftn95" text:note-class="footnote"><text:note-citation>95</text:note-citation><text:note-body><text:p text:style-name="P470">https://github.com/rabbitmq/rabbitmq-server/issues/625</text:p></text:note-body></text:note></text:span><text:span text:style-name="T455"> From an </text:span><text:span text:style-name="T63">administrative</text:span><text:span text:style-name="T455"> command prompt, this was one solution:</text:span></text:p>
      <text:p text:style-name="P487">REM Remove the old installation:</text:p>
      <text:p text:style-name="P483">net stop rabbitmq</text:p>
      <text:p text:style-name="P483">“C:\Program Files\RabbitMQ Server\uninstall.exe”</text:p>
      <text:p text:style-name="P483"/>
      <text:p text:style-name="P487">REM Set environment variables for the new installation:</text:p>
      <text:p text:style-name="P483">SET HOMEDRIVE=C:\</text:p>
      <text:p text:style-name="P483">SET HOMESHARE=C:\Users</text:p>
      <text:p text:style-name="P483">SET ERLANG_HOME=C:\Program Files\erl8.2</text:p>
      <text:p text:style-name="P483"/>
      <text:p text:style-name="P487">REM Now reinstall:</text:p>
      <text:p text:style-name="P483">C:\some_download_dir\rabbitmq-server-3.6.6.exe</text:p>
      <text:p text:style-name="P487">REM ... and watch the detailed output closely to make sure there are no errors</text:p>
      <text:p text:style-name="P483"/>
      <text:p text:style-name="P483">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57">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57">while initiating a back-end task</text:span><text:bookmark-end text:name="__RefHeading___Toc22264_1898371605"/></text:h>
      <text:p text:style-name="P136">This is due to a bug in <text:span text:style-name="T457">the Python </text:span>AMQP <text:span text:style-name="T457">package </text:span>version 2.1.4.<text:note text:id="ftn96" text:note-class="footnote"><text:note-citation>96</text:note-citation><text:note-body><text:p text:style-name="P471">https://github.com/celery/py-amqp/issues/135 <text:s/>; http://stackoverflow.com/questions/41775353 ; https://github.com/celery/py-amqp/issues/130</text:p></text:note-body></text:note> <text:span text:style-name="T457">(AMQP is a protocol used by Celery to talk to a message broker such as RabbitMQ; CRATE uses Celery to manage its back-end asynchronous tasks, like sending e-mails.) </text:span>Solution: downgrade AMQP. <text:span text:style-name="T456">From the activated CRATE virtual environment:</text:span></text:p>
      <text:p text:style-name="P486">pip uninstall amqp</text:p>
      <text:p text:style-name="P486">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9">As a consequence, other requirements are also downgraded (celery to 4.0.1; kombu to 4.0.1).</text:span></text:p>
      <text:h text:style-name="Heading_20_2" text:outline-level="2"><text:bookmark-start text:name="__RefHeading___Toc50622_1042973175"/>From the anonymiser: “<text:span text:style-name="T470">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8">the Server </text:span><text:soft-page-break/><text:span text:style-name="T258">Manager, and in the main page scroll down to a section titled </text:span><text:span text:style-name="T24">Resources and Support</text:span><text:span text:style-name="T258">. There should be a “Windows Error Reporting” section. It’s probably set to “Ask me about sending reports every time an error occurs”; change this to “I don’t want to participate, and don’t ask me again”.</text:span></text:p>
      <text:p text:style-name="P141"><text:span text:style-name="T258">T</text:span><text:span text:style-name="T227">hat gets rid of the options to tell Microsoft, but it still pops up some “close or debug?” dialog boxes. To fix that, add the following registry entries:</text:span><text:span text:style-name="T227"><text:note text:id="ftn97" text:note-class="footnote"><text:note-citation>97</text:note-citation><text:note-body><text:p text:style-name="P472">http://stackoverflow.com/questions/396369/how-do-i-disable-the-debug-close-application-dialog-on-windows-vista ; <text:span text:style-name="T474">https://msdn.microsoft.com/en-us/library/windows/desktop/bb513638(v=vs.85).aspx ; http://stackoverflow.com/questions/3561545/how-to-terminate-a-program-when-it-crashes-which-should-just-fail-a-unit-test/3637710#3637710</text:span></text:p></text:note-body></text:note></text:span></text:p>
      <text:list xml:id="list1711691807451592632" text:style-name="L24">
        <text:list-item>
          <text:p text:style-name="P568">HKEY_LOCAL_MACHINE\SOFTWARE\Microsoft\Windows\Windows Error Reporting : “ForceQueue”=dword:0000000<text:span text:style-name="T474">0</text:span></text:p>
        </text:list-item>
        <text:list-item>
          <text:p text:style-name="P569">HKEY_LOCAL_MACHINE\SOFTWARE\Microsoft\Windows\Windows Error Reporting : “<text:span text:style-name="T474">DontShowUI</text:span>”=dword:00000001</text:p>
        </text:list-item>
        <text:list-item>
          <text:p text:style-name="P569">HKEY_LOCAL_MACHINE\SOFTWARE\Microsoft\Windows\Windows Error Reporting : “<text:span text:style-name="T474">DontSendAdditionalData</text:span>”=dword:00000001</text:p>
        </text:list-item>
        <text:list-item>
          <text:p text:style-name="P570">HKEY_LOCAL_MACHINE\SOFTWARE\Microsoft\Windows\Windows Error Reporting\Consent : “DefaultConsent”=dword:0000000<text:span text:style-name="T474">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27">This isn’t a CRATE problem. However, it’s something we encountered as a problem when using CRATE. If your Control Panel looks blank, (1) </text:span><text:span text:style-name="T5">gpedit.msc</text:span><text:span text:style-name="T227"> (Local Group Policy Editor) → User Configuration → Administrative Templates → Control Panel. Check the settings there.</text:span></text:p>
      <text:p text:style-name="P140"><text:span text:style-name="T227">When that doesn’t work, I’m a bit stuck; try running </text:span><text:span text:style-name="T5">.cpl</text:span><text:span text:style-name="T227"> items from the command line instead.</text:span></text:p>
      <text:h text:style-name="Heading_20_2" text:outline-level="2">MedEx-UIMA gives Java errors</text:h>
      <text:p text:style-name="P142">Yes. Frankly, it’s just fairly badly written, from a programmer’s perspective. I’ve fixed a few of <text:span text:style-name="T475">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8">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h text:style-name="Heading_20_2" text:outline-level="2">Pretty colours all gone</text:h>
      <text:p text:style-name="P145">That’s what happens when you pipe the tool through <text:span text:style-name="Code_5f_inline">tee</text:span>.</text:p>
      <text:h text:style-name="Heading_20_2" text:outline-level="2">CRATE uses lots of memory</text:h>
      <text:p text:style-name="P146">A normal run should see CRATE using roughly 60–80 Mb per process. Values much in excess of this likely relate to the text extraction process, which uses third-party software over which CRATE has no control (I’ve seen &gt;1 Gb).<text:span text:style-name="T478"><text:note text:id="ftn98" text:note-class="footnote"><text:note-citation>98</text:note-citation><text:note-body><text:p text:style-name="P473"><text:span text:style-name="T479">For tracking it down: </text:span>https://www.huyng.com/posts/python-performance-analysis ; http://chase-seibert.github.io/blog/2013/08/03/diagnosing-memory-leaks-python.html</text:p></text:note-body></text:note></text:span></text:p>
      <text:h text:style-name="Heading_20_2" text:outline-level="2">How <text:span text:style-name="T481">can</text:span> I test KConnect/Bio-YODIE manually?</text:h>
      <text:list xml:id="list414474664034918123" text:style-name="L25">
        <text:list-item>
          <text:p text:style-name="P605">Run GATE Developer.</text:p>
        </text:list-item>
        <text:list-item>
          <text:p text:style-name="P605">File → Restore application from file → find <text:span text:style-name="Code_5f_inline">main-bio.xgapp</text:span>, in the downloaded KConnect tree; load this; wait until it’s finished loading.</text:p>
        </text:list-item>
        <text:list-item>
          <text:p text:style-name="P605">right-click Language Resources → New → GATE Document → name it (e.g. my_test_doc); open it; paste some text in the “Text” window.</text:p>
        </text:list-item>
        <text:list-item>
          <text:p text:style-name="P605">right-click Language Resources → New → GATE Corpus → name it (e.g. my_test_corpus); open it; add the document (e.g. with the icon looking like ‘G+’).</text:p>
        </text:list-item>
        <text:list-item>
          <text:p text:style-name="P605">Go to the application tab (main-bio.xgapp), or double-click “main-bio.xgapp” in the left hand tree (under Applications) to open it if it’s not already open.</text:p>
        </text:list-item>
        <text:list-item>
          <text:p text:style-name="P605">Make sure your corpus is selected in the “Corpus:” section. (There should already be a bunch of things in the top-right-hand box, “Selected processing resources”, e.g. “MP:preprocess” through to “MP:finalize”.)</text:p>
        </text:list-item>
        <text:list-item>
          <text:p text:style-name="P605">Click “Run this Application”.</text:p>
        </text:list-item>
      </text:list>
      <text:h text:style-name="Heading_20_2" text:outline-level="2">How can I update a source file in KConnect/Bio-YODIE?</text:h>
      <text:p text:style-name="P147">Example: replacing plugins/Tagger_ConText/src/gate/context/ContextFeaturesTagger.java</text:p>
      <text:list xml:id="list8395586752989161200" text:style-name="L26">
        <text:list-item>
          <text:p text:style-name="P606">Make sure Apache Ant is installed.<text:span text:style-name="T484"><text:note text:id="ftn99" text:note-class="footnote"><text:note-citation>99</text:note-citation><text:note-body><text:p text:style-name="P475"><text:span text:style-name="T485">Apache Ant uses </text:span>build.xml files to build Java .jar files from Java .java source files. From https://ant.apache.org, Download → Binary distributions, <text:span text:style-name="T483">fetch apache-ant-1.10.1.zip or similar, and unzip it (e.g. to C:\Program Files). Set the JAVA_HOME environment variable to the Java JDK root directory. Set the ANT_HOME environment variable to the Apache Ant root directory.</text:span></text:p></text:note-body></text:note></text:span></text:p>
        </text:list-item>
        <text:list-item>
          <text:p text:style-name="P607"><text:soft-page-break/>Replace the source file.</text:p>
        </text:list-item>
        <text:list-item>
          <text:p text:style-name="P607">Delete the existing .jar file.</text:p>
        </text:list-item>
        <text:list-item>
          <text:p text:style-name="P607">Run <text:span text:style-name="Code_5f_inline">ant build</text:span>.</text:p>
        </text:list-item>
        <text:list-item>
          <text:p text:style-name="P607">If it fails, check the <text:span text:style-name="Code_5f_inline">build.properties</text:span> file, which contains local variables such as directories (e.g. <text:span text:style-name="Code_5f_inline">gate.home</text:span>); edit this and try again.</text:p>
        </text:list-item>
      </text:list>
      <text:h text:style-name="Heading_20_2" text:outline-level="2">How can I test the King’s Health Partners GATE pharmacotherapy app manually?</text:h>
      <text:list xml:id="list4316008510731830611" text:style-name="L27">
        <text:list-item>
          <text:p text:style-name="P608">Fetch it from Github.<text:span text:style-name="T482"><text:note text:id="ftn100" text:note-class="footnote"><text:note-citation>100</text:note-citation><text:note-body><text:p text:style-name="P474">From https://github.com/KHP-Informatics/brc-gate-pharmacotherapy</text:p></text:note-body></text:note></text:span></text:p>
        </text:list-item>
        <text:list-item>
          <text:p text:style-name="P609">Run GATE Developer.</text:p>
        </text:list-item>
        <text:list-item>
          <text:p text:style-name="P609">File → Restore application from file → find <text:span text:style-name="Code_5f_inline">application.xgapp</text:span> in <text:span text:style-name="T485">directory you fetched it into</text:span>. <text:span text:style-name="T64">“Medication” </text:span><text:span text:style-name="T121">should appear under “Applications” in the left-hand tree.</text:span></text:p>
        </text:list-item>
        <text:list-item>
          <text:p text:style-name="P609">Add a document and corpus as above, and ensure the corpus is selected in the application.</text:p>
        </text:list-item>
        <text:list-item>
          <text:p text:style-name="P608">Run the application <text:span text:style-name="T485">(open the Medication application, and click the “Run this Application” button at the bottom of the Medication tab)</text:span>.</text:p>
        </text:list-item>
      </text:list>
      <text:h text:style-name="P700"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3031613681184507376" text:style-name="List_20_1">
        <text:list-item>
          <text:p text:style-name="P675">Bug fix for incremental update (previous version inserted rather than updating when the source content had changed); search for update_on_duplicate_key.</text:p>
        </text:list-item>
        <text:list-item>
          <text:p text:style-name="P675">Checks for missing/extra fields in destination.</text:p>
        </text:list-item>
        <text:list-item>
          <text:p text:style-name="P675">“No separator” allowed for get_date_regex_elements(), allowing anonymisation of e.g. 19Mar2015, 19800101.</text:p>
        </text:list-item>
        <text:list-item>
          <text:p text:style-name="P675">New default at_word_boundaries_only=False for get_date_regex_elements(), allowing anonymisation of ISO8601-format dates (e.g. 1980-10-01T0000), etc.</text:p>
        </text:list-item>
        <text:list-item>
          <text:p text:style-name="P675">Similar option for get_code_regex_elements().</text:p>
        </text:list-item>
        <text:list-item>
          <text:p text:style-name="P675">Similar option for get_string_regex_elements().</text:p>
        </text:list-item>
        <text:list-item>
          <text:p text:style-name="P675">Options in config to control these.</text:p>
        </text:list-item>
        <text:list-item>
          <text:p text:style-name="P67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75">Audit database/table.</text:p>
        </text:list-item>
        <text:list-item>
          <text:p text:style-name="P675">Create an incremental update to the data dictionary (i.e. existing DD plus any new fields in the source, with safe draft entries).</text:p>
        </text:list-item>
        <text:list-item>
          <text:p text:style-name="P675">Data dictionary optimizations.</text:p>
        </text:list-item>
      </text:list>
      <text:p text:style-name="Heading_20_4"><text:bookmark-start text:name="__RefHeading___Toc6296_1570332519"/>2015-04-25, v0.04<text:bookmark-end text:name="__RefHeading___Toc6296_1570332519"/></text:p>
      <text:list xml:id="list190730822069222" text:continue-numbering="true" text:style-name="List_20_1">
        <text:list-item>
          <text:p text:style-name="P675">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190729922398929" text:continue-numbering="true" text:style-name="List_20_1">
        <text:list-item>
          <text:p text:style-name="P675">Ability to vary audit/secret map tablenames.</text:p>
        </text:list-item>
        <text:list-item>
          <text:p text:style-name="P675">Made date element separators broader in anonymisation regex.</text:p>
        </text:list-item>
        <text:list-item>
          <text:p text:style-name="P675">min_string_length_for_errors option</text:p>
        </text:list-item>
        <text:list-item>
          <text:p text:style-name="P675">min_string_length_to_scrub_with option</text:p>
        </text:list-item>
        <text:list-item>
          <text:p text:style-name="P675">words_not_to_scrub option</text:p>
        </text:list-item>
        <text:list-item>
          <text:p text:style-name="P675">bugfix: date regex couldn't cope with years prior to 1900</text:p>
        </text:list-item>
        <text:list-item>
          <text:p text:style-name="P675">gen_all_values_for_patient() was inefficient in that it would process the same source table multiple times to retrieve different fields.</text:p>
        </text:list-item>
        <text:list-item>
          <text:p text:style-name="P675">ddgen_index_fields option</text:p>
        </text:list-item>
        <text:list-item>
          <text:p text:style-name="P675">simplification of get_anon_fragments_from_string()</text:p>
        </text:list-item>
        <text:list-item>
          <text:p text:style-name="P675">SCRUBMETHOD.CODE, particularly for postcodes. (Not very different from SCRUBMETHOD.NUMERIC, but a little different.)</text:p>
        </text:list-item>
        <text:list-item>
          <text:p text:style-name="P675">debug_row_limit applies to patient-based tables (as a per-thread limit); was previously implemented as a per-patient limit, which was silly.</text:p>
        </text:list-item>
        <text:list-item>
          <text:p text:style-name="P675">Indirection step in config for destination/admin databases.</text:p>
        </text:list-item>
        <text:list-item>
          <text:p text:style-name="P675"><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190730005103725" text:continue-numbering="true" text:style-name="List_20_1">
        <text:list-item>
          <text:p text:style-name="P611">Option: replace_nonspecific_info_with</text:p>
        </text:list-item>
        <text:list-item>
          <text:p text:style-name="P611">Option: scrub_all_numbers_of_n_digits</text:p>
        </text:list-item>
        <text:list-item>
          <text:p text:style-name="P611">Option: scrub_all_uk_postcodes</text:p>
        </text:list-item>
      </text:list>
      <text:p text:style-name="Heading_20_4"><text:bookmark-start text:name="__RefHeading___Toc6302_1570332519"/>2015-07-14, v0.06<text:bookmark-end text:name="__RefHeading___Toc6302_1570332519"/></text:p>
      <text:list xml:id="list190729116501299" text:continue-numbering="true" text:style-name="List_20_1">
        <text:list-item>
          <text:p text:style-name="P612">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190730244916143" text:continue-numbering="true" text:style-name="List_20_1">
        <text:list-item>
          <text:p text:style-name="P612">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190729449191166" text:continue-numbering="true" text:style-name="List_20_1">
        <text:list-item>
          <text:p text:style-name="P613">SCRUBMETHOD.WORDS renamed SCRUBMETHOD.WORDS</text:p>
        </text:list-item>
        <text:list-item>
          <text:p text:style-name="P613">SCRUBMETHOD.PHRASE added</text:p>
        </text:list-item>
        <text:list-item>
          <text:p text:style-name="P613">ddgen_scrubmethod_phrase_fields added</text:p>
        </text:list-item>
      </text:list>
      <text:p text:style-name="Heading_20_4"><text:bookmark-start text:name="__RefHeading___Toc6308_1570332519"/>2015-07-28, v0.09<text:bookmark-end text:name="__RefHeading___Toc6308_1570332519"/></text:p>
      <text:list xml:id="list190728839947839" text:continue-numbering="true" text:style-name="List_20_1">
        <text:list-item>
          <text:p text:style-name="P612">debug_max_n_patients option, used with gen_patient_ids(), to reduce the number of patients processed for “full rebuild” debugging.</text:p>
        </text:list-item>
        <text:list-item>
          <text:p text:style-name="P612">debug_pid_list option, similarly</text:p>
        </text:list-item>
      </text:list>
      <text:p text:style-name="Heading_20_4"><text:bookmark-start text:name="__RefHeading___Toc6310_1570332519"/>2015-09-02 to 2015-09-13, v0.10<text:bookmark-end text:name="__RefHeading___Toc6310_1570332519"/></text:p>
      <text:list xml:id="list190730338749096" text:continue-numbering="true" text:style-name="List_20_1">
        <text:list-item>
          <text:p text:style-name="P612">Opt-out mechanism.</text:p>
        </text:list-item>
        <text:list-item>
          <text:p text:style-name="P612">Default hasher changed to SHA256.</text:p>
        </text:list-item>
        <text:list-item>
          <text:p text:style-name="P612">Bugfix to datatypes in delete_dest_rows_with_no_src_row().</text:p>
        </text:list-item>
      </text:list>
      <text:p text:style-name="Heading_20_4"><text:bookmark-start text:name="__RefHeading___Toc6312_1570332519"/>2015-09-16, v0.11<text:bookmark-end text:name="__RefHeading___Toc6312_1570332519"/></text:p>
      <text:list xml:id="list190729083579178" text:continue-numbering="true" text:style-name="List_20_1">
        <text:list-item>
          <text:p text:style-name="P612">Split main source code for simplicity.</text:p>
        </text:list-item>
      </text:list>
      <text:p text:style-name="Heading_20_4"><text:bookmark-start text:name="__RefHeading___Toc6314_1570332519"/>2015-09-21, v0.12<text:bookmark-end text:name="__RefHeading___Toc6314_1570332519"/></text:p>
      <text:list xml:id="list190729819998051" text:continue-numbering="true" text:style-name="List_20_1">
        <text:list-item>
          <text:p text:style-name="P612">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190729304926299" text:continue-numbering="true" text:style-name="List_20_1">
        <text:list-item>
          <text:p text:style-name="P612">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190728942820733" text:continue-numbering="true" text:style-name="List_20_1">
        <text:list-item>
          <text:p text:style-name="P612">Code cleanup.</text:p>
        </text:list-item>
        <text:list-item>
          <text:p text:style-name="P612">HMAC for RID generation, replacing simpler hashes, for improved security. <text:span text:style-name="T433">Default becomes HMAC_MD5.</text:span></text:p>
        </text:list-item>
        <text:list-item>
          <text:p text:style-name="P614">New option: secret_trid_cache_tablename</text:p>
        </text:list-item>
        <text:list-item>
          <text:p text:style-name="P614">Removed option: words_not_to_scrub</text:p>
        </text:list-item>
        <text:list-item>
          <text:p text:style-name="P614">New options: whitelist<text:span text:style-name="T3">_filenames</text:span> (replaces words_not_to_scrub), blacklist<text:span text:style-name="T3">_filenames.</text:span></text:p>
        </text:list-item>
        <text:list-item>
          <text:p text:style-name="P615">Transition from cardinal_pythonlib.rnc_db to SQLAlchemy for anonymiser database interface.</text:p>
        </text:list-item>
        <text:list-item>
          <text:p text:style-name="P616">Environment variable changed from CRATE_LOCAL_SETTINGS to <text:soft-page-break/>CRATE_WEB_LOCAL_SETTINGS and coded into crate_anon/config/constants.py.</text:p>
        </text:list-item>
        <text:list-item>
          <text:p text:style-name="P617">Web front end now happy getting structure from SQL Server and PostgreSQL.</text:p>
        </text:list-item>
        <text:list-item>
          <text:p text:style-name="P618">Windows support. <text:span text:style-name="T297">Windows XP not supported as Erlang (and thus RabbitMQ) won’t run on it from the distributed binaries. Windows 10 works fine.</text:span></text:p>
        </text:list-item>
        <text:list-item>
          <text:p text:style-name="P619">Semantic versioning.</text:p>
        </text:list-item>
      </text:list>
      <text:p text:style-name="Heading_20_4"><text:bookmark-start text:name="__RefHeading___Toc6320_1570332519"/>201<text:span text:style-name="T2">6-06-04</text:span>, v0.1<text:span text:style-name="T322">6.0</text:span><text:bookmark-end text:name="__RefHeading___Toc6320_1570332519"/></text:p>
      <text:list xml:id="list190729285584544" text:continue-numbering="true" text:style-name="List_20_1">
        <text:list-item>
          <text:p text:style-name="P620">Fixes to work properly with SQL Server, including proper automatic conversion of VARCHAR(MAX) and NVARCHAR(MAX) to MySQL TEXT fields. <text:span text:style-name="T301">Note: also </text:span><text:span text:style-name="T303">needs SQLAlchemy 1.1 or higher,</text:span><text:span text:style-name="T303"><text:note text:id="ftn101" text:note-class="footnote"><text:note-citation>101</text:note-citation><text:note-body><text:p text:style-name="P450">https://bitbucket.org/zzzeek/sqlalchemy/issues/3504 ; <text:span text:style-name="T394">http://docs.sqlalchemy.org/en/latest/changelog/migration_11.html#change-3504 ;</text:span> <text:span text:style-name="T394">http://docs.sqlalchemy.org/en/latest/changelog/changelog_11.html#change-1.1.0b1</text:span></text:p></text:note-body></text:note></text:span><text:span text:style-name="T79"> currently available only via (1) fetching source via </text:span><text:span text:style-name="Code_5f_inline"><text:span text:style-name="T334">git clone https://github.com/zzzeek/sqlalchemy</text:span></text:span><text:span text:style-name="T29"> </text:span><text:span text:style-name="T79">and changing into the ‘sqlalchemy’ directory this will create; (2) activating your CRATE virtual environment; (3) </text:span><text:span text:style-name="Code_5f_inline"><text:span text:style-name="T334">pip install .</text:span></text:span><text:span text:style-name="T29"> </text:span><text:span text:style-name="T79">to install SQLAlchemy from your source copy. </text:span><text:span text:style-name="T306">Further n</text:span><text:span text:style-name="T304">ote: as of </text:span><text:span text:style-name="T305">v0.18.2, this is done via PyPI again.</text:span></text:p>
        </text:list-item>
        <text:list-item>
          <text:p text:style-name="P621">Opt-out management (1) manually; (2) via disk file; (3) via database fields.</text:p>
        </text:list-item>
      </text:list>
      <text:p text:style-name="Heading_20_4"><text:bookmark-start text:name="__RefHeading___Toc8749_1172218664"/>201<text:span text:style-name="T2">6-06-25</text:span>, v0.1<text:span text:style-name="T372">7.0</text:span><text:bookmark-end text:name="__RefHeading___Toc8749_1172218664"/></text:p>
      <text:list xml:id="list190730483164786" text:continue-numbering="true" text:style-name="List_20_1">
        <text:list-item>
          <text:p text:style-name="P622">ONS Postcode Database.</text:p>
        </text:list-item>
        <text:list-item>
          <text:p text:style-name="P622">RiO preprocessor.</text:p>
        </text:list-item>
        <text:list-item>
          <text:p text:style-name="P622">Third-party patient cross-referencing for anonymisation.</text:p>
        </text:list-item>
        <text:list-item>
          <text:p text:style-name="P623">The ‘required scrubber’ flag, as a safety measure.</text:p>
        </text:list-item>
        <text:list-item>
          <text:p text:style-name="P624">Recordwise view of results in web interface.</text:p>
        </text:list-item>
        <text:list-item>
          <text:p text:style-name="P625">Static type checking.</text:p>
        </text:list-item>
      </text:list>
      <text:p text:style-name="Heading_20_4"><text:bookmark-start text:name="__RefHeading___Toc8749_11722186641"/>201<text:span text:style-name="T2">6-09-29</text:span>, v0.1<text:span text:style-name="T392">8.0</text:span><text:bookmark-end text:name="__RefHeading___Toc8749_11722186641"/></text:p>
      <text:list xml:id="list190729764086900" text:continue-numbering="true" text:style-name="List_20_1">
        <text:list-item>
          <text:p text:style-name="P626">Regular expression NLP tools for simple numerical results (CRP, ESR, WBC and differential, Na, MMSE).</text:p>
        </text:list-item>
      </text:list>
      <text:p text:style-name="Heading_20_4">2016-11-04, v0.18.1</text:p>
      <text:list xml:id="list190728795783625" text:continue-numbering="true" text:style-name="List_20_1">
        <text:list-item>
          <text:p text:style-name="P627">v0.18.1 (2016-11-04): new anonymise_numbers_at_numeric_boundaries_only option, to prevent e.g. ‘23’ being scrubbed from ‘1234’ unless you really want to.</text:p>
        </text:list-item>
        <text:list-item>
          <text:p text:style-name="P628">More built-in NLP tools by now (height, weight, BMI, BP, TSH). MedEx support.</text:p>
        </text:list-item>
      </text:list>
      <text:p text:style-name="Heading_20_4"><text:bookmark-start text:name="__DdeLink__10416_1165234411"/>2016-11-11 <text:span text:style-name="T402">to 2016-11-13;</text:span> v0.18.2 <text:span text:style-name="T399">to v0.18.8</text:span></text:p>
      <text:list xml:id="list190729359341761" text:continue-numbering="true" text:style-name="List_20_1">
        <text:list-item>
          <text:p text:style-name="P641"><text:span text:style-name="T264">Too many version numbers here because git connection unavailable </text:span><text:span text:style-name="T265">for remote development</text:span><text:span text:style-name="T264">.</text:span></text:p>
        </text:list-item>
        <text:list-item>
          <text:p text:style-name="P641"><text:span text:style-name="T79">Requirement upgraded to SQLAlchemy 1.1.3, now </text:span><text:span text:style-name="T112">SQLAlchemy </text:span><text:span text:style-name="T79">1.1 and higher are available from PyPI.</text:span><text:bookmark-end text:name="__DdeLink__10416_1165234411"/></text:p>
        </text:list-item>
        <text:list-item>
          <text:p text:style-name="P629">Support for non-integer PKs <text:span text:style-name="T396">for NLP</text:span>, to allow us to operate with tables we have only read-only access to. <text:span text:style-name="T397">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97"><text:note text:id="ftn102" text:note-class="footnote"><text:note-citation>102</text:note-citation><text:note-body><text:p text:style-name="P452">https://docs.python.org/3/reference/datamodel.html#object.__hash__ ; <text:span text:style-name="T400">http://stackoverflow.com/questions/27522626/hash-function-in-python-3-3-returns-different-results-between-sessions</text:span></text:p></text:note-body></text:note></text:span><text:span text:style-name="T397"> This is not a cryptographic application, so we can use anything simple and fast.</text:span><text:span text:style-name="T397"><text:note text:id="ftn103" text:note-class="footnote"><text:note-citation>103</text:note-citation><text:note-body><text:p text:style-name="P451">See also http://stackoverflow.com/questions/5400275/fast-large-width-non-cryptographic-string-hashing-in-python</text:p></text:note-body></text:note></text:span><text:span text:style-name="T397"> It looks like MurmurHash3 is suitable (hash DDoS attacks are </text:span><text:soft-page-break/><text:span text:style-name="T397">not relevant here).</text:span><text:span text:style-name="T397"><text:note text:id="ftn104" text:note-class="footnote"><text:note-citation>104</text:note-citation><text:note-body><text:p text:style-name="P453">https://pypi.python.org/pypi/mmh3/2.2; https://en.wikipedia.org/wiki/MurmurHash; <text:span text:style-name="T398">see how it works using the less fast Python version at https://github.com/wc-duck/pymmh3</text:span></text:p></text:note-body></text:note></text:span><text:span text:style-name="T397"> However, the problem then is with collisions.</text:span><text:span text:style-name="T397"><text:note text:id="ftn105" text:note-class="footnote"><text:note-citation>105</text:note-citation><text:note-body><text:p text:style-name="P454">http://preshing.com/20110504/hash-collision-probabilities/</text:p></text:note-body></text:note></text:span><text:span text:style-name="T397"> We want to ask “has this PK been processed before?” Realistically, the only types of PKs are integers and strings; it would be crazy to use floating-point numbers or BLOBs or something. So let’s put a cap at VARCHAR(</text:span><text:span text:style-name="T17">n</text:span><text:span text:style-name="T397">), where </text:span><text:span text:style-name="T17">n</text:span><text:span text:style-name="T397"> comes from </text:span><text:span text:style-name="Code_5f_inline"><text:span text:style-name="T397">MAX_STRING_PK_LENGTH</text:span></text:span><text:span text:style-name="T397">;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97">delete_where_no_source</text:span></text:span><text:span text:style-name="T397"> function may be imperfect now under hash collisions (and it may be imperfect in other ways too).</text:span></text:p>
        </text:list-item>
        <text:list-item>
          <text:p text:style-name="P630">This system <text:span text:style-name="T5">not</text:span><text:span text:style-name="T227"> implemented for anonymisation; it just gets too confusing (PIDs, MPIDs, uniqueness of PID for TRID generation, etc.).</text:span></text:p>
        </text:list-item>
        <text:list-item>
          <text:p text:style-name="P585"><text:span text:style-name="T79">However, mmh3 requires a Visual C++ 10.0 compiler for Windows. </text:span><text:span text:style-name="T113">An alternative </text:span><text:span text:style-name="T79">would be to require pymmh3 but load mmh3 if available, </text:span><text:span text:style-name="T113">but pymmh3 isn’t on PyPI. Another is xxHash </text:span><text:span text:style-name="T79"><text:note text:id="ftn106" text:note-class="footnote"><text:note-citation>106</text:note-citation><text:note-body><text:p text:style-name="P455">https://cyan4973.github.io/xxHash/</text:p></text:note-body></text:note></text:span><text:span text:style-name="T79">, </text:span><text:span text:style-name="T113">but that also requires VC++ under Windows; pyhashxx installs but the interface isn’t fantastic. Others include FNV and siphash </text:span><text:span text:style-name="T113"><text:note text:id="ftn107" text:note-class="footnote"><text:note-citation>107</text:note-citation><text:note-body><text:p text:style-name="P456">https://www.131002.net/siphash/</text:p></text:note-body></text:note></text:span><text:span text:style-name="T113">. The xxHash page compares quality and speed and xxHash beats FNV for both (and MurmurHash for speed); siphash not listed. Installation of siphash is fine. </text:span><text:span text:style-name="T114">Other</text:span><text:span text:style-name="T113"> comparison</text:span><text:span text:style-name="T114">s</text:span><text:span text:style-name="T113"> at </text:span><text:span text:style-name="T113"><text:note text:id="ftn108" text:note-class="footnote"><text:note-citation>108</text:note-citation><text:note-body><text:p text:style-name="P457">https://github.com/rurban/perl-hash-stats#number-of-collisions-with-crc32; <text:span text:style-name="T401">http://fastcompression.blogspot.co.uk/2012/04/selecting-checksum-algorithm.html; </text:span>http://softwareengineering.stackexchange.com/questions/49550/which-hashing-algorithm-is-best-for-uniqueness-and-speed; <text:span text:style-name="T401">http://aras-p.info/blog/2016/08/02/Hash-Functions-all-the-way-down/</text:span></text:p></text:note-body></text:note></text:span><text:span text:style-name="T113">. </text:span><text:span text:style-name="T114">Let’s use xxhash (needs VC++) and pyhashxx as a fallback... </text:span><text:span text:style-name="T115">only pyhashxx only supports 32-bit hashing. The pyhash module doesn’t install under Windows Server 2003, and nor does xxh, while lz4tools needs VC++. </text:span><text:span text:style-name="T116">OK. Upshot: use mmh3 but fall back to some </text:span><text:span text:style-name="T117">baked in </text:span><text:span text:style-name="T116">Python implementations (from StackOverflow and pymmh3, with some bugfixes) if mmh3 not available.</text:span></text:p>
        </text:list-item>
        <text:list-item>
          <text:p text:style-name="P586"><text:span text:style-name="T116">NLP </text:span><text:span text:style-name="Code_5f_inline"><text:span text:style-name="T363">delete_where_no_source</text:span></text:span><text:span text:style-name="T116"> </text:span><text:span text:style-name="T118">then failed as expected with large databases, so reworked to be OK regardless of size (using temporary tables).</text:span></text:p>
        </text:list-item>
        <text:list-item>
          <text:p text:style-name="P631">Python 3.5 can handle circular imports (for type hints) that Python 3.4 can’t, so some delayed and version-conditional imports to sort that out in the NLP code.</text:p>
        </text:list-item>
        <text:list-item>
          <text:p text:style-name="P632">Provide source/destination record counts from NLP manager, <text:span text:style-name="T403">and better progress indicator for anonymiser.</text:span></text:p>
        </text:list-item>
        <text:list-item>
          <text:p text:style-name="P633">Optional NLP record limit for debugging.</text:p>
        </text:list-item>
        <text:list-item>
          <text:p text:style-name="P634">Speed increases by not requesting unnecessary ORDER BY conditions.</text:p>
        </text:list-item>
        <text:list-item>
          <text:p text:style-name="P635">Commit-every options for NLP <text:span text:style-name="T404">(every </text:span><text:span text:style-name="T18">n</text:span><text:span text:style-name="T246"> bytes and/or every </text:span><text:span text:style-name="T18">n</text:span><text:span text:style-name="T246"> rows)</text:span>.</text:p>
        </text:list-item>
        <text:list-item>
          <text:p text:style-name="P635">Regex NLP for ACE, mini-ACE, MOCA.</text:p>
        </text:list-item>
        <text:list-item>
          <text:p text:style-name="P636">Timing framework for NLP (for when it’s dreadfully slow and you think the problem might be the source database).</text:p>
        </text:list-item>
        <text:list-item>
          <text:p text:style-name="P637">Significant NLP performance enhancement by altering progress DB lookup <text:span text:style-name="T406">methods.</text:span></text:p>
        </text:list-item>
      </text:list>
      <text:p text:style-name="Heading_20_4">2016-12-02, v0.18.9</text:p>
      <text:list xml:id="list190729744035768" text:continue-numbering="true" text:style-name="List_20_1">
        <text:list-item>
          <text:p text:style-name="P638">Regex NLP: option in SimpleNumericalResultParser to take absolute values, e.g. to deal with text like “Na-142, K-4.1, CRP-97”, which use “-” simply as punctuation, rather than as a minus sign. Failing to account for these would distort results.</text:p>
        </text:list-item>
        <text:list-item>
          <text:p text:style-name="P639">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38"><text:span text:style-name="T422">The “take_absolute” option is applied to: CRP, sodium, TSH, BMI, MMSE, ACE, mini-ACE, MOCA, </text:span><text:soft-page-break/><text:span text:style-name="T422">ESR, and white cell/differential counts. (NLP processors for height, BP already enforced positive values. Weight must be able to handle negatives, like “weight change </text:span><text:bookmark-start text:name="__DdeLink__11511_794875325"/><text:span text:style-name="T422">-</text:span><text:bookmark-end text:name="__DdeLink__11511_794875325"/><text:span text:style-name="T422">0.4kg”.)</text:span></text:p>
        </text:list-item>
        <text:list-item>
          <text:p text:style-name="P640">Similarly, hyphen followed by whitespace treated as ignorable in regex NLP (e.g. in “weight - 48 kg”; though spaces are meaningful for mathematical operations (“a – b = c”), it is syntactically wrong to use “- 4” <text:span text:style-name="T423">as a unary minus sign </text:span>to indicate a negative number (–4) and much more likely that this context means a dash.</text:p>
        </text:list-item>
        <text:list-item>
          <text:p text:style-name="P640">En and em dashes, and a double-hyphen as a dash (“--”) treated as ignorables in regex NLP.</text:p>
        </text:list-item>
        <text:list-item>
          <text:p text:style-name="P610"><text:span text:style-name="T132">At present, Unicode minus signs (</text:span><text:span text:style-name="T214">−</text:span><text:span text:style-name="T217">) are not handled. For reference:</text:span><text:span text:style-name="T217"><text:note text:id="ftn109" text:note-class="footnote"><text:note-citation>109</text:note-citation><text:note-body><text:p text:style-name="P460">https://www.cs.tut.fi/~jkorpela/dashes.html</text:p></text:note-body></text:note></text:span></text:p>
        </text:list-item>
      </text:list>
      <text:p text:style-name="P121"><text:span text:style-name="T217"><text:tab/><text:tab/>hyphen-</text:span><text:span text:style-name="T219">minus</text:span><text:span text:style-name="T217"><text:tab/>-<text:tab/>Unicode 002D or ASCII 45<text:tab/></text:span><text:span text:style-name="T218">minus sign if context correct</text:span></text:p>
      <text:p text:style-name="P121"><text:span text:style-name="T217"><text:tab/><text:tab/>formal hyphen <text:tab/></text:span><text:bookmark-start text:name="__DdeLink__23123_794875325"/><text:bookmark-start text:name="__DdeLink__23142_794875325"/><text:span text:style-name="T217">‐</text:span><text:bookmark-end text:name="__DdeLink__23123_794875325"/><text:bookmark-end text:name="__DdeLink__23142_794875325"/><text:span text:style-name="T217"><text:tab/>Unicode 2010<text:tab/><text:tab/><text:tab/></text:span><text:span text:style-name="T218">not handled at present</text:span></text:p>
      <text:p text:style-name="P121"><text:span text:style-name="T217"><text:tab/><text:tab/>minus sign <text:tab/></text:span><text:bookmark-start text:name="__DdeLink__23125_794875325"/><text:bookmark-start text:name="__DdeLink__23131_794875325"/><text:span text:style-name="T217">−</text:span><text:bookmark-end text:name="__DdeLink__23125_794875325"/><text:bookmark-end text:name="__DdeLink__23131_794875325"/><text:span text:style-name="T217"><text:tab/>Unicode 2212<text:tab/><text:tab/><text:tab/></text:span><text:span text:style-name="T218">not handled at present</text:span></text:p>
      <text:p text:style-name="P121"><text:span text:style-name="T217"><text:tab/><text:tab/>en dash <text:tab/></text:span><text:bookmark-start text:name="__DdeLink__23127_794875325"/><text:bookmark-start text:name="__DdeLink__23133_794875325"/><text:bookmark-start text:name="__DdeLink__23136_794875325"/><text:bookmark-start text:name="__DdeLink__23138_794875325"/><text:span text:style-name="T217">–</text:span><text:bookmark-end text:name="__DdeLink__23127_794875325"/><text:bookmark-end text:name="__DdeLink__23133_794875325"/><text:bookmark-end text:name="__DdeLink__23136_794875325"/><text:bookmark-end text:name="__DdeLink__23138_794875325"/><text:span text:style-name="T217"><text:tab/>Unicode 2013 <text:tab/><text:tab/><text:tab/></text:span><text:span text:style-name="T218">treated as ignorable</text:span><text:span text:style-name="T216"><text:note text:id="ftn110" text:note-class="footnote"><text:note-citation>110</text:note-citation><text:note-body><text:p text:style-name="P461">Possible that we may need to treat this as a minus sign in some contexts later, <text:span text:style-name="T424">but this is not implemented yet.</text:span></text:p></text:note-body></text:note></text:span></text:p>
      <text:p text:style-name="P121"><text:span text:style-name="T217"><text:tab/><text:tab/>em dash <text:tab/></text:span><text:bookmark-start text:name="__DdeLink__23140_794875325"/><text:bookmark-start text:name="__DdeLink__23129_794875325"/><text:span text:style-name="T217">—</text:span><text:bookmark-end text:name="__DdeLink__23140_794875325"/><text:bookmark-end text:name="__DdeLink__23129_794875325"/><text:span text:style-name="T217"><text:tab/>Unicode 2014<text:tab/><text:tab/><text:tab/></text:span><text:span text:style-name="T218">treated as ignorable</text:span></text:p>
      <text:list xml:id="list190730668525887" text:continue-numbering="true" text:style-name="List_20_1">
        <text:list-item>
          <text:p text:style-name="P642">Improved regex self-testing, <text:span text:style-name="T425">including new test framework in </text:span><text:span text:style-name="Code_5f_inline"><text:span text:style-name="T425">crate_anon/nlp_manager/test_all_regex.py</text:span></text:span><text:span text:style-name="T425">.</text:span></text:p>
        </text:list-item>
      </text:list>
      <text:p text:style-name="Heading_20_4">2016-12-11, v0.18.10</text:p>
      <text:list xml:id="list190729698815425" text:continue-numbering="true" text:style-name="List_20_1">
        <text:list-item>
          <text:p text:style-name="P587">Full support for SQL Server as the backend.</text:p>
          <text:list>
            <text:list-item>
              <text:p text:style-name="P587">Hot-swapping databases (compare MySQL<text:note text:id="ftn111" text:note-class="footnote"><text:note-citation>111</text:note-citation><text:note-body><text:p text:style-name="P462">http://stackoverflow.com/questions/67093/how-do-i-quickly-rename-a-mysql-database-change-schema-name</text:p></text:note-body></text:note>): you can rename databases, so this seems OK.<text:note text:id="ftn112" text:note-class="footnote"><text:note-citation>112</text:note-citation><text:note-body><text:p text:style-name="P462">https://msdn.microsoft.com/en-GB/library/ms345378.aspx ; https://www.mssqltips.com/sqlservertip/1891/best-practice-for-renaming-a-sql-server-database/</text:p></text:note-body></text:note></text:p>
              <text:list>
                <text:list-item>
                  <text:p text:style-name="P587">Full-text indexing: optional in SQL Server <text:span text:style-name="T426">2008, </text:span>2012, 2014 and 2016;<text:note text:id="ftn113" text:note-class="footnote"><text:note-citation>113</text:note-citation><text:note-body><text:p text:style-name="P463"><text:span text:style-name="T426">https://technet.microsoft.com/en-us/library/cc721269(v=sql.100).aspx ; </text:span>https://msdn.microsoft.com/en-us/library/ms142571(v=sql.120).aspx</text:p></text:note-body></text:note> <text:span text:style-name="T426">basic SELECT syntax is </text:span><text:span text:style-name="Code_5f_inline"><text:span text:style-name="T426">WHERE CONTAINS(fieldname, </text:span></text:span><text:span text:style-name="Code_5f_inline"><text:span text:style-name="T427">"</text:span></text:span><text:span text:style-name="Code_5f_inline"><text:span text:style-name="T426">word</text:span></text:span><text:span text:style-name="Code_5f_inline"><text:span text:style-name="T427">"</text:span></text:span><text:span text:style-name="Code_5f_inline"><text:span text:style-name="T426">)</text:span></text:span><text:span text:style-name="T426">, and index creation with </text:span><text:span text:style-name="Code_5f_inline"><text:span text:style-name="T426">CREATE FULLTEXT INDEX ON table_name (column_name) KEY INDEX index_name ...</text:span></text:span><text:span text:style-name="T426">. Added to </text:span><text:span text:style-name="Code_5f_inline"><text:span text:style-name="T426">crate_anon/common/sqla.py</text:span></text:span><text:span text:style-name="T426">.</text:span></text:p>
                </text:list-item>
                <text:list-item>
                  <text:p text:style-name="P643">Support for SQL query building, <text:span text:style-name="T430">with user-configurable selector mechanism. </text:span>See Transact-SQL syntax reference.<text:note text:id="ftn114" text:note-class="footnote"><text:note-citation>114</text:note-citation><text:note-body><text:p text:style-name="P464">https://msdn.microsoft.com/en-us/library/bb510741.aspx</text:p></text:note-body></text:note> <text:span text:style-name="T429">We use the Django setting settings.RESEARCH_DB_DIALECT to govern this.</text:span></text:p>
                </text:list-item>
              </text:list>
            </text:list-item>
          </text:list>
        </text:list-item>
      </text:list>
      <text:p text:style-name="Heading_20_4">2016-12-19, v0.18.11</text:p>
      <text:list xml:id="list190729513503361" text:continue-numbering="true" text:style-name="List_20_1">
        <text:list-item>
          <text:list>
            <text:list-item>
              <text:list>
                <text:list-item>
                  <text:p text:style-name="P644">Tweaks/<text:span text:style-name="T434">bugfixes</text:span> for RiO preprocessor, and for anonymisation to SQL Server databases.</text:p>
                </text:list-item>
                <text:list-item>
                  <text:p text:style-name="P645">Local help HTML offered via web front end.</text:p>
                </text:list-item>
              </text:list>
            </text:list-item>
          </text:list>
        </text:list-item>
      </text:list>
      <text:p text:style-name="Heading_20_4">201<text:span text:style-name="T464">7</text:span>-02-26, v0.18.12</text:p>
      <text:list xml:id="list190730867448794" text:continue-numbering="true" text:style-name="List_20_1">
        <text:list-item>
          <text:list>
            <text:list-item>
              <text:list>
                <text:list-item>
                  <text:p text:style-name="P646">More fixes for SQL Server, <text:span text:style-name="T458">including full-text indexing.</text:span></text:p>
                </text:list-item>
                <text:list-item>
                  <text:p text:style-name="P647">Completed changes to CPFT consent materials to reflect ethics revision (Major Amendment 2, 12/EE/0407).</text:p>
                </text:list-item>
              </text:list>
            </text:list-item>
          </text:list>
        </text:list-item>
      </text:list>
      <text:p text:style-name="Heading_20_4">2017-03-04, v0.18.13</text:p>
      <text:list xml:id="list190730504470582" text:continue-numbering="true" text:style-name="List_20_1">
        <text:list-item>
          <text:list>
            <text:list-item>
              <text:list>
                <text:list-item>
                  <text:p text:style-name="P648">Final update/PyPI push for CPFT consent materials.</text:p>
                </text:list-item>
              </text:list>
            </text:list-item>
          </text:list>
        </text:list-item>
      </text:list>
      <text:p text:style-name="Heading_20_4">2017-03-05, v0.18.14</text:p>
      <text:list xml:id="list190730737861985" text:continue-numbering="true" text:style-name="List_20_1">
        <text:list-item>
          <text:list>
            <text:list-item>
              <text:list>
                <text:list-item>
                  <text:p text:style-name="P648">Extra debug options for consent-to-contact templates.</text:p>
                </text:list-item>
                <text:list-item>
                  <text:p text:style-name="P649">Multi-column FULLTEXT indexes under SQL Server.</text:p>
                </text:list-item>
              </text:list>
            </text:list-item>
          </text:list>
        </text:list-item>
      </text:list>
      <text:p text:style-name="Heading_20_4"><text:soft-page-break/>2017-03-06 <text:span text:style-name="T465">to 2017-03-13</text:span>, v0.18.15-<text:span text:style-name="T466">v0.18.16</text:span></text:p>
      <text:list xml:id="list190730237720032" text:continue-numbering="true" text:style-name="List_20_1">
        <text:list-item>
          <text:list>
            <text:list-item>
              <text:list>
                <text:list-item>
                  <text:p text:style-name="P650">Full-text finder generates CONTAINS(column, ‘word’) properly for SQL Server.</text:p>
                </text:list-item>
                <text:list-item>
                  <text:p text:style-name="P651">Bugfix to Patient Explorer (wasn’t offering WHERE options always).</text:p>
                </text:list-item>
                <text:list-item>
                  <text:p text:style-name="P652">“Table browser” views in Patient Explorer</text:p>
                </text:list-item>
                <text:list-item>
                  <text:p text:style-name="P653">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67">7</text:span></text:p>
      <text:list xml:id="list190729024304104" text:continue-numbering="true" text:style-name="List_20_1">
        <text:list-item>
          <text:list>
            <text:list-item>
              <text:list>
                <text:list-item>
                  <text:p text:style-name="P654">Removed erroneous debugging code from crate_anon.nlp_manager.parse_medex.Medex.parse</text:p>
                </text:list-item>
                <text:list-item>
                  <text:p text:style-name="P655">If you mis-configured the Java interface to a GATE application, it crashed quickly, which was helpful. If you mis-config<text:span text:style-name="T209">ured the Java interface to MedEx, it tried repeatedly. Now it crashes quickly.</text:span></text:p>
                </text:list-item>
              </text:list>
            </text:list-item>
          </text:list>
        </text:list-item>
      </text:list>
      <text:p text:style-name="Heading_20_4">2017-0<text:span text:style-name="T468">4</text:span>-<text:span text:style-name="T468">28</text:span>, <text:span text:style-name="T468">v0.18.18 to v0.18.23</text:span></text:p>
      <text:list xml:id="list190730884850432" text:continue-numbering="true" text:style-name="List_20_1">
        <text:list-item>
          <text:list>
            <text:list-item>
              <text:list>
                <text:list-item>
                  <text:p text:style-name="P656"><text:span text:style-name="T212">Paper p</text:span><text:span text:style-name="T209">ublished on 2017-04-26 as </text:span><text:span text:style-name="T75">Cardinal (2017), </text:span><text:span text:style-name="T26">BMC Medical Informatics and Decision Making </text:span><text:span text:style-name="T75">17:50.</text:span></text:p>
                </text:list-item>
                <text:list-item>
                  <text:p text:style-name="P657">Support for configurable paths for finding on-disk documents (e.g. from a combination of a fixed root directory, a patient ID, and a filename).</text:p>
                </text:list-item>
              </text:list>
            </text:list-item>
          </text:list>
        </text:list-item>
      </text:list>
      <text:p text:style-name="P537">2017-05-02, v0.18.23 <text:span text:style-name="T473">to v0.18.33</text:span></text:p>
      <text:list xml:id="list190728947063513" text:continue-numbering="true" text:style-name="List_20_1">
        <text:list-item>
          <text:list>
            <text:list-item>
              <text:list>
                <text:list-item>
                  <text:p text:style-name="P658">NLP “value_text” field (FN_VALUE_TEXT in code) given maximum length, rather than 50, for the regex parsers, as it was overflowing (e.g. <text:span text:style-name="T472">when </text:span>a lot of whitespace <text:span text:style-name="T472">was present</text:span>). See regex_parser.NumericalResultParser.dest_tables_columns.</text:p>
                </text:list-item>
                <text:list-item>
                  <text:p text:style-name="P659">Supports more simple text file types (.csv, .msg, .htm).</text:p>
                </text:list-item>
                <text:list-item>
                  <text:p text:style-name="P660">New option: ddgen_rename_tables_remove_suffixes.</text:p>
                </text:list-item>
                <text:list-item>
                  <text:p text:style-name="P661">Bugfix to CRATE GATE handler’s stdout-suppression switch.</text:p>
                </text:list-item>
                <text:list-item>
                  <text:p text:style-name="P662">New option: ddgen_extra_hash_fields.</text:p>
                </text:list-item>
                <text:list-item>
                  <text:p text:style-name="P663">PCMIS preprocessor.</text:p>
                </text:list-item>
                <text:list-item>
                  <text:p text:style-name="P664">Support non-integer PIDs and MPIDs.<text:span text:style-name="T79">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64">Hashing of additional fields, <text:span text:style-name="T79">initially to support the PCMIS CaseNumber (as well as PatientId).</text:span></text:p>
                </text:list-item>
              </text:list>
            </text:list-item>
          </text:list>
        </text:list-item>
      </text:list>
      <text:p text:style-name="Heading_20_4">2017-06-05, v0.18.34 <text:span text:style-name="T486">to v0.18.39</text:span></text:p>
      <text:list xml:id="list190729889414578" text:continue-numbering="true" text:style-name="List_20_1">
        <text:list-item>
          <text:list>
            <text:list-item>
              <text:list>
                <text:list-item>
                  <text:p text:style-name="P665"><text:span text:style-name="T79">For SLAM BRC GATE pharmacotherapy app: add support for output columns whose SQL column name is different to the GATE tag (e.g. when “dose-value” must be changed to “dose_value”); </text:span><text:span text:style-name="T123">see </text:span><text:span text:style-name="Code_5f_inline"><text:span text:style-name="T76">renames</text:span></text:span><text:span text:style-name="T123"> option</text:span><text:span text:style-name="T79">. </text:span><text:span text:style-name="T122">GATE output fields now preserve case. </text:span><text:span text:style-name="T123">Another option (</text:span><text:span text:style-name="Code_5f_inline"><text:span text:style-name="T76">null_literals</text:span></text:span><text:span text:style-name="T123">) to allow GATE output of ‘null’ to be changed to an SQL NULL. </text:span><text:span text:style-name="T124">Also added </text:span><text:span text:style-name="Code_5f_inline"><text:span text:style-name="T77">_set</text:span></text:span><text:span text:style-name="T124"> column to GATE output.</text:span></text:p>
                </text:list-item>
              </text:list>
            </text:list-item>
          </text:list>
        </text:list-item>
      </text:list>
      <text:p text:style-name="Heading_20_4"><text:span text:style-name="T125">2017-07-20, </text:span><text:span text:style-name="T124">v</text:span><text:span text:style-name="T79">0.18.40</text:span></text:p>
      <text:list xml:id="list190728786114775" text:continue-numbering="true" text:style-name="List_20_1">
        <text:list-item>
          <text:list>
            <text:list-item>
              <text:list>
                <text:list-item>
                  <text:p text:style-name="P666">Fixed Python type-checking bug in crate_anon/anonymise/crateconfigparser.py (ExtendedConfigParser.get_pyvalue_list); changed from Generic to Any.</text:p>
                </text:list-item>
              </text:list>
            </text:list-item>
          </text:list>
        </text:list-item>
      </text:list>
      <text:p text:style-name="Heading_20_4"><text:soft-page-break/>2017-07-21, v0.18.41</text:p>
      <text:list xml:id="list190729231655957" text:continue-numbering="true" text:style-name="List_20_1">
        <text:list-item>
          <text:list>
            <text:list-item>
              <text:list>
                <text:list-item>
                  <text:p text:style-name="P667">Support for MySQL ENUM types. However, see http://komlenic.com/244/8-reasons-why-mysqls-enum-data-type-is-evil/ also!</text:p>
                </text:list-item>
              </text:list>
            </text:list-item>
          </text:list>
        </text:list-item>
      </text:list>
      <text:p text:style-name="P538">2017-07-28 <text:span text:style-name="T488">to 2017-08-05</text:span>, to v0.18.4<text:span text:style-name="T489">6</text:span></text:p>
      <text:list xml:id="list190729665297537" text:continue-numbering="true" text:style-name="List_20_1">
        <text:list-item>
          <text:list>
            <text:list-item>
              <text:list>
                <text:list-item>
                  <text:p text:style-name="P668">Fix to coerce_to_date (for date types), renamed to coerce_to_datetime.</text:p>
                </text:list-item>
                <text:list-item>
                  <text:p text:style-name="P669">NLP bug fixed relating to a missing ‘<text:span text:style-name="T487">pytz’ import.</text:span></text:p>
                </text:list-item>
                <text:list-item>
                  <text:p text:style-name="P670">Fixes to NLP, including accepting views (not just tables) as input. Note that under SQL Server, you should not have to specify ‘dbo’ anywhere in the config (but consider setting ALTER USER... WITH DEFAULT SCHEMA as above).</text:p>
                </text:list-item>
                <text:list-item>
                  <text:p text:style-name="P671">Manual and 2017 paper distributed with package.</text:p>
                </text:list-item>
                <text:list-item>
                  <text:p text:style-name="P672">Shift some core stuff to cardinal_pythonlib to reduce code duplication with other projects.</text:p>
                </text:list-item>
              </text:list>
            </text:list-item>
          </text:list>
        </text:list-item>
      </text:list>
      <text:h text:style-name="P689" text:outline-level="1"><text:bookmark-start text:name="__RefHeading___Toc6264_1570332519"/>To do<text:bookmark-end text:name="__RefHeading___Toc6264_1570332519"/></text:h>
      <text:list xml:id="list4314588439445617950" text:style-name="L28">
        <text:list-item>
          <text:p text:style-name="P673">“Clinician mode” function to look up (M)RIDs from (M)PIDs. Intended purpose: “My clinical front end won’t tell me if my patient’s ever had mirtazapine. I want to ask the research database.” (As per CO’L request 2017-05-04.) <text:span text:style-name="T476">Since the web front end won’t necessarily have access to the anonymiser config, have (database, source field name, hash method, hash key) tuples in the web config, and ask the user, via nice prompts, for (database, source field name, PID). See UserProfile.is_clinician.</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3</text:page-number> <text:span text:style-name="MT1">of </text:span><text:span text:style-name="MT1"><text:page-count>93</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8-05T19:07:28.136835005</dc:date>
    <meta:editing-duration>P16DT8H44M32S</meta:editing-duration>
    <meta:editing-cycles>943</meta:editing-cycles>
    <dc:creator>Rudolf Cardinal</dc:creator>
    <meta:document-statistic meta:table-count="34" meta:image-count="1" meta:object-count="0" meta:page-count="93" meta:paragraph-count="4056" meta:word-count="30897" meta:character-count="251540" meta:non-whitespace-character-count="20000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